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1.5744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5854in"/>
    </style:style>
    <style:style style:name="co5" style:family="table-column">
      <style:table-column-properties fo:break-before="auto" style:column-width="1.0244in"/>
    </style:style>
    <style:style style:name="co6" style:family="table-column">
      <style:table-column-properties fo:break-before="auto" style:column-width="1.5846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0.8563in"/>
    </style:style>
    <style:style style:name="co9" style:family="table-column">
      <style:table-column-properties fo:break-before="auto" style:column-width="0.6701in"/>
    </style:style>
    <style:style style:name="co10" style:family="table-column">
      <style:table-column-properties fo:break-before="auto" style:column-width="1.6173in"/>
    </style:style>
    <style:style style:name="co11" style:family="table-column">
      <style:table-column-properties fo:break-before="auto" style:column-width="2.2902in"/>
    </style:style>
    <style:style style:name="co12" style:family="table-column">
      <style:table-column-properties fo:break-before="auto" style:column-width="3.0602in"/>
    </style:style>
    <style:style style:name="co13" style:family="table-column">
      <style:table-column-properties fo:break-before="auto" style:column-width="1.7846in"/>
    </style:style>
    <style:style style:name="co14" style:family="table-column">
      <style:table-column-properties fo:break-before="auto" style:column-width="2.3902in"/>
    </style:style>
    <style:style style:name="co15" style:family="table-column">
      <style:table-column-properties fo:break-before="auto" style:column-width="1.3764in"/>
    </style:style>
    <style:style style:name="co16" style:family="table-column">
      <style:table-column-properties fo:break-before="auto" style:column-width="3.028in"/>
    </style:style>
    <style:style style:name="co17" style:family="table-column">
      <style:table-column-properties fo:break-before="auto" style:column-width="2.1256in"/>
    </style:style>
    <style:style style:name="co18" style:family="table-column">
      <style:table-column-properties fo:break-before="auto" style:column-width="2.7752in"/>
    </style:style>
    <style:style style:name="ro1" style:family="table-row">
      <style:table-row-properties style:row-height="0.5661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22in" fo:break-before="auto" style:use-optimal-row-height="true"/>
    </style:style>
    <style:style style:name="ta1" style:family="table" style:master-page-name="PageStyle_5f_Готовый_20_товар">
      <style:table-properties table:display="true" style:writing-mode="lr-tb"/>
    </style:style>
    <style:style style:name="ta2" style:family="table" style:master-page-name="PageStyle_5f_Продукция">
      <style:table-properties table:display="true" style:writing-mode="lr-tb"/>
    </style:style>
    <style:style style:name="ta3" style:family="table" style:master-page-name="PageStyle_5f_Материал">
      <style:table-properties table:display="true" style:writing-mode="lr-tb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Готовый товар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2"/>
        <table:table-column table:style-name="co5" table:default-cell-style-name="ce5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3" table:default-cell-style-name="Default"/>
        <table:table-column table:style-name="co9" table:number-columns-repeated="16373"/>
        <table:table-row table:style-name="ro1">
          <table:table-cell table:style-name="ce12" office:value-type="string" calcext:value-type="string">
            <text:p>Артикул</text:p>
          </table:table-cell>
          <table:table-cell table:style-name="ce14" office:value-type="string" calcext:value-type="string">
            <text:p>ID товара</text:p>
          </table:table-cell>
          <table:table-cell table:style-name="ce12" office:value-type="string" calcext:value-type="string">
            <text:p>ID материала</text:p>
          </table:table-cell>
          <table:table-cell table:style-name="ce12" office:value-type="string" calcext:value-type="string">
            <text:p>Количество на складе, шт</text:p>
          </table:table-cell>
          <table:table-cell table:style-name="ce12" office:value-type="string" calcext:value-type="string">
            <text:p>Отпускная цена, руб.</text:p>
          </table:table-cell>
          <table:table-cell table:style-name="ce19" office:value-type="string" calcext:value-type="string">
            <text:p>общ стоимость</text:p>
          </table:table-cell>
          <table:table-cell table:style-name="ce19" office:value-type="string" calcext:value-type="string">
            <text:p>наименование</text:p>
          </table:table-cell>
          <table:table-cell table:style-name="ce19" office:value-type="string" calcext:value-type="string">
            <text:p>материал</text:p>
          </table:table-cell>
          <table:table-cell office:value-type="string" calcext:value-type="string">
            <text:p>город</text:p>
          </table:table-cell>
          <table:table-cell/>
          <table:table-cell table:style-name="ce20" office:value-type="float" office:value="265371" calcext:value-type="float">
            <text:p>265371</text:p>
          </table:table-cell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3</text:p>
          </table:table-cell>
          <table:table-cell office:value-type="float" office:value="94" calcext:value-type="float">
            <text:p>94</text:p>
          </table:table-cell>
          <table:table-cell office:value-type="float" office:value="1426" calcext:value-type="float">
            <text:p>1426</text:p>
          </table:table-cell>
          <table:table-cell table:formula="of:=[.D2]*[.E2]" office:value-type="float" office:value="134044" calcext:value-type="float">
            <text:p>134044</text:p>
          </table:table-cell>
          <table:table-cell table:formula="of:=VLOOKUP([.B2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2];[$Материал.A:.D]; 2; 0)" office:value-type="string" office:string-value="стекло" calcext:value-type="string">
            <text:p>стекло</text:p>
          </table:table-cell>
          <table:table-cell table:formula="of:=VLOOKUP([.C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3</text:p>
          </table:table-cell>
          <table:table-cell office:value-type="float" office:value="161" calcext:value-type="float">
            <text:p>161</text:p>
          </table:table-cell>
          <table:table-cell office:value-type="float" office:value="1237" calcext:value-type="float">
            <text:p>1237</text:p>
          </table:table-cell>
          <table:table-cell table:formula="of:=[.D3]*[.E3]" office:value-type="float" office:value="199157" calcext:value-type="float">
            <text:p>199157</text:p>
          </table:table-cell>
          <table:table-cell table:formula="of:=VLOOKUP([.B3];[$Продукция.A:.E]; 2; 0)" office:value-type="string" office:string-value="стул барный" calcext:value-type="string">
            <text:p>стул барный</text:p>
          </table:table-cell>
          <table:table-cell table:formula="of:=VLOOKUP([.C3];[$Материал.A:.D]; 2; 0)" office:value-type="string" office:string-value="дерево" calcext:value-type="string">
            <text:p>дерево</text:p>
          </table:table-cell>
          <table:table-cell table:formula="of:=VLOOKUP([.C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1</text:p>
          </table:table-cell>
          <table:table-cell office:value-type="float" office:value="107" calcext:value-type="float">
            <text:p>107</text:p>
          </table:table-cell>
          <table:table-cell office:value-type="float" office:value="781" calcext:value-type="float">
            <text:p>781</text:p>
          </table:table-cell>
          <table:table-cell table:formula="of:=[.D4]*[.E4]" office:value-type="float" office:value="83567" calcext:value-type="float">
            <text:p>83567</text:p>
          </table:table-cell>
          <table:table-cell table:formula="of:=VLOOKUP([.B4];[$Продукция.A:.E]; 2; 0)" office:value-type="string" office:string-value="зеркало" calcext:value-type="string">
            <text:p>зеркало</text:p>
          </table:table-cell>
          <table:table-cell table:formula="of:=VLOOKUP([.C4];[$Материал.A:.D]; 2; 0)" office:value-type="string" office:string-value="фанера" calcext:value-type="string">
            <text:p>фанера</text:p>
          </table:table-cell>
          <table:table-cell table:formula="of:=VLOOKUP([.C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2</text:p>
          </table:table-cell>
          <table:table-cell office:value-type="float" office:value="95" calcext:value-type="float">
            <text:p>95</text:p>
          </table:table-cell>
          <table:table-cell office:value-type="float" office:value="997" calcext:value-type="float">
            <text:p>997</text:p>
          </table:table-cell>
          <table:table-cell table:formula="of:=[.D5]*[.E5]" office:value-type="float" office:value="94715" calcext:value-type="float">
            <text:p>94715</text:p>
          </table:table-cell>
          <table:table-cell table:formula="of:=VLOOKUP([.B5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5];[$Материал.A:.D]; 2; 0)" office:value-type="string" office:string-value="стекло" calcext:value-type="string">
            <text:p>стекло</text:p>
          </table:table-cell>
          <table:table-cell table:formula="of:=VLOOKUP([.C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4</text:p>
          </table:table-cell>
          <table:table-cell office:value-type="float" office:value="37" calcext:value-type="float">
            <text:p>37</text:p>
          </table:table-cell>
          <table:table-cell office:value-type="float" office:value="618" calcext:value-type="float">
            <text:p>618</text:p>
          </table:table-cell>
          <table:table-cell table:formula="of:=[.D6]*[.E6]" office:value-type="float" office:value="22866" calcext:value-type="float">
            <text:p>22866</text:p>
          </table:table-cell>
          <table:table-cell table:formula="of:=VLOOKUP([.B6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6];[$Материал.A:.D]; 2; 0)" office:value-type="string" office:string-value="стекло" calcext:value-type="string">
            <text:p>стекло</text:p>
          </table:table-cell>
          <table:table-cell table:formula="of:=VLOOKUP([.C6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7</text:p>
          </table:table-cell>
          <table:table-cell office:value-type="float" office:value="194" calcext:value-type="float">
            <text:p>194</text:p>
          </table:table-cell>
          <table:table-cell office:value-type="float" office:value="1482" calcext:value-type="float">
            <text:p>1482</text:p>
          </table:table-cell>
          <table:table-cell table:formula="of:=[.D7]*[.E7]" office:value-type="float" office:value="287508" calcext:value-type="float">
            <text:p>287508</text:p>
          </table:table-cell>
          <table:table-cell table:formula="of:=VLOOKUP([.B7];[$Продукция.A:.E]; 2; 0)" office:value-type="string" office:string-value="кресло" calcext:value-type="string">
            <text:p>кресло</text:p>
          </table:table-cell>
          <table:table-cell table:formula="of:=VLOOKUP([.C7];[$Материал.A:.D]; 2; 0)" office:value-type="string" office:string-value="дерево" calcext:value-type="string">
            <text:p>дерево</text:p>
          </table:table-cell>
          <table:table-cell table:formula="of:=VLOOKUP([.C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9</text:p>
          </table:table-cell>
          <table:table-cell office:value-type="float" office:value="3" calcext:value-type="float">
            <text:p>3</text:p>
          </table:table-cell>
          <table:table-cell office:value-type="float" office:value="1082" calcext:value-type="float">
            <text:p>1082</text:p>
          </table:table-cell>
          <table:table-cell table:formula="of:=[.D8]*[.E8]" office:value-type="float" office:value="3246" calcext:value-type="float">
            <text:p>3246</text:p>
          </table:table-cell>
          <table:table-cell table:formula="of:=VLOOKUP([.B8];[$Продукция.A:.E]; 2; 0)" office:value-type="string" office:string-value="буфет" calcext:value-type="string">
            <text:p>буфет</text:p>
          </table:table-cell>
          <table:table-cell table:formula="of:=VLOOKUP([.C8];[$Материал.A:.D]; 2; 0)" office:value-type="string" office:string-value="металл" calcext:value-type="string">
            <text:p>металл</text:p>
          </table:table-cell>
          <table:table-cell table:formula="of:=VLOOKUP([.C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43</text:p>
          </table:table-cell>
          <table:table-cell office:value-type="float" office:value="149" calcext:value-type="float">
            <text:p>149</text:p>
          </table:table-cell>
          <table:table-cell office:value-type="float" office:value="529" calcext:value-type="float">
            <text:p>529</text:p>
          </table:table-cell>
          <table:table-cell table:formula="of:=[.D9]*[.E9]" office:value-type="float" office:value="78821" calcext:value-type="float">
            <text:p>78821</text:p>
          </table:table-cell>
          <table:table-cell table:formula="of:=VLOOKUP([.B9];[$Продукция.A:.E]; 2; 0)" office:value-type="string" office:string-value="полукресло" calcext:value-type="string">
            <text:p>полукресло</text:p>
          </table:table-cell>
          <table:table-cell table:formula="of:=VLOOKUP([.C9];[$Материал.A:.D]; 2; 0)" office:value-type="string" office:string-value="дерево" calcext:value-type="string">
            <text:p>дерево</text:p>
          </table:table-cell>
          <table:table-cell table:formula="of:=VLOOKUP([.C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7</text:p>
          </table:table-cell>
          <table:table-cell office:value-type="float" office:value="77" calcext:value-type="float">
            <text:p>77</text:p>
          </table:table-cell>
          <table:table-cell office:value-type="float" office:value="690" calcext:value-type="float">
            <text:p>690</text:p>
          </table:table-cell>
          <table:table-cell table:formula="of:=[.D10]*[.E10]" office:value-type="float" office:value="53130" calcext:value-type="float">
            <text:p>53130</text:p>
          </table:table-cell>
          <table:table-cell table:formula="of:=VLOOKUP([.B10];[$Продукция.A:.E]; 2; 0)" office:value-type="string" office:string-value="раскладушка" calcext:value-type="string">
            <text:p>раскладушка</text:p>
          </table:table-cell>
          <table:table-cell table:formula="of:=VLOOKUP([.C10];[$Материал.A:.D]; 2; 0)" office:value-type="string" office:string-value="стекло" calcext:value-type="string">
            <text:p>стекло</text:p>
          </table:table-cell>
          <table:table-cell table:formula="of:=VLOOKUP([.C1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9</text:p>
          </table:table-cell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 table:formula="of:=[.D11]*[.E11]" office:value-type="float" office:value="47000" calcext:value-type="float">
            <text:p>47000</text:p>
          </table:table-cell>
          <table:table-cell table:formula="of:=VLOOKUP([.B11];[$Продукция.A:.E]; 2; 0)" office:value-type="string" office:string-value="банкетка" calcext:value-type="string">
            <text:p>банкетка</text:p>
          </table:table-cell>
          <table:table-cell table:formula="of:=VLOOKUP([.C11];[$Материал.A:.D]; 2; 0)" office:value-type="string" office:string-value="дерево" calcext:value-type="string">
            <text:p>дерево</text:p>
          </table:table-cell>
          <table:table-cell table:formula="of:=VLOOKUP([.C1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34" calcext:value-type="float">
            <text:p>1234</text:p>
          </table:table-cell>
          <table:table-cell table:formula="of:=[.D12]*[.E12]" office:value-type="float" office:value="28382" calcext:value-type="float">
            <text:p>28382</text:p>
          </table:table-cell>
          <table:table-cell table:formula="of:=VLOOKUP([.B12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12];[$Материал.A:.D]; 2; 0)" office:value-type="string" office:string-value="дерево" calcext:value-type="string">
            <text:p>дерево</text:p>
          </table:table-cell>
          <table:table-cell table:formula="of:=VLOOKUP([.C1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051" calcext:value-type="float">
            <text:p>1051</text:p>
          </table:table-cell>
          <table:table-cell table:formula="of:=[.D13]*[.E13]" office:value-type="float" office:value="31530" calcext:value-type="float">
            <text:p>31530</text:p>
          </table:table-cell>
          <table:table-cell table:formula="of:=VLOOKUP([.B13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13];[$Материал.A:.D]; 2; 0)" office:value-type="string" office:string-value="стекло" calcext:value-type="string">
            <text:p>стекло</text:p>
          </table:table-cell>
          <table:table-cell table:formula="of:=VLOOKUP([.C13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2</text:p>
          </table:table-cell>
          <table:table-cell office:value-type="float" office:value="168" calcext:value-type="float">
            <text:p>168</text:p>
          </table:table-cell>
          <table:table-cell office:value-type="float" office:value="1352" calcext:value-type="float">
            <text:p>1352</text:p>
          </table:table-cell>
          <table:table-cell table:formula="of:=[.D14]*[.E14]" office:value-type="float" office:value="227136" calcext:value-type="float">
            <text:p>227136</text:p>
          </table:table-cell>
          <table:table-cell table:formula="of:=VLOOKUP([.B14];[$Продукция.A:.E]; 2; 0)" office:value-type="string" office:string-value="лавка" calcext:value-type="string">
            <text:p>лавка</text:p>
          </table:table-cell>
          <table:table-cell table:formula="of:=VLOOKUP([.C14];[$Материал.A:.D]; 2; 0)" office:value-type="string" office:string-value="дерево" calcext:value-type="string">
            <text:p>дерево</text:p>
          </table:table-cell>
          <table:table-cell table:formula="of:=VLOOKUP([.C1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6</text:p>
          </table:table-cell>
          <table:table-cell office:value-type="float" office:value="124" calcext:value-type="float">
            <text:p>124</text:p>
          </table:table-cell>
          <table:table-cell office:value-type="float" office:value="835" calcext:value-type="float">
            <text:p>835</text:p>
          </table:table-cell>
          <table:table-cell table:formula="of:=[.D15]*[.E15]" office:value-type="float" office:value="103540" calcext:value-type="float">
            <text:p>103540</text:p>
          </table:table-cell>
          <table:table-cell table:formula="of:=VLOOKUP([.B15];[$Продукция.A:.E]; 2; 0)" office:value-type="string" office:string-value="стенка" calcext:value-type="string">
            <text:p>стенка</text:p>
          </table:table-cell>
          <table:table-cell table:formula="of:=VLOOKUP([.C15];[$Материал.A:.D]; 2; 0)" office:value-type="string" office:string-value="дерево" calcext:value-type="string">
            <text:p>дерево</text:p>
          </table:table-cell>
          <table:table-cell table:formula="of:=VLOOKUP([.C1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</text:p>
          </table:table-cell>
          <table:table-cell office:value-type="float" office:value="166" calcext:value-type="float">
            <text:p>166</text:p>
          </table:table-cell>
          <table:table-cell office:value-type="float" office:value="1247" calcext:value-type="float">
            <text:p>1247</text:p>
          </table:table-cell>
          <table:table-cell table:formula="of:=[.D16]*[.E16]" office:value-type="float" office:value="207002" calcext:value-type="float">
            <text:p>207002</text:p>
          </table:table-cell>
          <table:table-cell table:formula="of:=VLOOKUP([.B16];[$Продукция.A:.E]; 2; 0)" office:value-type="string" office:string-value="кровать" calcext:value-type="string">
            <text:p>кровать</text:p>
          </table:table-cell>
          <table:table-cell table:formula="of:=VLOOKUP([.C16];[$Материал.A:.D]; 2; 0)" office:value-type="string" office:string-value="стекло" calcext:value-type="string">
            <text:p>стекло</text:p>
          </table:table-cell>
          <table:table-cell table:formula="of:=VLOOKUP([.C1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7</text:p>
          </table:table-cell>
          <table:table-cell office:value-type="float" office:value="131" calcext:value-type="float">
            <text:p>131</text:p>
          </table:table-cell>
          <table:table-cell office:value-type="float" office:value="792" calcext:value-type="float">
            <text:p>792</text:p>
          </table:table-cell>
          <table:table-cell table:formula="of:=[.D17]*[.E17]" office:value-type="float" office:value="103752" calcext:value-type="float">
            <text:p>103752</text:p>
          </table:table-cell>
          <table:table-cell table:formula="of:=VLOOKUP([.B17];[$Продукция.A:.E]; 2; 0)" office:value-type="string" office:string-value="полукресло" calcext:value-type="string">
            <text:p>полукресло</text:p>
          </table:table-cell>
          <table:table-cell table:formula="of:=VLOOKUP([.C17];[$Материал.A:.D]; 2; 0)" office:value-type="string" office:string-value="стекло" calcext:value-type="string">
            <text:p>стекло</text:p>
          </table:table-cell>
          <table:table-cell table:formula="of:=VLOOKUP([.C1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7</text:p>
          </table:table-cell>
          <table:table-cell office:value-type="float" office:value="159" calcext:value-type="float">
            <text:p>159</text:p>
          </table:table-cell>
          <table:table-cell office:value-type="float" office:value="1440" calcext:value-type="float">
            <text:p>1440</text:p>
          </table:table-cell>
          <table:table-cell table:formula="of:=[.D18]*[.E18]" office:value-type="float" office:value="228960" calcext:value-type="float">
            <text:p>228960</text:p>
          </table:table-cell>
          <table:table-cell table:formula="of:=VLOOKUP([.B18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18];[$Материал.A:.D]; 2; 0)" office:value-type="string" office:string-value="дерево" calcext:value-type="string">
            <text:p>дерево</text:p>
          </table:table-cell>
          <table:table-cell table:formula="of:=VLOOKUP([.C18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0</text:p>
          </table:table-cell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 table:formula="of:=[.D19]*[.E19]" office:value-type="float" office:value="66120" calcext:value-type="float">
            <text:p>66120</text:p>
          </table:table-cell>
          <table:table-cell table:formula="of:=VLOOKUP([.B19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19];[$Материал.A:.D]; 2; 0)" office:value-type="string" office:string-value="фанера" calcext:value-type="string">
            <text:p>фанера</text:p>
          </table:table-cell>
          <table:table-cell table:formula="of:=VLOOKUP([.C1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0</text:p>
          </table:table-cell>
          <table:table-cell office:value-type="float" office:value="165" calcext:value-type="float">
            <text:p>165</text:p>
          </table:table-cell>
          <table:table-cell office:value-type="float" office:value="972" calcext:value-type="float">
            <text:p>972</text:p>
          </table:table-cell>
          <table:table-cell table:formula="of:=[.D20]*[.E20]" office:value-type="float" office:value="160380" calcext:value-type="float">
            <text:p>160380</text:p>
          </table:table-cell>
          <table:table-cell table:formula="of:=VLOOKUP([.B20];[$Продукция.A:.E]; 2; 0)" office:value-type="string" office:string-value="гардероб" calcext:value-type="string">
            <text:p>гардероб</text:p>
          </table:table-cell>
          <table:table-cell table:formula="of:=VLOOKUP([.C20];[$Материал.A:.D]; 2; 0)" office:value-type="string" office:string-value="металл" calcext:value-type="string">
            <text:p>металл</text:p>
          </table:table-cell>
          <table:table-cell table:formula="of:=VLOOKUP([.C2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167" calcext:value-type="float">
            <text:p>1167</text:p>
          </table:table-cell>
          <table:table-cell table:formula="of:=[.D21]*[.E21]" office:value-type="float" office:value="19839" calcext:value-type="float">
            <text:p>19839</text:p>
          </table:table-cell>
          <table:table-cell table:formula="of:=VLOOKUP([.B21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21];[$Материал.A:.D]; 2; 0)" office:value-type="string" office:string-value="стекло" calcext:value-type="string">
            <text:p>стекло</text:p>
          </table:table-cell>
          <table:table-cell table:formula="of:=VLOOKUP([.C2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7</text:p>
          </table:table-cell>
          <table:table-cell office:value-type="float" office:value="4" calcext:value-type="float">
            <text:p>4</text:p>
          </table:table-cell>
          <table:table-cell office:value-type="float" office:value="1237" calcext:value-type="float">
            <text:p>1237</text:p>
          </table:table-cell>
          <table:table-cell table:formula="of:=[.D22]*[.E22]" office:value-type="float" office:value="4948" calcext:value-type="float">
            <text:p>4948</text:p>
          </table:table-cell>
          <table:table-cell table:formula="of:=VLOOKUP([.B22];[$Продукция.A:.E]; 2; 0)" office:value-type="string" office:string-value="кровать" calcext:value-type="string">
            <text:p>кровать</text:p>
          </table:table-cell>
          <table:table-cell table:formula="of:=VLOOKUP([.C22];[$Материал.A:.D]; 2; 0)" office:value-type="string" office:string-value="дерево" calcext:value-type="string">
            <text:p>дерево</text:p>
          </table:table-cell>
          <table:table-cell table:formula="of:=VLOOKUP([.C2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772" calcext:value-type="float">
            <text:p>772</text:p>
          </table:table-cell>
          <table:table-cell table:formula="of:=[.D23]*[.E23]" office:value-type="float" office:value="45548" calcext:value-type="float">
            <text:p>45548</text:p>
          </table:table-cell>
          <table:table-cell table:formula="of:=VLOOKUP([.B23];[$Продукция.A:.E]; 2; 0)" office:value-type="string" office:string-value="пуф" calcext:value-type="string">
            <text:p>пуф</text:p>
          </table:table-cell>
          <table:table-cell table:formula="of:=VLOOKUP([.C23];[$Материал.A:.D]; 2; 0)" office:value-type="string" office:string-value="дерево" calcext:value-type="string">
            <text:p>дерево</text:p>
          </table:table-cell>
          <table:table-cell table:formula="of:=VLOOKUP([.C23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2</text:p>
          </table:table-cell>
          <table:table-cell office:value-type="float" office:value="120" calcext:value-type="float">
            <text:p>120</text:p>
          </table:table-cell>
          <table:table-cell office:value-type="float" office:value="638" calcext:value-type="float">
            <text:p>638</text:p>
          </table:table-cell>
          <table:table-cell table:formula="of:=[.D24]*[.E24]" office:value-type="float" office:value="76560" calcext:value-type="float">
            <text:p>76560</text:p>
          </table:table-cell>
          <table:table-cell table:formula="of:=VLOOKUP([.B24];[$Продукция.A:.E]; 2; 0)" office:value-type="string" office:string-value="пуф" calcext:value-type="string">
            <text:p>пуф</text:p>
          </table:table-cell>
          <table:table-cell table:formula="of:=VLOOKUP([.C24];[$Материал.A:.D]; 2; 0)" office:value-type="string" office:string-value="дерево" calcext:value-type="string">
            <text:p>дерево</text:p>
          </table:table-cell>
          <table:table-cell table:formula="of:=VLOOKUP([.C2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44</text:p>
          </table:table-cell>
          <table:table-cell office:value-type="float" office:value="63" calcext:value-type="float">
            <text:p>63</text:p>
          </table:table-cell>
          <table:table-cell office:value-type="float" office:value="678" calcext:value-type="float">
            <text:p>678</text:p>
          </table:table-cell>
          <table:table-cell table:formula="of:=[.D25]*[.E25]" office:value-type="float" office:value="42714" calcext:value-type="float">
            <text:p>42714</text:p>
          </table:table-cell>
          <table:table-cell table:formula="of:=VLOOKUP([.B25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25];[$Материал.A:.D]; 2; 0)" office:value-type="string" office:string-value="дерево" calcext:value-type="string">
            <text:p>дерево</text:p>
          </table:table-cell>
          <table:table-cell table:formula="of:=VLOOKUP([.C25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31</text:p>
          </table:table-cell>
          <table:table-cell office:value-type="float" office:value="84" calcext:value-type="float">
            <text:p>84</text:p>
          </table:table-cell>
          <table:table-cell office:value-type="float" office:value="884" calcext:value-type="float">
            <text:p>884</text:p>
          </table:table-cell>
          <table:table-cell table:formula="of:=[.D26]*[.E26]" office:value-type="float" office:value="74256" calcext:value-type="float">
            <text:p>74256</text:p>
          </table:table-cell>
          <table:table-cell table:formula="of:=VLOOKUP([.B26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26];[$Материал.A:.D]; 2; 0)" office:value-type="string" office:string-value="фанера" calcext:value-type="string">
            <text:p>фанера</text:p>
          </table:table-cell>
          <table:table-cell table:formula="of:=VLOOKUP([.C2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714" calcext:value-type="float">
            <text:p>714</text:p>
          </table:table-cell>
          <table:table-cell table:formula="of:=[.D27]*[.E27]" office:value-type="float" office:value="32130" calcext:value-type="float">
            <text:p>32130</text:p>
          </table:table-cell>
          <table:table-cell table:formula="of:=VLOOKUP([.B27];[$Продукция.A:.E]; 2; 0)" office:value-type="string" office:string-value="гамак" calcext:value-type="string">
            <text:p>гамак</text:p>
          </table:table-cell>
          <table:table-cell table:formula="of:=VLOOKUP([.C27];[$Материал.A:.D]; 2; 0)" office:value-type="string" office:string-value="стекло" calcext:value-type="string">
            <text:p>стекло</text:p>
          </table:table-cell>
          <table:table-cell table:formula="of:=VLOOKUP([.C2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41</text:p>
          </table:table-cell>
          <table:table-cell office:value-type="float" office:value="199" calcext:value-type="float">
            <text:p>199</text:p>
          </table:table-cell>
          <table:table-cell office:value-type="float" office:value="514" calcext:value-type="float">
            <text:p>514</text:p>
          </table:table-cell>
          <table:table-cell table:formula="of:=[.D28]*[.E28]" office:value-type="float" office:value="102286" calcext:value-type="float">
            <text:p>102286</text:p>
          </table:table-cell>
          <table:table-cell table:formula="of:=VLOOKUP([.B28];[$Продукция.A:.E]; 2; 0)" office:value-type="string" office:string-value="полукресло" calcext:value-type="string">
            <text:p>полукресло</text:p>
          </table:table-cell>
          <table:table-cell table:formula="of:=VLOOKUP([.C28];[$Материал.A:.D]; 2; 0)" office:value-type="string" office:string-value="дерево" calcext:value-type="string">
            <text:p>дерево</text:p>
          </table:table-cell>
          <table:table-cell table:formula="of:=VLOOKUP([.C2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42</text:p>
          </table:table-cell>
          <table:table-cell office:value-type="float" office:value="47" calcext:value-type="float">
            <text:p>47</text:p>
          </table:table-cell>
          <table:table-cell office:value-type="float" office:value="962" calcext:value-type="float">
            <text:p>962</text:p>
          </table:table-cell>
          <table:table-cell table:formula="of:=[.D29]*[.E29]" office:value-type="float" office:value="45214" calcext:value-type="float">
            <text:p>45214</text:p>
          </table:table-cell>
          <table:table-cell table:formula="of:=VLOOKUP([.B29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29];[$Материал.A:.D]; 2; 0)" office:value-type="string" office:string-value="дерево" calcext:value-type="string">
            <text:p>дерево</text:p>
          </table:table-cell>
          <table:table-cell table:formula="of:=VLOOKUP([.C2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2</text:p>
          </table:table-cell>
          <table:table-cell office:value-type="float" office:value="93" calcext:value-type="float">
            <text:p>93</text:p>
          </table:table-cell>
          <table:table-cell office:value-type="float" office:value="821" calcext:value-type="float">
            <text:p>821</text:p>
          </table:table-cell>
          <table:table-cell table:formula="of:=[.D30]*[.E30]" office:value-type="float" office:value="76353" calcext:value-type="float">
            <text:p>76353</text:p>
          </table:table-cell>
          <table:table-cell table:formula="of:=VLOOKUP([.B30];[$Продукция.A:.E]; 2; 0)" office:value-type="string" office:string-value="бар" calcext:value-type="string">
            <text:p>бар</text:p>
          </table:table-cell>
          <table:table-cell table:formula="of:=VLOOKUP([.C30];[$Материал.A:.D]; 2; 0)" office:value-type="string" office:string-value="фанера" calcext:value-type="string">
            <text:p>фанера</text:p>
          </table:table-cell>
          <table:table-cell table:formula="of:=VLOOKUP([.C3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2</text:p>
          </table:table-cell>
          <table:table-cell office:value-type="float" office:value="92" calcext:value-type="float">
            <text:p>92</text:p>
          </table:table-cell>
          <table:table-cell office:value-type="float" office:value="569" calcext:value-type="float">
            <text:p>569</text:p>
          </table:table-cell>
          <table:table-cell table:formula="of:=[.D31]*[.E31]" office:value-type="float" office:value="52348" calcext:value-type="float">
            <text:p>52348</text:p>
          </table:table-cell>
          <table:table-cell table:formula="of:=VLOOKUP([.B31];[$Продукция.A:.E]; 2; 0)" office:value-type="string" office:string-value="бюро" calcext:value-type="string">
            <text:p>бюро</text:p>
          </table:table-cell>
          <table:table-cell table:formula="of:=VLOOKUP([.C31];[$Материал.A:.D]; 2; 0)" office:value-type="string" office:string-value="стекло" calcext:value-type="string">
            <text:p>стекло</text:p>
          </table:table-cell>
          <table:table-cell table:formula="of:=VLOOKUP([.C3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</text:p>
          </table:table-cell>
          <table:table-cell office:value-type="float" office:value="143" calcext:value-type="float">
            <text:p>143</text:p>
          </table:table-cell>
          <table:table-cell office:value-type="float" office:value="694" calcext:value-type="float">
            <text:p>694</text:p>
          </table:table-cell>
          <table:table-cell table:formula="of:=[.D32]*[.E32]" office:value-type="float" office:value="99242" calcext:value-type="float">
            <text:p>99242</text:p>
          </table:table-cell>
          <table:table-cell table:formula="of:=VLOOKUP([.B32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32];[$Материал.A:.D]; 2; 0)" office:value-type="string" office:string-value="стекло" calcext:value-type="string">
            <text:p>стекло</text:p>
          </table:table-cell>
          <table:table-cell table:formula="of:=VLOOKUP([.C3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3</text:p>
          </table:table-cell>
          <table:table-cell office:value-type="float" office:value="60" calcext:value-type="float">
            <text:p>60</text:p>
          </table:table-cell>
          <table:table-cell office:value-type="float" office:value="923" calcext:value-type="float">
            <text:p>923</text:p>
          </table:table-cell>
          <table:table-cell table:formula="of:=[.D33]*[.E33]" office:value-type="float" office:value="55380" calcext:value-type="float">
            <text:p>55380</text:p>
          </table:table-cell>
          <table:table-cell table:formula="of:=VLOOKUP([.B33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33];[$Материал.A:.D]; 2; 0)" office:value-type="string" office:string-value="дерево" calcext:value-type="string">
            <text:p>дерево</text:p>
          </table:table-cell>
          <table:table-cell table:formula="of:=VLOOKUP([.C3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957" calcext:value-type="float">
            <text:p>957</text:p>
          </table:table-cell>
          <table:table-cell table:formula="of:=[.D34]*[.E34]" office:value-type="float" office:value="61248" calcext:value-type="float">
            <text:p>61248</text:p>
          </table:table-cell>
          <table:table-cell table:formula="of:=VLOOKUP([.B34];[$Продукция.A:.E]; 2; 0)" office:value-type="string" office:string-value="гардероб" calcext:value-type="string">
            <text:p>гардероб</text:p>
          </table:table-cell>
          <table:table-cell table:formula="of:=VLOOKUP([.C34];[$Материал.A:.D]; 2; 0)" office:value-type="string" office:string-value="дерево" calcext:value-type="string">
            <text:p>дерево</text:p>
          </table:table-cell>
          <table:table-cell table:formula="of:=VLOOKUP([.C3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2</text:p>
          </table:table-cell>
          <table:table-cell office:value-type="float" office:value="102" calcext:value-type="float">
            <text:p>102</text:p>
          </table:table-cell>
          <table:table-cell office:value-type="float" office:value="1401" calcext:value-type="float">
            <text:p>1401</text:p>
          </table:table-cell>
          <table:table-cell table:formula="of:=[.D35]*[.E35]" office:value-type="float" office:value="142902" calcext:value-type="float">
            <text:p>142902</text:p>
          </table:table-cell>
          <table:table-cell table:formula="of:=VLOOKUP([.B35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35];[$Материал.A:.D]; 2; 0)" office:value-type="string" office:string-value="фанера" calcext:value-type="string">
            <text:p>фанера</text:p>
          </table:table-cell>
          <table:table-cell table:formula="of:=VLOOKUP([.C3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2</text:p>
          </table:table-cell>
          <table:table-cell office:value-type="float" office:value="152" calcext:value-type="float">
            <text:p>152</text:p>
          </table:table-cell>
          <table:table-cell office:value-type="float" office:value="919" calcext:value-type="float">
            <text:p>919</text:p>
          </table:table-cell>
          <table:table-cell table:formula="of:=[.D36]*[.E36]" office:value-type="float" office:value="139688" calcext:value-type="float">
            <text:p>139688</text:p>
          </table:table-cell>
          <table:table-cell table:formula="of:=VLOOKUP([.B36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36];[$Материал.A:.D]; 2; 0)" office:value-type="string" office:string-value="стекло" calcext:value-type="string">
            <text:p>стекло</text:p>
          </table:table-cell>
          <table:table-cell table:formula="of:=VLOOKUP([.C3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2</text:p>
          </table:table-cell>
          <table:table-cell office:value-type="float" office:value="170" calcext:value-type="float">
            <text:p>170</text:p>
          </table:table-cell>
          <table:table-cell office:value-type="float" office:value="787" calcext:value-type="float">
            <text:p>787</text:p>
          </table:table-cell>
          <table:table-cell table:formula="of:=[.D37]*[.E37]" office:value-type="float" office:value="133790" calcext:value-type="float">
            <text:p>133790</text:p>
          </table:table-cell>
          <table:table-cell table:formula="of:=VLOOKUP([.B37];[$Продукция.A:.E]; 2; 0)" office:value-type="string" office:string-value="стенка" calcext:value-type="string">
            <text:p>стенка</text:p>
          </table:table-cell>
          <table:table-cell table:formula="of:=VLOOKUP([.C37];[$Материал.A:.D]; 2; 0)" office:value-type="string" office:string-value="фанера" calcext:value-type="string">
            <text:p>фанера</text:p>
          </table:table-cell>
          <table:table-cell table:formula="of:=VLOOKUP([.C3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5</text:p>
          </table:table-cell>
          <table:table-cell office:value-type="float" office:value="160" calcext:value-type="float">
            <text:p>160</text:p>
          </table:table-cell>
          <table:table-cell office:value-type="float" office:value="707" calcext:value-type="float">
            <text:p>707</text:p>
          </table:table-cell>
          <table:table-cell table:formula="of:=[.D38]*[.E38]" office:value-type="float" office:value="113120" calcext:value-type="float">
            <text:p>113120</text:p>
          </table:table-cell>
          <table:table-cell table:formula="of:=VLOOKUP([.B38];[$Продукция.A:.E]; 2; 0)" office:value-type="string" office:string-value="гамак" calcext:value-type="string">
            <text:p>гамак</text:p>
          </table:table-cell>
          <table:table-cell table:formula="of:=VLOOKUP([.C38];[$Материал.A:.D]; 2; 0)" office:value-type="string" office:string-value="дерево" calcext:value-type="string">
            <text:p>дерево</text:p>
          </table:table-cell>
          <table:table-cell table:formula="of:=VLOOKUP([.C3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2</text:p>
          </table:table-cell>
          <table:table-cell office:value-type="float" office:value="161" calcext:value-type="float">
            <text:p>161</text:p>
          </table:table-cell>
          <table:table-cell office:value-type="float" office:value="562" calcext:value-type="float">
            <text:p>562</text:p>
          </table:table-cell>
          <table:table-cell table:formula="of:=[.D39]*[.E39]" office:value-type="float" office:value="90482" calcext:value-type="float">
            <text:p>90482</text:p>
          </table:table-cell>
          <table:table-cell table:formula="of:=VLOOKUP([.B39];[$Продукция.A:.E]; 2; 0)" office:value-type="string" office:string-value="лавка" calcext:value-type="string">
            <text:p>лавка</text:p>
          </table:table-cell>
          <table:table-cell table:formula="of:=VLOOKUP([.C39];[$Материал.A:.D]; 2; 0)" office:value-type="string" office:string-value="стекло" calcext:value-type="string">
            <text:p>стекло</text:p>
          </table:table-cell>
          <table:table-cell table:formula="of:=VLOOKUP([.C3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7</text:p>
          </table:table-cell>
          <table:table-cell office:value-type="float" office:value="25" calcext:value-type="float">
            <text:p>25</text:p>
          </table:table-cell>
          <table:table-cell office:value-type="float" office:value="664" calcext:value-type="float">
            <text:p>664</text:p>
          </table:table-cell>
          <table:table-cell table:formula="of:=[.D40]*[.E40]" office:value-type="float" office:value="16600" calcext:value-type="float">
            <text:p>16600</text:p>
          </table:table-cell>
          <table:table-cell table:formula="of:=VLOOKUP([.B40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40];[$Материал.A:.D]; 2; 0)" office:value-type="string" office:string-value="дерево" calcext:value-type="string">
            <text:p>дерево</text:p>
          </table:table-cell>
          <table:table-cell table:formula="of:=VLOOKUP([.C4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6" calcext:value-type="float">
            <text:p>116</text:p>
          </table:table-cell>
          <table:table-cell office:value-type="float" office:value="680" calcext:value-type="float">
            <text:p>680</text:p>
          </table:table-cell>
          <table:table-cell table:formula="of:=[.D41]*[.E41]" office:value-type="float" office:value="78880" calcext:value-type="float">
            <text:p>78880</text:p>
          </table:table-cell>
          <table:table-cell table:formula="of:=VLOOKUP([.B41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41];[$Материал.A:.D]; 2; 0)" office:value-type="string" office:string-value="дерево" calcext:value-type="string">
            <text:p>дерево</text:p>
          </table:table-cell>
          <table:table-cell table:formula="of:=VLOOKUP([.C4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6</text:p>
          </table:table-cell>
          <table:table-cell office:value-type="float" office:value="74" calcext:value-type="float">
            <text:p>74</text:p>
          </table:table-cell>
          <table:table-cell office:value-type="float" office:value="740" calcext:value-type="float">
            <text:p>740</text:p>
          </table:table-cell>
          <table:table-cell table:formula="of:=[.D42]*[.E42]" office:value-type="float" office:value="54760" calcext:value-type="float">
            <text:p>54760</text:p>
          </table:table-cell>
          <table:table-cell table:formula="of:=VLOOKUP([.B42];[$Продукция.A:.E]; 2; 0)" office:value-type="string" office:string-value="софа" calcext:value-type="string">
            <text:p>софа</text:p>
          </table:table-cell>
          <table:table-cell table:formula="of:=VLOOKUP([.C42];[$Материал.A:.D]; 2; 0)" office:value-type="string" office:string-value="дерево" calcext:value-type="string">
            <text:p>дерево</text:p>
          </table:table-cell>
          <table:table-cell table:formula="of:=VLOOKUP([.C42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9</text:p>
          </table:table-cell>
          <table:table-cell office:value-type="float" office:value="170" calcext:value-type="float">
            <text:p>170</text:p>
          </table:table-cell>
          <table:table-cell office:value-type="float" office:value="1162" calcext:value-type="float">
            <text:p>1162</text:p>
          </table:table-cell>
          <table:table-cell table:formula="of:=[.D43]*[.E43]" office:value-type="float" office:value="197540" calcext:value-type="float">
            <text:p>197540</text:p>
          </table:table-cell>
          <table:table-cell table:formula="of:=VLOOKUP([.B43];[$Продукция.A:.E]; 2; 0)" office:value-type="string" office:string-value="вешалка" calcext:value-type="string">
            <text:p>вешалка</text:p>
          </table:table-cell>
          <table:table-cell table:formula="of:=VLOOKUP([.C43];[$Материал.A:.D]; 2; 0)" office:value-type="string" office:string-value="металл" calcext:value-type="string">
            <text:p>металл</text:p>
          </table:table-cell>
          <table:table-cell table:formula="of:=VLOOKUP([.C43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1</text:p>
          </table:table-cell>
          <table:table-cell office:value-type="float" office:value="119" calcext:value-type="float">
            <text:p>119</text:p>
          </table:table-cell>
          <table:table-cell office:value-type="float" office:value="1024" calcext:value-type="float">
            <text:p>1024</text:p>
          </table:table-cell>
          <table:table-cell table:formula="of:=[.D44]*[.E44]" office:value-type="float" office:value="121856" calcext:value-type="float">
            <text:p>121856</text:p>
          </table:table-cell>
          <table:table-cell table:formula="of:=VLOOKUP([.B44];[$Продукция.A:.E]; 2; 0)" office:value-type="string" office:string-value="кресло" calcext:value-type="string">
            <text:p>кресло</text:p>
          </table:table-cell>
          <table:table-cell table:formula="of:=VLOOKUP([.C44];[$Материал.A:.D]; 2; 0)" office:value-type="string" office:string-value="фанера" calcext:value-type="string">
            <text:p>фанера</text:p>
          </table:table-cell>
          <table:table-cell table:formula="of:=VLOOKUP([.C4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820" calcext:value-type="float">
            <text:p>820</text:p>
          </table:table-cell>
          <table:table-cell table:formula="of:=[.D45]*[.E45]" office:value-type="float" office:value="46740" calcext:value-type="float">
            <text:p>46740</text:p>
          </table:table-cell>
          <table:table-cell table:formula="of:=VLOOKUP([.B45];[$Продукция.A:.E]; 2; 0)" office:value-type="string" office:string-value="пуф" calcext:value-type="string">
            <text:p>пуф</text:p>
          </table:table-cell>
          <table:table-cell table:formula="of:=VLOOKUP([.C45];[$Материал.A:.D]; 2; 0)" office:value-type="string" office:string-value="дерево" calcext:value-type="string">
            <text:p>дерево</text:p>
          </table:table-cell>
          <table:table-cell table:formula="of:=VLOOKUP([.C45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8</text:p>
          </table:table-cell>
          <table:table-cell office:value-type="float" office:value="141" calcext:value-type="float">
            <text:p>141</text:p>
          </table:table-cell>
          <table:table-cell office:value-type="float" office:value="563" calcext:value-type="float">
            <text:p>563</text:p>
          </table:table-cell>
          <table:table-cell table:formula="of:=[.D46]*[.E46]" office:value-type="float" office:value="79383" calcext:value-type="float">
            <text:p>79383</text:p>
          </table:table-cell>
          <table:table-cell table:formula="of:=VLOOKUP([.B46];[$Продукция.A:.E]; 2; 0)" office:value-type="string" office:string-value="бюро" calcext:value-type="string">
            <text:p>бюро</text:p>
          </table:table-cell>
          <table:table-cell table:formula="of:=VLOOKUP([.C46];[$Материал.A:.D]; 2; 0)" office:value-type="string" office:string-value="фанера" calcext:value-type="string">
            <text:p>фанера</text:p>
          </table:table-cell>
          <table:table-cell table:formula="of:=VLOOKUP([.C4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5</text:p>
          </table:table-cell>
          <table:table-cell office:value-type="float" office:value="168" calcext:value-type="float">
            <text:p>168</text:p>
          </table:table-cell>
          <table:table-cell office:value-type="float" office:value="615" calcext:value-type="float">
            <text:p>615</text:p>
          </table:table-cell>
          <table:table-cell table:formula="of:=[.D47]*[.E47]" office:value-type="float" office:value="103320" calcext:value-type="float">
            <text:p>103320</text:p>
          </table:table-cell>
          <table:table-cell table:formula="of:=VLOOKUP([.B47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47];[$Материал.A:.D]; 2; 0)" office:value-type="string" office:string-value="дерево" calcext:value-type="string">
            <text:p>дерево</text:p>
          </table:table-cell>
          <table:table-cell table:formula="of:=VLOOKUP([.C47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7</text:p>
          </table:table-cell>
          <table:table-cell office:value-type="float" office:value="100" calcext:value-type="float">
            <text:p>100</text:p>
          </table:table-cell>
          <table:table-cell office:value-type="float" office:value="928" calcext:value-type="float">
            <text:p>928</text:p>
          </table:table-cell>
          <table:table-cell table:formula="of:=[.D48]*[.E48]" office:value-type="float" office:value="92800" calcext:value-type="float">
            <text:p>92800</text:p>
          </table:table-cell>
          <table:table-cell table:formula="of:=VLOOKUP([.B48];[$Продукция.A:.E]; 2; 0)" office:value-type="string" office:string-value="стол-книжка" calcext:value-type="string">
            <text:p>стол-книжка</text:p>
          </table:table-cell>
          <table:table-cell table:formula="of:=VLOOKUP([.C48];[$Материал.A:.D]; 2; 0)" office:value-type="string" office:string-value="дерево" calcext:value-type="string">
            <text:p>дерево</text:p>
          </table:table-cell>
          <table:table-cell table:formula="of:=VLOOKUP([.C48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5</text:p>
          </table:table-cell>
          <table:table-cell office:value-type="float" office:value="129" calcext:value-type="float">
            <text:p>129</text:p>
          </table:table-cell>
          <table:table-cell office:value-type="float" office:value="1482" calcext:value-type="float">
            <text:p>1482</text:p>
          </table:table-cell>
          <table:table-cell table:formula="of:=[.D49]*[.E49]" office:value-type="float" office:value="191178" calcext:value-type="float">
            <text:p>191178</text:p>
          </table:table-cell>
          <table:table-cell table:formula="of:=VLOOKUP([.B49];[$Продукция.A:.E]; 2; 0)" office:value-type="string" office:string-value="гамак" calcext:value-type="string">
            <text:p>гамак</text:p>
          </table:table-cell>
          <table:table-cell table:formula="of:=VLOOKUP([.C49];[$Материал.A:.D]; 2; 0)" office:value-type="string" office:string-value="стекло" calcext:value-type="string">
            <text:p>стекло</text:p>
          </table:table-cell>
          <table:table-cell table:formula="of:=VLOOKUP([.C49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42</text:p>
          </table:table-cell>
          <table:table-cell office:value-type="float" office:value="127" calcext:value-type="float">
            <text:p>127</text:p>
          </table:table-cell>
          <table:table-cell office:value-type="float" office:value="1055" calcext:value-type="float">
            <text:p>1055</text:p>
          </table:table-cell>
          <table:table-cell table:formula="of:=[.D50]*[.E50]" office:value-type="float" office:value="133985" calcext:value-type="float">
            <text:p>133985</text:p>
          </table:table-cell>
          <table:table-cell table:formula="of:=VLOOKUP([.B50];[$Продукция.A:.E]; 2; 0)" office:value-type="string" office:string-value="канапе" calcext:value-type="string">
            <text:p>канапе</text:p>
          </table:table-cell>
          <table:table-cell table:formula="of:=VLOOKUP([.C50];[$Материал.A:.D]; 2; 0)" office:value-type="string" office:string-value="дерево" calcext:value-type="string">
            <text:p>дерево</text:p>
          </table:table-cell>
          <table:table-cell table:formula="of:=VLOOKUP([.C5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40</text:p>
          </table:table-cell>
          <table:table-cell office:value-type="float" office:value="147" calcext:value-type="float">
            <text:p>147</text:p>
          </table:table-cell>
          <table:table-cell office:value-type="float" office:value="527" calcext:value-type="float">
            <text:p>527</text:p>
          </table:table-cell>
          <table:table-cell table:formula="of:=[.D51]*[.E51]" office:value-type="float" office:value="77469" calcext:value-type="float">
            <text:p>77469</text:p>
          </table:table-cell>
          <table:table-cell table:formula="of:=VLOOKUP([.B51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51];[$Материал.A:.D]; 2; 0)" office:value-type="string" office:string-value="дерево" calcext:value-type="string">
            <text:p>дерево</text:p>
          </table:table-cell>
          <table:table-cell table:formula="of:=VLOOKUP([.C5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5</text:p>
          </table:table-cell>
          <table:table-cell office:value-type="float" office:value="173" calcext:value-type="float">
            <text:p>173</text:p>
          </table:table-cell>
          <table:table-cell office:value-type="float" office:value="1291" calcext:value-type="float">
            <text:p>1291</text:p>
          </table:table-cell>
          <table:table-cell table:formula="of:=[.D52]*[.E52]" office:value-type="float" office:value="223343" calcext:value-type="float">
            <text:p>223343</text:p>
          </table:table-cell>
          <table:table-cell table:formula="of:=VLOOKUP([.B52];[$Продукция.A:.E]; 2; 0)" office:value-type="string" office:string-value="буфет" calcext:value-type="string">
            <text:p>буфет</text:p>
          </table:table-cell>
          <table:table-cell table:formula="of:=VLOOKUP([.C52];[$Материал.A:.D]; 2; 0)" office:value-type="string" office:string-value="дерево" calcext:value-type="string">
            <text:p>дерево</text:p>
          </table:table-cell>
          <table:table-cell table:formula="of:=VLOOKUP([.C52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6" calcext:value-type="float">
            <text:p>176</text:p>
          </table:table-cell>
          <table:table-cell office:value-type="float" office:value="1393" calcext:value-type="float">
            <text:p>1393</text:p>
          </table:table-cell>
          <table:table-cell table:formula="of:=[.D53]*[.E53]" office:value-type="float" office:value="245168" calcext:value-type="float">
            <text:p>245168</text:p>
          </table:table-cell>
          <table:table-cell table:formula="of:=VLOOKUP([.B53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53];[$Материал.A:.D]; 2; 0)" office:value-type="string" office:string-value="дерево" calcext:value-type="string">
            <text:p>дерево</text:p>
          </table:table-cell>
          <table:table-cell table:formula="of:=VLOOKUP([.C5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6</text:p>
          </table:table-cell>
          <table:table-cell office:value-type="float" office:value="101" calcext:value-type="float">
            <text:p>101</text:p>
          </table:table-cell>
          <table:table-cell office:value-type="float" office:value="1404" calcext:value-type="float">
            <text:p>1404</text:p>
          </table:table-cell>
          <table:table-cell table:formula="of:=[.D54]*[.E54]" office:value-type="float" office:value="141804" calcext:value-type="float">
            <text:p>141804</text:p>
          </table:table-cell>
          <table:table-cell table:formula="of:=VLOOKUP([.B54];[$Продукция.A:.E]; 2; 0)" office:value-type="string" office:string-value="гардероб" calcext:value-type="string">
            <text:p>гардероб</text:p>
          </table:table-cell>
          <table:table-cell table:formula="of:=VLOOKUP([.C54];[$Материал.A:.D]; 2; 0)" office:value-type="string" office:string-value="дерево" calcext:value-type="string">
            <text:p>дерево</text:p>
          </table:table-cell>
          <table:table-cell table:formula="of:=VLOOKUP([.C5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014" calcext:value-type="float">
            <text:p>1014</text:p>
          </table:table-cell>
          <table:table-cell table:formula="of:=[.D55]*[.E55]" office:value-type="float" office:value="59826" calcext:value-type="float">
            <text:p>59826</text:p>
          </table:table-cell>
          <table:table-cell table:formula="of:=VLOOKUP([.B55];[$Продукция.A:.E]; 2; 0)" office:value-type="string" office:string-value="канапе" calcext:value-type="string">
            <text:p>канапе</text:p>
          </table:table-cell>
          <table:table-cell table:formula="of:=VLOOKUP([.C55];[$Материал.A:.D]; 2; 0)" office:value-type="string" office:string-value="дерево" calcext:value-type="string">
            <text:p>дерево</text:p>
          </table:table-cell>
          <table:table-cell table:formula="of:=VLOOKUP([.C5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5</text:p>
          </table:table-cell>
          <table:table-cell office:value-type="float" office:value="169" calcext:value-type="float">
            <text:p>169</text:p>
          </table:table-cell>
          <table:table-cell office:value-type="float" office:value="1404" calcext:value-type="float">
            <text:p>1404</text:p>
          </table:table-cell>
          <table:table-cell table:formula="of:=[.D56]*[.E56]" office:value-type="float" office:value="237276" calcext:value-type="float">
            <text:p>237276</text:p>
          </table:table-cell>
          <table:table-cell table:formula="of:=VLOOKUP([.B56];[$Продукция.A:.E]; 2; 0)" office:value-type="string" office:string-value="кресло" calcext:value-type="string">
            <text:p>кресло</text:p>
          </table:table-cell>
          <table:table-cell table:formula="of:=VLOOKUP([.C56];[$Материал.A:.D]; 2; 0)" office:value-type="string" office:string-value="дерево" calcext:value-type="string">
            <text:p>дерево</text:p>
          </table:table-cell>
          <table:table-cell table:formula="of:=VLOOKUP([.C5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6</text:p>
          </table:table-cell>
          <table:table-cell office:value-type="float" office:value="13" calcext:value-type="float">
            <text:p>13</text:p>
          </table:table-cell>
          <table:table-cell office:value-type="float" office:value="943" calcext:value-type="float">
            <text:p>943</text:p>
          </table:table-cell>
          <table:table-cell table:formula="of:=[.D57]*[.E57]" office:value-type="float" office:value="12259" calcext:value-type="float">
            <text:p>12259</text:p>
          </table:table-cell>
          <table:table-cell table:formula="of:=VLOOKUP([.B57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57];[$Материал.A:.D]; 2; 0)" office:value-type="string" office:string-value="стекло" calcext:value-type="string">
            <text:p>стекло</text:p>
          </table:table-cell>
          <table:table-cell table:formula="of:=VLOOKUP([.C5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7</text:p>
          </table:table-cell>
          <table:table-cell office:value-type="float" office:value="21" calcext:value-type="float">
            <text:p>21</text:p>
          </table:table-cell>
          <table:table-cell office:value-type="float" office:value="1065" calcext:value-type="float">
            <text:p>1065</text:p>
          </table:table-cell>
          <table:table-cell table:formula="of:=[.D58]*[.E58]" office:value-type="float" office:value="22365" calcext:value-type="float">
            <text:p>22365</text:p>
          </table:table-cell>
          <table:table-cell table:formula="of:=VLOOKUP([.B58];[$Продукция.A:.E]; 2; 0)" office:value-type="string" office:string-value="кресло" calcext:value-type="string">
            <text:p>кресло</text:p>
          </table:table-cell>
          <table:table-cell table:formula="of:=VLOOKUP([.C58];[$Материал.A:.D]; 2; 0)" office:value-type="string" office:string-value="дерево" calcext:value-type="string">
            <text:p>дерево</text:p>
          </table:table-cell>
          <table:table-cell table:formula="of:=VLOOKUP([.C58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9</text:p>
          </table:table-cell>
          <table:table-cell office:value-type="float" office:value="78" calcext:value-type="float">
            <text:p>78</text:p>
          </table:table-cell>
          <table:table-cell office:value-type="float" office:value="1375" calcext:value-type="float">
            <text:p>1375</text:p>
          </table:table-cell>
          <table:table-cell table:formula="of:=[.D59]*[.E59]" office:value-type="float" office:value="107250" calcext:value-type="float">
            <text:p>107250</text:p>
          </table:table-cell>
          <table:table-cell table:formula="of:=VLOOKUP([.B59];[$Продукция.A:.E]; 2; 0)" office:value-type="string" office:string-value="полукресло" calcext:value-type="string">
            <text:p>полукресло</text:p>
          </table:table-cell>
          <table:table-cell table:formula="of:=VLOOKUP([.C59];[$Материал.A:.D]; 2; 0)" office:value-type="string" office:string-value="дерево" calcext:value-type="string">
            <text:p>дерево</text:p>
          </table:table-cell>
          <table:table-cell table:formula="of:=VLOOKUP([.C59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9</text:p>
          </table:table-cell>
          <table:table-cell office:value-type="float" office:value="47" calcext:value-type="float">
            <text:p>47</text:p>
          </table:table-cell>
          <table:table-cell office:value-type="float" office:value="820" calcext:value-type="float">
            <text:p>820</text:p>
          </table:table-cell>
          <table:table-cell table:formula="of:=[.D60]*[.E60]" office:value-type="float" office:value="38540" calcext:value-type="float">
            <text:p>38540</text:p>
          </table:table-cell>
          <table:table-cell table:formula="of:=VLOOKUP([.B60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60];[$Материал.A:.D]; 2; 0)" office:value-type="string" office:string-value="дерево" calcext:value-type="string">
            <text:p>дерево</text:p>
          </table:table-cell>
          <table:table-cell table:formula="of:=VLOOKUP([.C6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0</text:p>
          </table:table-cell>
          <table:table-cell office:value-type="float" office:value="5" calcext:value-type="float">
            <text:p>5</text:p>
          </table:table-cell>
          <table:table-cell office:value-type="float" office:value="925" calcext:value-type="float">
            <text:p>925</text:p>
          </table:table-cell>
          <table:table-cell table:formula="of:=[.D61]*[.E61]" office:value-type="float" office:value="4625" calcext:value-type="float">
            <text:p>4625</text:p>
          </table:table-cell>
          <table:table-cell table:formula="of:=VLOOKUP([.B61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61];[$Материал.A:.D]; 2; 0)" office:value-type="string" office:string-value="металл" calcext:value-type="string">
            <text:p>металл</text:p>
          </table:table-cell>
          <table:table-cell table:formula="of:=VLOOKUP([.C6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</text:p>
          </table:table-cell>
          <table:table-cell office:value-type="float" office:value="68" calcext:value-type="float">
            <text:p>68</text:p>
          </table:table-cell>
          <table:table-cell office:value-type="float" office:value="1396" calcext:value-type="float">
            <text:p>1396</text:p>
          </table:table-cell>
          <table:table-cell table:formula="of:=[.D62]*[.E62]" office:value-type="float" office:value="94928" calcext:value-type="float">
            <text:p>94928</text:p>
          </table:table-cell>
          <table:table-cell table:formula="of:=VLOOKUP([.B62];[$Продукция.A:.E]; 2; 0)" office:value-type="string" office:string-value="гардероб" calcext:value-type="string">
            <text:p>гардероб</text:p>
          </table:table-cell>
          <table:table-cell table:formula="of:=VLOOKUP([.C62];[$Материал.A:.D]; 2; 0)" office:value-type="string" office:string-value="стекло" calcext:value-type="string">
            <text:p>стекло</text:p>
          </table:table-cell>
          <table:table-cell table:formula="of:=VLOOKUP([.C6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2</text:p>
          </table:table-cell>
          <table:table-cell office:value-type="float" office:value="119" calcext:value-type="float">
            <text:p>119</text:p>
          </table:table-cell>
          <table:table-cell office:value-type="float" office:value="872" calcext:value-type="float">
            <text:p>872</text:p>
          </table:table-cell>
          <table:table-cell table:formula="of:=[.D63]*[.E63]" office:value-type="float" office:value="103768" calcext:value-type="float">
            <text:p>103768</text:p>
          </table:table-cell>
          <table:table-cell table:formula="of:=VLOOKUP([.B63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63];[$Материал.A:.D]; 2; 0)" office:value-type="string" office:string-value="дерево" calcext:value-type="string">
            <text:p>дерево</text:p>
          </table:table-cell>
          <table:table-cell table:formula="of:=VLOOKUP([.C63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40</text:p>
          </table:table-cell>
          <table:table-cell office:value-type="float" office:value="59" calcext:value-type="float">
            <text:p>59</text:p>
          </table:table-cell>
          <table:table-cell office:value-type="float" office:value="1177" calcext:value-type="float">
            <text:p>1177</text:p>
          </table:table-cell>
          <table:table-cell table:formula="of:=[.D64]*[.E64]" office:value-type="float" office:value="69443" calcext:value-type="float">
            <text:p>69443</text:p>
          </table:table-cell>
          <table:table-cell table:formula="of:=VLOOKUP([.B64];[$Продукция.A:.E]; 2; 0)" office:value-type="string" office:string-value="кресло-стол" calcext:value-type="string">
            <text:p>кресло-стол</text:p>
          </table:table-cell>
          <table:table-cell table:formula="of:=VLOOKUP([.C64];[$Материал.A:.D]; 2; 0)" office:value-type="string" office:string-value="дерево" calcext:value-type="string">
            <text:p>дерево</text:p>
          </table:table-cell>
          <table:table-cell table:formula="of:=VLOOKUP([.C6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0</text:p>
          </table:table-cell>
          <table:table-cell office:value-type="float" office:value="22" calcext:value-type="float">
            <text:p>22</text:p>
          </table:table-cell>
          <table:table-cell office:value-type="float" office:value="795" calcext:value-type="float">
            <text:p>795</text:p>
          </table:table-cell>
          <table:table-cell table:formula="of:=[.D65]*[.E65]" office:value-type="float" office:value="17490" calcext:value-type="float">
            <text:p>17490</text:p>
          </table:table-cell>
          <table:table-cell table:formula="of:=VLOOKUP([.B65];[$Продукция.A:.E]; 2; 0)" office:value-type="string" office:string-value="бюро" calcext:value-type="string">
            <text:p>бюро</text:p>
          </table:table-cell>
          <table:table-cell table:formula="of:=VLOOKUP([.C65];[$Материал.A:.D]; 2; 0)" office:value-type="string" office:string-value="фанера" calcext:value-type="string">
            <text:p>фанера</text:p>
          </table:table-cell>
          <table:table-cell table:formula="of:=VLOOKUP([.C6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5</text:p>
          </table:table-cell>
          <table:table-cell office:value-type="float" office:value="141" calcext:value-type="float">
            <text:p>141</text:p>
          </table:table-cell>
          <table:table-cell office:value-type="float" office:value="1266" calcext:value-type="float">
            <text:p>1266</text:p>
          </table:table-cell>
          <table:table-cell table:formula="of:=[.D66]*[.E66]" office:value-type="float" office:value="178506" calcext:value-type="float">
            <text:p>178506</text:p>
          </table:table-cell>
          <table:table-cell table:formula="of:=VLOOKUP([.B66];[$Продукция.A:.E]; 2; 0)" office:value-type="string" office:string-value="раскладушка" calcext:value-type="string">
            <text:p>раскладушка</text:p>
          </table:table-cell>
          <table:table-cell table:formula="of:=VLOOKUP([.C66];[$Материал.A:.D]; 2; 0)" office:value-type="string" office:string-value="дерево" calcext:value-type="string">
            <text:p>дерево</text:p>
          </table:table-cell>
          <table:table-cell table:formula="of:=VLOOKUP([.C66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43</text:p>
          </table:table-cell>
          <table:table-cell office:value-type="float" office:value="69" calcext:value-type="float">
            <text:p>69</text:p>
          </table:table-cell>
          <table:table-cell office:value-type="float" office:value="1436" calcext:value-type="float">
            <text:p>1436</text:p>
          </table:table-cell>
          <table:table-cell table:formula="of:=[.D67]*[.E67]" office:value-type="float" office:value="99084" calcext:value-type="float">
            <text:p>99084</text:p>
          </table:table-cell>
          <table:table-cell table:formula="of:=VLOOKUP([.B67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67];[$Материал.A:.D]; 2; 0)" office:value-type="string" office:string-value="дерево" calcext:value-type="string">
            <text:p>дерево</text:p>
          </table:table-cell>
          <table:table-cell table:formula="of:=VLOOKUP([.C67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5</text:p>
          </table:table-cell>
          <table:table-cell office:value-type="float" office:value="35" calcext:value-type="float">
            <text:p>35</text:p>
          </table:table-cell>
          <table:table-cell office:value-type="float" office:value="1410" calcext:value-type="float">
            <text:p>1410</text:p>
          </table:table-cell>
          <table:table-cell table:formula="of:=[.D68]*[.E68]" office:value-type="float" office:value="49350" calcext:value-type="float">
            <text:p>49350</text:p>
          </table:table-cell>
          <table:table-cell table:formula="of:=VLOOKUP([.B68];[$Продукция.A:.E]; 2; 0)" office:value-type="string" office:string-value="кресло" calcext:value-type="string">
            <text:p>кресло</text:p>
          </table:table-cell>
          <table:table-cell table:formula="of:=VLOOKUP([.C68];[$Материал.A:.D]; 2; 0)" office:value-type="string" office:string-value="стекло" calcext:value-type="string">
            <text:p>стекло</text:p>
          </table:table-cell>
          <table:table-cell table:formula="of:=VLOOKUP([.C6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1</text:p>
          </table:table-cell>
          <table:table-cell office:value-type="float" office:value="142" calcext:value-type="float">
            <text:p>142</text:p>
          </table:table-cell>
          <table:table-cell office:value-type="float" office:value="673" calcext:value-type="float">
            <text:p>673</text:p>
          </table:table-cell>
          <table:table-cell table:formula="of:=[.D69]*[.E69]" office:value-type="float" office:value="95566" calcext:value-type="float">
            <text:p>95566</text:p>
          </table:table-cell>
          <table:table-cell table:formula="of:=VLOOKUP([.B69];[$Продукция.A:.E]; 2; 0)" office:value-type="string" office:string-value="вешалка" calcext:value-type="string">
            <text:p>вешалка</text:p>
          </table:table-cell>
          <table:table-cell table:formula="of:=VLOOKUP([.C69];[$Материал.A:.D]; 2; 0)" office:value-type="string" office:string-value="дерево" calcext:value-type="string">
            <text:p>дерево</text:p>
          </table:table-cell>
          <table:table-cell table:formula="of:=VLOOKUP([.C6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1</text:p>
          </table:table-cell>
          <table:table-cell office:value-type="float" office:value="68" calcext:value-type="float">
            <text:p>68</text:p>
          </table:table-cell>
          <table:table-cell office:value-type="float" office:value="1114" calcext:value-type="float">
            <text:p>1114</text:p>
          </table:table-cell>
          <table:table-cell table:formula="of:=[.D70]*[.E70]" office:value-type="float" office:value="75752" calcext:value-type="float">
            <text:p>75752</text:p>
          </table:table-cell>
          <table:table-cell table:formula="of:=VLOOKUP([.B70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70];[$Материал.A:.D]; 2; 0)" office:value-type="string" office:string-value="фанера" calcext:value-type="string">
            <text:p>фанера</text:p>
          </table:table-cell>
          <table:table-cell table:formula="of:=VLOOKUP([.C7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2</text:p>
          </table:table-cell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  <table:table-cell table:formula="of:=[.D71]*[.E71]" office:value-type="float" office:value="107200" calcext:value-type="float">
            <text:p>107200</text:p>
          </table:table-cell>
          <table:table-cell table:formula="of:=VLOOKUP([.B71];[$Продукция.A:.E]; 2; 0)" office:value-type="string" office:string-value="пуф" calcext:value-type="string">
            <text:p>пуф</text:p>
          </table:table-cell>
          <table:table-cell table:formula="of:=VLOOKUP([.C71];[$Материал.A:.D]; 2; 0)" office:value-type="string" office:string-value="стекло" calcext:value-type="string">
            <text:p>стекло</text:p>
          </table:table-cell>
          <table:table-cell table:formula="of:=VLOOKUP([.C7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9</text:p>
          </table:table-cell>
          <table:table-cell office:value-type="float" office:value="98" calcext:value-type="float">
            <text:p>98</text:p>
          </table:table-cell>
          <table:table-cell office:value-type="float" office:value="500" calcext:value-type="float">
            <text:p>500</text:p>
          </table:table-cell>
          <table:table-cell table:formula="of:=[.D72]*[.E72]" office:value-type="float" office:value="49000" calcext:value-type="float">
            <text:p>49000</text:p>
          </table:table-cell>
          <table:table-cell table:formula="of:=VLOOKUP([.B72];[$Продукция.A:.E]; 2; 0)" office:value-type="string" office:string-value="гамак" calcext:value-type="string">
            <text:p>гамак</text:p>
          </table:table-cell>
          <table:table-cell table:formula="of:=VLOOKUP([.C72];[$Материал.A:.D]; 2; 0)" office:value-type="string" office:string-value="дерево" calcext:value-type="string">
            <text:p>дерево</text:p>
          </table:table-cell>
          <table:table-cell table:formula="of:=VLOOKUP([.C7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4</text:p>
          </table:table-cell>
          <table:table-cell office:value-type="float" office:value="64" calcext:value-type="float">
            <text:p>64</text:p>
          </table:table-cell>
          <table:table-cell office:value-type="float" office:value="1378" calcext:value-type="float">
            <text:p>1378</text:p>
          </table:table-cell>
          <table:table-cell table:formula="of:=[.D73]*[.E73]" office:value-type="float" office:value="88192" calcext:value-type="float">
            <text:p>88192</text:p>
          </table:table-cell>
          <table:table-cell table:formula="of:=VLOOKUP([.B73];[$Продукция.A:.E]; 2; 0)" office:value-type="string" office:string-value="гардероб" calcext:value-type="string">
            <text:p>гардероб</text:p>
          </table:table-cell>
          <table:table-cell table:formula="of:=VLOOKUP([.C73];[$Материал.A:.D]; 2; 0)" office:value-type="string" office:string-value="стекло" calcext:value-type="string">
            <text:p>стекло</text:p>
          </table:table-cell>
          <table:table-cell table:formula="of:=VLOOKUP([.C7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6</text:p>
          </table:table-cell>
          <table:table-cell office:value-type="float" office:value="184" calcext:value-type="float">
            <text:p>184</text:p>
          </table:table-cell>
          <table:table-cell office:value-type="float" office:value="1182" calcext:value-type="float">
            <text:p>1182</text:p>
          </table:table-cell>
          <table:table-cell table:formula="of:=[.D74]*[.E74]" office:value-type="float" office:value="217488" calcext:value-type="float">
            <text:p>217488</text:p>
          </table:table-cell>
          <table:table-cell table:formula="of:=VLOOKUP([.B74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74];[$Материал.A:.D]; 2; 0)" office:value-type="string" office:string-value="стекло" calcext:value-type="string">
            <text:p>стекло</text:p>
          </table:table-cell>
          <table:table-cell table:formula="of:=VLOOKUP([.C7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5</text:p>
          </table:table-cell>
          <table:table-cell office:value-type="float" office:value="190" calcext:value-type="float">
            <text:p>190</text:p>
          </table:table-cell>
          <table:table-cell office:value-type="float" office:value="579" calcext:value-type="float">
            <text:p>579</text:p>
          </table:table-cell>
          <table:table-cell table:formula="of:=[.D75]*[.E75]" office:value-type="float" office:value="110010" calcext:value-type="float">
            <text:p>110010</text:p>
          </table:table-cell>
          <table:table-cell table:formula="of:=VLOOKUP([.B75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75];[$Материал.A:.D]; 2; 0)" office:value-type="string" office:string-value="дерево" calcext:value-type="string">
            <text:p>дерево</text:p>
          </table:table-cell>
          <table:table-cell table:formula="of:=VLOOKUP([.C7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</text:p>
          </table:table-cell>
          <table:table-cell office:value-type="float" office:value="171" calcext:value-type="float">
            <text:p>171</text:p>
          </table:table-cell>
          <table:table-cell office:value-type="float" office:value="711" calcext:value-type="float">
            <text:p>711</text:p>
          </table:table-cell>
          <table:table-cell table:formula="of:=[.D76]*[.E76]" office:value-type="float" office:value="121581" calcext:value-type="float">
            <text:p>121581</text:p>
          </table:table-cell>
          <table:table-cell table:formula="of:=VLOOKUP([.B76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76];[$Материал.A:.D]; 2; 0)" office:value-type="string" office:string-value="стекло" calcext:value-type="string">
            <text:p>стекло</text:p>
          </table:table-cell>
          <table:table-cell table:formula="of:=VLOOKUP([.C7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</text:p>
          </table:table-cell>
          <table:table-cell office:value-type="float" office:value="200" calcext:value-type="float">
            <text:p>200</text:p>
          </table:table-cell>
          <table:table-cell office:value-type="float" office:value="1274" calcext:value-type="float">
            <text:p>1274</text:p>
          </table:table-cell>
          <table:table-cell table:formula="of:=[.D77]*[.E77]" office:value-type="float" office:value="254800" calcext:value-type="float">
            <text:p>254800</text:p>
          </table:table-cell>
          <table:table-cell table:formula="of:=VLOOKUP([.B77];[$Продукция.A:.E]; 2; 0)" office:value-type="string" office:string-value="банкетка" calcext:value-type="string">
            <text:p>банкетка</text:p>
          </table:table-cell>
          <table:table-cell table:formula="of:=VLOOKUP([.C77];[$Материал.A:.D]; 2; 0)" office:value-type="string" office:string-value="стекло" calcext:value-type="string">
            <text:p>стекло</text:p>
          </table:table-cell>
          <table:table-cell table:formula="of:=VLOOKUP([.C7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42</text:p>
          </table:table-cell>
          <table:table-cell office:value-type="float" office:value="161" calcext:value-type="float">
            <text:p>161</text:p>
          </table:table-cell>
          <table:table-cell office:value-type="float" office:value="860" calcext:value-type="float">
            <text:p>860</text:p>
          </table:table-cell>
          <table:table-cell table:formula="of:=[.D78]*[.E78]" office:value-type="float" office:value="138460" calcext:value-type="float">
            <text:p>138460</text:p>
          </table:table-cell>
          <table:table-cell table:formula="of:=VLOOKUP([.B78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78];[$Материал.A:.D]; 2; 0)" office:value-type="string" office:string-value="дерево" calcext:value-type="string">
            <text:p>дерево</text:p>
          </table:table-cell>
          <table:table-cell table:formula="of:=VLOOKUP([.C7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6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formula="of:=[.D79]*[.E79]" office:value-type="float" office:value="82000" calcext:value-type="float">
            <text:p>82000</text:p>
          </table:table-cell>
          <table:table-cell table:formula="of:=VLOOKUP([.B79];[$Продукция.A:.E]; 2; 0)" office:value-type="string" office:string-value="лавка" calcext:value-type="string">
            <text:p>лавка</text:p>
          </table:table-cell>
          <table:table-cell table:formula="of:=VLOOKUP([.C79];[$Материал.A:.D]; 2; 0)" office:value-type="string" office:string-value="дерево" calcext:value-type="string">
            <text:p>дерево</text:p>
          </table:table-cell>
          <table:table-cell table:formula="of:=VLOOKUP([.C79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4</text:p>
          </table:table-cell>
          <table:table-cell office:value-type="float" office:value="111" calcext:value-type="float">
            <text:p>111</text:p>
          </table:table-cell>
          <table:table-cell office:value-type="float" office:value="1491" calcext:value-type="float">
            <text:p>1491</text:p>
          </table:table-cell>
          <table:table-cell table:formula="of:=[.D80]*[.E80]" office:value-type="float" office:value="165501" calcext:value-type="float">
            <text:p>165501</text:p>
          </table:table-cell>
          <table:table-cell table:formula="of:=VLOOKUP([.B80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80];[$Материал.A:.D]; 2; 0)" office:value-type="string" office:string-value="стекло" calcext:value-type="string">
            <text:p>стекло</text:p>
          </table:table-cell>
          <table:table-cell table:formula="of:=VLOOKUP([.C8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8</text:p>
          </table:table-cell>
          <table:table-cell office:value-type="float" office:value="128" calcext:value-type="float">
            <text:p>128</text:p>
          </table:table-cell>
          <table:table-cell office:value-type="float" office:value="611" calcext:value-type="float">
            <text:p>611</text:p>
          </table:table-cell>
          <table:table-cell table:formula="of:=[.D81]*[.E81]" office:value-type="float" office:value="78208" calcext:value-type="float">
            <text:p>78208</text:p>
          </table:table-cell>
          <table:table-cell table:formula="of:=VLOOKUP([.B81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81];[$Материал.A:.D]; 2; 0)" office:value-type="string" office:string-value="фанера" calcext:value-type="string">
            <text:p>фанера</text:p>
          </table:table-cell>
          <table:table-cell table:formula="of:=VLOOKUP([.C81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819" calcext:value-type="float">
            <text:p>819</text:p>
          </table:table-cell>
          <table:table-cell table:formula="of:=[.D82]*[.E82]" office:value-type="float" office:value="26208" calcext:value-type="float">
            <text:p>26208</text:p>
          </table:table-cell>
          <table:table-cell table:formula="of:=VLOOKUP([.B82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82];[$Материал.A:.D]; 2; 0)" office:value-type="string" office:string-value="дерево" calcext:value-type="string">
            <text:p>дерево</text:p>
          </table:table-cell>
          <table:table-cell table:formula="of:=VLOOKUP([.C8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2</text:p>
          </table:table-cell>
          <table:table-cell office:value-type="float" office:value="53" calcext:value-type="float">
            <text:p>53</text:p>
          </table:table-cell>
          <table:table-cell office:value-type="float" office:value="572" calcext:value-type="float">
            <text:p>572</text:p>
          </table:table-cell>
          <table:table-cell table:formula="of:=[.D83]*[.E83]" office:value-type="float" office:value="30316" calcext:value-type="float">
            <text:p>30316</text:p>
          </table:table-cell>
          <table:table-cell table:formula="of:=VLOOKUP([.B83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83];[$Материал.A:.D]; 2; 0)" office:value-type="string" office:string-value="стекло" calcext:value-type="string">
            <text:p>стекло</text:p>
          </table:table-cell>
          <table:table-cell table:formula="of:=VLOOKUP([.C8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8</text:p>
          </table:table-cell>
          <table:table-cell office:value-type="float" office:value="168" calcext:value-type="float">
            <text:p>168</text:p>
          </table:table-cell>
          <table:table-cell office:value-type="float" office:value="1406" calcext:value-type="float">
            <text:p>1406</text:p>
          </table:table-cell>
          <table:table-cell table:formula="of:=[.D84]*[.E84]" office:value-type="float" office:value="236208" calcext:value-type="float">
            <text:p>236208</text:p>
          </table:table-cell>
          <table:table-cell table:formula="of:=VLOOKUP([.B84];[$Продукция.A:.E]; 2; 0)" office:value-type="string" office:string-value="кресло-стол" calcext:value-type="string">
            <text:p>кресло-стол</text:p>
          </table:table-cell>
          <table:table-cell table:formula="of:=VLOOKUP([.C84];[$Материал.A:.D]; 2; 0)" office:value-type="string" office:string-value="дерево" calcext:value-type="string">
            <text:p>дерево</text:p>
          </table:table-cell>
          <table:table-cell table:formula="of:=VLOOKUP([.C8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2</text:p>
          </table:table-cell>
          <table:table-cell office:value-type="float" office:value="183" calcext:value-type="float">
            <text:p>183</text:p>
          </table:table-cell>
          <table:table-cell office:value-type="float" office:value="763" calcext:value-type="float">
            <text:p>763</text:p>
          </table:table-cell>
          <table:table-cell table:formula="of:=[.D85]*[.E85]" office:value-type="float" office:value="139629" calcext:value-type="float">
            <text:p>139629</text:p>
          </table:table-cell>
          <table:table-cell table:formula="of:=VLOOKUP([.B85];[$Продукция.A:.E]; 2; 0)" office:value-type="string" office:string-value="софа" calcext:value-type="string">
            <text:p>софа</text:p>
          </table:table-cell>
          <table:table-cell table:formula="of:=VLOOKUP([.C85];[$Материал.A:.D]; 2; 0)" office:value-type="string" office:string-value="фанера" calcext:value-type="string">
            <text:p>фанера</text:p>
          </table:table-cell>
          <table:table-cell table:formula="of:=VLOOKUP([.C8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40</text:p>
          </table:table-cell>
          <table:table-cell office:value-type="float" office:value="44" calcext:value-type="float">
            <text:p>44</text:p>
          </table:table-cell>
          <table:table-cell office:value-type="float" office:value="801" calcext:value-type="float">
            <text:p>801</text:p>
          </table:table-cell>
          <table:table-cell table:formula="of:=[.D86]*[.E86]" office:value-type="float" office:value="35244" calcext:value-type="float">
            <text:p>35244</text:p>
          </table:table-cell>
          <table:table-cell table:formula="of:=VLOOKUP([.B86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86];[$Материал.A:.D]; 2; 0)" office:value-type="string" office:string-value="дерево" calcext:value-type="string">
            <text:p>дерево</text:p>
          </table:table-cell>
          <table:table-cell table:formula="of:=VLOOKUP([.C8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737" calcext:value-type="float">
            <text:p>737</text:p>
          </table:table-cell>
          <table:table-cell table:formula="of:=[.D87]*[.E87]" office:value-type="float" office:value="44957" calcext:value-type="float">
            <text:p>44957</text:p>
          </table:table-cell>
          <table:table-cell table:formula="of:=VLOOKUP([.B87];[$Продукция.A:.E]; 2; 0)" office:value-type="string" office:string-value="стол-книжка" calcext:value-type="string">
            <text:p>стол-книжка</text:p>
          </table:table-cell>
          <table:table-cell table:formula="of:=VLOOKUP([.C87];[$Материал.A:.D]; 2; 0)" office:value-type="string" office:string-value="дерево" calcext:value-type="string">
            <text:p>дерево</text:p>
          </table:table-cell>
          <table:table-cell table:formula="of:=VLOOKUP([.C8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7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514" calcext:value-type="float">
            <text:p>514</text:p>
          </table:table-cell>
          <table:table-cell table:formula="of:=[.D88]*[.E88]" office:value-type="float" office:value="30326" calcext:value-type="float">
            <text:p>30326</text:p>
          </table:table-cell>
          <table:table-cell table:formula="of:=VLOOKUP([.B88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88];[$Материал.A:.D]; 2; 0)" office:value-type="string" office:string-value="дерево" calcext:value-type="string">
            <text:p>дерево</text:p>
          </table:table-cell>
          <table:table-cell table:formula="of:=VLOOKUP([.C8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0</text:p>
          </table:table-cell>
          <table:table-cell office:value-type="float" office:value="184" calcext:value-type="float">
            <text:p>184</text:p>
          </table:table-cell>
          <table:table-cell office:value-type="float" office:value="752" calcext:value-type="float">
            <text:p>752</text:p>
          </table:table-cell>
          <table:table-cell table:formula="of:=[.D89]*[.E89]" office:value-type="float" office:value="138368" calcext:value-type="float">
            <text:p>138368</text:p>
          </table:table-cell>
          <table:table-cell table:formula="of:=VLOOKUP([.B89];[$Продукция.A:.E]; 2; 0)" office:value-type="string" office:string-value="лавка" calcext:value-type="string">
            <text:p>лавка</text:p>
          </table:table-cell>
          <table:table-cell table:formula="of:=VLOOKUP([.C89];[$Материал.A:.D]; 2; 0)" office:value-type="string" office:string-value="фанера" calcext:value-type="string">
            <text:p>фанера</text:p>
          </table:table-cell>
          <table:table-cell table:formula="of:=VLOOKUP([.C8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9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</text:p>
          </table:table-cell>
          <table:table-cell office:value-type="float" office:value="141" calcext:value-type="float">
            <text:p>141</text:p>
          </table:table-cell>
          <table:table-cell office:value-type="float" office:value="589" calcext:value-type="float">
            <text:p>589</text:p>
          </table:table-cell>
          <table:table-cell table:formula="of:=[.D90]*[.E90]" office:value-type="float" office:value="83049" calcext:value-type="float">
            <text:p>83049</text:p>
          </table:table-cell>
          <table:table-cell table:formula="of:=VLOOKUP([.B90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90];[$Материал.A:.D]; 2; 0)" office:value-type="string" office:string-value="стекло" calcext:value-type="string">
            <text:p>стекло</text:p>
          </table:table-cell>
          <table:table-cell table:formula="of:=VLOOKUP([.C9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0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5</text:p>
          </table:table-cell>
          <table:table-cell office:value-type="float" office:value="70" calcext:value-type="float">
            <text:p>70</text:p>
          </table:table-cell>
          <table:table-cell office:value-type="float" office:value="1453" calcext:value-type="float">
            <text:p>1453</text:p>
          </table:table-cell>
          <table:table-cell table:formula="of:=[.D91]*[.E91]" office:value-type="float" office:value="101710" calcext:value-type="float">
            <text:p>101710</text:p>
          </table:table-cell>
          <table:table-cell table:formula="of:=VLOOKUP([.B91];[$Продукция.A:.E]; 2; 0)" office:value-type="string" office:string-value="гарнитур" calcext:value-type="string">
            <text:p>гарнитур</text:p>
          </table:table-cell>
          <table:table-cell table:formula="of:=VLOOKUP([.C91];[$Материал.A:.D]; 2; 0)" office:value-type="string" office:string-value="стекло" calcext:value-type="string">
            <text:p>стекло</text:p>
          </table:table-cell>
          <table:table-cell table:formula="of:=VLOOKUP([.C9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1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3</text:p>
          </table:table-cell>
          <table:table-cell office:value-type="float" office:value="171" calcext:value-type="float">
            <text:p>171</text:p>
          </table:table-cell>
          <table:table-cell office:value-type="float" office:value="1007" calcext:value-type="float">
            <text:p>1007</text:p>
          </table:table-cell>
          <table:table-cell table:formula="of:=[.D92]*[.E92]" office:value-type="float" office:value="172197" calcext:value-type="float">
            <text:p>172197</text:p>
          </table:table-cell>
          <table:table-cell table:formula="of:=VLOOKUP([.B92];[$Продукция.A:.E]; 2; 0)" office:value-type="string" office:string-value="банкетка" calcext:value-type="string">
            <text:p>банкетка</text:p>
          </table:table-cell>
          <table:table-cell table:formula="of:=VLOOKUP([.C92];[$Материал.A:.D]; 2; 0)" office:value-type="string" office:string-value="стекло" calcext:value-type="string">
            <text:p>стекло</text:p>
          </table:table-cell>
          <table:table-cell table:formula="of:=VLOOKUP([.C9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2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3</text:p>
          </table:table-cell>
          <table:table-cell office:value-type="float" office:value="181" calcext:value-type="float">
            <text:p>181</text:p>
          </table:table-cell>
          <table:table-cell office:value-type="float" office:value="1407" calcext:value-type="float">
            <text:p>1407</text:p>
          </table:table-cell>
          <table:table-cell table:formula="of:=[.D93]*[.E93]" office:value-type="float" office:value="254667" calcext:value-type="float">
            <text:p>254667</text:p>
          </table:table-cell>
          <table:table-cell table:formula="of:=VLOOKUP([.B93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93];[$Материал.A:.D]; 2; 0)" office:value-type="string" office:string-value="дерево" calcext:value-type="string">
            <text:p>дерево</text:p>
          </table:table-cell>
          <table:table-cell table:formula="of:=VLOOKUP([.C9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3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941" calcext:value-type="float">
            <text:p>941</text:p>
          </table:table-cell>
          <table:table-cell table:formula="of:=[.D94]*[.E94]" office:value-type="float" office:value="41404" calcext:value-type="float">
            <text:p>41404</text:p>
          </table:table-cell>
          <table:table-cell table:formula="of:=VLOOKUP([.B94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94];[$Материал.A:.D]; 2; 0)" office:value-type="string" office:string-value="дерево" calcext:value-type="string">
            <text:p>дерево</text:p>
          </table:table-cell>
          <table:table-cell table:formula="of:=VLOOKUP([.C94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4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9</text:p>
          </table:table-cell>
          <table:table-cell office:value-type="float" office:value="156" calcext:value-type="float">
            <text:p>156</text:p>
          </table:table-cell>
          <table:table-cell office:value-type="float" office:value="827" calcext:value-type="float">
            <text:p>827</text:p>
          </table:table-cell>
          <table:table-cell table:formula="of:=[.D95]*[.E95]" office:value-type="float" office:value="129012" calcext:value-type="float">
            <text:p>129012</text:p>
          </table:table-cell>
          <table:table-cell table:formula="of:=VLOOKUP([.B95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95];[$Материал.A:.D]; 2; 0)" office:value-type="string" office:string-value="фанера" calcext:value-type="string">
            <text:p>фанера</text:p>
          </table:table-cell>
          <table:table-cell table:formula="of:=VLOOKUP([.C9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0</text:p>
          </table:table-cell>
          <table:table-cell office:value-type="float" office:value="63" calcext:value-type="float">
            <text:p>63</text:p>
          </table:table-cell>
          <table:table-cell office:value-type="float" office:value="1182" calcext:value-type="float">
            <text:p>1182</text:p>
          </table:table-cell>
          <table:table-cell table:formula="of:=[.D96]*[.E96]" office:value-type="float" office:value="74466" calcext:value-type="float">
            <text:p>74466</text:p>
          </table:table-cell>
          <table:table-cell table:formula="of:=VLOOKUP([.B96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96];[$Материал.A:.D]; 2; 0)" office:value-type="string" office:string-value="металл" calcext:value-type="string">
            <text:p>металл</text:p>
          </table:table-cell>
          <table:table-cell table:formula="of:=VLOOKUP([.C9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6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44</text:p>
          </table:table-cell>
          <table:table-cell office:value-type="float" office:value="147" calcext:value-type="float">
            <text:p>147</text:p>
          </table:table-cell>
          <table:table-cell office:value-type="float" office:value="746" calcext:value-type="float">
            <text:p>746</text:p>
          </table:table-cell>
          <table:table-cell table:formula="of:=[.D97]*[.E97]" office:value-type="float" office:value="109662" calcext:value-type="float">
            <text:p>109662</text:p>
          </table:table-cell>
          <table:table-cell table:formula="of:=VLOOKUP([.B97];[$Продукция.A:.E]; 2; 0)" office:value-type="string" office:string-value="гардероб" calcext:value-type="string">
            <text:p>гардероб</text:p>
          </table:table-cell>
          <table:table-cell table:formula="of:=VLOOKUP([.C97];[$Материал.A:.D]; 2; 0)" office:value-type="string" office:string-value="дерево" calcext:value-type="string">
            <text:p>дерево</text:p>
          </table:table-cell>
          <table:table-cell table:formula="of:=VLOOKUP([.C97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7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8</text:p>
          </table:table-cell>
          <table:table-cell office:value-type="float" office:value="169" calcext:value-type="float">
            <text:p>169</text:p>
          </table:table-cell>
          <table:table-cell office:value-type="float" office:value="994" calcext:value-type="float">
            <text:p>994</text:p>
          </table:table-cell>
          <table:table-cell table:formula="of:=[.D98]*[.E98]" office:value-type="float" office:value="167986" calcext:value-type="float">
            <text:p>167986</text:p>
          </table:table-cell>
          <table:table-cell table:formula="of:=VLOOKUP([.B98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98];[$Материал.A:.D]; 2; 0)" office:value-type="string" office:string-value="дерево" calcext:value-type="string">
            <text:p>дерево</text:p>
          </table:table-cell>
          <table:table-cell table:formula="of:=VLOOKUP([.C9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8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7</text:p>
          </table:table-cell>
          <table:table-cell office:value-type="float" office:value="29" calcext:value-type="float">
            <text:p>29</text:p>
          </table:table-cell>
          <table:table-cell office:value-type="float" office:value="1194" calcext:value-type="float">
            <text:p>1194</text:p>
          </table:table-cell>
          <table:table-cell table:formula="of:=[.D99]*[.E99]" office:value-type="float" office:value="34626" calcext:value-type="float">
            <text:p>34626</text:p>
          </table:table-cell>
          <table:table-cell table:formula="of:=VLOOKUP([.B99];[$Продукция.A:.E]; 2; 0)" office:value-type="string" office:string-value="полукресло" calcext:value-type="string">
            <text:p>полукресло</text:p>
          </table:table-cell>
          <table:table-cell table:formula="of:=VLOOKUP([.C99];[$Материал.A:.D]; 2; 0)" office:value-type="string" office:string-value="дерево" calcext:value-type="string">
            <text:p>дерево</text:p>
          </table:table-cell>
          <table:table-cell table:formula="of:=VLOOKUP([.C99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99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9</text:p>
          </table:table-cell>
          <table:table-cell office:value-type="float" office:value="177" calcext:value-type="float">
            <text:p>177</text:p>
          </table:table-cell>
          <table:table-cell office:value-type="float" office:value="1375" calcext:value-type="float">
            <text:p>1375</text:p>
          </table:table-cell>
          <table:table-cell table:formula="of:=[.D100]*[.E100]" office:value-type="float" office:value="243375" calcext:value-type="float">
            <text:p>243375</text:p>
          </table:table-cell>
          <table:table-cell table:formula="of:=VLOOKUP([.B100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100];[$Материал.A:.D]; 2; 0)" office:value-type="string" office:string-value="металл" calcext:value-type="string">
            <text:p>металл</text:p>
          </table:table-cell>
          <table:table-cell table:formula="of:=VLOOKUP([.C10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0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0</text:p>
          </table:table-cell>
          <table:table-cell office:value-type="float" office:value="184" calcext:value-type="float">
            <text:p>184</text:p>
          </table:table-cell>
          <table:table-cell office:value-type="float" office:value="540" calcext:value-type="float">
            <text:p>540</text:p>
          </table:table-cell>
          <table:table-cell table:formula="of:=[.D101]*[.E101]" office:value-type="float" office:value="99360" calcext:value-type="float">
            <text:p>99360</text:p>
          </table:table-cell>
          <table:table-cell table:formula="of:=VLOOKUP([.B101];[$Продукция.A:.E]; 2; 0)" office:value-type="string" office:string-value="стенка" calcext:value-type="string">
            <text:p>стенка</text:p>
          </table:table-cell>
          <table:table-cell table:formula="of:=VLOOKUP([.C101];[$Материал.A:.D]; 2; 0)" office:value-type="string" office:string-value="фанера" calcext:value-type="string">
            <text:p>фанера</text:p>
          </table:table-cell>
          <table:table-cell table:formula="of:=VLOOKUP([.C10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1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5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table:formula="of:=[.D102]*[.E102]" office:value-type="float" office:value="4965" calcext:value-type="float">
            <text:p>4965</text:p>
          </table:table-cell>
          <table:table-cell table:formula="of:=VLOOKUP([.B102];[$Продукция.A:.E]; 2; 0)" office:value-type="string" office:string-value="банкетка" calcext:value-type="string">
            <text:p>банкетка</text:p>
          </table:table-cell>
          <table:table-cell table:formula="of:=VLOOKUP([.C102];[$Материал.A:.D]; 2; 0)" office:value-type="string" office:string-value="стекло" calcext:value-type="string">
            <text:p>стекло</text:p>
          </table:table-cell>
          <table:table-cell table:formula="of:=VLOOKUP([.C10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2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6" calcext:value-type="float">
            <text:p>116</text:p>
          </table:table-cell>
          <table:table-cell office:value-type="float" office:value="1309" calcext:value-type="float">
            <text:p>1309</text:p>
          </table:table-cell>
          <table:table-cell table:formula="of:=[.D103]*[.E103]" office:value-type="float" office:value="151844" calcext:value-type="float">
            <text:p>151844</text:p>
          </table:table-cell>
          <table:table-cell table:formula="of:=VLOOKUP([.B103];[$Продукция.A:.E]; 2; 0)" office:value-type="string" office:string-value="лавка" calcext:value-type="string">
            <text:p>лавка</text:p>
          </table:table-cell>
          <table:table-cell table:formula="of:=VLOOKUP([.C103];[$Материал.A:.D]; 2; 0)" office:value-type="string" office:string-value="дерево" calcext:value-type="string">
            <text:p>дерево</text:p>
          </table:table-cell>
          <table:table-cell table:formula="of:=VLOOKUP([.C10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3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640" calcext:value-type="float">
            <text:p>640</text:p>
          </table:table-cell>
          <table:table-cell table:formula="of:=[.D104]*[.E104]" office:value-type="float" office:value="10880" calcext:value-type="float">
            <text:p>10880</text:p>
          </table:table-cell>
          <table:table-cell table:formula="of:=VLOOKUP([.B104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104];[$Материал.A:.D]; 2; 0)" office:value-type="string" office:string-value="дерево" calcext:value-type="string">
            <text:p>дерево</text:p>
          </table:table-cell>
          <table:table-cell table:formula="of:=VLOOKUP([.C104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4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4</text:p>
          </table:table-cell>
          <table:table-cell office:value-type="float" office:value="191" calcext:value-type="float">
            <text:p>191</text:p>
          </table:table-cell>
          <table:table-cell office:value-type="float" office:value="627" calcext:value-type="float">
            <text:p>627</text:p>
          </table:table-cell>
          <table:table-cell table:formula="of:=[.D105]*[.E105]" office:value-type="float" office:value="119757" calcext:value-type="float">
            <text:p>119757</text:p>
          </table:table-cell>
          <table:table-cell table:formula="of:=VLOOKUP([.B105];[$Продукция.A:.E]; 2; 0)" office:value-type="string" office:string-value="бюро" calcext:value-type="string">
            <text:p>бюро</text:p>
          </table:table-cell>
          <table:table-cell table:formula="of:=VLOOKUP([.C105];[$Материал.A:.D]; 2; 0)" office:value-type="string" office:string-value="дерево" calcext:value-type="string">
            <text:p>дерево</text:p>
          </table:table-cell>
          <table:table-cell table:formula="of:=VLOOKUP([.C10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5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7</text:p>
          </table:table-cell>
          <table:table-cell office:value-type="float" office:value="120" calcext:value-type="float">
            <text:p>120</text:p>
          </table:table-cell>
          <table:table-cell office:value-type="float" office:value="1063" calcext:value-type="float">
            <text:p>1063</text:p>
          </table:table-cell>
          <table:table-cell table:formula="of:=[.D106]*[.E106]" office:value-type="float" office:value="127560" calcext:value-type="float">
            <text:p>127560</text:p>
          </table:table-cell>
          <table:table-cell table:formula="of:=VLOOKUP([.B106];[$Продукция.A:.E]; 2; 0)" office:value-type="string" office:string-value="вешалка" calcext:value-type="string">
            <text:p>вешалка</text:p>
          </table:table-cell>
          <table:table-cell table:formula="of:=VLOOKUP([.C106];[$Материал.A:.D]; 2; 0)" office:value-type="string" office:string-value="дерево" calcext:value-type="string">
            <text:p>дерево</text:p>
          </table:table-cell>
          <table:table-cell table:formula="of:=VLOOKUP([.C10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6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9" calcext:value-type="float">
            <text:p>179</text:p>
          </table:table-cell>
          <table:table-cell office:value-type="float" office:value="698" calcext:value-type="float">
            <text:p>698</text:p>
          </table:table-cell>
          <table:table-cell table:formula="of:=[.D107]*[.E107]" office:value-type="float" office:value="124942" calcext:value-type="float">
            <text:p>124942</text:p>
          </table:table-cell>
          <table:table-cell table:formula="of:=VLOOKUP([.B107];[$Продукция.A:.E]; 2; 0)" office:value-type="string" office:string-value="гарнитур" calcext:value-type="string">
            <text:p>гарнитур</text:p>
          </table:table-cell>
          <table:table-cell table:formula="of:=VLOOKUP([.C107];[$Материал.A:.D]; 2; 0)" office:value-type="string" office:string-value="дерево" calcext:value-type="string">
            <text:p>дерево</text:p>
          </table:table-cell>
          <table:table-cell table:formula="of:=VLOOKUP([.C10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7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2</text:p>
          </table:table-cell>
          <table:table-cell office:value-type="float" office:value="130" calcext:value-type="float">
            <text:p>130</text:p>
          </table:table-cell>
          <table:table-cell office:value-type="float" office:value="862" calcext:value-type="float">
            <text:p>862</text:p>
          </table:table-cell>
          <table:table-cell table:formula="of:=[.D108]*[.E108]" office:value-type="float" office:value="112060" calcext:value-type="float">
            <text:p>112060</text:p>
          </table:table-cell>
          <table:table-cell table:formula="of:=VLOOKUP([.B108];[$Продукция.A:.E]; 2; 0)" office:value-type="string" office:string-value="канапе" calcext:value-type="string">
            <text:p>канапе</text:p>
          </table:table-cell>
          <table:table-cell table:formula="of:=VLOOKUP([.C108];[$Материал.A:.D]; 2; 0)" office:value-type="string" office:string-value="стекло" calcext:value-type="string">
            <text:p>стекло</text:p>
          </table:table-cell>
          <table:table-cell table:formula="of:=VLOOKUP([.C10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8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22</text:p>
          </table:table-cell>
          <table:table-cell office:value-type="float" office:value="96" calcext:value-type="float">
            <text:p>96</text:p>
          </table:table-cell>
          <table:table-cell office:value-type="float" office:value="1132" calcext:value-type="float">
            <text:p>1132</text:p>
          </table:table-cell>
          <table:table-cell table:formula="of:=[.D109]*[.E109]" office:value-type="float" office:value="108672" calcext:value-type="float">
            <text:p>108672</text:p>
          </table:table-cell>
          <table:table-cell table:formula="of:=VLOOKUP([.B109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109];[$Материал.A:.D]; 2; 0)" office:value-type="string" office:string-value="стекло" calcext:value-type="string">
            <text:p>стекло</text:p>
          </table:table-cell>
          <table:table-cell table:formula="of:=VLOOKUP([.C10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09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41</text:p>
          </table:table-cell>
          <table:table-cell office:value-type="float" office:value="50" calcext:value-type="float">
            <text:p>50</text:p>
          </table:table-cell>
          <table:table-cell office:value-type="float" office:value="749" calcext:value-type="float">
            <text:p>749</text:p>
          </table:table-cell>
          <table:table-cell table:formula="of:=[.D110]*[.E110]" office:value-type="float" office:value="37450" calcext:value-type="float">
            <text:p>37450</text:p>
          </table:table-cell>
          <table:table-cell table:formula="of:=VLOOKUP([.B110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110];[$Материал.A:.D]; 2; 0)" office:value-type="string" office:string-value="дерево" calcext:value-type="string">
            <text:p>дерево</text:p>
          </table:table-cell>
          <table:table-cell table:formula="of:=VLOOKUP([.C11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0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1</text:p>
          </table:table-cell>
          <table:table-cell office:value-type="float" office:value="165" calcext:value-type="float">
            <text:p>165</text:p>
          </table:table-cell>
          <table:table-cell office:value-type="float" office:value="1462" calcext:value-type="float">
            <text:p>1462</text:p>
          </table:table-cell>
          <table:table-cell table:formula="of:=[.D111]*[.E111]" office:value-type="float" office:value="241230" calcext:value-type="float">
            <text:p>241230</text:p>
          </table:table-cell>
          <table:table-cell table:formula="of:=VLOOKUP([.B111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111];[$Материал.A:.D]; 2; 0)" office:value-type="string" office:string-value="фанера" calcext:value-type="string">
            <text:p>фанера</text:p>
          </table:table-cell>
          <table:table-cell table:formula="of:=VLOOKUP([.C111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1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9</text:p>
          </table:table-cell>
          <table:table-cell office:value-type="float" office:value="101" calcext:value-type="float">
            <text:p>101</text:p>
          </table:table-cell>
          <table:table-cell office:value-type="float" office:value="555" calcext:value-type="float">
            <text:p>555</text:p>
          </table:table-cell>
          <table:table-cell table:formula="of:=[.D112]*[.E112]" office:value-type="float" office:value="56055" calcext:value-type="float">
            <text:p>56055</text:p>
          </table:table-cell>
          <table:table-cell table:formula="of:=VLOOKUP([.B112];[$Продукция.A:.E]; 2; 0)" office:value-type="string" office:string-value="банкетка" calcext:value-type="string">
            <text:p>банкетка</text:p>
          </table:table-cell>
          <table:table-cell table:formula="of:=VLOOKUP([.C112];[$Материал.A:.D]; 2; 0)" office:value-type="string" office:string-value="металл" calcext:value-type="string">
            <text:p>металл</text:p>
          </table:table-cell>
          <table:table-cell table:formula="of:=VLOOKUP([.C11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2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9</text:p>
          </table:table-cell>
          <table:table-cell office:value-type="float" office:value="122" calcext:value-type="float">
            <text:p>122</text:p>
          </table:table-cell>
          <table:table-cell office:value-type="float" office:value="650" calcext:value-type="float">
            <text:p>650</text:p>
          </table:table-cell>
          <table:table-cell table:formula="of:=[.D113]*[.E113]" office:value-type="float" office:value="79300" calcext:value-type="float">
            <text:p>79300</text:p>
          </table:table-cell>
          <table:table-cell table:formula="of:=VLOOKUP([.B113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113];[$Материал.A:.D]; 2; 0)" office:value-type="string" office:string-value="дерево" calcext:value-type="string">
            <text:p>дерево</text:p>
          </table:table-cell>
          <table:table-cell table:formula="of:=VLOOKUP([.C11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3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6</text:p>
          </table:table-cell>
          <table:table-cell office:value-type="float" office:value="62" calcext:value-type="float">
            <text:p>62</text:p>
          </table:table-cell>
          <table:table-cell office:value-type="float" office:value="1137" calcext:value-type="float">
            <text:p>1137</text:p>
          </table:table-cell>
          <table:table-cell table:formula="of:=[.D114]*[.E114]" office:value-type="float" office:value="70494" calcext:value-type="float">
            <text:p>70494</text:p>
          </table:table-cell>
          <table:table-cell table:formula="of:=VLOOKUP([.B114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114];[$Материал.A:.D]; 2; 0)" office:value-type="string" office:string-value="дерево" calcext:value-type="string">
            <text:p>дерево</text:p>
          </table:table-cell>
          <table:table-cell table:formula="of:=VLOOKUP([.C11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4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8</text:p>
          </table:table-cell>
          <table:table-cell office:value-type="float" office:value="59" calcext:value-type="float">
            <text:p>59</text:p>
          </table:table-cell>
          <table:table-cell office:value-type="float" office:value="689" calcext:value-type="float">
            <text:p>689</text:p>
          </table:table-cell>
          <table:table-cell table:formula="of:=[.D115]*[.E115]" office:value-type="float" office:value="40651" calcext:value-type="float">
            <text:p>40651</text:p>
          </table:table-cell>
          <table:table-cell table:formula="of:=VLOOKUP([.B115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115];[$Материал.A:.D]; 2; 0)" office:value-type="string" office:string-value="дерево" calcext:value-type="string">
            <text:p>дерево</text:p>
          </table:table-cell>
          <table:table-cell table:formula="of:=VLOOKUP([.C11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5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0</text:p>
          </table:table-cell>
          <table:table-cell office:value-type="float" office:value="152" calcext:value-type="float">
            <text:p>152</text:p>
          </table:table-cell>
          <table:table-cell office:value-type="float" office:value="1125" calcext:value-type="float">
            <text:p>1125</text:p>
          </table:table-cell>
          <table:table-cell table:formula="of:=[.D116]*[.E116]" office:value-type="float" office:value="171000" calcext:value-type="float">
            <text:p>171000</text:p>
          </table:table-cell>
          <table:table-cell table:formula="of:=VLOOKUP([.B116];[$Продукция.A:.E]; 2; 0)" office:value-type="string" office:string-value="гардероб" calcext:value-type="string">
            <text:p>гардероб</text:p>
          </table:table-cell>
          <table:table-cell table:formula="of:=VLOOKUP([.C116];[$Материал.A:.D]; 2; 0)" office:value-type="string" office:string-value="фанера" calcext:value-type="string">
            <text:p>фанера</text:p>
          </table:table-cell>
          <table:table-cell table:formula="of:=VLOOKUP([.C11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6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9</text:p>
          </table:table-cell>
          <table:table-cell office:value-type="float" office:value="58" calcext:value-type="float">
            <text:p>58</text:p>
          </table:table-cell>
          <table:table-cell office:value-type="float" office:value="1266" calcext:value-type="float">
            <text:p>1266</text:p>
          </table:table-cell>
          <table:table-cell table:formula="of:=[.D117]*[.E117]" office:value-type="float" office:value="73428" calcext:value-type="float">
            <text:p>73428</text:p>
          </table:table-cell>
          <table:table-cell table:formula="of:=VLOOKUP([.B117];[$Продукция.A:.E]; 2; 0)" office:value-type="string" office:string-value="гарнитур" calcext:value-type="string">
            <text:p>гарнитур</text:p>
          </table:table-cell>
          <table:table-cell table:formula="of:=VLOOKUP([.C117];[$Материал.A:.D]; 2; 0)" office:value-type="string" office:string-value="металл" calcext:value-type="string">
            <text:p>металл</text:p>
          </table:table-cell>
          <table:table-cell table:formula="of:=VLOOKUP([.C11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7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8</text:p>
          </table:table-cell>
          <table:table-cell office:value-type="float" office:value="129" calcext:value-type="float">
            <text:p>129</text:p>
          </table:table-cell>
          <table:table-cell office:value-type="float" office:value="1187" calcext:value-type="float">
            <text:p>1187</text:p>
          </table:table-cell>
          <table:table-cell table:formula="of:=[.D118]*[.E118]" office:value-type="float" office:value="153123" calcext:value-type="float">
            <text:p>153123</text:p>
          </table:table-cell>
          <table:table-cell table:formula="of:=VLOOKUP([.B118];[$Продукция.A:.E]; 2; 0)" office:value-type="string" office:string-value="бюро" calcext:value-type="string">
            <text:p>бюро</text:p>
          </table:table-cell>
          <table:table-cell table:formula="of:=VLOOKUP([.C118];[$Материал.A:.D]; 2; 0)" office:value-type="string" office:string-value="дерево" calcext:value-type="string">
            <text:p>дерево</text:p>
          </table:table-cell>
          <table:table-cell table:formula="of:=VLOOKUP([.C11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8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9</text:p>
          </table:table-cell>
          <table:table-cell office:value-type="float" office:value="128" calcext:value-type="float">
            <text:p>128</text:p>
          </table:table-cell>
          <table:table-cell office:value-type="float" office:value="808" calcext:value-type="float">
            <text:p>808</text:p>
          </table:table-cell>
          <table:table-cell table:formula="of:=[.D119]*[.E119]" office:value-type="float" office:value="103424" calcext:value-type="float">
            <text:p>103424</text:p>
          </table:table-cell>
          <table:table-cell table:formula="of:=VLOOKUP([.B119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119];[$Материал.A:.D]; 2; 0)" office:value-type="string" office:string-value="дерево" calcext:value-type="string">
            <text:p>дерево</text:p>
          </table:table-cell>
          <table:table-cell table:formula="of:=VLOOKUP([.C11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19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3</text:p>
          </table:table-cell>
          <table:table-cell office:value-type="float" office:value="87" calcext:value-type="float">
            <text:p>87</text:p>
          </table:table-cell>
          <table:table-cell office:value-type="float" office:value="1400" calcext:value-type="float">
            <text:p>1400</text:p>
          </table:table-cell>
          <table:table-cell table:formula="of:=[.D120]*[.E120]" office:value-type="float" office:value="121800" calcext:value-type="float">
            <text:p>121800</text:p>
          </table:table-cell>
          <table:table-cell table:formula="of:=VLOOKUP([.B120];[$Продукция.A:.E]; 2; 0)" office:value-type="string" office:string-value="гарнитур" calcext:value-type="string">
            <text:p>гарнитур</text:p>
          </table:table-cell>
          <table:table-cell table:formula="of:=VLOOKUP([.C120];[$Материал.A:.D]; 2; 0)" office:value-type="string" office:string-value="стекло" calcext:value-type="string">
            <text:p>стекло</text:p>
          </table:table-cell>
          <table:table-cell table:formula="of:=VLOOKUP([.C12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0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7</text:p>
          </table:table-cell>
          <table:table-cell office:value-type="float" office:value="96" calcext:value-type="float">
            <text:p>96</text:p>
          </table:table-cell>
          <table:table-cell office:value-type="float" office:value="930" calcext:value-type="float">
            <text:p>930</text:p>
          </table:table-cell>
          <table:table-cell table:formula="of:=[.D121]*[.E121]" office:value-type="float" office:value="89280" calcext:value-type="float">
            <text:p>89280</text:p>
          </table:table-cell>
          <table:table-cell table:formula="of:=VLOOKUP([.B121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121];[$Материал.A:.D]; 2; 0)" office:value-type="string" office:string-value="дерево" calcext:value-type="string">
            <text:p>дерево</text:p>
          </table:table-cell>
          <table:table-cell table:formula="of:=VLOOKUP([.C12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1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2</text:p>
          </table:table-cell>
          <table:table-cell office:value-type="float" office:value="31" calcext:value-type="float">
            <text:p>31</text:p>
          </table:table-cell>
          <table:table-cell office:value-type="float" office:value="1289" calcext:value-type="float">
            <text:p>1289</text:p>
          </table:table-cell>
          <table:table-cell table:formula="of:=[.D122]*[.E122]" office:value-type="float" office:value="39959" calcext:value-type="float">
            <text:p>39959</text:p>
          </table:table-cell>
          <table:table-cell table:formula="of:=VLOOKUP([.B122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122];[$Материал.A:.D]; 2; 0)" office:value-type="string" office:string-value="стекло" calcext:value-type="string">
            <text:p>стекло</text:p>
          </table:table-cell>
          <table:table-cell table:formula="of:=VLOOKUP([.C12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2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3</text:p>
          </table:table-cell>
          <table:table-cell office:value-type="float" office:value="9" calcext:value-type="float">
            <text:p>9</text:p>
          </table:table-cell>
          <table:table-cell office:value-type="float" office:value="758" calcext:value-type="float">
            <text:p>758</text:p>
          </table:table-cell>
          <table:table-cell table:formula="of:=[.D123]*[.E123]" office:value-type="float" office:value="6822" calcext:value-type="float">
            <text:p>6822</text:p>
          </table:table-cell>
          <table:table-cell table:formula="of:=VLOOKUP([.B123];[$Продукция.A:.E]; 2; 0)" office:value-type="string" office:string-value="кровать" calcext:value-type="string">
            <text:p>кровать</text:p>
          </table:table-cell>
          <table:table-cell table:formula="of:=VLOOKUP([.C123];[$Материал.A:.D]; 2; 0)" office:value-type="string" office:string-value="стекло" calcext:value-type="string">
            <text:p>стекло</text:p>
          </table:table-cell>
          <table:table-cell table:formula="of:=VLOOKUP([.C12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3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2</text:p>
          </table:table-cell>
          <table:table-cell office:value-type="float" office:value="9" calcext:value-type="float">
            <text:p>9</text:p>
          </table:table-cell>
          <table:table-cell office:value-type="float" office:value="1226" calcext:value-type="float">
            <text:p>1226</text:p>
          </table:table-cell>
          <table:table-cell table:formula="of:=[.D124]*[.E124]" office:value-type="float" office:value="11034" calcext:value-type="float">
            <text:p>11034</text:p>
          </table:table-cell>
          <table:table-cell table:formula="of:=VLOOKUP([.B124];[$Продукция.A:.E]; 2; 0)" office:value-type="string" office:string-value="бюро" calcext:value-type="string">
            <text:p>бюро</text:p>
          </table:table-cell>
          <table:table-cell table:formula="of:=VLOOKUP([.C124];[$Материал.A:.D]; 2; 0)" office:value-type="string" office:string-value="фанера" calcext:value-type="string">
            <text:p>фанера</text:p>
          </table:table-cell>
          <table:table-cell table:formula="of:=VLOOKUP([.C12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4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3</text:p>
          </table:table-cell>
          <table:table-cell office:value-type="float" office:value="142" calcext:value-type="float">
            <text:p>142</text:p>
          </table:table-cell>
          <table:table-cell office:value-type="float" office:value="1224" calcext:value-type="float">
            <text:p>1224</text:p>
          </table:table-cell>
          <table:table-cell table:formula="of:=[.D125]*[.E125]" office:value-type="float" office:value="173808" calcext:value-type="float">
            <text:p>173808</text:p>
          </table:table-cell>
          <table:table-cell table:formula="of:=VLOOKUP([.B125];[$Продукция.A:.E]; 2; 0)" office:value-type="string" office:string-value="раскладушка" calcext:value-type="string">
            <text:p>раскладушка</text:p>
          </table:table-cell>
          <table:table-cell table:formula="of:=VLOOKUP([.C125];[$Материал.A:.D]; 2; 0)" office:value-type="string" office:string-value="стекло" calcext:value-type="string">
            <text:p>стекло</text:p>
          </table:table-cell>
          <table:table-cell table:formula="of:=VLOOKUP([.C12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5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6</text:p>
          </table:table-cell>
          <table:table-cell office:value-type="float" office:value="108" calcext:value-type="float">
            <text:p>108</text:p>
          </table:table-cell>
          <table:table-cell office:value-type="float" office:value="837" calcext:value-type="float">
            <text:p>837</text:p>
          </table:table-cell>
          <table:table-cell table:formula="of:=[.D126]*[.E126]" office:value-type="float" office:value="90396" calcext:value-type="float">
            <text:p>90396</text:p>
          </table:table-cell>
          <table:table-cell table:formula="of:=VLOOKUP([.B126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126];[$Материал.A:.D]; 2; 0)" office:value-type="string" office:string-value="дерево" calcext:value-type="string">
            <text:p>дерево</text:p>
          </table:table-cell>
          <table:table-cell table:formula="of:=VLOOKUP([.C12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569" calcext:value-type="float">
            <text:p>569</text:p>
          </table:table-cell>
          <table:table-cell table:formula="of:=[.D127]*[.E127]" office:value-type="float" office:value="7966" calcext:value-type="float">
            <text:p>7966</text:p>
          </table:table-cell>
          <table:table-cell table:formula="of:=VLOOKUP([.B127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127];[$Материал.A:.D]; 2; 0)" office:value-type="string" office:string-value="дерево" calcext:value-type="string">
            <text:p>дерево</text:p>
          </table:table-cell>
          <table:table-cell table:formula="of:=VLOOKUP([.C12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7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8</text:p>
          </table:table-cell>
          <table:table-cell office:value-type="float" office:value="190" calcext:value-type="float">
            <text:p>190</text:p>
          </table:table-cell>
          <table:table-cell office:value-type="float" office:value="1401" calcext:value-type="float">
            <text:p>1401</text:p>
          </table:table-cell>
          <table:table-cell table:formula="of:=[.D128]*[.E128]" office:value-type="float" office:value="266190" calcext:value-type="float">
            <text:p>266190</text:p>
          </table:table-cell>
          <table:table-cell table:formula="of:=VLOOKUP([.B128];[$Продукция.A:.E]; 2; 0)" office:value-type="string" office:string-value="стол-книжка" calcext:value-type="string">
            <text:p>стол-книжка</text:p>
          </table:table-cell>
          <table:table-cell table:formula="of:=VLOOKUP([.C128];[$Материал.A:.D]; 2; 0)" office:value-type="string" office:string-value="дерево" calcext:value-type="string">
            <text:p>дерево</text:p>
          </table:table-cell>
          <table:table-cell table:formula="of:=VLOOKUP([.C12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8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9</text:p>
          </table:table-cell>
          <table:table-cell office:value-type="float" office:value="127" calcext:value-type="float">
            <text:p>127</text:p>
          </table:table-cell>
          <table:table-cell office:value-type="float" office:value="1179" calcext:value-type="float">
            <text:p>1179</text:p>
          </table:table-cell>
          <table:table-cell table:formula="of:=[.D129]*[.E129]" office:value-type="float" office:value="149733" calcext:value-type="float">
            <text:p>149733</text:p>
          </table:table-cell>
          <table:table-cell table:formula="of:=VLOOKUP([.B129];[$Продукция.A:.E]; 2; 0)" office:value-type="string" office:string-value="гамак" calcext:value-type="string">
            <text:p>гамак</text:p>
          </table:table-cell>
          <table:table-cell table:formula="of:=VLOOKUP([.C129];[$Материал.A:.D]; 2; 0)" office:value-type="string" office:string-value="фанера" calcext:value-type="string">
            <text:p>фанера</text:p>
          </table:table-cell>
          <table:table-cell table:formula="of:=VLOOKUP([.C129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2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5</text:p>
          </table:table-cell>
          <table:table-cell office:value-type="float" office:value="21" calcext:value-type="float">
            <text:p>21</text:p>
          </table:table-cell>
          <table:table-cell office:value-type="float" office:value="1213" calcext:value-type="float">
            <text:p>1213</text:p>
          </table:table-cell>
          <table:table-cell table:formula="of:=[.D130]*[.E130]" office:value-type="float" office:value="25473" calcext:value-type="float">
            <text:p>25473</text:p>
          </table:table-cell>
          <table:table-cell table:formula="of:=VLOOKUP([.B130];[$Продукция.A:.E]; 2; 0)" office:value-type="string" office:string-value="зеркало" calcext:value-type="string">
            <text:p>зеркало</text:p>
          </table:table-cell>
          <table:table-cell table:formula="of:=VLOOKUP([.C130];[$Материал.A:.D]; 2; 0)" office:value-type="string" office:string-value="стекло" calcext:value-type="string">
            <text:p>стекло</text:p>
          </table:table-cell>
          <table:table-cell table:formula="of:=VLOOKUP([.C13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0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1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table:formula="of:=[.D131]*[.E131]" office:value-type="float" office:value="5500" calcext:value-type="float">
            <text:p>5500</text:p>
          </table:table-cell>
          <table:table-cell table:formula="of:=VLOOKUP([.B131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131];[$Материал.A:.D]; 2; 0)" office:value-type="string" office:string-value="металл" calcext:value-type="string">
            <text:p>металл</text:p>
          </table:table-cell>
          <table:table-cell table:formula="of:=VLOOKUP([.C13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1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5</text:p>
          </table:table-cell>
          <table:table-cell office:value-type="float" office:value="50" calcext:value-type="float">
            <text:p>50</text:p>
          </table:table-cell>
          <table:table-cell office:value-type="float" office:value="761" calcext:value-type="float">
            <text:p>761</text:p>
          </table:table-cell>
          <table:table-cell table:formula="of:=[.D132]*[.E132]" office:value-type="float" office:value="38050" calcext:value-type="float">
            <text:p>38050</text:p>
          </table:table-cell>
          <table:table-cell table:formula="of:=VLOOKUP([.B132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132];[$Материал.A:.D]; 2; 0)" office:value-type="string" office:string-value="стекло" calcext:value-type="string">
            <text:p>стекло</text:p>
          </table:table-cell>
          <table:table-cell table:formula="of:=VLOOKUP([.C13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2</text:p>
          </table:table-cell>
          <table:table-cell office:value-type="float" office:value="24" calcext:value-type="float">
            <text:p>24</text:p>
          </table:table-cell>
          <table:table-cell office:value-type="float" office:value="950" calcext:value-type="float">
            <text:p>950</text:p>
          </table:table-cell>
          <table:table-cell table:formula="of:=[.D133]*[.E133]" office:value-type="float" office:value="22800" calcext:value-type="float">
            <text:p>22800</text:p>
          </table:table-cell>
          <table:table-cell table:formula="of:=VLOOKUP([.B133];[$Продукция.A:.E]; 2; 0)" office:value-type="string" office:string-value="стенка" calcext:value-type="string">
            <text:p>стенка</text:p>
          </table:table-cell>
          <table:table-cell table:formula="of:=VLOOKUP([.C133];[$Материал.A:.D]; 2; 0)" office:value-type="string" office:string-value="стекло" calcext:value-type="string">
            <text:p>стекло</text:p>
          </table:table-cell>
          <table:table-cell table:formula="of:=VLOOKUP([.C13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3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6</text:p>
          </table:table-cell>
          <table:table-cell office:value-type="float" office:value="177" calcext:value-type="float">
            <text:p>177</text:p>
          </table:table-cell>
          <table:table-cell office:value-type="float" office:value="1007" calcext:value-type="float">
            <text:p>1007</text:p>
          </table:table-cell>
          <table:table-cell table:formula="of:=[.D134]*[.E134]" office:value-type="float" office:value="178239" calcext:value-type="float">
            <text:p>178239</text:p>
          </table:table-cell>
          <table:table-cell table:formula="of:=VLOOKUP([.B134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134];[$Материал.A:.D]; 2; 0)" office:value-type="string" office:string-value="дерево" calcext:value-type="string">
            <text:p>дерево</text:p>
          </table:table-cell>
          <table:table-cell table:formula="of:=VLOOKUP([.C13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4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table:formula="of:=[.D135]*[.E135]" office:value-type="float" office:value="77024" calcext:value-type="float">
            <text:p>77024</text:p>
          </table:table-cell>
          <table:table-cell table:formula="of:=VLOOKUP([.B135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135];[$Материал.A:.D]; 2; 0)" office:value-type="string" office:string-value="дерево" calcext:value-type="string">
            <text:p>дерево</text:p>
          </table:table-cell>
          <table:table-cell table:formula="of:=VLOOKUP([.C13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5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740" calcext:value-type="float">
            <text:p>740</text:p>
          </table:table-cell>
          <table:table-cell table:formula="of:=[.D136]*[.E136]" office:value-type="float" office:value="1480" calcext:value-type="float">
            <text:p>1480</text:p>
          </table:table-cell>
          <table:table-cell table:formula="of:=VLOOKUP([.B136];[$Продукция.A:.E]; 2; 0)" office:value-type="string" office:string-value="кресло-стол" calcext:value-type="string">
            <text:p>кресло-стол</text:p>
          </table:table-cell>
          <table:table-cell table:formula="of:=VLOOKUP([.C136];[$Материал.A:.D]; 2; 0)" office:value-type="string" office:string-value="дерево" calcext:value-type="string">
            <text:p>дерево</text:p>
          </table:table-cell>
          <table:table-cell table:formula="of:=VLOOKUP([.C13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40</text:p>
          </table:table-cell>
          <table:table-cell office:value-type="float" office:value="192" calcext:value-type="float">
            <text:p>192</text:p>
          </table:table-cell>
          <table:table-cell office:value-type="float" office:value="1464" calcext:value-type="float">
            <text:p>1464</text:p>
          </table:table-cell>
          <table:table-cell table:formula="of:=[.D137]*[.E137]" office:value-type="float" office:value="281088" calcext:value-type="float">
            <text:p>281088</text:p>
          </table:table-cell>
          <table:table-cell table:formula="of:=VLOOKUP([.B137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137];[$Материал.A:.D]; 2; 0)" office:value-type="string" office:string-value="дерево" calcext:value-type="string">
            <text:p>дерево</text:p>
          </table:table-cell>
          <table:table-cell table:formula="of:=VLOOKUP([.C13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1</text:p>
          </table:table-cell>
          <table:table-cell office:value-type="float" office:value="16" calcext:value-type="float">
            <text:p>16</text:p>
          </table:table-cell>
          <table:table-cell office:value-type="float" office:value="625" calcext:value-type="float">
            <text:p>625</text:p>
          </table:table-cell>
          <table:table-cell table:formula="of:=[.D138]*[.E138]" office:value-type="float" office:value="10000" calcext:value-type="float">
            <text:p>10000</text:p>
          </table:table-cell>
          <table:table-cell table:formula="of:=VLOOKUP([.B138];[$Продукция.A:.E]; 2; 0)" office:value-type="string" office:string-value="буфет" calcext:value-type="string">
            <text:p>буфет</text:p>
          </table:table-cell>
          <table:table-cell table:formula="of:=VLOOKUP([.C138];[$Материал.A:.D]; 2; 0)" office:value-type="string" office:string-value="фанера" calcext:value-type="string">
            <text:p>фанера</text:p>
          </table:table-cell>
          <table:table-cell table:formula="of:=VLOOKUP([.C13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8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5</text:p>
          </table:table-cell>
          <table:table-cell office:value-type="float" office:value="168" calcext:value-type="float">
            <text:p>168</text:p>
          </table:table-cell>
          <table:table-cell office:value-type="float" office:value="1204" calcext:value-type="float">
            <text:p>1204</text:p>
          </table:table-cell>
          <table:table-cell table:formula="of:=[.D139]*[.E139]" office:value-type="float" office:value="202272" calcext:value-type="float">
            <text:p>202272</text:p>
          </table:table-cell>
          <table:table-cell table:formula="of:=VLOOKUP([.B139];[$Продукция.A:.E]; 2; 0)" office:value-type="string" office:string-value="стул детский" calcext:value-type="string">
            <text:p>стул детский</text:p>
          </table:table-cell>
          <table:table-cell table:formula="of:=VLOOKUP([.C139];[$Материал.A:.D]; 2; 0)" office:value-type="string" office:string-value="дерево" calcext:value-type="string">
            <text:p>дерево</text:p>
          </table:table-cell>
          <table:table-cell table:formula="of:=VLOOKUP([.C139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39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</text:p>
          </table:table-cell>
          <table:table-cell office:value-type="float" office:value="192" calcext:value-type="float">
            <text:p>192</text:p>
          </table:table-cell>
          <table:table-cell office:value-type="float" office:value="1386" calcext:value-type="float">
            <text:p>1386</text:p>
          </table:table-cell>
          <table:table-cell table:formula="of:=[.D140]*[.E140]" office:value-type="float" office:value="266112" calcext:value-type="float">
            <text:p>266112</text:p>
          </table:table-cell>
          <table:table-cell table:formula="of:=VLOOKUP([.B140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140];[$Материал.A:.D]; 2; 0)" office:value-type="string" office:string-value="стекло" calcext:value-type="string">
            <text:p>стекло</text:p>
          </table:table-cell>
          <table:table-cell table:formula="of:=VLOOKUP([.C14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0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546" calcext:value-type="float">
            <text:p>546</text:p>
          </table:table-cell>
          <table:table-cell table:formula="of:=[.D141]*[.E141]" office:value-type="float" office:value="16380" calcext:value-type="float">
            <text:p>16380</text:p>
          </table:table-cell>
          <table:table-cell table:formula="of:=VLOOKUP([.B141];[$Продукция.A:.E]; 2; 0)" office:value-type="string" office:string-value="стул барный" calcext:value-type="string">
            <text:p>стул барный</text:p>
          </table:table-cell>
          <table:table-cell table:formula="of:=VLOOKUP([.C141];[$Материал.A:.D]; 2; 0)" office:value-type="string" office:string-value="дерево" calcext:value-type="string">
            <text:p>дерево</text:p>
          </table:table-cell>
          <table:table-cell table:formula="of:=VLOOKUP([.C141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1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formula="of:=[.D142]*[.E142]" office:value-type="float" office:value="133000" calcext:value-type="float">
            <text:p>133000</text:p>
          </table:table-cell>
          <table:table-cell table:formula="of:=VLOOKUP([.B142];[$Продукция.A:.E]; 2; 0)" office:value-type="string" office:string-value="гамак" calcext:value-type="string">
            <text:p>гамак</text:p>
          </table:table-cell>
          <table:table-cell table:formula="of:=VLOOKUP([.C142];[$Материал.A:.D]; 2; 0)" office:value-type="string" office:string-value="стекло" calcext:value-type="string">
            <text:p>стекло</text:p>
          </table:table-cell>
          <table:table-cell table:formula="of:=VLOOKUP([.C14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2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8</text:p>
          </table:table-cell>
          <table:table-cell office:value-type="float" office:value="86" calcext:value-type="float">
            <text:p>86</text:p>
          </table:table-cell>
          <table:table-cell office:value-type="float" office:value="1016" calcext:value-type="float">
            <text:p>1016</text:p>
          </table:table-cell>
          <table:table-cell table:formula="of:=[.D143]*[.E143]" office:value-type="float" office:value="87376" calcext:value-type="float">
            <text:p>87376</text:p>
          </table:table-cell>
          <table:table-cell table:formula="of:=VLOOKUP([.B143];[$Продукция.A:.E]; 2; 0)" office:value-type="string" office:string-value="бар" calcext:value-type="string">
            <text:p>бар</text:p>
          </table:table-cell>
          <table:table-cell table:formula="of:=VLOOKUP([.C143];[$Материал.A:.D]; 2; 0)" office:value-type="string" office:string-value="дерево" calcext:value-type="string">
            <text:p>дерево</text:p>
          </table:table-cell>
          <table:table-cell table:formula="of:=VLOOKUP([.C14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</text:p>
          </table:table-cell>
          <table:table-cell office:value-type="float" office:value="89" calcext:value-type="float">
            <text:p>89</text:p>
          </table:table-cell>
          <table:table-cell office:value-type="float" office:value="1400" calcext:value-type="float">
            <text:p>1400</text:p>
          </table:table-cell>
          <table:table-cell table:formula="of:=[.D144]*[.E144]" office:value-type="float" office:value="124600" calcext:value-type="float">
            <text:p>124600</text:p>
          </table:table-cell>
          <table:table-cell table:formula="of:=VLOOKUP([.B144];[$Продукция.A:.E]; 2; 0)" office:value-type="string" office:string-value="банкетка" calcext:value-type="string">
            <text:p>банкетка</text:p>
          </table:table-cell>
          <table:table-cell table:formula="of:=VLOOKUP([.C144];[$Материал.A:.D]; 2; 0)" office:value-type="string" office:string-value="стекло" calcext:value-type="string">
            <text:p>стекло</text:p>
          </table:table-cell>
          <table:table-cell table:formula="of:=VLOOKUP([.C14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4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44</text:p>
          </table:table-cell>
          <table:table-cell office:value-type="float" office:value="133" calcext:value-type="float">
            <text:p>133</text:p>
          </table:table-cell>
          <table:table-cell office:value-type="float" office:value="1181" calcext:value-type="float">
            <text:p>1181</text:p>
          </table:table-cell>
          <table:table-cell table:formula="of:=[.D145]*[.E145]" office:value-type="float" office:value="157073" calcext:value-type="float">
            <text:p>157073</text:p>
          </table:table-cell>
          <table:table-cell table:formula="of:=VLOOKUP([.B145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145];[$Материал.A:.D]; 2; 0)" office:value-type="string" office:string-value="дерево" calcext:value-type="string">
            <text:p>дерево</text:p>
          </table:table-cell>
          <table:table-cell table:formula="of:=VLOOKUP([.C145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5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0</text:p>
          </table:table-cell>
          <table:table-cell office:value-type="float" office:value="191" calcext:value-type="float">
            <text:p>191</text:p>
          </table:table-cell>
          <table:table-cell office:value-type="float" office:value="932" calcext:value-type="float">
            <text:p>932</text:p>
          </table:table-cell>
          <table:table-cell table:formula="of:=[.D146]*[.E146]" office:value-type="float" office:value="178012" calcext:value-type="float">
            <text:p>178012</text:p>
          </table:table-cell>
          <table:table-cell table:formula="of:=VLOOKUP([.B146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146];[$Материал.A:.D]; 2; 0)" office:value-type="string" office:string-value="металл" calcext:value-type="string">
            <text:p>металл</text:p>
          </table:table-cell>
          <table:table-cell table:formula="of:=VLOOKUP([.C14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6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6" calcext:value-type="float">
            <text:p>176</text:p>
          </table:table-cell>
          <table:table-cell office:value-type="float" office:value="815" calcext:value-type="float">
            <text:p>815</text:p>
          </table:table-cell>
          <table:table-cell table:formula="of:=[.D147]*[.E147]" office:value-type="float" office:value="143440" calcext:value-type="float">
            <text:p>143440</text:p>
          </table:table-cell>
          <table:table-cell table:formula="of:=VLOOKUP([.B147];[$Продукция.A:.E]; 2; 0)" office:value-type="string" office:string-value="зеркало" calcext:value-type="string">
            <text:p>зеркало</text:p>
          </table:table-cell>
          <table:table-cell table:formula="of:=VLOOKUP([.C147];[$Материал.A:.D]; 2; 0)" office:value-type="string" office:string-value="дерево" calcext:value-type="string">
            <text:p>дерево</text:p>
          </table:table-cell>
          <table:table-cell table:formula="of:=VLOOKUP([.C14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7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9</text:p>
          </table:table-cell>
          <table:table-cell office:value-type="float" office:value="68" calcext:value-type="float">
            <text:p>68</text:p>
          </table:table-cell>
          <table:table-cell office:value-type="float" office:value="1277" calcext:value-type="float">
            <text:p>1277</text:p>
          </table:table-cell>
          <table:table-cell table:formula="of:=[.D148]*[.E148]" office:value-type="float" office:value="86836" calcext:value-type="float">
            <text:p>86836</text:p>
          </table:table-cell>
          <table:table-cell table:formula="of:=VLOOKUP([.B148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148];[$Материал.A:.D]; 2; 0)" office:value-type="string" office:string-value="металл" calcext:value-type="string">
            <text:p>металл</text:p>
          </table:table-cell>
          <table:table-cell table:formula="of:=VLOOKUP([.C14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8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7</text:p>
          </table:table-cell>
          <table:table-cell office:value-type="float" office:value="57" calcext:value-type="float">
            <text:p>57</text:p>
          </table:table-cell>
          <table:table-cell office:value-type="float" office:value="1146" calcext:value-type="float">
            <text:p>1146</text:p>
          </table:table-cell>
          <table:table-cell table:formula="of:=[.D149]*[.E149]" office:value-type="float" office:value="65322" calcext:value-type="float">
            <text:p>65322</text:p>
          </table:table-cell>
          <table:table-cell table:formula="of:=VLOOKUP([.B149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149];[$Материал.A:.D]; 2; 0)" office:value-type="string" office:string-value="дерево" calcext:value-type="string">
            <text:p>дерево</text:p>
          </table:table-cell>
          <table:table-cell table:formula="of:=VLOOKUP([.C149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49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4</text:p>
          </table:table-cell>
          <table:table-cell office:value-type="float" office:value="36" calcext:value-type="float">
            <text:p>36</text:p>
          </table:table-cell>
          <table:table-cell office:value-type="float" office:value="919" calcext:value-type="float">
            <text:p>919</text:p>
          </table:table-cell>
          <table:table-cell table:formula="of:=[.D150]*[.E150]" office:value-type="float" office:value="33084" calcext:value-type="float">
            <text:p>33084</text:p>
          </table:table-cell>
          <table:table-cell table:formula="of:=VLOOKUP([.B150];[$Продукция.A:.E]; 2; 0)" office:value-type="string" office:string-value="софа" calcext:value-type="string">
            <text:p>софа</text:p>
          </table:table-cell>
          <table:table-cell table:formula="of:=VLOOKUP([.C150];[$Материал.A:.D]; 2; 0)" office:value-type="string" office:string-value="стекло" calcext:value-type="string">
            <text:p>стекло</text:p>
          </table:table-cell>
          <table:table-cell table:formula="of:=VLOOKUP([.C15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0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4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table:formula="of:=[.D151]*[.E151]" office:value-type="float" office:value="13950" calcext:value-type="float">
            <text:p>13950</text:p>
          </table:table-cell>
          <table:table-cell table:formula="of:=VLOOKUP([.B151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151];[$Материал.A:.D]; 2; 0)" office:value-type="string" office:string-value="стекло" calcext:value-type="string">
            <text:p>стекло</text:p>
          </table:table-cell>
          <table:table-cell table:formula="of:=VLOOKUP([.C15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1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2</text:p>
          </table:table-cell>
          <table:table-cell office:value-type="float" office:value="194" calcext:value-type="float">
            <text:p>194</text:p>
          </table:table-cell>
          <table:table-cell office:value-type="float" office:value="1061" calcext:value-type="float">
            <text:p>1061</text:p>
          </table:table-cell>
          <table:table-cell table:formula="of:=[.D152]*[.E152]" office:value-type="float" office:value="205834" calcext:value-type="float">
            <text:p>205834</text:p>
          </table:table-cell>
          <table:table-cell table:formula="of:=VLOOKUP([.B152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152];[$Материал.A:.D]; 2; 0)" office:value-type="string" office:string-value="фанера" calcext:value-type="string">
            <text:p>фанера</text:p>
          </table:table-cell>
          <table:table-cell table:formula="of:=VLOOKUP([.C15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2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8</text:p>
          </table:table-cell>
          <table:table-cell office:value-type="float" office:value="120" calcext:value-type="float">
            <text:p>120</text:p>
          </table:table-cell>
          <table:table-cell office:value-type="float" office:value="965" calcext:value-type="float">
            <text:p>965</text:p>
          </table:table-cell>
          <table:table-cell table:formula="of:=[.D153]*[.E153]" office:value-type="float" office:value="115800" calcext:value-type="float">
            <text:p>115800</text:p>
          </table:table-cell>
          <table:table-cell table:formula="of:=VLOOKUP([.B153];[$Продукция.A:.E]; 2; 0)" office:value-type="string" office:string-value="стол-тумба" calcext:value-type="string">
            <text:p>стол-тумба</text:p>
          </table:table-cell>
          <table:table-cell table:formula="of:=VLOOKUP([.C153];[$Материал.A:.D]; 2; 0)" office:value-type="string" office:string-value="дерево" calcext:value-type="string">
            <text:p>дерево</text:p>
          </table:table-cell>
          <table:table-cell table:formula="of:=VLOOKUP([.C15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3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7</text:p>
          </table:table-cell>
          <table:table-cell office:value-type="float" office:value="69" calcext:value-type="float">
            <text:p>69</text:p>
          </table:table-cell>
          <table:table-cell office:value-type="float" office:value="1149" calcext:value-type="float">
            <text:p>1149</text:p>
          </table:table-cell>
          <table:table-cell table:formula="of:=[.D154]*[.E154]" office:value-type="float" office:value="79281" calcext:value-type="float">
            <text:p>79281</text:p>
          </table:table-cell>
          <table:table-cell table:formula="of:=VLOOKUP([.B154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154];[$Материал.A:.D]; 2; 0)" office:value-type="string" office:string-value="дерево" calcext:value-type="string">
            <text:p>дерево</text:p>
          </table:table-cell>
          <table:table-cell table:formula="of:=VLOOKUP([.C154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4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9</text:p>
          </table:table-cell>
          <table:table-cell office:value-type="float" office:value="192" calcext:value-type="float">
            <text:p>192</text:p>
          </table:table-cell>
          <table:table-cell office:value-type="float" office:value="1275" calcext:value-type="float">
            <text:p>1275</text:p>
          </table:table-cell>
          <table:table-cell table:formula="of:=[.D155]*[.E155]" office:value-type="float" office:value="244800" calcext:value-type="float">
            <text:p>244800</text:p>
          </table:table-cell>
          <table:table-cell table:formula="of:=VLOOKUP([.B155];[$Продукция.A:.E]; 2; 0)" office:value-type="string" office:string-value="кровать" calcext:value-type="string">
            <text:p>кровать</text:p>
          </table:table-cell>
          <table:table-cell table:formula="of:=VLOOKUP([.C155];[$Материал.A:.D]; 2; 0)" office:value-type="string" office:string-value="дерево" calcext:value-type="string">
            <text:p>дерево</text:p>
          </table:table-cell>
          <table:table-cell table:formula="of:=VLOOKUP([.C15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5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8</text:p>
          </table:table-cell>
          <table:table-cell office:value-type="float" office:value="194" calcext:value-type="float">
            <text:p>194</text:p>
          </table:table-cell>
          <table:table-cell office:value-type="float" office:value="1025" calcext:value-type="float">
            <text:p>1025</text:p>
          </table:table-cell>
          <table:table-cell table:formula="of:=[.D156]*[.E156]" office:value-type="float" office:value="198850" calcext:value-type="float">
            <text:p>198850</text:p>
          </table:table-cell>
          <table:table-cell table:formula="of:=VLOOKUP([.B156];[$Продукция.A:.E]; 2; 0)" office:value-type="string" office:string-value="лавка" calcext:value-type="string">
            <text:p>лавка</text:p>
          </table:table-cell>
          <table:table-cell table:formula="of:=VLOOKUP([.C156];[$Материал.A:.D]; 2; 0)" office:value-type="string" office:string-value="фанера" calcext:value-type="string">
            <text:p>фанера</text:p>
          </table:table-cell>
          <table:table-cell table:formula="of:=VLOOKUP([.C15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6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727" calcext:value-type="float">
            <text:p>727</text:p>
          </table:table-cell>
          <table:table-cell table:formula="of:=[.D157]*[.E157]" office:value-type="float" office:value="23264" calcext:value-type="float">
            <text:p>23264</text:p>
          </table:table-cell>
          <table:table-cell table:formula="of:=VLOOKUP([.B157];[$Продукция.A:.E]; 2; 0)" office:value-type="string" office:string-value="раскладушка" calcext:value-type="string">
            <text:p>раскладушка</text:p>
          </table:table-cell>
          <table:table-cell table:formula="of:=VLOOKUP([.C157];[$Материал.A:.D]; 2; 0)" office:value-type="string" office:string-value="дерево" calcext:value-type="string">
            <text:p>дерево</text:p>
          </table:table-cell>
          <table:table-cell table:formula="of:=VLOOKUP([.C157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7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table:formula="of:=[.D158]*[.E158]" office:value-type="float" office:value="16058" calcext:value-type="float">
            <text:p>16058</text:p>
          </table:table-cell>
          <table:table-cell table:formula="of:=VLOOKUP([.B158];[$Продукция.A:.E]; 2; 0)" office:value-type="string" office:string-value="раскладушка" calcext:value-type="string">
            <text:p>раскладушка</text:p>
          </table:table-cell>
          <table:table-cell table:formula="of:=VLOOKUP([.C158];[$Материал.A:.D]; 2; 0)" office:value-type="string" office:string-value="дерево" calcext:value-type="string">
            <text:p>дерево</text:p>
          </table:table-cell>
          <table:table-cell table:formula="of:=VLOOKUP([.C15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8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7</text:p>
          </table:table-cell>
          <table:table-cell office:value-type="float" office:value="84" calcext:value-type="float">
            <text:p>84</text:p>
          </table:table-cell>
          <table:table-cell office:value-type="float" office:value="929" calcext:value-type="float">
            <text:p>929</text:p>
          </table:table-cell>
          <table:table-cell table:formula="of:=[.D159]*[.E159]" office:value-type="float" office:value="78036" calcext:value-type="float">
            <text:p>78036</text:p>
          </table:table-cell>
          <table:table-cell table:formula="of:=VLOOKUP([.B159];[$Продукция.A:.E]; 2; 0)" office:value-type="string" office:string-value="банкетка" calcext:value-type="string">
            <text:p>банкетка</text:p>
          </table:table-cell>
          <table:table-cell table:formula="of:=VLOOKUP([.C159];[$Материал.A:.D]; 2; 0)" office:value-type="string" office:string-value="дерево" calcext:value-type="string">
            <text:p>дерево</text:p>
          </table:table-cell>
          <table:table-cell table:formula="of:=VLOOKUP([.C159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5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7</text:p>
          </table:table-cell>
          <table:table-cell office:value-type="float" office:value="52" calcext:value-type="float">
            <text:p>52</text:p>
          </table:table-cell>
          <table:table-cell office:value-type="float" office:value="678" calcext:value-type="float">
            <text:p>678</text:p>
          </table:table-cell>
          <table:table-cell table:formula="of:=[.D160]*[.E160]" office:value-type="float" office:value="35256" calcext:value-type="float">
            <text:p>35256</text:p>
          </table:table-cell>
          <table:table-cell table:formula="of:=VLOOKUP([.B160];[$Продукция.A:.E]; 2; 0)" office:value-type="string" office:string-value="зеркало" calcext:value-type="string">
            <text:p>зеркало</text:p>
          </table:table-cell>
          <table:table-cell table:formula="of:=VLOOKUP([.C160];[$Материал.A:.D]; 2; 0)" office:value-type="string" office:string-value="дерево" calcext:value-type="string">
            <text:p>дерево</text:p>
          </table:table-cell>
          <table:table-cell table:formula="of:=VLOOKUP([.C16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0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1</text:p>
          </table:table-cell>
          <table:table-cell office:value-type="float" office:value="163" calcext:value-type="float">
            <text:p>163</text:p>
          </table:table-cell>
          <table:table-cell office:value-type="float" office:value="567" calcext:value-type="float">
            <text:p>567</text:p>
          </table:table-cell>
          <table:table-cell table:formula="of:=[.D161]*[.E161]" office:value-type="float" office:value="92421" calcext:value-type="float">
            <text:p>92421</text:p>
          </table:table-cell>
          <table:table-cell table:formula="of:=VLOOKUP([.B161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161];[$Материал.A:.D]; 2; 0)" office:value-type="string" office:string-value="металл" calcext:value-type="string">
            <text:p>металл</text:p>
          </table:table-cell>
          <table:table-cell table:formula="of:=VLOOKUP([.C16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1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8</text:p>
          </table:table-cell>
          <table:table-cell office:value-type="float" office:value="180" calcext:value-type="float">
            <text:p>180</text:p>
          </table:table-cell>
          <table:table-cell office:value-type="float" office:value="722" calcext:value-type="float">
            <text:p>722</text:p>
          </table:table-cell>
          <table:table-cell table:formula="of:=[.D162]*[.E162]" office:value-type="float" office:value="129960" calcext:value-type="float">
            <text:p>129960</text:p>
          </table:table-cell>
          <table:table-cell table:formula="of:=VLOOKUP([.B162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162];[$Материал.A:.D]; 2; 0)" office:value-type="string" office:string-value="дерево" calcext:value-type="string">
            <text:p>дерево</text:p>
          </table:table-cell>
          <table:table-cell table:formula="of:=VLOOKUP([.C16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2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34</text:p>
          </table:table-cell>
          <table:table-cell office:value-type="float" office:value="26" calcext:value-type="float">
            <text:p>26</text:p>
          </table:table-cell>
          <table:table-cell office:value-type="float" office:value="870" calcext:value-type="float">
            <text:p>870</text:p>
          </table:table-cell>
          <table:table-cell table:formula="of:=[.D163]*[.E163]" office:value-type="float" office:value="22620" calcext:value-type="float">
            <text:p>22620</text:p>
          </table:table-cell>
          <table:table-cell table:formula="of:=VLOOKUP([.B163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163];[$Материал.A:.D]; 2; 0)" office:value-type="string" office:string-value="стекло" calcext:value-type="string">
            <text:p>стекло</text:p>
          </table:table-cell>
          <table:table-cell table:formula="of:=VLOOKUP([.C16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43</text:p>
          </table:table-cell>
          <table:table-cell office:value-type="float" office:value="168" calcext:value-type="float">
            <text:p>168</text:p>
          </table:table-cell>
          <table:table-cell office:value-type="float" office:value="1171" calcext:value-type="float">
            <text:p>1171</text:p>
          </table:table-cell>
          <table:table-cell table:formula="of:=[.D164]*[.E164]" office:value-type="float" office:value="196728" calcext:value-type="float">
            <text:p>196728</text:p>
          </table:table-cell>
          <table:table-cell table:formula="of:=VLOOKUP([.B164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164];[$Материал.A:.D]; 2; 0)" office:value-type="string" office:string-value="дерево" calcext:value-type="string">
            <text:p>дерево</text:p>
          </table:table-cell>
          <table:table-cell table:formula="of:=VLOOKUP([.C164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4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7</text:p>
          </table:table-cell>
          <table:table-cell office:value-type="float" office:value="54" calcext:value-type="float">
            <text:p>54</text:p>
          </table:table-cell>
          <table:table-cell office:value-type="float" office:value="641" calcext:value-type="float">
            <text:p>641</text:p>
          </table:table-cell>
          <table:table-cell table:formula="of:=[.D165]*[.E165]" office:value-type="float" office:value="34614" calcext:value-type="float">
            <text:p>34614</text:p>
          </table:table-cell>
          <table:table-cell table:formula="of:=VLOOKUP([.B165];[$Продукция.A:.E]; 2; 0)" office:value-type="string" office:string-value="вешалка" calcext:value-type="string">
            <text:p>вешалка</text:p>
          </table:table-cell>
          <table:table-cell table:formula="of:=VLOOKUP([.C165];[$Материал.A:.D]; 2; 0)" office:value-type="string" office:string-value="дерево" calcext:value-type="string">
            <text:p>дерево</text:p>
          </table:table-cell>
          <table:table-cell table:formula="of:=VLOOKUP([.C16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5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4</text:p>
          </table:table-cell>
          <table:table-cell office:value-type="float" office:value="113" calcext:value-type="float">
            <text:p>113</text:p>
          </table:table-cell>
          <table:table-cell office:value-type="float" office:value="529" calcext:value-type="float">
            <text:p>529</text:p>
          </table:table-cell>
          <table:table-cell table:formula="of:=[.D166]*[.E166]" office:value-type="float" office:value="59777" calcext:value-type="float">
            <text:p>59777</text:p>
          </table:table-cell>
          <table:table-cell table:formula="of:=VLOOKUP([.B166];[$Продукция.A:.E]; 2; 0)" office:value-type="string" office:string-value="стул барный" calcext:value-type="string">
            <text:p>стул барный</text:p>
          </table:table-cell>
          <table:table-cell table:formula="of:=VLOOKUP([.C166];[$Материал.A:.D]; 2; 0)" office:value-type="string" office:string-value="дерево" calcext:value-type="string">
            <text:p>дерево</text:p>
          </table:table-cell>
          <table:table-cell table:formula="of:=VLOOKUP([.C16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6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5</text:p>
          </table:table-cell>
          <table:table-cell office:value-type="float" office:value="86" calcext:value-type="float">
            <text:p>86</text:p>
          </table:table-cell>
          <table:table-cell office:value-type="float" office:value="925" calcext:value-type="float">
            <text:p>925</text:p>
          </table:table-cell>
          <table:table-cell table:formula="of:=[.D167]*[.E167]" office:value-type="float" office:value="79550" calcext:value-type="float">
            <text:p>79550</text:p>
          </table:table-cell>
          <table:table-cell table:formula="of:=VLOOKUP([.B167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167];[$Материал.A:.D]; 2; 0)" office:value-type="string" office:string-value="дерево" calcext:value-type="string">
            <text:p>дерево</text:p>
          </table:table-cell>
          <table:table-cell table:formula="of:=VLOOKUP([.C16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7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7</text:p>
          </table:table-cell>
          <table:table-cell office:value-type="float" office:value="122" calcext:value-type="float">
            <text:p>122</text:p>
          </table:table-cell>
          <table:table-cell office:value-type="float" office:value="1209" calcext:value-type="float">
            <text:p>1209</text:p>
          </table:table-cell>
          <table:table-cell table:formula="of:=[.D168]*[.E168]" office:value-type="float" office:value="147498" calcext:value-type="float">
            <text:p>147498</text:p>
          </table:table-cell>
          <table:table-cell table:formula="of:=VLOOKUP([.B168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168];[$Материал.A:.D]; 2; 0)" office:value-type="string" office:string-value="дерево" calcext:value-type="string">
            <text:p>дерево</text:p>
          </table:table-cell>
          <table:table-cell table:formula="of:=VLOOKUP([.C168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8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4</text:p>
          </table:table-cell>
          <table:table-cell office:value-type="float" office:value="109" calcext:value-type="float">
            <text:p>109</text:p>
          </table:table-cell>
          <table:table-cell office:value-type="float" office:value="811" calcext:value-type="float">
            <text:p>811</text:p>
          </table:table-cell>
          <table:table-cell table:formula="of:=[.D169]*[.E169]" office:value-type="float" office:value="88399" calcext:value-type="float">
            <text:p>88399</text:p>
          </table:table-cell>
          <table:table-cell table:formula="of:=VLOOKUP([.B169];[$Продукция.A:.E]; 2; 0)" office:value-type="string" office:string-value="кресло-стол" calcext:value-type="string">
            <text:p>кресло-стол</text:p>
          </table:table-cell>
          <table:table-cell table:formula="of:=VLOOKUP([.C169];[$Материал.A:.D]; 2; 0)" office:value-type="string" office:string-value="стекло" calcext:value-type="string">
            <text:p>стекло</text:p>
          </table:table-cell>
          <table:table-cell table:formula="of:=VLOOKUP([.C16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69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0</text:p>
          </table:table-cell>
          <table:table-cell office:value-type="float" office:value="197" calcext:value-type="float">
            <text:p>197</text:p>
          </table:table-cell>
          <table:table-cell office:value-type="float" office:value="703" calcext:value-type="float">
            <text:p>703</text:p>
          </table:table-cell>
          <table:table-cell table:formula="of:=[.D170]*[.E170]" office:value-type="float" office:value="138491" calcext:value-type="float">
            <text:p>138491</text:p>
          </table:table-cell>
          <table:table-cell table:formula="of:=VLOOKUP([.B170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170];[$Материал.A:.D]; 2; 0)" office:value-type="string" office:string-value="дерево" calcext:value-type="string">
            <text:p>дерево</text:p>
          </table:table-cell>
          <table:table-cell table:formula="of:=VLOOKUP([.C17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8</text:p>
          </table:table-cell>
          <table:table-cell office:value-type="float" office:value="120" calcext:value-type="float">
            <text:p>120</text:p>
          </table:table-cell>
          <table:table-cell office:value-type="float" office:value="1192" calcext:value-type="float">
            <text:p>1192</text:p>
          </table:table-cell>
          <table:table-cell table:formula="of:=[.D171]*[.E171]" office:value-type="float" office:value="143040" calcext:value-type="float">
            <text:p>143040</text:p>
          </table:table-cell>
          <table:table-cell table:formula="of:=VLOOKUP([.B171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171];[$Материал.A:.D]; 2; 0)" office:value-type="string" office:string-value="дерево" calcext:value-type="string">
            <text:p>дерево</text:p>
          </table:table-cell>
          <table:table-cell table:formula="of:=VLOOKUP([.C171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1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30</text:p>
          </table:table-cell>
          <table:table-cell office:value-type="float" office:value="87" calcext:value-type="float">
            <text:p>87</text:p>
          </table:table-cell>
          <table:table-cell office:value-type="float" office:value="1025" calcext:value-type="float">
            <text:p>1025</text:p>
          </table:table-cell>
          <table:table-cell table:formula="of:=[.D172]*[.E172]" office:value-type="float" office:value="89175" calcext:value-type="float">
            <text:p>89175</text:p>
          </table:table-cell>
          <table:table-cell table:formula="of:=VLOOKUP([.B172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172];[$Материал.A:.D]; 2; 0)" office:value-type="string" office:string-value="фанера" calcext:value-type="string">
            <text:p>фанера</text:p>
          </table:table-cell>
          <table:table-cell table:formula="of:=VLOOKUP([.C17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2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5</text:p>
          </table:table-cell>
          <table:table-cell office:value-type="float" office:value="153" calcext:value-type="float">
            <text:p>153</text:p>
          </table:table-cell>
          <table:table-cell office:value-type="float" office:value="1242" calcext:value-type="float">
            <text:p>1242</text:p>
          </table:table-cell>
          <table:table-cell table:formula="of:=[.D173]*[.E173]" office:value-type="float" office:value="190026" calcext:value-type="float">
            <text:p>190026</text:p>
          </table:table-cell>
          <table:table-cell table:formula="of:=VLOOKUP([.B173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173];[$Материал.A:.D]; 2; 0)" office:value-type="string" office:string-value="дерево" calcext:value-type="string">
            <text:p>дерево</text:p>
          </table:table-cell>
          <table:table-cell table:formula="of:=VLOOKUP([.C173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3</text:p>
          </table:table-cell>
          <table:table-cell office:value-type="float" office:value="116" calcext:value-type="float">
            <text:p>116</text:p>
          </table:table-cell>
          <table:table-cell office:value-type="float" office:value="805" calcext:value-type="float">
            <text:p>805</text:p>
          </table:table-cell>
          <table:table-cell table:formula="of:=[.D174]*[.E174]" office:value-type="float" office:value="93380" calcext:value-type="float">
            <text:p>93380</text:p>
          </table:table-cell>
          <table:table-cell table:formula="of:=VLOOKUP([.B174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174];[$Материал.A:.D]; 2; 0)" office:value-type="string" office:string-value="стекло" calcext:value-type="string">
            <text:p>стекло</text:p>
          </table:table-cell>
          <table:table-cell table:formula="of:=VLOOKUP([.C17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4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7</text:p>
          </table:table-cell>
          <table:table-cell office:value-type="float" office:value="127" calcext:value-type="float">
            <text:p>127</text:p>
          </table:table-cell>
          <table:table-cell office:value-type="float" office:value="812" calcext:value-type="float">
            <text:p>812</text:p>
          </table:table-cell>
          <table:table-cell table:formula="of:=[.D175]*[.E175]" office:value-type="float" office:value="103124" calcext:value-type="float">
            <text:p>103124</text:p>
          </table:table-cell>
          <table:table-cell table:formula="of:=VLOOKUP([.B175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175];[$Материал.A:.D]; 2; 0)" office:value-type="string" office:string-value="дерево" calcext:value-type="string">
            <text:p>дерево</text:p>
          </table:table-cell>
          <table:table-cell table:formula="of:=VLOOKUP([.C17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5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</text:p>
          </table:table-cell>
          <table:table-cell office:value-type="float" office:value="83" calcext:value-type="float">
            <text:p>83</text:p>
          </table:table-cell>
          <table:table-cell office:value-type="float" office:value="1188" calcext:value-type="float">
            <text:p>1188</text:p>
          </table:table-cell>
          <table:table-cell table:formula="of:=[.D176]*[.E176]" office:value-type="float" office:value="98604" calcext:value-type="float">
            <text:p>98604</text:p>
          </table:table-cell>
          <table:table-cell table:formula="of:=VLOOKUP([.B176];[$Продукция.A:.E]; 2; 0)" office:value-type="string" office:string-value="полукресло" calcext:value-type="string">
            <text:p>полукресло</text:p>
          </table:table-cell>
          <table:table-cell table:formula="of:=VLOOKUP([.C176];[$Материал.A:.D]; 2; 0)" office:value-type="string" office:string-value="стекло" calcext:value-type="string">
            <text:p>стекло</text:p>
          </table:table-cell>
          <table:table-cell table:formula="of:=VLOOKUP([.C17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6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formula="of:=[.D177]*[.E177]" office:value-type="float" office:value="90828" calcext:value-type="float">
            <text:p>90828</text:p>
          </table:table-cell>
          <table:table-cell table:formula="of:=VLOOKUP([.B177];[$Продукция.A:.E]; 2; 0)" office:value-type="string" office:string-value="пуф" calcext:value-type="string">
            <text:p>пуф</text:p>
          </table:table-cell>
          <table:table-cell table:formula="of:=VLOOKUP([.C177];[$Материал.A:.D]; 2; 0)" office:value-type="string" office:string-value="дерево" calcext:value-type="string">
            <text:p>дерево</text:p>
          </table:table-cell>
          <table:table-cell table:formula="of:=VLOOKUP([.C17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7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8</text:p>
          </table:table-cell>
          <table:table-cell office:value-type="float" office:value="167" calcext:value-type="float">
            <text:p>167</text:p>
          </table:table-cell>
          <table:table-cell office:value-type="float" office:value="1397" calcext:value-type="float">
            <text:p>1397</text:p>
          </table:table-cell>
          <table:table-cell table:formula="of:=[.D178]*[.E178]" office:value-type="float" office:value="233299" calcext:value-type="float">
            <text:p>233299</text:p>
          </table:table-cell>
          <table:table-cell table:formula="of:=VLOOKUP([.B178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178];[$Материал.A:.D]; 2; 0)" office:value-type="string" office:string-value="дерево" calcext:value-type="string">
            <text:p>дерево</text:p>
          </table:table-cell>
          <table:table-cell table:formula="of:=VLOOKUP([.C178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8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1</text:p>
          </table:table-cell>
          <table:table-cell office:value-type="float" office:value="21" calcext:value-type="float">
            <text:p>21</text:p>
          </table:table-cell>
          <table:table-cell office:value-type="float" office:value="1254" calcext:value-type="float">
            <text:p>1254</text:p>
          </table:table-cell>
          <table:table-cell table:formula="of:=[.D179]*[.E179]" office:value-type="float" office:value="26334" calcext:value-type="float">
            <text:p>26334</text:p>
          </table:table-cell>
          <table:table-cell table:formula="of:=VLOOKUP([.B179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179];[$Материал.A:.D]; 2; 0)" office:value-type="string" office:string-value="фанера" calcext:value-type="string">
            <text:p>фанера</text:p>
          </table:table-cell>
          <table:table-cell table:formula="of:=VLOOKUP([.C179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79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40</text:p>
          </table:table-cell>
          <table:table-cell office:value-type="float" office:value="166" calcext:value-type="float">
            <text:p>166</text:p>
          </table:table-cell>
          <table:table-cell office:value-type="float" office:value="950" calcext:value-type="float">
            <text:p>950</text:p>
          </table:table-cell>
          <table:table-cell table:formula="of:=[.D180]*[.E180]" office:value-type="float" office:value="157700" calcext:value-type="float">
            <text:p>157700</text:p>
          </table:table-cell>
          <table:table-cell table:formula="of:=VLOOKUP([.B180];[$Продукция.A:.E]; 2; 0)" office:value-type="string" office:string-value="лавка" calcext:value-type="string">
            <text:p>лавка</text:p>
          </table:table-cell>
          <table:table-cell table:formula="of:=VLOOKUP([.C180];[$Материал.A:.D]; 2; 0)" office:value-type="string" office:string-value="дерево" calcext:value-type="string">
            <text:p>дерево</text:p>
          </table:table-cell>
          <table:table-cell table:formula="of:=VLOOKUP([.C18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0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5</text:p>
          </table:table-cell>
          <table:table-cell office:value-type="float" office:value="152" calcext:value-type="float">
            <text:p>152</text:p>
          </table:table-cell>
          <table:table-cell office:value-type="float" office:value="930" calcext:value-type="float">
            <text:p>930</text:p>
          </table:table-cell>
          <table:table-cell table:formula="of:=[.D181]*[.E181]" office:value-type="float" office:value="141360" calcext:value-type="float">
            <text:p>141360</text:p>
          </table:table-cell>
          <table:table-cell table:formula="of:=VLOOKUP([.B181];[$Продукция.A:.E]; 2; 0)" office:value-type="string" office:string-value="раскладушка" calcext:value-type="string">
            <text:p>раскладушка</text:p>
          </table:table-cell>
          <table:table-cell table:formula="of:=VLOOKUP([.C181];[$Материал.A:.D]; 2; 0)" office:value-type="string" office:string-value="стекло" calcext:value-type="string">
            <text:p>стекло</text:p>
          </table:table-cell>
          <table:table-cell table:formula="of:=VLOOKUP([.C18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1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4</text:p>
          </table:table-cell>
          <table:table-cell office:value-type="float" office:value="126" calcext:value-type="float">
            <text:p>126</text:p>
          </table:table-cell>
          <table:table-cell office:value-type="float" office:value="1008" calcext:value-type="float">
            <text:p>1008</text:p>
          </table:table-cell>
          <table:table-cell table:formula="of:=[.D182]*[.E182]" office:value-type="float" office:value="127008" calcext:value-type="float">
            <text:p>127008</text:p>
          </table:table-cell>
          <table:table-cell table:formula="of:=VLOOKUP([.B182];[$Продукция.A:.E]; 2; 0)" office:value-type="string" office:string-value="бюро" calcext:value-type="string">
            <text:p>бюро</text:p>
          </table:table-cell>
          <table:table-cell table:formula="of:=VLOOKUP([.C182];[$Материал.A:.D]; 2; 0)" office:value-type="string" office:string-value="дерево" calcext:value-type="string">
            <text:p>дерево</text:p>
          </table:table-cell>
          <table:table-cell table:formula="of:=VLOOKUP([.C18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2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40</text:p>
          </table:table-cell>
          <table:table-cell office:value-type="float" office:value="173" calcext:value-type="float">
            <text:p>173</text:p>
          </table:table-cell>
          <table:table-cell office:value-type="float" office:value="540" calcext:value-type="float">
            <text:p>540</text:p>
          </table:table-cell>
          <table:table-cell table:formula="of:=[.D183]*[.E183]" office:value-type="float" office:value="93420" calcext:value-type="float">
            <text:p>93420</text:p>
          </table:table-cell>
          <table:table-cell table:formula="of:=VLOOKUP([.B183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183];[$Материал.A:.D]; 2; 0)" office:value-type="string" office:string-value="дерево" calcext:value-type="string">
            <text:p>дерево</text:p>
          </table:table-cell>
          <table:table-cell table:formula="of:=VLOOKUP([.C18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3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737" calcext:value-type="float">
            <text:p>737</text:p>
          </table:table-cell>
          <table:table-cell table:formula="of:=[.D184]*[.E184]" office:value-type="float" office:value="24321" calcext:value-type="float">
            <text:p>24321</text:p>
          </table:table-cell>
          <table:table-cell table:formula="of:=VLOOKUP([.B184];[$Продукция.A:.E]; 2; 0)" office:value-type="string" office:string-value="столик" calcext:value-type="string">
            <text:p>столик</text:p>
          </table:table-cell>
          <table:table-cell table:formula="of:=VLOOKUP([.C184];[$Материал.A:.D]; 2; 0)" office:value-type="string" office:string-value="дерево" calcext:value-type="string">
            <text:p>дерево</text:p>
          </table:table-cell>
          <table:table-cell table:formula="of:=VLOOKUP([.C184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4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8</text:p>
          </table:table-cell>
          <table:table-cell office:value-type="float" office:value="84" calcext:value-type="float">
            <text:p>84</text:p>
          </table:table-cell>
          <table:table-cell office:value-type="float" office:value="886" calcext:value-type="float">
            <text:p>886</text:p>
          </table:table-cell>
          <table:table-cell table:formula="of:=[.D185]*[.E185]" office:value-type="float" office:value="74424" calcext:value-type="float">
            <text:p>74424</text:p>
          </table:table-cell>
          <table:table-cell table:formula="of:=VLOOKUP([.B185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185];[$Материал.A:.D]; 2; 0)" office:value-type="string" office:string-value="дерево" calcext:value-type="string">
            <text:p>дерево</text:p>
          </table:table-cell>
          <table:table-cell table:formula="of:=VLOOKUP([.C185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5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5</text:p>
          </table:table-cell>
          <table:table-cell office:value-type="float" office:value="183" calcext:value-type="float">
            <text:p>183</text:p>
          </table:table-cell>
          <table:table-cell office:value-type="float" office:value="544" calcext:value-type="float">
            <text:p>544</text:p>
          </table:table-cell>
          <table:table-cell table:formula="of:=[.D186]*[.E186]" office:value-type="float" office:value="99552" calcext:value-type="float">
            <text:p>99552</text:p>
          </table:table-cell>
          <table:table-cell table:formula="of:=VLOOKUP([.B186];[$Продукция.A:.E]; 2; 0)" office:value-type="string" office:string-value="полукресло" calcext:value-type="string">
            <text:p>полукресло</text:p>
          </table:table-cell>
          <table:table-cell table:formula="of:=VLOOKUP([.C186];[$Материал.A:.D]; 2; 0)" office:value-type="string" office:string-value="стекло" calcext:value-type="string">
            <text:p>стекло</text:p>
          </table:table-cell>
          <table:table-cell table:formula="of:=VLOOKUP([.C186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9</text:p>
          </table:table-cell>
          <table:table-cell office:value-type="float" office:value="127" calcext:value-type="float">
            <text:p>127</text:p>
          </table:table-cell>
          <table:table-cell office:value-type="float" office:value="573" calcext:value-type="float">
            <text:p>573</text:p>
          </table:table-cell>
          <table:table-cell table:formula="of:=[.D187]*[.E187]" office:value-type="float" office:value="72771" calcext:value-type="float">
            <text:p>72771</text:p>
          </table:table-cell>
          <table:table-cell table:formula="of:=VLOOKUP([.B187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187];[$Материал.A:.D]; 2; 0)" office:value-type="string" office:string-value="дерево" calcext:value-type="string">
            <text:p>дерево</text:p>
          </table:table-cell>
          <table:table-cell table:formula="of:=VLOOKUP([.C187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7</text:p>
          </table:table-cell>
          <table:table-cell office:value-type="float" office:value="151" calcext:value-type="float">
            <text:p>151</text:p>
          </table:table-cell>
          <table:table-cell office:value-type="float" office:value="768" calcext:value-type="float">
            <text:p>768</text:p>
          </table:table-cell>
          <table:table-cell table:formula="of:=[.D188]*[.E188]" office:value-type="float" office:value="115968" calcext:value-type="float">
            <text:p>115968</text:p>
          </table:table-cell>
          <table:table-cell table:formula="of:=VLOOKUP([.B188];[$Продукция.A:.E]; 2; 0)" office:value-type="string" office:string-value="буфет" calcext:value-type="string">
            <text:p>буфет</text:p>
          </table:table-cell>
          <table:table-cell table:formula="of:=VLOOKUP([.C188];[$Материал.A:.D]; 2; 0)" office:value-type="string" office:string-value="дерево" calcext:value-type="string">
            <text:p>дерево</text:p>
          </table:table-cell>
          <table:table-cell table:formula="of:=VLOOKUP([.C18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8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4</text:p>
          </table:table-cell>
          <table:table-cell office:value-type="float" office:value="172" calcext:value-type="float">
            <text:p>172</text:p>
          </table:table-cell>
          <table:table-cell office:value-type="float" office:value="870" calcext:value-type="float">
            <text:p>870</text:p>
          </table:table-cell>
          <table:table-cell table:formula="of:=[.D189]*[.E189]" office:value-type="float" office:value="149640" calcext:value-type="float">
            <text:p>149640</text:p>
          </table:table-cell>
          <table:table-cell table:formula="of:=VLOOKUP([.B189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189];[$Материал.A:.D]; 2; 0)" office:value-type="string" office:string-value="стекло" calcext:value-type="string">
            <text:p>стекло</text:p>
          </table:table-cell>
          <table:table-cell table:formula="of:=VLOOKUP([.C18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8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472" calcext:value-type="float">
            <text:p>1472</text:p>
          </table:table-cell>
          <table:table-cell table:formula="of:=[.D190]*[.E190]" office:value-type="float" office:value="80960" calcext:value-type="float">
            <text:p>80960</text:p>
          </table:table-cell>
          <table:table-cell table:formula="of:=VLOOKUP([.B190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190];[$Материал.A:.D]; 2; 0)" office:value-type="string" office:string-value="дерево" calcext:value-type="string">
            <text:p>дерево</text:p>
          </table:table-cell>
          <table:table-cell table:formula="of:=VLOOKUP([.C190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0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084" calcext:value-type="float">
            <text:p>1084</text:p>
          </table:table-cell>
          <table:table-cell table:formula="of:=[.D191]*[.E191]" office:value-type="float" office:value="27100" calcext:value-type="float">
            <text:p>27100</text:p>
          </table:table-cell>
          <table:table-cell table:formula="of:=VLOOKUP([.B191];[$Продукция.A:.E]; 2; 0)" office:value-type="string" office:string-value="полукресло" calcext:value-type="string">
            <text:p>полукресло</text:p>
          </table:table-cell>
          <table:table-cell table:formula="of:=VLOOKUP([.C191];[$Материал.A:.D]; 2; 0)" office:value-type="string" office:string-value="дерево" calcext:value-type="string">
            <text:p>дерево</text:p>
          </table:table-cell>
          <table:table-cell table:formula="of:=VLOOKUP([.C19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1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43</text:p>
          </table:table-cell>
          <table:table-cell office:value-type="float" office:value="183" calcext:value-type="float">
            <text:p>183</text:p>
          </table:table-cell>
          <table:table-cell office:value-type="float" office:value="1487" calcext:value-type="float">
            <text:p>1487</text:p>
          </table:table-cell>
          <table:table-cell table:formula="of:=[.D192]*[.E192]" office:value-type="float" office:value="272121" calcext:value-type="float">
            <text:p>272121</text:p>
          </table:table-cell>
          <table:table-cell table:formula="of:=VLOOKUP([.B192];[$Продукция.A:.E]; 2; 0)" office:value-type="string" office:string-value="раскладушка" calcext:value-type="string">
            <text:p>раскладушка</text:p>
          </table:table-cell>
          <table:table-cell table:formula="of:=VLOOKUP([.C192];[$Материал.A:.D]; 2; 0)" office:value-type="string" office:string-value="дерево" calcext:value-type="string">
            <text:p>дерево</text:p>
          </table:table-cell>
          <table:table-cell table:formula="of:=VLOOKUP([.C19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4</text:p>
          </table:table-cell>
          <table:table-cell office:value-type="float" office:value="115" calcext:value-type="float">
            <text:p>115</text:p>
          </table:table-cell>
          <table:table-cell office:value-type="float" office:value="543" calcext:value-type="float">
            <text:p>543</text:p>
          </table:table-cell>
          <table:table-cell table:formula="of:=[.D193]*[.E193]" office:value-type="float" office:value="62445" calcext:value-type="float">
            <text:p>62445</text:p>
          </table:table-cell>
          <table:table-cell table:formula="of:=VLOOKUP([.B193];[$Продукция.A:.E]; 2; 0)" office:value-type="string" office:string-value="стенка" calcext:value-type="string">
            <text:p>стенка</text:p>
          </table:table-cell>
          <table:table-cell table:formula="of:=VLOOKUP([.C193];[$Материал.A:.D]; 2; 0)" office:value-type="string" office:string-value="дерево" calcext:value-type="string">
            <text:p>дерево</text:p>
          </table:table-cell>
          <table:table-cell table:formula="of:=VLOOKUP([.C19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3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7</text:p>
          </table:table-cell>
          <table:table-cell office:value-type="float" office:value="103" calcext:value-type="float">
            <text:p>103</text:p>
          </table:table-cell>
          <table:table-cell office:value-type="float" office:value="1333" calcext:value-type="float">
            <text:p>1333</text:p>
          </table:table-cell>
          <table:table-cell table:formula="of:=[.D194]*[.E194]" office:value-type="float" office:value="137299" calcext:value-type="float">
            <text:p>137299</text:p>
          </table:table-cell>
          <table:table-cell table:formula="of:=VLOOKUP([.B194];[$Продукция.A:.E]; 2; 0)" office:value-type="string" office:string-value="буфет" calcext:value-type="string">
            <text:p>буфет</text:p>
          </table:table-cell>
          <table:table-cell table:formula="of:=VLOOKUP([.C194];[$Материал.A:.D]; 2; 0)" office:value-type="string" office:string-value="стекло" calcext:value-type="string">
            <text:p>стекло</text:p>
          </table:table-cell>
          <table:table-cell table:formula="of:=VLOOKUP([.C19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4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0</text:p>
          </table:table-cell>
          <table:table-cell office:value-type="float" office:value="176" calcext:value-type="float">
            <text:p>176</text:p>
          </table:table-cell>
          <table:table-cell office:value-type="float" office:value="944" calcext:value-type="float">
            <text:p>944</text:p>
          </table:table-cell>
          <table:table-cell table:formula="of:=[.D195]*[.E195]" office:value-type="float" office:value="166144" calcext:value-type="float">
            <text:p>166144</text:p>
          </table:table-cell>
          <table:table-cell table:formula="of:=VLOOKUP([.B195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195];[$Материал.A:.D]; 2; 0)" office:value-type="string" office:string-value="дерево" calcext:value-type="string">
            <text:p>дерево</text:p>
          </table:table-cell>
          <table:table-cell table:formula="of:=VLOOKUP([.C19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5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43</text:p>
          </table:table-cell>
          <table:table-cell office:value-type="float" office:value="171" calcext:value-type="float">
            <text:p>171</text:p>
          </table:table-cell>
          <table:table-cell office:value-type="float" office:value="935" calcext:value-type="float">
            <text:p>935</text:p>
          </table:table-cell>
          <table:table-cell table:formula="of:=[.D196]*[.E196]" office:value-type="float" office:value="159885" calcext:value-type="float">
            <text:p>159885</text:p>
          </table:table-cell>
          <table:table-cell table:formula="of:=VLOOKUP([.B196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196];[$Материал.A:.D]; 2; 0)" office:value-type="string" office:string-value="дерево" calcext:value-type="string">
            <text:p>дерево</text:p>
          </table:table-cell>
          <table:table-cell table:formula="of:=VLOOKUP([.C19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6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6</text:p>
          </table:table-cell>
          <table:table-cell office:value-type="float" office:value="108" calcext:value-type="float">
            <text:p>108</text:p>
          </table:table-cell>
          <table:table-cell office:value-type="float" office:value="806" calcext:value-type="float">
            <text:p>806</text:p>
          </table:table-cell>
          <table:table-cell table:formula="of:=[.D197]*[.E197]" office:value-type="float" office:value="87048" calcext:value-type="float">
            <text:p>87048</text:p>
          </table:table-cell>
          <table:table-cell table:formula="of:=VLOOKUP([.B197];[$Продукция.A:.E]; 2; 0)" office:value-type="string" office:string-value="бар" calcext:value-type="string">
            <text:p>бар</text:p>
          </table:table-cell>
          <table:table-cell table:formula="of:=VLOOKUP([.C197];[$Материал.A:.D]; 2; 0)" office:value-type="string" office:string-value="дерево" calcext:value-type="string">
            <text:p>дерево</text:p>
          </table:table-cell>
          <table:table-cell table:formula="of:=VLOOKUP([.C19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7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7</text:p>
          </table:table-cell>
          <table:table-cell office:value-type="float" office:value="47" calcext:value-type="float">
            <text:p>47</text:p>
          </table:table-cell>
          <table:table-cell office:value-type="float" office:value="925" calcext:value-type="float">
            <text:p>925</text:p>
          </table:table-cell>
          <table:table-cell table:formula="of:=[.D198]*[.E198]" office:value-type="float" office:value="43475" calcext:value-type="float">
            <text:p>43475</text:p>
          </table:table-cell>
          <table:table-cell table:formula="of:=VLOOKUP([.B198];[$Продукция.A:.E]; 2; 0)" office:value-type="string" office:string-value="кровать" calcext:value-type="string">
            <text:p>кровать</text:p>
          </table:table-cell>
          <table:table-cell table:formula="of:=VLOOKUP([.C198];[$Материал.A:.D]; 2; 0)" office:value-type="string" office:string-value="стекло" calcext:value-type="string">
            <text:p>стекло</text:p>
          </table:table-cell>
          <table:table-cell table:formula="of:=VLOOKUP([.C19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8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6</text:p>
          </table:table-cell>
          <table:table-cell office:value-type="float" office:value="108" calcext:value-type="float">
            <text:p>108</text:p>
          </table:table-cell>
          <table:table-cell office:value-type="float" office:value="1219" calcext:value-type="float">
            <text:p>1219</text:p>
          </table:table-cell>
          <table:table-cell table:formula="of:=[.D199]*[.E199]" office:value-type="float" office:value="131652" calcext:value-type="float">
            <text:p>131652</text:p>
          </table:table-cell>
          <table:table-cell table:formula="of:=VLOOKUP([.B199];[$Продукция.A:.E]; 2; 0)" office:value-type="string" office:string-value="бюро" calcext:value-type="string">
            <text:p>бюро</text:p>
          </table:table-cell>
          <table:table-cell table:formula="of:=VLOOKUP([.C199];[$Материал.A:.D]; 2; 0)" office:value-type="string" office:string-value="стекло" calcext:value-type="string">
            <text:p>стекло</text:p>
          </table:table-cell>
          <table:table-cell table:formula="of:=VLOOKUP([.C19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199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6</text:p>
          </table:table-cell>
          <table:table-cell office:value-type="float" office:value="198" calcext:value-type="float">
            <text:p>198</text:p>
          </table:table-cell>
          <table:table-cell office:value-type="float" office:value="511" calcext:value-type="float">
            <text:p>511</text:p>
          </table:table-cell>
          <table:table-cell table:formula="of:=[.D200]*[.E200]" office:value-type="float" office:value="101178" calcext:value-type="float">
            <text:p>101178</text:p>
          </table:table-cell>
          <table:table-cell table:formula="of:=VLOOKUP([.B200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200];[$Материал.A:.D]; 2; 0)" office:value-type="string" office:string-value="дерево" calcext:value-type="string">
            <text:p>дерево</text:p>
          </table:table-cell>
          <table:table-cell table:formula="of:=VLOOKUP([.C200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0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6</text:p>
          </table:table-cell>
          <table:table-cell office:value-type="float" office:value="79" calcext:value-type="float">
            <text:p>79</text:p>
          </table:table-cell>
          <table:table-cell office:value-type="float" office:value="838" calcext:value-type="float">
            <text:p>838</text:p>
          </table:table-cell>
          <table:table-cell table:formula="of:=[.D201]*[.E201]" office:value-type="float" office:value="66202" calcext:value-type="float">
            <text:p>66202</text:p>
          </table:table-cell>
          <table:table-cell table:formula="of:=VLOOKUP([.B201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201];[$Материал.A:.D]; 2; 0)" office:value-type="string" office:string-value="дерево" calcext:value-type="string">
            <text:p>дерево</text:p>
          </table:table-cell>
          <table:table-cell table:formula="of:=VLOOKUP([.C20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1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194" calcext:value-type="float">
            <text:p>1194</text:p>
          </table:table-cell>
          <table:table-cell table:formula="of:=[.D202]*[.E202]" office:value-type="float" office:value="52536" calcext:value-type="float">
            <text:p>52536</text:p>
          </table:table-cell>
          <table:table-cell table:formula="of:=VLOOKUP([.B202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202];[$Материал.A:.D]; 2; 0)" office:value-type="string" office:string-value="дерево" calcext:value-type="string">
            <text:p>дерево</text:p>
          </table:table-cell>
          <table:table-cell table:formula="of:=VLOOKUP([.C20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2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5</text:p>
          </table:table-cell>
          <table:table-cell office:value-type="float" office:value="113" calcext:value-type="float">
            <text:p>113</text:p>
          </table:table-cell>
          <table:table-cell office:value-type="float" office:value="675" calcext:value-type="float">
            <text:p>675</text:p>
          </table:table-cell>
          <table:table-cell table:formula="of:=[.D203]*[.E203]" office:value-type="float" office:value="76275" calcext:value-type="float">
            <text:p>76275</text:p>
          </table:table-cell>
          <table:table-cell table:formula="of:=VLOOKUP([.B203];[$Продукция.A:.E]; 2; 0)" office:value-type="string" office:string-value="буфет" calcext:value-type="string">
            <text:p>буфет</text:p>
          </table:table-cell>
          <table:table-cell table:formula="of:=VLOOKUP([.C203];[$Материал.A:.D]; 2; 0)" office:value-type="string" office:string-value="стекло" calcext:value-type="string">
            <text:p>стекло</text:p>
          </table:table-cell>
          <table:table-cell table:formula="of:=VLOOKUP([.C20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9</text:p>
          </table:table-cell>
          <table:table-cell office:value-type="float" office:value="130" calcext:value-type="float">
            <text:p>130</text:p>
          </table:table-cell>
          <table:table-cell office:value-type="float" office:value="579" calcext:value-type="float">
            <text:p>579</text:p>
          </table:table-cell>
          <table:table-cell table:formula="of:=[.D204]*[.E204]" office:value-type="float" office:value="75270" calcext:value-type="float">
            <text:p>75270</text:p>
          </table:table-cell>
          <table:table-cell table:formula="of:=VLOOKUP([.B204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204];[$Материал.A:.D]; 2; 0)" office:value-type="string" office:string-value="фанера" calcext:value-type="string">
            <text:p>фанера</text:p>
          </table:table-cell>
          <table:table-cell table:formula="of:=VLOOKUP([.C204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4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</text:p>
          </table:table-cell>
          <table:table-cell office:value-type="float" office:value="138" calcext:value-type="float">
            <text:p>138</text:p>
          </table:table-cell>
          <table:table-cell office:value-type="float" office:value="1275" calcext:value-type="float">
            <text:p>1275</text:p>
          </table:table-cell>
          <table:table-cell table:formula="of:=[.D205]*[.E205]" office:value-type="float" office:value="175950" calcext:value-type="float">
            <text:p>175950</text:p>
          </table:table-cell>
          <table:table-cell table:formula="of:=VLOOKUP([.B205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205];[$Материал.A:.D]; 2; 0)" office:value-type="string" office:string-value="стекло" calcext:value-type="string">
            <text:p>стекло</text:p>
          </table:table-cell>
          <table:table-cell table:formula="of:=VLOOKUP([.C20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5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6</text:p>
          </table:table-cell>
          <table:table-cell office:value-type="float" office:value="144" calcext:value-type="float">
            <text:p>144</text:p>
          </table:table-cell>
          <table:table-cell office:value-type="float" office:value="565" calcext:value-type="float">
            <text:p>565</text:p>
          </table:table-cell>
          <table:table-cell table:formula="of:=[.D206]*[.E206]" office:value-type="float" office:value="81360" calcext:value-type="float">
            <text:p>81360</text:p>
          </table:table-cell>
          <table:table-cell table:formula="of:=VLOOKUP([.B206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206];[$Материал.A:.D]; 2; 0)" office:value-type="string" office:string-value="стекло" calcext:value-type="string">
            <text:p>стекло</text:p>
          </table:table-cell>
          <table:table-cell table:formula="of:=VLOOKUP([.C20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6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40</text:p>
          </table:table-cell>
          <table:table-cell office:value-type="float" office:value="76" calcext:value-type="float">
            <text:p>76</text:p>
          </table:table-cell>
          <table:table-cell office:value-type="float" office:value="1080" calcext:value-type="float">
            <text:p>1080</text:p>
          </table:table-cell>
          <table:table-cell table:formula="of:=[.D207]*[.E207]" office:value-type="float" office:value="82080" calcext:value-type="float">
            <text:p>82080</text:p>
          </table:table-cell>
          <table:table-cell table:formula="of:=VLOOKUP([.B207];[$Продукция.A:.E]; 2; 0)" office:value-type="string" office:string-value="гардероб" calcext:value-type="string">
            <text:p>гардероб</text:p>
          </table:table-cell>
          <table:table-cell table:formula="of:=VLOOKUP([.C207];[$Материал.A:.D]; 2; 0)" office:value-type="string" office:string-value="дерево" calcext:value-type="string">
            <text:p>дерево</text:p>
          </table:table-cell>
          <table:table-cell table:formula="of:=VLOOKUP([.C20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7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9</text:p>
          </table:table-cell>
          <table:table-cell office:value-type="float" office:value="42" calcext:value-type="float">
            <text:p>42</text:p>
          </table:table-cell>
          <table:table-cell office:value-type="float" office:value="960" calcext:value-type="float">
            <text:p>960</text:p>
          </table:table-cell>
          <table:table-cell table:formula="of:=[.D208]*[.E208]" office:value-type="float" office:value="40320" calcext:value-type="float">
            <text:p>40320</text:p>
          </table:table-cell>
          <table:table-cell table:formula="of:=VLOOKUP([.B208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208];[$Материал.A:.D]; 2; 0)" office:value-type="string" office:string-value="металл" calcext:value-type="string">
            <text:p>металл</text:p>
          </table:table-cell>
          <table:table-cell table:formula="of:=VLOOKUP([.C20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8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3</text:p>
          </table:table-cell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table:formula="of:=[.D209]*[.E209]" office:value-type="float" office:value="104000" calcext:value-type="float">
            <text:p>104000</text:p>
          </table:table-cell>
          <table:table-cell table:formula="of:=VLOOKUP([.B209];[$Продукция.A:.E]; 2; 0)" office:value-type="string" office:string-value="гарнитур" calcext:value-type="string">
            <text:p>гарнитур</text:p>
          </table:table-cell>
          <table:table-cell table:formula="of:=VLOOKUP([.C209];[$Материал.A:.D]; 2; 0)" office:value-type="string" office:string-value="стекло" calcext:value-type="string">
            <text:p>стекло</text:p>
          </table:table-cell>
          <table:table-cell table:formula="of:=VLOOKUP([.C20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09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17</text:p>
          </table:table-cell>
          <table:table-cell office:value-type="float" office:value="39" calcext:value-type="float">
            <text:p>39</text:p>
          </table:table-cell>
          <table:table-cell office:value-type="float" office:value="856" calcext:value-type="float">
            <text:p>856</text:p>
          </table:table-cell>
          <table:table-cell table:formula="of:=[.D210]*[.E210]" office:value-type="float" office:value="33384" calcext:value-type="float">
            <text:p>33384</text:p>
          </table:table-cell>
          <table:table-cell table:formula="of:=VLOOKUP([.B210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210];[$Материал.A:.D]; 2; 0)" office:value-type="string" office:string-value="дерево" calcext:value-type="string">
            <text:p>дерево</text:p>
          </table:table-cell>
          <table:table-cell table:formula="of:=VLOOKUP([.C21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0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8</text:p>
          </table:table-cell>
          <table:table-cell office:value-type="float" office:value="193" calcext:value-type="float">
            <text:p>193</text:p>
          </table:table-cell>
          <table:table-cell office:value-type="float" office:value="1012" calcext:value-type="float">
            <text:p>1012</text:p>
          </table:table-cell>
          <table:table-cell table:formula="of:=[.D211]*[.E211]" office:value-type="float" office:value="195316" calcext:value-type="float">
            <text:p>195316</text:p>
          </table:table-cell>
          <table:table-cell table:formula="of:=VLOOKUP([.B211];[$Продукция.A:.E]; 2; 0)" office:value-type="string" office:string-value="софа" calcext:value-type="string">
            <text:p>софа</text:p>
          </table:table-cell>
          <table:table-cell table:formula="of:=VLOOKUP([.C211];[$Материал.A:.D]; 2; 0)" office:value-type="string" office:string-value="дерево" calcext:value-type="string">
            <text:p>дерево</text:p>
          </table:table-cell>
          <table:table-cell table:formula="of:=VLOOKUP([.C21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1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7</text:p>
          </table:table-cell>
          <table:table-cell office:value-type="float" office:value="142" calcext:value-type="float">
            <text:p>142</text:p>
          </table:table-cell>
          <table:table-cell office:value-type="float" office:value="1233" calcext:value-type="float">
            <text:p>1233</text:p>
          </table:table-cell>
          <table:table-cell table:formula="of:=[.D212]*[.E212]" office:value-type="float" office:value="175086" calcext:value-type="float">
            <text:p>175086</text:p>
          </table:table-cell>
          <table:table-cell table:formula="of:=VLOOKUP([.B212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212];[$Материал.A:.D]; 2; 0)" office:value-type="string" office:string-value="дерево" calcext:value-type="string">
            <text:p>дерево</text:p>
          </table:table-cell>
          <table:table-cell table:formula="of:=VLOOKUP([.C21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2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7</text:p>
          </table:table-cell>
          <table:table-cell office:value-type="float" office:value="68" calcext:value-type="float">
            <text:p>68</text:p>
          </table:table-cell>
          <table:table-cell office:value-type="float" office:value="969" calcext:value-type="float">
            <text:p>969</text:p>
          </table:table-cell>
          <table:table-cell table:formula="of:=[.D213]*[.E213]" office:value-type="float" office:value="65892" calcext:value-type="float">
            <text:p>65892</text:p>
          </table:table-cell>
          <table:table-cell table:formula="of:=VLOOKUP([.B213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213];[$Материал.A:.D]; 2; 0)" office:value-type="string" office:string-value="дерево" calcext:value-type="string">
            <text:p>дерево</text:p>
          </table:table-cell>
          <table:table-cell table:formula="of:=VLOOKUP([.C21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3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4</text:p>
          </table:table-cell>
          <table:table-cell office:value-type="float" office:value="182" calcext:value-type="float">
            <text:p>182</text:p>
          </table:table-cell>
          <table:table-cell office:value-type="float" office:value="1408" calcext:value-type="float">
            <text:p>1408</text:p>
          </table:table-cell>
          <table:table-cell table:formula="of:=[.D214]*[.E214]" office:value-type="float" office:value="256256" calcext:value-type="float">
            <text:p>256256</text:p>
          </table:table-cell>
          <table:table-cell table:formula="of:=VLOOKUP([.B214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214];[$Материал.A:.D]; 2; 0)" office:value-type="string" office:string-value="стекло" calcext:value-type="string">
            <text:p>стекло</text:p>
          </table:table-cell>
          <table:table-cell table:formula="of:=VLOOKUP([.C21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4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1</text:p>
          </table:table-cell>
          <table:table-cell office:value-type="float" office:value="109" calcext:value-type="float">
            <text:p>109</text:p>
          </table:table-cell>
          <table:table-cell office:value-type="float" office:value="1409" calcext:value-type="float">
            <text:p>1409</text:p>
          </table:table-cell>
          <table:table-cell table:formula="of:=[.D215]*[.E215]" office:value-type="float" office:value="153581" calcext:value-type="float">
            <text:p>153581</text:p>
          </table:table-cell>
          <table:table-cell table:formula="of:=VLOOKUP([.B215];[$Продукция.A:.E]; 2; 0)" office:value-type="string" office:string-value="раскладушка" calcext:value-type="string">
            <text:p>раскладушка</text:p>
          </table:table-cell>
          <table:table-cell table:formula="of:=VLOOKUP([.C215];[$Материал.A:.D]; 2; 0)" office:value-type="string" office:string-value="фанера" calcext:value-type="string">
            <text:p>фанера</text:p>
          </table:table-cell>
          <table:table-cell table:formula="of:=VLOOKUP([.C21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5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8</text:p>
          </table:table-cell>
          <table:table-cell office:value-type="float" office:value="116" calcext:value-type="float">
            <text:p>116</text:p>
          </table:table-cell>
          <table:table-cell office:value-type="float" office:value="1132" calcext:value-type="float">
            <text:p>1132</text:p>
          </table:table-cell>
          <table:table-cell table:formula="of:=[.D216]*[.E216]" office:value-type="float" office:value="131312" calcext:value-type="float">
            <text:p>131312</text:p>
          </table:table-cell>
          <table:table-cell table:formula="of:=VLOOKUP([.B216];[$Продукция.A:.E]; 2; 0)" office:value-type="string" office:string-value="гардероб" calcext:value-type="string">
            <text:p>гардероб</text:p>
          </table:table-cell>
          <table:table-cell table:formula="of:=VLOOKUP([.C216];[$Материал.A:.D]; 2; 0)" office:value-type="string" office:string-value="фанера" calcext:value-type="string">
            <text:p>фанера</text:p>
          </table:table-cell>
          <table:table-cell table:formula="of:=VLOOKUP([.C21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6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5</text:p>
          </table:table-cell>
          <table:table-cell office:value-type="float" office:value="180" calcext:value-type="float">
            <text:p>180</text:p>
          </table:table-cell>
          <table:table-cell office:value-type="float" office:value="584" calcext:value-type="float">
            <text:p>584</text:p>
          </table:table-cell>
          <table:table-cell table:formula="of:=[.D217]*[.E217]" office:value-type="float" office:value="105120" calcext:value-type="float">
            <text:p>105120</text:p>
          </table:table-cell>
          <table:table-cell table:formula="of:=VLOOKUP([.B217];[$Продукция.A:.E]; 2; 0)" office:value-type="string" office:string-value="раскладушка" calcext:value-type="string">
            <text:p>раскладушка</text:p>
          </table:table-cell>
          <table:table-cell table:formula="of:=VLOOKUP([.C217];[$Материал.A:.D]; 2; 0)" office:value-type="string" office:string-value="стекло" calcext:value-type="string">
            <text:p>стекло</text:p>
          </table:table-cell>
          <table:table-cell table:formula="of:=VLOOKUP([.C21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7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872" calcext:value-type="float">
            <text:p>872</text:p>
          </table:table-cell>
          <table:table-cell table:formula="of:=[.D218]*[.E218]" office:value-type="float" office:value="10464" calcext:value-type="float">
            <text:p>10464</text:p>
          </table:table-cell>
          <table:table-cell table:formula="of:=VLOOKUP([.B218];[$Продукция.A:.E]; 2; 0)" office:value-type="string" office:string-value="софа" calcext:value-type="string">
            <text:p>софа</text:p>
          </table:table-cell>
          <table:table-cell table:formula="of:=VLOOKUP([.C218];[$Материал.A:.D]; 2; 0)" office:value-type="string" office:string-value="дерево" calcext:value-type="string">
            <text:p>дерево</text:p>
          </table:table-cell>
          <table:table-cell table:formula="of:=VLOOKUP([.C218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8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0</text:p>
          </table:table-cell>
          <table:table-cell office:value-type="float" office:value="123" calcext:value-type="float">
            <text:p>123</text:p>
          </table:table-cell>
          <table:table-cell office:value-type="float" office:value="1226" calcext:value-type="float">
            <text:p>1226</text:p>
          </table:table-cell>
          <table:table-cell table:formula="of:=[.D219]*[.E219]" office:value-type="float" office:value="150798" calcext:value-type="float">
            <text:p>150798</text:p>
          </table:table-cell>
          <table:table-cell table:formula="of:=VLOOKUP([.B219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219];[$Материал.A:.D]; 2; 0)" office:value-type="string" office:string-value="дерево" calcext:value-type="string">
            <text:p>дерево</text:p>
          </table:table-cell>
          <table:table-cell table:formula="of:=VLOOKUP([.C21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1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40</text:p>
          </table:table-cell>
          <table:table-cell office:value-type="float" office:value="197" calcext:value-type="float">
            <text:p>197</text:p>
          </table:table-cell>
          <table:table-cell office:value-type="float" office:value="1383" calcext:value-type="float">
            <text:p>1383</text:p>
          </table:table-cell>
          <table:table-cell table:formula="of:=[.D220]*[.E220]" office:value-type="float" office:value="272451" calcext:value-type="float">
            <text:p>272451</text:p>
          </table:table-cell>
          <table:table-cell table:formula="of:=VLOOKUP([.B220];[$Продукция.A:.E]; 2; 0)" office:value-type="string" office:string-value="канапе" calcext:value-type="string">
            <text:p>канапе</text:p>
          </table:table-cell>
          <table:table-cell table:formula="of:=VLOOKUP([.C220];[$Материал.A:.D]; 2; 0)" office:value-type="string" office:string-value="дерево" calcext:value-type="string">
            <text:p>дерево</text:p>
          </table:table-cell>
          <table:table-cell table:formula="of:=VLOOKUP([.C22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398" calcext:value-type="float">
            <text:p>1398</text:p>
          </table:table-cell>
          <table:table-cell table:formula="of:=[.D221]*[.E221]" office:value-type="float" office:value="46134" calcext:value-type="float">
            <text:p>46134</text:p>
          </table:table-cell>
          <table:table-cell table:formula="of:=VLOOKUP([.B221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221];[$Материал.A:.D]; 2; 0)" office:value-type="string" office:string-value="дерево" calcext:value-type="string">
            <text:p>дерево</text:p>
          </table:table-cell>
          <table:table-cell table:formula="of:=VLOOKUP([.C22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1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9</text:p>
          </table:table-cell>
          <table:table-cell office:value-type="float" office:value="72" calcext:value-type="float">
            <text:p>72</text:p>
          </table:table-cell>
          <table:table-cell office:value-type="float" office:value="653" calcext:value-type="float">
            <text:p>653</text:p>
          </table:table-cell>
          <table:table-cell table:formula="of:=[.D222]*[.E222]" office:value-type="float" office:value="47016" calcext:value-type="float">
            <text:p>47016</text:p>
          </table:table-cell>
          <table:table-cell table:formula="of:=VLOOKUP([.B222];[$Продукция.A:.E]; 2; 0)" office:value-type="string" office:string-value="полукресло" calcext:value-type="string">
            <text:p>полукресло</text:p>
          </table:table-cell>
          <table:table-cell table:formula="of:=VLOOKUP([.C222];[$Материал.A:.D]; 2; 0)" office:value-type="string" office:string-value="фанера" calcext:value-type="string">
            <text:p>фанера</text:p>
          </table:table-cell>
          <table:table-cell table:formula="of:=VLOOKUP([.C22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782" calcext:value-type="float">
            <text:p>782</text:p>
          </table:table-cell>
          <table:table-cell table:formula="of:=[.D223]*[.E223]" office:value-type="float" office:value="32844" calcext:value-type="float">
            <text:p>32844</text:p>
          </table:table-cell>
          <table:table-cell table:formula="of:=VLOOKUP([.B223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223];[$Материал.A:.D]; 2; 0)" office:value-type="string" office:string-value="дерево" calcext:value-type="string">
            <text:p>дерево</text:p>
          </table:table-cell>
          <table:table-cell table:formula="of:=VLOOKUP([.C22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3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40</text:p>
          </table:table-cell>
          <table:table-cell office:value-type="float" office:value="194" calcext:value-type="float">
            <text:p>194</text:p>
          </table:table-cell>
          <table:table-cell office:value-type="float" office:value="909" calcext:value-type="float">
            <text:p>909</text:p>
          </table:table-cell>
          <table:table-cell table:formula="of:=[.D224]*[.E224]" office:value-type="float" office:value="176346" calcext:value-type="float">
            <text:p>176346</text:p>
          </table:table-cell>
          <table:table-cell table:formula="of:=VLOOKUP([.B224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224];[$Материал.A:.D]; 2; 0)" office:value-type="string" office:string-value="дерево" calcext:value-type="string">
            <text:p>дерево</text:p>
          </table:table-cell>
          <table:table-cell table:formula="of:=VLOOKUP([.C22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4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0</text:p>
          </table:table-cell>
          <table:table-cell office:value-type="float" office:value="48" calcext:value-type="float">
            <text:p>48</text:p>
          </table:table-cell>
          <table:table-cell office:value-type="float" office:value="1287" calcext:value-type="float">
            <text:p>1287</text:p>
          </table:table-cell>
          <table:table-cell table:formula="of:=[.D225]*[.E225]" office:value-type="float" office:value="61776" calcext:value-type="float">
            <text:p>61776</text:p>
          </table:table-cell>
          <table:table-cell table:formula="of:=VLOOKUP([.B225];[$Продукция.A:.E]; 2; 0)" office:value-type="string" office:string-value="бар" calcext:value-type="string">
            <text:p>бар</text:p>
          </table:table-cell>
          <table:table-cell table:formula="of:=VLOOKUP([.C225];[$Материал.A:.D]; 2; 0)" office:value-type="string" office:string-value="металл" calcext:value-type="string">
            <text:p>металл</text:p>
          </table:table-cell>
          <table:table-cell table:formula="of:=VLOOKUP([.C22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4</text:p>
          </table:table-cell>
          <table:table-cell office:value-type="float" office:value="197" calcext:value-type="float">
            <text:p>197</text:p>
          </table:table-cell>
          <table:table-cell office:value-type="float" office:value="1289" calcext:value-type="float">
            <text:p>1289</text:p>
          </table:table-cell>
          <table:table-cell table:formula="of:=[.D226]*[.E226]" office:value-type="float" office:value="253933" calcext:value-type="float">
            <text:p>253933</text:p>
          </table:table-cell>
          <table:table-cell table:formula="of:=VLOOKUP([.B226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226];[$Материал.A:.D]; 2; 0)" office:value-type="string" office:string-value="дерево" calcext:value-type="string">
            <text:p>дерево</text:p>
          </table:table-cell>
          <table:table-cell table:formula="of:=VLOOKUP([.C22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6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8</text:p>
          </table:table-cell>
          <table:table-cell office:value-type="float" office:value="129" calcext:value-type="float">
            <text:p>129</text:p>
          </table:table-cell>
          <table:table-cell office:value-type="float" office:value="610" calcext:value-type="float">
            <text:p>610</text:p>
          </table:table-cell>
          <table:table-cell table:formula="of:=[.D227]*[.E227]" office:value-type="float" office:value="78690" calcext:value-type="float">
            <text:p>78690</text:p>
          </table:table-cell>
          <table:table-cell table:formula="of:=VLOOKUP([.B227];[$Продукция.A:.E]; 2; 0)" office:value-type="string" office:string-value="софа" calcext:value-type="string">
            <text:p>софа</text:p>
          </table:table-cell>
          <table:table-cell table:formula="of:=VLOOKUP([.C227];[$Материал.A:.D]; 2; 0)" office:value-type="string" office:string-value="фанера" calcext:value-type="string">
            <text:p>фанера</text:p>
          </table:table-cell>
          <table:table-cell table:formula="of:=VLOOKUP([.C227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7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</text:p>
          </table:table-cell>
          <table:table-cell office:value-type="float" office:value="149" calcext:value-type="float">
            <text:p>149</text:p>
          </table:table-cell>
          <table:table-cell office:value-type="float" office:value="1033" calcext:value-type="float">
            <text:p>1033</text:p>
          </table:table-cell>
          <table:table-cell table:formula="of:=[.D228]*[.E228]" office:value-type="float" office:value="153917" calcext:value-type="float">
            <text:p>153917</text:p>
          </table:table-cell>
          <table:table-cell table:formula="of:=VLOOKUP([.B228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228];[$Материал.A:.D]; 2; 0)" office:value-type="string" office:string-value="стекло" calcext:value-type="string">
            <text:p>стекло</text:p>
          </table:table-cell>
          <table:table-cell table:formula="of:=VLOOKUP([.C22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8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7</text:p>
          </table:table-cell>
          <table:table-cell office:value-type="float" office:value="149" calcext:value-type="float">
            <text:p>149</text:p>
          </table:table-cell>
          <table:table-cell office:value-type="float" office:value="574" calcext:value-type="float">
            <text:p>574</text:p>
          </table:table-cell>
          <table:table-cell table:formula="of:=[.D229]*[.E229]" office:value-type="float" office:value="85526" calcext:value-type="float">
            <text:p>85526</text:p>
          </table:table-cell>
          <table:table-cell table:formula="of:=VLOOKUP([.B229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229];[$Материал.A:.D]; 2; 0)" office:value-type="string" office:string-value="дерево" calcext:value-type="string">
            <text:p>дерево</text:p>
          </table:table-cell>
          <table:table-cell table:formula="of:=VLOOKUP([.C229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29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40</text:p>
          </table:table-cell>
          <table:table-cell office:value-type="float" office:value="164" calcext:value-type="float">
            <text:p>164</text:p>
          </table:table-cell>
          <table:table-cell office:value-type="float" office:value="983" calcext:value-type="float">
            <text:p>983</text:p>
          </table:table-cell>
          <table:table-cell table:formula="of:=[.D230]*[.E230]" office:value-type="float" office:value="161212" calcext:value-type="float">
            <text:p>161212</text:p>
          </table:table-cell>
          <table:table-cell table:formula="of:=VLOOKUP([.B230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230];[$Материал.A:.D]; 2; 0)" office:value-type="string" office:string-value="дерево" calcext:value-type="string">
            <text:p>дерево</text:p>
          </table:table-cell>
          <table:table-cell table:formula="of:=VLOOKUP([.C23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0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5</text:p>
          </table:table-cell>
          <table:table-cell office:value-type="float" office:value="6" calcext:value-type="float">
            <text:p>6</text:p>
          </table:table-cell>
          <table:table-cell office:value-type="float" office:value="544" calcext:value-type="float">
            <text:p>544</text:p>
          </table:table-cell>
          <table:table-cell table:formula="of:=[.D231]*[.E231]" office:value-type="float" office:value="3264" calcext:value-type="float">
            <text:p>3264</text:p>
          </table:table-cell>
          <table:table-cell table:formula="of:=VLOOKUP([.B231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231];[$Материал.A:.D]; 2; 0)" office:value-type="string" office:string-value="стекло" calcext:value-type="string">
            <text:p>стекло</text:p>
          </table:table-cell>
          <table:table-cell table:formula="of:=VLOOKUP([.C23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1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9</text:p>
          </table:table-cell>
          <table:table-cell office:value-type="float" office:value="190" calcext:value-type="float">
            <text:p>190</text:p>
          </table:table-cell>
          <table:table-cell office:value-type="float" office:value="800" calcext:value-type="float">
            <text:p>800</text:p>
          </table:table-cell>
          <table:table-cell table:formula="of:=[.D232]*[.E232]" office:value-type="float" office:value="152000" calcext:value-type="float">
            <text:p>152000</text:p>
          </table:table-cell>
          <table:table-cell table:formula="of:=VLOOKUP([.B232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232];[$Материал.A:.D]; 2; 0)" office:value-type="string" office:string-value="дерево" calcext:value-type="string">
            <text:p>дерево</text:p>
          </table:table-cell>
          <table:table-cell table:formula="of:=VLOOKUP([.C232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2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9</text:p>
          </table:table-cell>
          <table:table-cell office:value-type="float" office:value="146" calcext:value-type="float">
            <text:p>146</text:p>
          </table:table-cell>
          <table:table-cell office:value-type="float" office:value="1361" calcext:value-type="float">
            <text:p>1361</text:p>
          </table:table-cell>
          <table:table-cell table:formula="of:=[.D233]*[.E233]" office:value-type="float" office:value="198706" calcext:value-type="float">
            <text:p>198706</text:p>
          </table:table-cell>
          <table:table-cell table:formula="of:=VLOOKUP([.B233];[$Продукция.A:.E]; 2; 0)" office:value-type="string" office:string-value="кресло" calcext:value-type="string">
            <text:p>кресло</text:p>
          </table:table-cell>
          <table:table-cell table:formula="of:=VLOOKUP([.C233];[$Материал.A:.D]; 2; 0)" office:value-type="string" office:string-value="дерево" calcext:value-type="string">
            <text:p>дерево</text:p>
          </table:table-cell>
          <table:table-cell table:formula="of:=VLOOKUP([.C233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3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1</text:p>
          </table:table-cell>
          <table:table-cell office:value-type="float" office:value="136" calcext:value-type="float">
            <text:p>136</text:p>
          </table:table-cell>
          <table:table-cell office:value-type="float" office:value="640" calcext:value-type="float">
            <text:p>640</text:p>
          </table:table-cell>
          <table:table-cell table:formula="of:=[.D234]*[.E234]" office:value-type="float" office:value="87040" calcext:value-type="float">
            <text:p>87040</text:p>
          </table:table-cell>
          <table:table-cell table:formula="of:=VLOOKUP([.B234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234];[$Материал.A:.D]; 2; 0)" office:value-type="string" office:string-value="дерево" calcext:value-type="string">
            <text:p>дерево</text:p>
          </table:table-cell>
          <table:table-cell table:formula="of:=VLOOKUP([.C23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4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4</text:p>
          </table:table-cell>
          <table:table-cell office:value-type="float" office:value="140" calcext:value-type="float">
            <text:p>140</text:p>
          </table:table-cell>
          <table:table-cell office:value-type="float" office:value="1348" calcext:value-type="float">
            <text:p>1348</text:p>
          </table:table-cell>
          <table:table-cell table:formula="of:=[.D235]*[.E235]" office:value-type="float" office:value="188720" calcext:value-type="float">
            <text:p>188720</text:p>
          </table:table-cell>
          <table:table-cell table:formula="of:=VLOOKUP([.B235];[$Продукция.A:.E]; 2; 0)" office:value-type="string" office:string-value="стол-тумба" calcext:value-type="string">
            <text:p>стол-тумба</text:p>
          </table:table-cell>
          <table:table-cell table:formula="of:=VLOOKUP([.C235];[$Материал.A:.D]; 2; 0)" office:value-type="string" office:string-value="дерево" calcext:value-type="string">
            <text:p>дерево</text:p>
          </table:table-cell>
          <table:table-cell table:formula="of:=VLOOKUP([.C23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5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6</text:p>
          </table:table-cell>
          <table:table-cell office:value-type="float" office:value="153" calcext:value-type="float">
            <text:p>153</text:p>
          </table:table-cell>
          <table:table-cell office:value-type="float" office:value="907" calcext:value-type="float">
            <text:p>907</text:p>
          </table:table-cell>
          <table:table-cell table:formula="of:=[.D236]*[.E236]" office:value-type="float" office:value="138771" calcext:value-type="float">
            <text:p>138771</text:p>
          </table:table-cell>
          <table:table-cell table:formula="of:=VLOOKUP([.B236];[$Продукция.A:.E]; 2; 0)" office:value-type="string" office:string-value="стол-тумба" calcext:value-type="string">
            <text:p>стол-тумба</text:p>
          </table:table-cell>
          <table:table-cell table:formula="of:=VLOOKUP([.C236];[$Материал.A:.D]; 2; 0)" office:value-type="string" office:string-value="дерево" calcext:value-type="string">
            <text:p>дерево</text:p>
          </table:table-cell>
          <table:table-cell table:formula="of:=VLOOKUP([.C23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6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6</text:p>
          </table:table-cell>
          <table:table-cell office:value-type="float" office:value="136" calcext:value-type="float">
            <text:p>136</text:p>
          </table:table-cell>
          <table:table-cell office:value-type="float" office:value="550" calcext:value-type="float">
            <text:p>550</text:p>
          </table:table-cell>
          <table:table-cell table:formula="of:=[.D237]*[.E237]" office:value-type="float" office:value="74800" calcext:value-type="float">
            <text:p>74800</text:p>
          </table:table-cell>
          <table:table-cell table:formula="of:=VLOOKUP([.B237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237];[$Материал.A:.D]; 2; 0)" office:value-type="string" office:string-value="дерево" calcext:value-type="string">
            <text:p>дерево</text:p>
          </table:table-cell>
          <table:table-cell table:formula="of:=VLOOKUP([.C23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7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3</text:p>
          </table:table-cell>
          <table:table-cell office:value-type="float" office:value="184" calcext:value-type="float">
            <text:p>184</text:p>
          </table:table-cell>
          <table:table-cell office:value-type="float" office:value="792" calcext:value-type="float">
            <text:p>792</text:p>
          </table:table-cell>
          <table:table-cell table:formula="of:=[.D238]*[.E238]" office:value-type="float" office:value="145728" calcext:value-type="float">
            <text:p>145728</text:p>
          </table:table-cell>
          <table:table-cell table:formula="of:=VLOOKUP([.B238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238];[$Материал.A:.D]; 2; 0)" office:value-type="string" office:string-value="стекло" calcext:value-type="string">
            <text:p>стекло</text:p>
          </table:table-cell>
          <table:table-cell table:formula="of:=VLOOKUP([.C23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8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1</text:p>
          </table:table-cell>
          <table:table-cell office:value-type="float" office:value="139" calcext:value-type="float">
            <text:p>139</text:p>
          </table:table-cell>
          <table:table-cell office:value-type="float" office:value="621" calcext:value-type="float">
            <text:p>621</text:p>
          </table:table-cell>
          <table:table-cell table:formula="of:=[.D239]*[.E239]" office:value-type="float" office:value="86319" calcext:value-type="float">
            <text:p>86319</text:p>
          </table:table-cell>
          <table:table-cell table:formula="of:=VLOOKUP([.B239];[$Продукция.A:.E]; 2; 0)" office:value-type="string" office:string-value="гамак" calcext:value-type="string">
            <text:p>гамак</text:p>
          </table:table-cell>
          <table:table-cell table:formula="of:=VLOOKUP([.C239];[$Материал.A:.D]; 2; 0)" office:value-type="string" office:string-value="дерево" calcext:value-type="string">
            <text:p>дерево</text:p>
          </table:table-cell>
          <table:table-cell table:formula="of:=VLOOKUP([.C23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3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6</text:p>
          </table:table-cell>
          <table:table-cell office:value-type="float" office:value="58" calcext:value-type="float">
            <text:p>58</text:p>
          </table:table-cell>
          <table:table-cell office:value-type="float" office:value="1190" calcext:value-type="float">
            <text:p>1190</text:p>
          </table:table-cell>
          <table:table-cell table:formula="of:=[.D240]*[.E240]" office:value-type="float" office:value="69020" calcext:value-type="float">
            <text:p>69020</text:p>
          </table:table-cell>
          <table:table-cell table:formula="of:=VLOOKUP([.B240];[$Продукция.A:.E]; 2; 0)" office:value-type="string" office:string-value="канапе" calcext:value-type="string">
            <text:p>канапе</text:p>
          </table:table-cell>
          <table:table-cell table:formula="of:=VLOOKUP([.C240];[$Материал.A:.D]; 2; 0)" office:value-type="string" office:string-value="дерево" calcext:value-type="string">
            <text:p>дерево</text:p>
          </table:table-cell>
          <table:table-cell table:formula="of:=VLOOKUP([.C24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0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9</text:p>
          </table:table-cell>
          <table:table-cell office:value-type="float" office:value="27" calcext:value-type="float">
            <text:p>27</text:p>
          </table:table-cell>
          <table:table-cell office:value-type="float" office:value="1445" calcext:value-type="float">
            <text:p>1445</text:p>
          </table:table-cell>
          <table:table-cell table:formula="of:=[.D241]*[.E241]" office:value-type="float" office:value="39015" calcext:value-type="float">
            <text:p>39015</text:p>
          </table:table-cell>
          <table:table-cell table:formula="of:=VLOOKUP([.B241];[$Продукция.A:.E]; 2; 0)" office:value-type="string" office:string-value="буфет" calcext:value-type="string">
            <text:p>буфет</text:p>
          </table:table-cell>
          <table:table-cell table:formula="of:=VLOOKUP([.C241];[$Материал.A:.D]; 2; 0)" office:value-type="string" office:string-value="дерево" calcext:value-type="string">
            <text:p>дерево</text:p>
          </table:table-cell>
          <table:table-cell table:formula="of:=VLOOKUP([.C24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1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3</text:p>
          </table:table-cell>
          <table:table-cell office:value-type="float" office:value="35" calcext:value-type="float">
            <text:p>35</text:p>
          </table:table-cell>
          <table:table-cell office:value-type="float" office:value="1019" calcext:value-type="float">
            <text:p>1019</text:p>
          </table:table-cell>
          <table:table-cell table:formula="of:=[.D242]*[.E242]" office:value-type="float" office:value="35665" calcext:value-type="float">
            <text:p>35665</text:p>
          </table:table-cell>
          <table:table-cell table:formula="of:=VLOOKUP([.B242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242];[$Материал.A:.D]; 2; 0)" office:value-type="string" office:string-value="стекло" calcext:value-type="string">
            <text:p>стекло</text:p>
          </table:table-cell>
          <table:table-cell table:formula="of:=VLOOKUP([.C24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2</text:p>
          </table:table-cell>
          <table:table-cell office:value-type="float" office:value="143" calcext:value-type="float">
            <text:p>143</text:p>
          </table:table-cell>
          <table:table-cell office:value-type="float" office:value="1430" calcext:value-type="float">
            <text:p>1430</text:p>
          </table:table-cell>
          <table:table-cell table:formula="of:=[.D243]*[.E243]" office:value-type="float" office:value="204490" calcext:value-type="float">
            <text:p>204490</text:p>
          </table:table-cell>
          <table:table-cell table:formula="of:=VLOOKUP([.B243];[$Продукция.A:.E]; 2; 0)" office:value-type="string" office:string-value="стенка" calcext:value-type="string">
            <text:p>стенка</text:p>
          </table:table-cell>
          <table:table-cell table:formula="of:=VLOOKUP([.C243];[$Материал.A:.D]; 2; 0)" office:value-type="string" office:string-value="дерево" calcext:value-type="string">
            <text:p>дерево</text:p>
          </table:table-cell>
          <table:table-cell table:formula="of:=VLOOKUP([.C243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5</text:p>
          </table:table-cell>
          <table:table-cell office:value-type="float" office:value="166" calcext:value-type="float">
            <text:p>166</text:p>
          </table:table-cell>
          <table:table-cell office:value-type="float" office:value="548" calcext:value-type="float">
            <text:p>548</text:p>
          </table:table-cell>
          <table:table-cell table:formula="of:=[.D244]*[.E244]" office:value-type="float" office:value="90968" calcext:value-type="float">
            <text:p>90968</text:p>
          </table:table-cell>
          <table:table-cell table:formula="of:=VLOOKUP([.B244];[$Продукция.A:.E]; 2; 0)" office:value-type="string" office:string-value="банкетка" calcext:value-type="string">
            <text:p>банкетка</text:p>
          </table:table-cell>
          <table:table-cell table:formula="of:=VLOOKUP([.C244];[$Материал.A:.D]; 2; 0)" office:value-type="string" office:string-value="дерево" calcext:value-type="string">
            <text:p>дерево</text:p>
          </table:table-cell>
          <table:table-cell table:formula="of:=VLOOKUP([.C244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4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9</text:p>
          </table:table-cell>
          <table:table-cell office:value-type="float" office:value="107" calcext:value-type="float">
            <text:p>107</text:p>
          </table:table-cell>
          <table:table-cell office:value-type="float" office:value="1426" calcext:value-type="float">
            <text:p>1426</text:p>
          </table:table-cell>
          <table:table-cell table:formula="of:=[.D245]*[.E245]" office:value-type="float" office:value="152582" calcext:value-type="float">
            <text:p>152582</text:p>
          </table:table-cell>
          <table:table-cell table:formula="of:=VLOOKUP([.B245];[$Продукция.A:.E]; 2; 0)" office:value-type="string" office:string-value="банкетка" calcext:value-type="string">
            <text:p>банкетка</text:p>
          </table:table-cell>
          <table:table-cell table:formula="of:=VLOOKUP([.C245];[$Материал.A:.D]; 2; 0)" office:value-type="string" office:string-value="фанера" calcext:value-type="string">
            <text:p>фанера</text:p>
          </table:table-cell>
          <table:table-cell table:formula="of:=VLOOKUP([.C24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4</text:p>
          </table:table-cell>
          <table:table-cell office:value-type="float" office:value="53" calcext:value-type="float">
            <text:p>53</text:p>
          </table:table-cell>
          <table:table-cell office:value-type="float" office:value="996" calcext:value-type="float">
            <text:p>996</text:p>
          </table:table-cell>
          <table:table-cell table:formula="of:=[.D246]*[.E246]" office:value-type="float" office:value="52788" calcext:value-type="float">
            <text:p>52788</text:p>
          </table:table-cell>
          <table:table-cell table:formula="of:=VLOOKUP([.B246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246];[$Материал.A:.D]; 2; 0)" office:value-type="string" office:string-value="стекло" calcext:value-type="string">
            <text:p>стекло</text:p>
          </table:table-cell>
          <table:table-cell table:formula="of:=VLOOKUP([.C24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6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6</text:p>
          </table:table-cell>
          <table:table-cell office:value-type="float" office:value="184" calcext:value-type="float">
            <text:p>184</text:p>
          </table:table-cell>
          <table:table-cell office:value-type="float" office:value="551" calcext:value-type="float">
            <text:p>551</text:p>
          </table:table-cell>
          <table:table-cell table:formula="of:=[.D247]*[.E247]" office:value-type="float" office:value="101384" calcext:value-type="float">
            <text:p>101384</text:p>
          </table:table-cell>
          <table:table-cell table:formula="of:=VLOOKUP([.B247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247];[$Материал.A:.D]; 2; 0)" office:value-type="string" office:string-value="стекло" calcext:value-type="string">
            <text:p>стекло</text:p>
          </table:table-cell>
          <table:table-cell table:formula="of:=VLOOKUP([.C24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7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4</text:p>
          </table:table-cell>
          <table:table-cell office:value-type="float" office:value="159" calcext:value-type="float">
            <text:p>159</text:p>
          </table:table-cell>
          <table:table-cell office:value-type="float" office:value="745" calcext:value-type="float">
            <text:p>745</text:p>
          </table:table-cell>
          <table:table-cell table:formula="of:=[.D248]*[.E248]" office:value-type="float" office:value="118455" calcext:value-type="float">
            <text:p>118455</text:p>
          </table:table-cell>
          <table:table-cell table:formula="of:=VLOOKUP([.B248];[$Продукция.A:.E]; 2; 0)" office:value-type="string" office:string-value="софа" calcext:value-type="string">
            <text:p>софа</text:p>
          </table:table-cell>
          <table:table-cell table:formula="of:=VLOOKUP([.C248];[$Материал.A:.D]; 2; 0)" office:value-type="string" office:string-value="стекло" calcext:value-type="string">
            <text:p>стекло</text:p>
          </table:table-cell>
          <table:table-cell table:formula="of:=VLOOKUP([.C24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8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0</text:p>
          </table:table-cell>
          <table:table-cell office:value-type="float" office:value="122" calcext:value-type="float">
            <text:p>122</text:p>
          </table:table-cell>
          <table:table-cell office:value-type="float" office:value="1500" calcext:value-type="float">
            <text:p>1500</text:p>
          </table:table-cell>
          <table:table-cell table:formula="of:=[.D249]*[.E249]" office:value-type="float" office:value="183000" calcext:value-type="float">
            <text:p>183000</text:p>
          </table:table-cell>
          <table:table-cell table:formula="of:=VLOOKUP([.B249];[$Продукция.A:.E]; 2; 0)" office:value-type="string" office:string-value="стенка" calcext:value-type="string">
            <text:p>стенка</text:p>
          </table:table-cell>
          <table:table-cell table:formula="of:=VLOOKUP([.C249];[$Материал.A:.D]; 2; 0)" office:value-type="string" office:string-value="металл" calcext:value-type="string">
            <text:p>металл</text:p>
          </table:table-cell>
          <table:table-cell table:formula="of:=VLOOKUP([.C24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49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168" calcext:value-type="float">
            <text:p>1168</text:p>
          </table:table-cell>
          <table:table-cell table:formula="of:=[.D250]*[.E250]" office:value-type="float" office:value="28032" calcext:value-type="float">
            <text:p>28032</text:p>
          </table:table-cell>
          <table:table-cell table:formula="of:=VLOOKUP([.B250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250];[$Материал.A:.D]; 2; 0)" office:value-type="string" office:string-value="дерево" calcext:value-type="string">
            <text:p>дерево</text:p>
          </table:table-cell>
          <table:table-cell table:formula="of:=VLOOKUP([.C25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0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28</text:p>
          </table:table-cell>
          <table:table-cell office:value-type="float" office:value="191" calcext:value-type="float">
            <text:p>191</text:p>
          </table:table-cell>
          <table:table-cell office:value-type="float" office:value="634" calcext:value-type="float">
            <text:p>634</text:p>
          </table:table-cell>
          <table:table-cell table:formula="of:=[.D251]*[.E251]" office:value-type="float" office:value="121094" calcext:value-type="float">
            <text:p>121094</text:p>
          </table:table-cell>
          <table:table-cell table:formula="of:=VLOOKUP([.B251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251];[$Материал.A:.D]; 2; 0)" office:value-type="string" office:string-value="фанера" calcext:value-type="string">
            <text:p>фанера</text:p>
          </table:table-cell>
          <table:table-cell table:formula="of:=VLOOKUP([.C251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1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6</text:p>
          </table:table-cell>
          <table:table-cell office:value-type="float" office:value="174" calcext:value-type="float">
            <text:p>174</text:p>
          </table:table-cell>
          <table:table-cell office:value-type="float" office:value="1434" calcext:value-type="float">
            <text:p>1434</text:p>
          </table:table-cell>
          <table:table-cell table:formula="of:=[.D252]*[.E252]" office:value-type="float" office:value="249516" calcext:value-type="float">
            <text:p>249516</text:p>
          </table:table-cell>
          <table:table-cell table:formula="of:=VLOOKUP([.B252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252];[$Материал.A:.D]; 2; 0)" office:value-type="string" office:string-value="стекло" calcext:value-type="string">
            <text:p>стекло</text:p>
          </table:table-cell>
          <table:table-cell table:formula="of:=VLOOKUP([.C25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4</text:p>
          </table:table-cell>
          <table:table-cell office:value-type="float" office:value="179" calcext:value-type="float">
            <text:p>179</text:p>
          </table:table-cell>
          <table:table-cell office:value-type="float" office:value="1458" calcext:value-type="float">
            <text:p>1458</text:p>
          </table:table-cell>
          <table:table-cell table:formula="of:=[.D253]*[.E253]" office:value-type="float" office:value="260982" calcext:value-type="float">
            <text:p>260982</text:p>
          </table:table-cell>
          <table:table-cell table:formula="of:=VLOOKUP([.B253];[$Продукция.A:.E]; 2; 0)" office:value-type="string" office:string-value="пуф" calcext:value-type="string">
            <text:p>пуф</text:p>
          </table:table-cell>
          <table:table-cell table:formula="of:=VLOOKUP([.C253];[$Материал.A:.D]; 2; 0)" office:value-type="string" office:string-value="дерево" calcext:value-type="string">
            <text:p>дерево</text:p>
          </table:table-cell>
          <table:table-cell table:formula="of:=VLOOKUP([.C25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3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3</text:p>
          </table:table-cell>
          <table:table-cell office:value-type="float" office:value="194" calcext:value-type="float">
            <text:p>194</text:p>
          </table:table-cell>
          <table:table-cell office:value-type="float" office:value="1493" calcext:value-type="float">
            <text:p>1493</text:p>
          </table:table-cell>
          <table:table-cell table:formula="of:=[.D254]*[.E254]" office:value-type="float" office:value="289642" calcext:value-type="float">
            <text:p>289642</text:p>
          </table:table-cell>
          <table:table-cell table:formula="of:=VLOOKUP([.B254];[$Продукция.A:.E]; 2; 0)" office:value-type="string" office:string-value="кровать" calcext:value-type="string">
            <text:p>кровать</text:p>
          </table:table-cell>
          <table:table-cell table:formula="of:=VLOOKUP([.C254];[$Материал.A:.D]; 2; 0)" office:value-type="string" office:string-value="дерево" calcext:value-type="string">
            <text:p>дерево</text:p>
          </table:table-cell>
          <table:table-cell table:formula="of:=VLOOKUP([.C25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4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3</text:p>
          </table:table-cell>
          <table:table-cell office:value-type="float" office:value="112" calcext:value-type="float">
            <text:p>112</text:p>
          </table:table-cell>
          <table:table-cell office:value-type="float" office:value="1293" calcext:value-type="float">
            <text:p>1293</text:p>
          </table:table-cell>
          <table:table-cell table:formula="of:=[.D255]*[.E255]" office:value-type="float" office:value="144816" calcext:value-type="float">
            <text:p>144816</text:p>
          </table:table-cell>
          <table:table-cell table:formula="of:=VLOOKUP([.B255];[$Продукция.A:.E]; 2; 0)" office:value-type="string" office:string-value="зеркало" calcext:value-type="string">
            <text:p>зеркало</text:p>
          </table:table-cell>
          <table:table-cell table:formula="of:=VLOOKUP([.C255];[$Материал.A:.D]; 2; 0)" office:value-type="string" office:string-value="стекло" calcext:value-type="string">
            <text:p>стекло</text:p>
          </table:table-cell>
          <table:table-cell table:formula="of:=VLOOKUP([.C25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5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4</text:p>
          </table:table-cell>
          <table:table-cell office:value-type="float" office:value="77" calcext:value-type="float">
            <text:p>77</text:p>
          </table:table-cell>
          <table:table-cell office:value-type="float" office:value="1451" calcext:value-type="float">
            <text:p>1451</text:p>
          </table:table-cell>
          <table:table-cell table:formula="of:=[.D256]*[.E256]" office:value-type="float" office:value="111727" calcext:value-type="float">
            <text:p>111727</text:p>
          </table:table-cell>
          <table:table-cell table:formula="of:=VLOOKUP([.B256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256];[$Материал.A:.D]; 2; 0)" office:value-type="string" office:string-value="стекло" calcext:value-type="string">
            <text:p>стекло</text:p>
          </table:table-cell>
          <table:table-cell table:formula="of:=VLOOKUP([.C25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6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391" calcext:value-type="float">
            <text:p>1391</text:p>
          </table:table-cell>
          <table:table-cell table:formula="of:=[.D257]*[.E257]" office:value-type="float" office:value="51467" calcext:value-type="float">
            <text:p>51467</text:p>
          </table:table-cell>
          <table:table-cell table:formula="of:=VLOOKUP([.B257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257];[$Материал.A:.D]; 2; 0)" office:value-type="string" office:string-value="дерево" calcext:value-type="string">
            <text:p>дерево</text:p>
          </table:table-cell>
          <table:table-cell table:formula="of:=VLOOKUP([.C25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7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488" calcext:value-type="float">
            <text:p>1488</text:p>
          </table:table-cell>
          <table:table-cell table:formula="of:=[.D258]*[.E258]" office:value-type="float" office:value="72912" calcext:value-type="float">
            <text:p>72912</text:p>
          </table:table-cell>
          <table:table-cell table:formula="of:=VLOOKUP([.B258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258];[$Материал.A:.D]; 2; 0)" office:value-type="string" office:string-value="дерево" calcext:value-type="string">
            <text:p>дерево</text:p>
          </table:table-cell>
          <table:table-cell table:formula="of:=VLOOKUP([.C25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8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0</text:p>
          </table:table-cell>
          <table:table-cell office:value-type="float" office:value="154" calcext:value-type="float">
            <text:p>154</text:p>
          </table:table-cell>
          <table:table-cell office:value-type="float" office:value="1301" calcext:value-type="float">
            <text:p>1301</text:p>
          </table:table-cell>
          <table:table-cell table:formula="of:=[.D259]*[.E259]" office:value-type="float" office:value="200354" calcext:value-type="float">
            <text:p>200354</text:p>
          </table:table-cell>
          <table:table-cell table:formula="of:=VLOOKUP([.B259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259];[$Материал.A:.D]; 2; 0)" office:value-type="string" office:string-value="металл" calcext:value-type="string">
            <text:p>металл</text:p>
          </table:table-cell>
          <table:table-cell table:formula="of:=VLOOKUP([.C25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5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44</text:p>
          </table:table-cell>
          <table:table-cell office:value-type="float" office:value="21" calcext:value-type="float">
            <text:p>21</text:p>
          </table:table-cell>
          <table:table-cell office:value-type="float" office:value="1130" calcext:value-type="float">
            <text:p>1130</text:p>
          </table:table-cell>
          <table:table-cell table:formula="of:=[.D260]*[.E260]" office:value-type="float" office:value="23730" calcext:value-type="float">
            <text:p>23730</text:p>
          </table:table-cell>
          <table:table-cell table:formula="of:=VLOOKUP([.B260];[$Продукция.A:.E]; 2; 0)" office:value-type="string" office:string-value="канапе" calcext:value-type="string">
            <text:p>канапе</text:p>
          </table:table-cell>
          <table:table-cell table:formula="of:=VLOOKUP([.C260];[$Материал.A:.D]; 2; 0)" office:value-type="string" office:string-value="дерево" calcext:value-type="string">
            <text:p>дерево</text:p>
          </table:table-cell>
          <table:table-cell table:formula="of:=VLOOKUP([.C260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4</text:p>
          </table:table-cell>
          <table:table-cell office:value-type="float" office:value="182" calcext:value-type="float">
            <text:p>182</text:p>
          </table:table-cell>
          <table:table-cell office:value-type="float" office:value="670" calcext:value-type="float">
            <text:p>670</text:p>
          </table:table-cell>
          <table:table-cell table:formula="of:=[.D261]*[.E261]" office:value-type="float" office:value="121940" calcext:value-type="float">
            <text:p>121940</text:p>
          </table:table-cell>
          <table:table-cell table:formula="of:=VLOOKUP([.B261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261];[$Материал.A:.D]; 2; 0)" office:value-type="string" office:string-value="стекло" calcext:value-type="string">
            <text:p>стекло</text:p>
          </table:table-cell>
          <table:table-cell table:formula="of:=VLOOKUP([.C26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0</text:p>
          </table:table-cell>
          <table:table-cell office:value-type="float" office:value="149" calcext:value-type="float">
            <text:p>149</text:p>
          </table:table-cell>
          <table:table-cell office:value-type="float" office:value="866" calcext:value-type="float">
            <text:p>866</text:p>
          </table:table-cell>
          <table:table-cell table:formula="of:=[.D262]*[.E262]" office:value-type="float" office:value="129034" calcext:value-type="float">
            <text:p>129034</text:p>
          </table:table-cell>
          <table:table-cell table:formula="of:=VLOOKUP([.B262];[$Продукция.A:.E]; 2; 0)" office:value-type="string" office:string-value="бар" calcext:value-type="string">
            <text:p>бар</text:p>
          </table:table-cell>
          <table:table-cell table:formula="of:=VLOOKUP([.C262];[$Материал.A:.D]; 2; 0)" office:value-type="string" office:string-value="фанера" calcext:value-type="string">
            <text:p>фанера</text:p>
          </table:table-cell>
          <table:table-cell table:formula="of:=VLOOKUP([.C26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2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9</text:p>
          </table:table-cell>
          <table:table-cell office:value-type="float" office:value="53" calcext:value-type="float">
            <text:p>53</text:p>
          </table:table-cell>
          <table:table-cell office:value-type="float" office:value="619" calcext:value-type="float">
            <text:p>619</text:p>
          </table:table-cell>
          <table:table-cell table:formula="of:=[.D263]*[.E263]" office:value-type="float" office:value="32807" calcext:value-type="float">
            <text:p>32807</text:p>
          </table:table-cell>
          <table:table-cell table:formula="of:=VLOOKUP([.B263];[$Продукция.A:.E]; 2; 0)" office:value-type="string" office:string-value="полукресло" calcext:value-type="string">
            <text:p>полукресло</text:p>
          </table:table-cell>
          <table:table-cell table:formula="of:=VLOOKUP([.C263];[$Материал.A:.D]; 2; 0)" office:value-type="string" office:string-value="дерево" calcext:value-type="string">
            <text:p>дерево</text:p>
          </table:table-cell>
          <table:table-cell table:formula="of:=VLOOKUP([.C26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3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1</text:p>
          </table:table-cell>
          <table:table-cell office:value-type="float" office:value="26" calcext:value-type="float">
            <text:p>26</text:p>
          </table:table-cell>
          <table:table-cell office:value-type="float" office:value="804" calcext:value-type="float">
            <text:p>804</text:p>
          </table:table-cell>
          <table:table-cell table:formula="of:=[.D264]*[.E264]" office:value-type="float" office:value="20904" calcext:value-type="float">
            <text:p>20904</text:p>
          </table:table-cell>
          <table:table-cell table:formula="of:=VLOOKUP([.B264];[$Продукция.A:.E]; 2; 0)" office:value-type="string" office:string-value="вешалка" calcext:value-type="string">
            <text:p>вешалка</text:p>
          </table:table-cell>
          <table:table-cell table:formula="of:=VLOOKUP([.C264];[$Материал.A:.D]; 2; 0)" office:value-type="string" office:string-value="фанера" calcext:value-type="string">
            <text:p>фанера</text:p>
          </table:table-cell>
          <table:table-cell table:formula="of:=VLOOKUP([.C26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4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6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formula="of:=[.D265]*[.E265]" office:value-type="float" office:value="22500" calcext:value-type="float">
            <text:p>22500</text:p>
          </table:table-cell>
          <table:table-cell table:formula="of:=VLOOKUP([.B265];[$Продукция.A:.E]; 2; 0)" office:value-type="string" office:string-value="бюро" calcext:value-type="string">
            <text:p>бюро</text:p>
          </table:table-cell>
          <table:table-cell table:formula="of:=VLOOKUP([.C265];[$Материал.A:.D]; 2; 0)" office:value-type="string" office:string-value="дерево" calcext:value-type="string">
            <text:p>дерево</text:p>
          </table:table-cell>
          <table:table-cell table:formula="of:=VLOOKUP([.C26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5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4</text:p>
          </table:table-cell>
          <table:table-cell office:value-type="float" office:value="126" calcext:value-type="float">
            <text:p>126</text:p>
          </table:table-cell>
          <table:table-cell office:value-type="float" office:value="1454" calcext:value-type="float">
            <text:p>1454</text:p>
          </table:table-cell>
          <table:table-cell table:formula="of:=[.D266]*[.E266]" office:value-type="float" office:value="183204" calcext:value-type="float">
            <text:p>183204</text:p>
          </table:table-cell>
          <table:table-cell table:formula="of:=VLOOKUP([.B266];[$Продукция.A:.E]; 2; 0)" office:value-type="string" office:string-value="стенка" calcext:value-type="string">
            <text:p>стенка</text:p>
          </table:table-cell>
          <table:table-cell table:formula="of:=VLOOKUP([.C266];[$Материал.A:.D]; 2; 0)" office:value-type="string" office:string-value="дерево" calcext:value-type="string">
            <text:p>дерево</text:p>
          </table:table-cell>
          <table:table-cell table:formula="of:=VLOOKUP([.C26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6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2</text:p>
          </table:table-cell>
          <table:table-cell office:value-type="float" office:value="198" calcext:value-type="float">
            <text:p>198</text:p>
          </table:table-cell>
          <table:table-cell office:value-type="float" office:value="763" calcext:value-type="float">
            <text:p>763</text:p>
          </table:table-cell>
          <table:table-cell table:formula="of:=[.D267]*[.E267]" office:value-type="float" office:value="151074" calcext:value-type="float">
            <text:p>151074</text:p>
          </table:table-cell>
          <table:table-cell table:formula="of:=VLOOKUP([.B267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267];[$Материал.A:.D]; 2; 0)" office:value-type="string" office:string-value="дерево" calcext:value-type="string">
            <text:p>дерево</text:p>
          </table:table-cell>
          <table:table-cell table:formula="of:=VLOOKUP([.C26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7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79" calcext:value-type="float">
            <text:p>1479</text:p>
          </table:table-cell>
          <table:table-cell table:formula="of:=[.D268]*[.E268]" office:value-type="float" office:value="13311" calcext:value-type="float">
            <text:p>13311</text:p>
          </table:table-cell>
          <table:table-cell table:formula="of:=VLOOKUP([.B268];[$Продукция.A:.E]; 2; 0)" office:value-type="string" office:string-value="кресло-стол" calcext:value-type="string">
            <text:p>кресло-стол</text:p>
          </table:table-cell>
          <table:table-cell table:formula="of:=VLOOKUP([.C268];[$Материал.A:.D]; 2; 0)" office:value-type="string" office:string-value="стекло" calcext:value-type="string">
            <text:p>стекло</text:p>
          </table:table-cell>
          <table:table-cell table:formula="of:=VLOOKUP([.C26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8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4</text:p>
          </table:table-cell>
          <table:table-cell office:value-type="float" office:value="25" calcext:value-type="float">
            <text:p>25</text:p>
          </table:table-cell>
          <table:table-cell office:value-type="float" office:value="899" calcext:value-type="float">
            <text:p>899</text:p>
          </table:table-cell>
          <table:table-cell table:formula="of:=[.D269]*[.E269]" office:value-type="float" office:value="22475" calcext:value-type="float">
            <text:p>22475</text:p>
          </table:table-cell>
          <table:table-cell table:formula="of:=VLOOKUP([.B269];[$Продукция.A:.E]; 2; 0)" office:value-type="string" office:string-value="канапе" calcext:value-type="string">
            <text:p>канапе</text:p>
          </table:table-cell>
          <table:table-cell table:formula="of:=VLOOKUP([.C269];[$Материал.A:.D]; 2; 0)" office:value-type="string" office:string-value="стекло" calcext:value-type="string">
            <text:p>стекло</text:p>
          </table:table-cell>
          <table:table-cell table:formula="of:=VLOOKUP([.C269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6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6</text:p>
          </table:table-cell>
          <table:table-cell office:value-type="float" office:value="164" calcext:value-type="float">
            <text:p>164</text:p>
          </table:table-cell>
          <table:table-cell office:value-type="float" office:value="968" calcext:value-type="float">
            <text:p>968</text:p>
          </table:table-cell>
          <table:table-cell table:formula="of:=[.D270]*[.E270]" office:value-type="float" office:value="158752" calcext:value-type="float">
            <text:p>158752</text:p>
          </table:table-cell>
          <table:table-cell table:formula="of:=VLOOKUP([.B270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270];[$Материал.A:.D]; 2; 0)" office:value-type="string" office:string-value="дерево" calcext:value-type="string">
            <text:p>дерево</text:p>
          </table:table-cell>
          <table:table-cell table:formula="of:=VLOOKUP([.C27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0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</text:p>
          </table:table-cell>
          <table:table-cell office:value-type="float" office:value="176" calcext:value-type="float">
            <text:p>176</text:p>
          </table:table-cell>
          <table:table-cell office:value-type="float" office:value="1132" calcext:value-type="float">
            <text:p>1132</text:p>
          </table:table-cell>
          <table:table-cell table:formula="of:=[.D271]*[.E271]" office:value-type="float" office:value="199232" calcext:value-type="float">
            <text:p>199232</text:p>
          </table:table-cell>
          <table:table-cell table:formula="of:=VLOOKUP([.B271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271];[$Материал.A:.D]; 2; 0)" office:value-type="string" office:string-value="стекло" calcext:value-type="string">
            <text:p>стекло</text:p>
          </table:table-cell>
          <table:table-cell table:formula="of:=VLOOKUP([.C27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1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18</text:p>
          </table:table-cell>
          <table:table-cell office:value-type="float" office:value="170" calcext:value-type="float">
            <text:p>170</text:p>
          </table:table-cell>
          <table:table-cell office:value-type="float" office:value="1126" calcext:value-type="float">
            <text:p>1126</text:p>
          </table:table-cell>
          <table:table-cell table:formula="of:=[.D272]*[.E272]" office:value-type="float" office:value="191420" calcext:value-type="float">
            <text:p>191420</text:p>
          </table:table-cell>
          <table:table-cell table:formula="of:=VLOOKUP([.B272];[$Продукция.A:.E]; 2; 0)" office:value-type="string" office:string-value="стул" calcext:value-type="string">
            <text:p>стул</text:p>
          </table:table-cell>
          <table:table-cell table:formula="of:=VLOOKUP([.C272];[$Материал.A:.D]; 2; 0)" office:value-type="string" office:string-value="дерево" calcext:value-type="string">
            <text:p>дерево</text:p>
          </table:table-cell>
          <table:table-cell table:formula="of:=VLOOKUP([.C27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2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8</text:p>
          </table:table-cell>
          <table:table-cell office:value-type="float" office:value="131" calcext:value-type="float">
            <text:p>131</text:p>
          </table:table-cell>
          <table:table-cell office:value-type="float" office:value="1108" calcext:value-type="float">
            <text:p>1108</text:p>
          </table:table-cell>
          <table:table-cell table:formula="of:=[.D273]*[.E273]" office:value-type="float" office:value="145148" calcext:value-type="float">
            <text:p>145148</text:p>
          </table:table-cell>
          <table:table-cell table:formula="of:=VLOOKUP([.B273];[$Продукция.A:.E]; 2; 0)" office:value-type="string" office:string-value="бар" calcext:value-type="string">
            <text:p>бар</text:p>
          </table:table-cell>
          <table:table-cell table:formula="of:=VLOOKUP([.C273];[$Материал.A:.D]; 2; 0)" office:value-type="string" office:string-value="дерево" calcext:value-type="string">
            <text:p>дерево</text:p>
          </table:table-cell>
          <table:table-cell table:formula="of:=VLOOKUP([.C273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3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2</text:p>
          </table:table-cell>
          <table:table-cell office:value-type="float" office:value="122" calcext:value-type="float">
            <text:p>122</text:p>
          </table:table-cell>
          <table:table-cell office:value-type="float" office:value="645" calcext:value-type="float">
            <text:p>645</text:p>
          </table:table-cell>
          <table:table-cell table:formula="of:=[.D274]*[.E274]" office:value-type="float" office:value="78690" calcext:value-type="float">
            <text:p>78690</text:p>
          </table:table-cell>
          <table:table-cell table:formula="of:=VLOOKUP([.B274];[$Продукция.A:.E]; 2; 0)" office:value-type="string" office:string-value="кресло-стол" calcext:value-type="string">
            <text:p>кресло-стол</text:p>
          </table:table-cell>
          <table:table-cell table:formula="of:=VLOOKUP([.C274];[$Материал.A:.D]; 2; 0)" office:value-type="string" office:string-value="стекло" calcext:value-type="string">
            <text:p>стекло</text:p>
          </table:table-cell>
          <table:table-cell table:formula="of:=VLOOKUP([.C27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4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40</text:p>
          </table:table-cell>
          <table:table-cell office:value-type="float" office:value="40" calcext:value-type="float">
            <text:p>40</text:p>
          </table:table-cell>
          <table:table-cell office:value-type="float" office:value="876" calcext:value-type="float">
            <text:p>876</text:p>
          </table:table-cell>
          <table:table-cell table:formula="of:=[.D275]*[.E275]" office:value-type="float" office:value="35040" calcext:value-type="float">
            <text:p>35040</text:p>
          </table:table-cell>
          <table:table-cell table:formula="of:=VLOOKUP([.B275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275];[$Материал.A:.D]; 2; 0)" office:value-type="string" office:string-value="дерево" calcext:value-type="string">
            <text:p>дерево</text:p>
          </table:table-cell>
          <table:table-cell table:formula="of:=VLOOKUP([.C27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5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4</text:p>
          </table:table-cell>
          <table:table-cell office:value-type="float" office:value="83" calcext:value-type="float">
            <text:p>83</text:p>
          </table:table-cell>
          <table:table-cell office:value-type="float" office:value="838" calcext:value-type="float">
            <text:p>838</text:p>
          </table:table-cell>
          <table:table-cell table:formula="of:=[.D276]*[.E276]" office:value-type="float" office:value="69554" calcext:value-type="float">
            <text:p>69554</text:p>
          </table:table-cell>
          <table:table-cell table:formula="of:=VLOOKUP([.B276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276];[$Материал.A:.D]; 2; 0)" office:value-type="string" office:string-value="дерево" calcext:value-type="string">
            <text:p>дерево</text:p>
          </table:table-cell>
          <table:table-cell table:formula="of:=VLOOKUP([.C27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6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3</text:p>
          </table:table-cell>
          <table:table-cell office:value-type="float" office:value="81" calcext:value-type="float">
            <text:p>81</text:p>
          </table:table-cell>
          <table:table-cell office:value-type="float" office:value="790" calcext:value-type="float">
            <text:p>790</text:p>
          </table:table-cell>
          <table:table-cell table:formula="of:=[.D277]*[.E277]" office:value-type="float" office:value="63990" calcext:value-type="float">
            <text:p>63990</text:p>
          </table:table-cell>
          <table:table-cell table:formula="of:=VLOOKUP([.B277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277];[$Материал.A:.D]; 2; 0)" office:value-type="string" office:string-value="дерево" calcext:value-type="string">
            <text:p>дерево</text:p>
          </table:table-cell>
          <table:table-cell table:formula="of:=VLOOKUP([.C27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7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1</text:p>
          </table:table-cell>
          <table:table-cell office:value-type="float" office:value="59" calcext:value-type="float">
            <text:p>59</text:p>
          </table:table-cell>
          <table:table-cell office:value-type="float" office:value="1202" calcext:value-type="float">
            <text:p>1202</text:p>
          </table:table-cell>
          <table:table-cell table:formula="of:=[.D278]*[.E278]" office:value-type="float" office:value="70918" calcext:value-type="float">
            <text:p>70918</text:p>
          </table:table-cell>
          <table:table-cell table:formula="of:=VLOOKUP([.B278];[$Продукция.A:.E]; 2; 0)" office:value-type="string" office:string-value="гарнитур" calcext:value-type="string">
            <text:p>гарнитур</text:p>
          </table:table-cell>
          <table:table-cell table:formula="of:=VLOOKUP([.C278];[$Материал.A:.D]; 2; 0)" office:value-type="string" office:string-value="металл" calcext:value-type="string">
            <text:p>металл</text:p>
          </table:table-cell>
          <table:table-cell table:formula="of:=VLOOKUP([.C27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8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44</text:p>
          </table:table-cell>
          <table:table-cell office:value-type="float" office:value="14" calcext:value-type="float">
            <text:p>14</text:p>
          </table:table-cell>
          <table:table-cell office:value-type="float" office:value="1183" calcext:value-type="float">
            <text:p>1183</text:p>
          </table:table-cell>
          <table:table-cell table:formula="of:=[.D279]*[.E279]" office:value-type="float" office:value="16562" calcext:value-type="float">
            <text:p>16562</text:p>
          </table:table-cell>
          <table:table-cell table:formula="of:=VLOOKUP([.B279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279];[$Материал.A:.D]; 2; 0)" office:value-type="string" office:string-value="дерево" calcext:value-type="string">
            <text:p>дерево</text:p>
          </table:table-cell>
          <table:table-cell table:formula="of:=VLOOKUP([.C279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79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44</text:p>
          </table:table-cell>
          <table:table-cell office:value-type="float" office:value="85" calcext:value-type="float">
            <text:p>85</text:p>
          </table:table-cell>
          <table:table-cell office:value-type="float" office:value="643" calcext:value-type="float">
            <text:p>643</text:p>
          </table:table-cell>
          <table:table-cell table:formula="of:=[.D280]*[.E280]" office:value-type="float" office:value="54655" calcext:value-type="float">
            <text:p>54655</text:p>
          </table:table-cell>
          <table:table-cell table:formula="of:=VLOOKUP([.B280];[$Продукция.A:.E]; 2; 0)" office:value-type="string" office:string-value="пуф" calcext:value-type="string">
            <text:p>пуф</text:p>
          </table:table-cell>
          <table:table-cell table:formula="of:=VLOOKUP([.C280];[$Материал.A:.D]; 2; 0)" office:value-type="string" office:string-value="дерево" calcext:value-type="string">
            <text:p>дерево</text:p>
          </table:table-cell>
          <table:table-cell table:formula="of:=VLOOKUP([.C280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0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1</text:p>
          </table:table-cell>
          <table:table-cell office:value-type="float" office:value="200" calcext:value-type="float">
            <text:p>200</text:p>
          </table:table-cell>
          <table:table-cell office:value-type="float" office:value="912" calcext:value-type="float">
            <text:p>912</text:p>
          </table:table-cell>
          <table:table-cell table:formula="of:=[.D281]*[.E281]" office:value-type="float" office:value="182400" calcext:value-type="float">
            <text:p>182400</text:p>
          </table:table-cell>
          <table:table-cell table:formula="of:=VLOOKUP([.B281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281];[$Материал.A:.D]; 2; 0)" office:value-type="string" office:string-value="фанера" calcext:value-type="string">
            <text:p>фанера</text:p>
          </table:table-cell>
          <table:table-cell table:formula="of:=VLOOKUP([.C281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1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6</text:p>
          </table:table-cell>
          <table:table-cell office:value-type="float" office:value="169" calcext:value-type="float">
            <text:p>169</text:p>
          </table:table-cell>
          <table:table-cell office:value-type="float" office:value="1495" calcext:value-type="float">
            <text:p>1495</text:p>
          </table:table-cell>
          <table:table-cell table:formula="of:=[.D282]*[.E282]" office:value-type="float" office:value="252655" calcext:value-type="float">
            <text:p>252655</text:p>
          </table:table-cell>
          <table:table-cell table:formula="of:=VLOOKUP([.B282];[$Продукция.A:.E]; 2; 0)" office:value-type="string" office:string-value="канапе" calcext:value-type="string">
            <text:p>канапе</text:p>
          </table:table-cell>
          <table:table-cell table:formula="of:=VLOOKUP([.C282];[$Материал.A:.D]; 2; 0)" office:value-type="string" office:string-value="дерево" calcext:value-type="string">
            <text:p>дерево</text:p>
          </table:table-cell>
          <table:table-cell table:formula="of:=VLOOKUP([.C282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2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4</text:p>
          </table:table-cell>
          <table:table-cell office:value-type="float" office:value="46" calcext:value-type="float">
            <text:p>46</text:p>
          </table:table-cell>
          <table:table-cell office:value-type="float" office:value="611" calcext:value-type="float">
            <text:p>611</text:p>
          </table:table-cell>
          <table:table-cell table:formula="of:=[.D283]*[.E283]" office:value-type="float" office:value="28106" calcext:value-type="float">
            <text:p>28106</text:p>
          </table:table-cell>
          <table:table-cell table:formula="of:=VLOOKUP([.B283];[$Продукция.A:.E]; 2; 0)" office:value-type="string" office:string-value="бар" calcext:value-type="string">
            <text:p>бар</text:p>
          </table:table-cell>
          <table:table-cell table:formula="of:=VLOOKUP([.C283];[$Материал.A:.D]; 2; 0)" office:value-type="string" office:string-value="стекло" calcext:value-type="string">
            <text:p>стекло</text:p>
          </table:table-cell>
          <table:table-cell table:formula="of:=VLOOKUP([.C28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3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2</text:p>
          </table:table-cell>
          <table:table-cell office:value-type="float" office:value="100" calcext:value-type="float">
            <text:p>100</text:p>
          </table:table-cell>
          <table:table-cell office:value-type="float" office:value="1067" calcext:value-type="float">
            <text:p>1067</text:p>
          </table:table-cell>
          <table:table-cell table:formula="of:=[.D284]*[.E284]" office:value-type="float" office:value="106700" calcext:value-type="float">
            <text:p>106700</text:p>
          </table:table-cell>
          <table:table-cell table:formula="of:=VLOOKUP([.B284];[$Продукция.A:.E]; 2; 0)" office:value-type="string" office:string-value="кресло-стол" calcext:value-type="string">
            <text:p>кресло-стол</text:p>
          </table:table-cell>
          <table:table-cell table:formula="of:=VLOOKUP([.C284];[$Материал.A:.D]; 2; 0)" office:value-type="string" office:string-value="дерево" calcext:value-type="string">
            <text:p>дерево</text:p>
          </table:table-cell>
          <table:table-cell table:formula="of:=VLOOKUP([.C28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4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0</text:p>
          </table:table-cell>
          <table:table-cell office:value-type="float" office:value="169" calcext:value-type="float">
            <text:p>169</text:p>
          </table:table-cell>
          <table:table-cell office:value-type="float" office:value="952" calcext:value-type="float">
            <text:p>952</text:p>
          </table:table-cell>
          <table:table-cell table:formula="of:=[.D285]*[.E285]" office:value-type="float" office:value="160888" calcext:value-type="float">
            <text:p>160888</text:p>
          </table:table-cell>
          <table:table-cell table:formula="of:=VLOOKUP([.B285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285];[$Материал.A:.D]; 2; 0)" office:value-type="string" office:string-value="дерево" calcext:value-type="string">
            <text:p>дерево</text:p>
          </table:table-cell>
          <table:table-cell table:formula="of:=VLOOKUP([.C28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5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9</text:p>
          </table:table-cell>
          <table:table-cell office:value-type="float" office:value="127" calcext:value-type="float">
            <text:p>127</text:p>
          </table:table-cell>
          <table:table-cell office:value-type="float" office:value="964" calcext:value-type="float">
            <text:p>964</text:p>
          </table:table-cell>
          <table:table-cell table:formula="of:=[.D286]*[.E286]" office:value-type="float" office:value="122428" calcext:value-type="float">
            <text:p>122428</text:p>
          </table:table-cell>
          <table:table-cell table:formula="of:=VLOOKUP([.B286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286];[$Материал.A:.D]; 2; 0)" office:value-type="string" office:string-value="металл" calcext:value-type="string">
            <text:p>металл</text:p>
          </table:table-cell>
          <table:table-cell table:formula="of:=VLOOKUP([.C28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6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</text:p>
          </table:table-cell>
          <table:table-cell office:value-type="float" office:value="189" calcext:value-type="float">
            <text:p>189</text:p>
          </table:table-cell>
          <table:table-cell office:value-type="float" office:value="1385" calcext:value-type="float">
            <text:p>1385</text:p>
          </table:table-cell>
          <table:table-cell table:formula="of:=[.D287]*[.E287]" office:value-type="float" office:value="261765" calcext:value-type="float">
            <text:p>261765</text:p>
          </table:table-cell>
          <table:table-cell table:formula="of:=VLOOKUP([.B287];[$Продукция.A:.E]; 2; 0)" office:value-type="string" office:string-value="стенка" calcext:value-type="string">
            <text:p>стенка</text:p>
          </table:table-cell>
          <table:table-cell table:formula="of:=VLOOKUP([.C287];[$Материал.A:.D]; 2; 0)" office:value-type="string" office:string-value="стекло" calcext:value-type="string">
            <text:p>стекло</text:p>
          </table:table-cell>
          <table:table-cell table:formula="of:=VLOOKUP([.C28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7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16</text:p>
          </table:table-cell>
          <table:table-cell office:value-type="float" office:value="186" calcext:value-type="float">
            <text:p>186</text:p>
          </table:table-cell>
          <table:table-cell office:value-type="float" office:value="1272" calcext:value-type="float">
            <text:p>1272</text:p>
          </table:table-cell>
          <table:table-cell table:formula="of:=[.D288]*[.E288]" office:value-type="float" office:value="236592" calcext:value-type="float">
            <text:p>236592</text:p>
          </table:table-cell>
          <table:table-cell table:formula="of:=VLOOKUP([.B288];[$Продукция.A:.E]; 2; 0)" office:value-type="string" office:string-value="стул" calcext:value-type="string">
            <text:p>стул</text:p>
          </table:table-cell>
          <table:table-cell table:formula="of:=VLOOKUP([.C288];[$Материал.A:.D]; 2; 0)" office:value-type="string" office:string-value="дерево" calcext:value-type="string">
            <text:p>дерево</text:p>
          </table:table-cell>
          <table:table-cell table:formula="of:=VLOOKUP([.C28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8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7</text:p>
          </table:table-cell>
          <table:table-cell office:value-type="float" office:value="12" calcext:value-type="float">
            <text:p>12</text:p>
          </table:table-cell>
          <table:table-cell office:value-type="float" office:value="576" calcext:value-type="float">
            <text:p>576</text:p>
          </table:table-cell>
          <table:table-cell table:formula="of:=[.D289]*[.E289]" office:value-type="float" office:value="6912" calcext:value-type="float">
            <text:p>6912</text:p>
          </table:table-cell>
          <table:table-cell table:formula="of:=VLOOKUP([.B289];[$Продукция.A:.E]; 2; 0)" office:value-type="string" office:string-value="стул барный" calcext:value-type="string">
            <text:p>стул барный</text:p>
          </table:table-cell>
          <table:table-cell table:formula="of:=VLOOKUP([.C289];[$Материал.A:.D]; 2; 0)" office:value-type="string" office:string-value="дерево" calcext:value-type="string">
            <text:p>дерево</text:p>
          </table:table-cell>
          <table:table-cell table:formula="of:=VLOOKUP([.C289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89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416" calcext:value-type="float">
            <text:p>1416</text:p>
          </table:table-cell>
          <table:table-cell table:formula="of:=[.D290]*[.E290]" office:value-type="float" office:value="79296" calcext:value-type="float">
            <text:p>79296</text:p>
          </table:table-cell>
          <table:table-cell table:formula="of:=VLOOKUP([.B290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290];[$Материал.A:.D]; 2; 0)" office:value-type="string" office:string-value="дерево" calcext:value-type="string">
            <text:p>дерево</text:p>
          </table:table-cell>
          <table:table-cell table:formula="of:=VLOOKUP([.C29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0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4</text:p>
          </table:table-cell>
          <table:table-cell office:value-type="float" office:value="68" calcext:value-type="float">
            <text:p>68</text:p>
          </table:table-cell>
          <table:table-cell office:value-type="float" office:value="843" calcext:value-type="float">
            <text:p>843</text:p>
          </table:table-cell>
          <table:table-cell table:formula="of:=[.D291]*[.E291]" office:value-type="float" office:value="57324" calcext:value-type="float">
            <text:p>57324</text:p>
          </table:table-cell>
          <table:table-cell table:formula="of:=VLOOKUP([.B291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291];[$Материал.A:.D]; 2; 0)" office:value-type="string" office:string-value="дерево" calcext:value-type="string">
            <text:p>дерево</text:p>
          </table:table-cell>
          <table:table-cell table:formula="of:=VLOOKUP([.C29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1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5</text:p>
          </table:table-cell>
          <table:table-cell office:value-type="float" office:value="189" calcext:value-type="float">
            <text:p>189</text:p>
          </table:table-cell>
          <table:table-cell office:value-type="float" office:value="799" calcext:value-type="float">
            <text:p>799</text:p>
          </table:table-cell>
          <table:table-cell table:formula="of:=[.D292]*[.E292]" office:value-type="float" office:value="151011" calcext:value-type="float">
            <text:p>151011</text:p>
          </table:table-cell>
          <table:table-cell table:formula="of:=VLOOKUP([.B292];[$Продукция.A:.E]; 2; 0)" office:value-type="string" office:string-value="стол-книжка" calcext:value-type="string">
            <text:p>стол-книжка</text:p>
          </table:table-cell>
          <table:table-cell table:formula="of:=VLOOKUP([.C292];[$Материал.A:.D]; 2; 0)" office:value-type="string" office:string-value="дерево" calcext:value-type="string">
            <text:p>дерево</text:p>
          </table:table-cell>
          <table:table-cell table:formula="of:=VLOOKUP([.C292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2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  <table:table-cell table:formula="of:=[.D293]*[.E293]" office:value-type="float" office:value="1498" calcext:value-type="float">
            <text:p>1498</text:p>
          </table:table-cell>
          <table:table-cell table:formula="of:=VLOOKUP([.B293];[$Продукция.A:.E]; 2; 0)" office:value-type="string" office:string-value="гарнитур" calcext:value-type="string">
            <text:p>гарнитур</text:p>
          </table:table-cell>
          <table:table-cell table:formula="of:=VLOOKUP([.C293];[$Материал.A:.D]; 2; 0)" office:value-type="string" office:string-value="дерево" calcext:value-type="string">
            <text:p>дерево</text:p>
          </table:table-cell>
          <table:table-cell table:formula="of:=VLOOKUP([.C29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3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0</text:p>
          </table:table-cell>
          <table:table-cell office:value-type="float" office:value="42" calcext:value-type="float">
            <text:p>42</text:p>
          </table:table-cell>
          <table:table-cell office:value-type="float" office:value="815" calcext:value-type="float">
            <text:p>815</text:p>
          </table:table-cell>
          <table:table-cell table:formula="of:=[.D294]*[.E294]" office:value-type="float" office:value="34230" calcext:value-type="float">
            <text:p>34230</text:p>
          </table:table-cell>
          <table:table-cell table:formula="of:=VLOOKUP([.B294];[$Продукция.A:.E]; 2; 0)" office:value-type="string" office:string-value="канапе" calcext:value-type="string">
            <text:p>канапе</text:p>
          </table:table-cell>
          <table:table-cell table:formula="of:=VLOOKUP([.C294];[$Материал.A:.D]; 2; 0)" office:value-type="string" office:string-value="фанера" calcext:value-type="string">
            <text:p>фанера</text:p>
          </table:table-cell>
          <table:table-cell table:formula="of:=VLOOKUP([.C29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4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2</text:p>
          </table:table-cell>
          <table:table-cell office:value-type="float" office:value="15" calcext:value-type="float">
            <text:p>15</text:p>
          </table:table-cell>
          <table:table-cell office:value-type="float" office:value="1007" calcext:value-type="float">
            <text:p>1007</text:p>
          </table:table-cell>
          <table:table-cell table:formula="of:=[.D295]*[.E295]" office:value-type="float" office:value="15105" calcext:value-type="float">
            <text:p>15105</text:p>
          </table:table-cell>
          <table:table-cell table:formula="of:=VLOOKUP([.B295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295];[$Материал.A:.D]; 2; 0)" office:value-type="string" office:string-value="фанера" calcext:value-type="string">
            <text:p>фанера</text:p>
          </table:table-cell>
          <table:table-cell table:formula="of:=VLOOKUP([.C29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5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2</text:p>
          </table:table-cell>
          <table:table-cell office:value-type="float" office:value="107" calcext:value-type="float">
            <text:p>107</text:p>
          </table:table-cell>
          <table:table-cell office:value-type="float" office:value="1018" calcext:value-type="float">
            <text:p>1018</text:p>
          </table:table-cell>
          <table:table-cell table:formula="of:=[.D296]*[.E296]" office:value-type="float" office:value="108926" calcext:value-type="float">
            <text:p>108926</text:p>
          </table:table-cell>
          <table:table-cell table:formula="of:=VLOOKUP([.B296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296];[$Материал.A:.D]; 2; 0)" office:value-type="string" office:string-value="фанера" calcext:value-type="string">
            <text:p>фанера</text:p>
          </table:table-cell>
          <table:table-cell table:formula="of:=VLOOKUP([.C29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8</text:p>
          </table:table-cell>
          <table:table-cell office:value-type="float" office:value="197" calcext:value-type="float">
            <text:p>197</text:p>
          </table:table-cell>
          <table:table-cell office:value-type="float" office:value="1161" calcext:value-type="float">
            <text:p>1161</text:p>
          </table:table-cell>
          <table:table-cell table:formula="of:=[.D297]*[.E297]" office:value-type="float" office:value="228717" calcext:value-type="float">
            <text:p>228717</text:p>
          </table:table-cell>
          <table:table-cell table:formula="of:=VLOOKUP([.B297];[$Продукция.A:.E]; 2; 0)" office:value-type="string" office:string-value="кресло-стол" calcext:value-type="string">
            <text:p>кресло-стол</text:p>
          </table:table-cell>
          <table:table-cell table:formula="of:=VLOOKUP([.C297];[$Материал.A:.D]; 2; 0)" office:value-type="string" office:string-value="дерево" calcext:value-type="string">
            <text:p>дерево</text:p>
          </table:table-cell>
          <table:table-cell table:formula="of:=VLOOKUP([.C297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7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5</text:p>
          </table:table-cell>
          <table:table-cell office:value-type="float" office:value="132" calcext:value-type="float">
            <text:p>132</text:p>
          </table:table-cell>
          <table:table-cell office:value-type="float" office:value="526" calcext:value-type="float">
            <text:p>526</text:p>
          </table:table-cell>
          <table:table-cell table:formula="of:=[.D298]*[.E298]" office:value-type="float" office:value="69432" calcext:value-type="float">
            <text:p>69432</text:p>
          </table:table-cell>
          <table:table-cell table:formula="of:=VLOOKUP([.B298];[$Продукция.A:.E]; 2; 0)" office:value-type="string" office:string-value="вешалка" calcext:value-type="string">
            <text:p>вешалка</text:p>
          </table:table-cell>
          <table:table-cell table:formula="of:=VLOOKUP([.C298];[$Материал.A:.D]; 2; 0)" office:value-type="string" office:string-value="дерево" calcext:value-type="string">
            <text:p>дерево</text:p>
          </table:table-cell>
          <table:table-cell table:formula="of:=VLOOKUP([.C298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8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2</text:p>
          </table:table-cell>
          <table:table-cell office:value-type="float" office:value="118" calcext:value-type="float">
            <text:p>118</text:p>
          </table:table-cell>
          <table:table-cell office:value-type="float" office:value="752" calcext:value-type="float">
            <text:p>752</text:p>
          </table:table-cell>
          <table:table-cell table:formula="of:=[.D299]*[.E299]" office:value-type="float" office:value="88736" calcext:value-type="float">
            <text:p>88736</text:p>
          </table:table-cell>
          <table:table-cell table:formula="of:=VLOOKUP([.B299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299];[$Материал.A:.D]; 2; 0)" office:value-type="string" office:string-value="стекло" calcext:value-type="string">
            <text:p>стекло</text:p>
          </table:table-cell>
          <table:table-cell table:formula="of:=VLOOKUP([.C29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299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449" calcext:value-type="float">
            <text:p>1449</text:p>
          </table:table-cell>
          <table:table-cell table:formula="of:=[.D300]*[.E300]" office:value-type="float" office:value="43470" calcext:value-type="float">
            <text:p>43470</text:p>
          </table:table-cell>
          <table:table-cell table:formula="of:=VLOOKUP([.B300];[$Продукция.A:.E]; 2; 0)" office:value-type="string" office:string-value="стенка" calcext:value-type="string">
            <text:p>стенка</text:p>
          </table:table-cell>
          <table:table-cell table:formula="of:=VLOOKUP([.C300];[$Материал.A:.D]; 2; 0)" office:value-type="string" office:string-value="дерево" calcext:value-type="string">
            <text:p>дерево</text:p>
          </table:table-cell>
          <table:table-cell table:formula="of:=VLOOKUP([.C30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0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</text:p>
          </table:table-cell>
          <table:table-cell office:value-type="float" office:value="85" calcext:value-type="float">
            <text:p>85</text:p>
          </table:table-cell>
          <table:table-cell office:value-type="float" office:value="833" calcext:value-type="float">
            <text:p>833</text:p>
          </table:table-cell>
          <table:table-cell table:formula="of:=[.D301]*[.E301]" office:value-type="float" office:value="70805" calcext:value-type="float">
            <text:p>70805</text:p>
          </table:table-cell>
          <table:table-cell table:formula="of:=VLOOKUP([.B301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301];[$Материал.A:.D]; 2; 0)" office:value-type="string" office:string-value="стекло" calcext:value-type="string">
            <text:p>стекло</text:p>
          </table:table-cell>
          <table:table-cell table:formula="of:=VLOOKUP([.C30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1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3</text:p>
          </table:table-cell>
          <table:table-cell office:value-type="float" office:value="48" calcext:value-type="float">
            <text:p>48</text:p>
          </table:table-cell>
          <table:table-cell office:value-type="float" office:value="1051" calcext:value-type="float">
            <text:p>1051</text:p>
          </table:table-cell>
          <table:table-cell table:formula="of:=[.D302]*[.E302]" office:value-type="float" office:value="50448" calcext:value-type="float">
            <text:p>50448</text:p>
          </table:table-cell>
          <table:table-cell table:formula="of:=VLOOKUP([.B302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302];[$Материал.A:.D]; 2; 0)" office:value-type="string" office:string-value="стекло" calcext:value-type="string">
            <text:p>стекло</text:p>
          </table:table-cell>
          <table:table-cell table:formula="of:=VLOOKUP([.C30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0</text:p>
          </table:table-cell>
          <table:table-cell office:value-type="float" office:value="95" calcext:value-type="float">
            <text:p>95</text:p>
          </table:table-cell>
          <table:table-cell office:value-type="float" office:value="1383" calcext:value-type="float">
            <text:p>1383</text:p>
          </table:table-cell>
          <table:table-cell table:formula="of:=[.D303]*[.E303]" office:value-type="float" office:value="131385" calcext:value-type="float">
            <text:p>131385</text:p>
          </table:table-cell>
          <table:table-cell table:formula="of:=VLOOKUP([.B303];[$Продукция.A:.E]; 2; 0)" office:value-type="string" office:string-value="пуф" calcext:value-type="string">
            <text:p>пуф</text:p>
          </table:table-cell>
          <table:table-cell table:formula="of:=VLOOKUP([.C303];[$Материал.A:.D]; 2; 0)" office:value-type="string" office:string-value="фанера" calcext:value-type="string">
            <text:p>фанера</text:p>
          </table:table-cell>
          <table:table-cell table:formula="of:=VLOOKUP([.C30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3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7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table:formula="of:=[.D304]*[.E304]" office:value-type="float" office:value="5328" calcext:value-type="float">
            <text:p>5328</text:p>
          </table:table-cell>
          <table:table-cell table:formula="of:=VLOOKUP([.B304];[$Продукция.A:.E]; 2; 0)" office:value-type="string" office:string-value="буфет" calcext:value-type="string">
            <text:p>буфет</text:p>
          </table:table-cell>
          <table:table-cell table:formula="of:=VLOOKUP([.C304];[$Материал.A:.D]; 2; 0)" office:value-type="string" office:string-value="дерево" calcext:value-type="string">
            <text:p>дерево</text:p>
          </table:table-cell>
          <table:table-cell table:formula="of:=VLOOKUP([.C304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4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715" calcext:value-type="float">
            <text:p>715</text:p>
          </table:table-cell>
          <table:table-cell table:formula="of:=[.D305]*[.E305]" office:value-type="float" office:value="45045" calcext:value-type="float">
            <text:p>45045</text:p>
          </table:table-cell>
          <table:table-cell table:formula="of:=VLOOKUP([.B305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305];[$Материал.A:.D]; 2; 0)" office:value-type="string" office:string-value="стекло" calcext:value-type="string">
            <text:p>стекло</text:p>
          </table:table-cell>
          <table:table-cell table:formula="of:=VLOOKUP([.C30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5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447" calcext:value-type="float">
            <text:p>1447</text:p>
          </table:table-cell>
          <table:table-cell table:formula="of:=[.D306]*[.E306]" office:value-type="float" office:value="75244" calcext:value-type="float">
            <text:p>75244</text:p>
          </table:table-cell>
          <table:table-cell table:formula="of:=VLOOKUP([.B306];[$Продукция.A:.E]; 2; 0)" office:value-type="string" office:string-value="софа" calcext:value-type="string">
            <text:p>софа</text:p>
          </table:table-cell>
          <table:table-cell table:formula="of:=VLOOKUP([.C306];[$Материал.A:.D]; 2; 0)" office:value-type="string" office:string-value="дерево" calcext:value-type="string">
            <text:p>дерево</text:p>
          </table:table-cell>
          <table:table-cell table:formula="of:=VLOOKUP([.C30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9</text:p>
          </table:table-cell>
          <table:table-cell office:value-type="float" office:value="110" calcext:value-type="float">
            <text:p>110</text:p>
          </table:table-cell>
          <table:table-cell office:value-type="float" office:value="1446" calcext:value-type="float">
            <text:p>1446</text:p>
          </table:table-cell>
          <table:table-cell table:formula="of:=[.D307]*[.E307]" office:value-type="float" office:value="159060" calcext:value-type="float">
            <text:p>159060</text:p>
          </table:table-cell>
          <table:table-cell table:formula="of:=VLOOKUP([.B307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307];[$Материал.A:.D]; 2; 0)" office:value-type="string" office:string-value="дерево" calcext:value-type="string">
            <text:p>дерево</text:p>
          </table:table-cell>
          <table:table-cell table:formula="of:=VLOOKUP([.C30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7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0</text:p>
          </table:table-cell>
          <table:table-cell office:value-type="float" office:value="139" calcext:value-type="float">
            <text:p>139</text:p>
          </table:table-cell>
          <table:table-cell office:value-type="float" office:value="608" calcext:value-type="float">
            <text:p>608</text:p>
          </table:table-cell>
          <table:table-cell table:formula="of:=[.D308]*[.E308]" office:value-type="float" office:value="84512" calcext:value-type="float">
            <text:p>84512</text:p>
          </table:table-cell>
          <table:table-cell table:formula="of:=VLOOKUP([.B308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308];[$Материал.A:.D]; 2; 0)" office:value-type="string" office:string-value="дерево" calcext:value-type="string">
            <text:p>дерево</text:p>
          </table:table-cell>
          <table:table-cell table:formula="of:=VLOOKUP([.C30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8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8</text:p>
          </table:table-cell>
          <table:table-cell office:value-type="float" office:value="21" calcext:value-type="float">
            <text:p>21</text:p>
          </table:table-cell>
          <table:table-cell office:value-type="float" office:value="1421" calcext:value-type="float">
            <text:p>1421</text:p>
          </table:table-cell>
          <table:table-cell table:formula="of:=[.D309]*[.E309]" office:value-type="float" office:value="29841" calcext:value-type="float">
            <text:p>29841</text:p>
          </table:table-cell>
          <table:table-cell table:formula="of:=VLOOKUP([.B309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309];[$Материал.A:.D]; 2; 0)" office:value-type="string" office:string-value="дерево" calcext:value-type="string">
            <text:p>дерево</text:p>
          </table:table-cell>
          <table:table-cell table:formula="of:=VLOOKUP([.C30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09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056" calcext:value-type="float">
            <text:p>1056</text:p>
          </table:table-cell>
          <table:table-cell table:formula="of:=[.D310]*[.E310]" office:value-type="float" office:value="46464" calcext:value-type="float">
            <text:p>46464</text:p>
          </table:table-cell>
          <table:table-cell table:formula="of:=VLOOKUP([.B310];[$Продукция.A:.E]; 2; 0)" office:value-type="string" office:string-value="бар" calcext:value-type="string">
            <text:p>бар</text:p>
          </table:table-cell>
          <table:table-cell table:formula="of:=VLOOKUP([.C310];[$Материал.A:.D]; 2; 0)" office:value-type="string" office:string-value="стекло" calcext:value-type="string">
            <text:p>стекло</text:p>
          </table:table-cell>
          <table:table-cell table:formula="of:=VLOOKUP([.C31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0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7</text:p>
          </table:table-cell>
          <table:table-cell office:value-type="float" office:value="32" calcext:value-type="float">
            <text:p>32</text:p>
          </table:table-cell>
          <table:table-cell office:value-type="float" office:value="1170" calcext:value-type="float">
            <text:p>1170</text:p>
          </table:table-cell>
          <table:table-cell table:formula="of:=[.D311]*[.E311]" office:value-type="float" office:value="37440" calcext:value-type="float">
            <text:p>37440</text:p>
          </table:table-cell>
          <table:table-cell table:formula="of:=VLOOKUP([.B311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311];[$Материал.A:.D]; 2; 0)" office:value-type="string" office:string-value="дерево" calcext:value-type="string">
            <text:p>дерево</text:p>
          </table:table-cell>
          <table:table-cell table:formula="of:=VLOOKUP([.C31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1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7</text:p>
          </table:table-cell>
          <table:table-cell office:value-type="float" office:value="74" calcext:value-type="float">
            <text:p>74</text:p>
          </table:table-cell>
          <table:table-cell office:value-type="float" office:value="761" calcext:value-type="float">
            <text:p>761</text:p>
          </table:table-cell>
          <table:table-cell table:formula="of:=[.D312]*[.E312]" office:value-type="float" office:value="56314" calcext:value-type="float">
            <text:p>56314</text:p>
          </table:table-cell>
          <table:table-cell table:formula="of:=VLOOKUP([.B312];[$Продукция.A:.E]; 2; 0)" office:value-type="string" office:string-value="столик" calcext:value-type="string">
            <text:p>столик</text:p>
          </table:table-cell>
          <table:table-cell table:formula="of:=VLOOKUP([.C312];[$Материал.A:.D]; 2; 0)" office:value-type="string" office:string-value="дерево" calcext:value-type="string">
            <text:p>дерево</text:p>
          </table:table-cell>
          <table:table-cell table:formula="of:=VLOOKUP([.C31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2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28</text:p>
          </table:table-cell>
          <table:table-cell office:value-type="float" office:value="49" calcext:value-type="float">
            <text:p>49</text:p>
          </table:table-cell>
          <table:table-cell office:value-type="float" office:value="1132" calcext:value-type="float">
            <text:p>1132</text:p>
          </table:table-cell>
          <table:table-cell table:formula="of:=[.D313]*[.E313]" office:value-type="float" office:value="55468" calcext:value-type="float">
            <text:p>55468</text:p>
          </table:table-cell>
          <table:table-cell table:formula="of:=VLOOKUP([.B313];[$Продукция.A:.E]; 2; 0)" office:value-type="string" office:string-value="стул" calcext:value-type="string">
            <text:p>стул</text:p>
          </table:table-cell>
          <table:table-cell table:formula="of:=VLOOKUP([.C313];[$Материал.A:.D]; 2; 0)" office:value-type="string" office:string-value="фанера" calcext:value-type="string">
            <text:p>фанера</text:p>
          </table:table-cell>
          <table:table-cell table:formula="of:=VLOOKUP([.C31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3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2</text:p>
          </table:table-cell>
          <table:table-cell office:value-type="float" office:value="161" calcext:value-type="float">
            <text:p>161</text:p>
          </table:table-cell>
          <table:table-cell office:value-type="float" office:value="528" calcext:value-type="float">
            <text:p>528</text:p>
          </table:table-cell>
          <table:table-cell table:formula="of:=[.D314]*[.E314]" office:value-type="float" office:value="85008" calcext:value-type="float">
            <text:p>85008</text:p>
          </table:table-cell>
          <table:table-cell table:formula="of:=VLOOKUP([.B314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314];[$Материал.A:.D]; 2; 0)" office:value-type="string" office:string-value="стекло" calcext:value-type="string">
            <text:p>стекло</text:p>
          </table:table-cell>
          <table:table-cell table:formula="of:=VLOOKUP([.C31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4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0</text:p>
          </table:table-cell>
          <table:table-cell office:value-type="float" office:value="84" calcext:value-type="float">
            <text:p>84</text:p>
          </table:table-cell>
          <table:table-cell office:value-type="float" office:value="911" calcext:value-type="float">
            <text:p>911</text:p>
          </table:table-cell>
          <table:table-cell table:formula="of:=[.D315]*[.E315]" office:value-type="float" office:value="76524" calcext:value-type="float">
            <text:p>76524</text:p>
          </table:table-cell>
          <table:table-cell table:formula="of:=VLOOKUP([.B315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315];[$Материал.A:.D]; 2; 0)" office:value-type="string" office:string-value="металл" calcext:value-type="string">
            <text:p>металл</text:p>
          </table:table-cell>
          <table:table-cell table:formula="of:=VLOOKUP([.C31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5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244" calcext:value-type="float">
            <text:p>1244</text:p>
          </table:table-cell>
          <table:table-cell table:formula="of:=[.D316]*[.E316]" office:value-type="float" office:value="52248" calcext:value-type="float">
            <text:p>52248</text:p>
          </table:table-cell>
          <table:table-cell table:formula="of:=VLOOKUP([.B316];[$Продукция.A:.E]; 2; 0)" office:value-type="string" office:string-value="кресло-стол" calcext:value-type="string">
            <text:p>кресло-стол</text:p>
          </table:table-cell>
          <table:table-cell table:formula="of:=VLOOKUP([.C316];[$Материал.A:.D]; 2; 0)" office:value-type="string" office:string-value="дерево" calcext:value-type="string">
            <text:p>дерево</text:p>
          </table:table-cell>
          <table:table-cell table:formula="of:=VLOOKUP([.C31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6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6</text:p>
          </table:table-cell>
          <table:table-cell office:value-type="float" office:value="61" calcext:value-type="float">
            <text:p>61</text:p>
          </table:table-cell>
          <table:table-cell office:value-type="float" office:value="924" calcext:value-type="float">
            <text:p>924</text:p>
          </table:table-cell>
          <table:table-cell table:formula="of:=[.D317]*[.E317]" office:value-type="float" office:value="56364" calcext:value-type="float">
            <text:p>56364</text:p>
          </table:table-cell>
          <table:table-cell table:formula="of:=VLOOKUP([.B317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317];[$Материал.A:.D]; 2; 0)" office:value-type="string" office:string-value="стекло" calcext:value-type="string">
            <text:p>стекло</text:p>
          </table:table-cell>
          <table:table-cell table:formula="of:=VLOOKUP([.C31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7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0</text:p>
          </table:table-cell>
          <table:table-cell office:value-type="float" office:value="88" calcext:value-type="float">
            <text:p>88</text:p>
          </table:table-cell>
          <table:table-cell office:value-type="float" office:value="958" calcext:value-type="float">
            <text:p>958</text:p>
          </table:table-cell>
          <table:table-cell table:formula="of:=[.D318]*[.E318]" office:value-type="float" office:value="84304" calcext:value-type="float">
            <text:p>84304</text:p>
          </table:table-cell>
          <table:table-cell table:formula="of:=VLOOKUP([.B318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318];[$Материал.A:.D]; 2; 0)" office:value-type="string" office:string-value="металл" calcext:value-type="string">
            <text:p>металл</text:p>
          </table:table-cell>
          <table:table-cell table:formula="of:=VLOOKUP([.C31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8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</text:p>
          </table:table-cell>
          <table:table-cell office:value-type="float" office:value="161" calcext:value-type="float">
            <text:p>161</text:p>
          </table:table-cell>
          <table:table-cell office:value-type="float" office:value="1211" calcext:value-type="float">
            <text:p>1211</text:p>
          </table:table-cell>
          <table:table-cell table:formula="of:=[.D319]*[.E319]" office:value-type="float" office:value="194971" calcext:value-type="float">
            <text:p>194971</text:p>
          </table:table-cell>
          <table:table-cell table:formula="of:=VLOOKUP([.B319];[$Продукция.A:.E]; 2; 0)" office:value-type="string" office:string-value="зеркало" calcext:value-type="string">
            <text:p>зеркало</text:p>
          </table:table-cell>
          <table:table-cell table:formula="of:=VLOOKUP([.C319];[$Материал.A:.D]; 2; 0)" office:value-type="string" office:string-value="стекло" calcext:value-type="string">
            <text:p>стекло</text:p>
          </table:table-cell>
          <table:table-cell table:formula="of:=VLOOKUP([.C31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19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4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formula="of:=[.D320]*[.E320]" office:value-type="float" office:value="137158" calcext:value-type="float">
            <text:p>137158</text:p>
          </table:table-cell>
          <table:table-cell table:formula="of:=VLOOKUP([.B320];[$Продукция.A:.E]; 2; 0)" office:value-type="string" office:string-value="кресло-стол" calcext:value-type="string">
            <text:p>кресло-стол</text:p>
          </table:table-cell>
          <table:table-cell table:formula="of:=VLOOKUP([.C320];[$Материал.A:.D]; 2; 0)" office:value-type="string" office:string-value="стекло" calcext:value-type="string">
            <text:p>стекло</text:p>
          </table:table-cell>
          <table:table-cell table:formula="of:=VLOOKUP([.C32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0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8</text:p>
          </table:table-cell>
          <table:table-cell office:value-type="float" office:value="44" calcext:value-type="float">
            <text:p>44</text:p>
          </table:table-cell>
          <table:table-cell office:value-type="float" office:value="1455" calcext:value-type="float">
            <text:p>1455</text:p>
          </table:table-cell>
          <table:table-cell table:formula="of:=[.D321]*[.E321]" office:value-type="float" office:value="64020" calcext:value-type="float">
            <text:p>64020</text:p>
          </table:table-cell>
          <table:table-cell table:formula="of:=VLOOKUP([.B321];[$Продукция.A:.E]; 2; 0)" office:value-type="string" office:string-value="лавка" calcext:value-type="string">
            <text:p>лавка</text:p>
          </table:table-cell>
          <table:table-cell table:formula="of:=VLOOKUP([.C321];[$Материал.A:.D]; 2; 0)" office:value-type="string" office:string-value="дерево" calcext:value-type="string">
            <text:p>дерево</text:p>
          </table:table-cell>
          <table:table-cell table:formula="of:=VLOOKUP([.C321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748" calcext:value-type="float">
            <text:p>748</text:p>
          </table:table-cell>
          <table:table-cell table:formula="of:=[.D322]*[.E322]" office:value-type="float" office:value="44132" calcext:value-type="float">
            <text:p>44132</text:p>
          </table:table-cell>
          <table:table-cell table:formula="of:=VLOOKUP([.B322];[$Продукция.A:.E]; 2; 0)" office:value-type="string" office:string-value="бар" calcext:value-type="string">
            <text:p>бар</text:p>
          </table:table-cell>
          <table:table-cell table:formula="of:=VLOOKUP([.C322];[$Материал.A:.D]; 2; 0)" office:value-type="string" office:string-value="дерево" calcext:value-type="string">
            <text:p>дерево</text:p>
          </table:table-cell>
          <table:table-cell table:formula="of:=VLOOKUP([.C322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5</text:p>
          </table:table-cell>
          <table:table-cell office:value-type="float" office:value="114" calcext:value-type="float">
            <text:p>114</text:p>
          </table:table-cell>
          <table:table-cell office:value-type="float" office:value="1328" calcext:value-type="float">
            <text:p>1328</text:p>
          </table:table-cell>
          <table:table-cell table:formula="of:=[.D323]*[.E323]" office:value-type="float" office:value="151392" calcext:value-type="float">
            <text:p>151392</text:p>
          </table:table-cell>
          <table:table-cell table:formula="of:=VLOOKUP([.B323];[$Продукция.A:.E]; 2; 0)" office:value-type="string" office:string-value="вешалка" calcext:value-type="string">
            <text:p>вешалка</text:p>
          </table:table-cell>
          <table:table-cell table:formula="of:=VLOOKUP([.C323];[$Материал.A:.D]; 2; 0)" office:value-type="string" office:string-value="стекло" calcext:value-type="string">
            <text:p>стекло</text:p>
          </table:table-cell>
          <table:table-cell table:formula="of:=VLOOKUP([.C32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9</text:p>
          </table:table-cell>
          <table:table-cell office:value-type="float" office:value="3" calcext:value-type="float">
            <text:p>3</text:p>
          </table:table-cell>
          <table:table-cell office:value-type="float" office:value="890" calcext:value-type="float">
            <text:p>890</text:p>
          </table:table-cell>
          <table:table-cell table:formula="of:=[.D324]*[.E324]" office:value-type="float" office:value="2670" calcext:value-type="float">
            <text:p>2670</text:p>
          </table:table-cell>
          <table:table-cell table:formula="of:=VLOOKUP([.B324];[$Продукция.A:.E]; 2; 0)" office:value-type="string" office:string-value="гарнитур" calcext:value-type="string">
            <text:p>гарнитур</text:p>
          </table:table-cell>
          <table:table-cell table:formula="of:=VLOOKUP([.C324];[$Материал.A:.D]; 2; 0)" office:value-type="string" office:string-value="дерево" calcext:value-type="string">
            <text:p>дерево</text:p>
          </table:table-cell>
          <table:table-cell table:formula="of:=VLOOKUP([.C32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</text:p>
          </table:table-cell>
          <table:table-cell office:value-type="float" office:value="73" calcext:value-type="float">
            <text:p>73</text:p>
          </table:table-cell>
          <table:table-cell office:value-type="float" office:value="626" calcext:value-type="float">
            <text:p>626</text:p>
          </table:table-cell>
          <table:table-cell table:formula="of:=[.D325]*[.E325]" office:value-type="float" office:value="45698" calcext:value-type="float">
            <text:p>45698</text:p>
          </table:table-cell>
          <table:table-cell table:formula="of:=VLOOKUP([.B325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325];[$Материал.A:.D]; 2; 0)" office:value-type="string" office:string-value="стекло" calcext:value-type="string">
            <text:p>стекло</text:p>
          </table:table-cell>
          <table:table-cell table:formula="of:=VLOOKUP([.C32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5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9" calcext:value-type="float">
            <text:p>119</text:p>
          </table:table-cell>
          <table:table-cell office:value-type="float" office:value="716" calcext:value-type="float">
            <text:p>716</text:p>
          </table:table-cell>
          <table:table-cell table:formula="of:=[.D326]*[.E326]" office:value-type="float" office:value="85204" calcext:value-type="float">
            <text:p>85204</text:p>
          </table:table-cell>
          <table:table-cell table:formula="of:=VLOOKUP([.B326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326];[$Материал.A:.D]; 2; 0)" office:value-type="string" office:string-value="дерево" calcext:value-type="string">
            <text:p>дерево</text:p>
          </table:table-cell>
          <table:table-cell table:formula="of:=VLOOKUP([.C32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3</text:p>
          </table:table-cell>
          <table:table-cell office:value-type="float" office:value="7" calcext:value-type="float">
            <text:p>7</text:p>
          </table:table-cell>
          <table:table-cell office:value-type="float" office:value="753" calcext:value-type="float">
            <text:p>753</text:p>
          </table:table-cell>
          <table:table-cell table:formula="of:=[.D327]*[.E327]" office:value-type="float" office:value="5271" calcext:value-type="float">
            <text:p>5271</text:p>
          </table:table-cell>
          <table:table-cell table:formula="of:=VLOOKUP([.B327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327];[$Материал.A:.D]; 2; 0)" office:value-type="string" office:string-value="стекло" calcext:value-type="string">
            <text:p>стекло</text:p>
          </table:table-cell>
          <table:table-cell table:formula="of:=VLOOKUP([.C32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7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42</text:p>
          </table:table-cell>
          <table:table-cell office:value-type="float" office:value="21" calcext:value-type="float">
            <text:p>21</text:p>
          </table:table-cell>
          <table:table-cell office:value-type="float" office:value="1131" calcext:value-type="float">
            <text:p>1131</text:p>
          </table:table-cell>
          <table:table-cell table:formula="of:=[.D328]*[.E328]" office:value-type="float" office:value="23751" calcext:value-type="float">
            <text:p>23751</text:p>
          </table:table-cell>
          <table:table-cell table:formula="of:=VLOOKUP([.B328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328];[$Материал.A:.D]; 2; 0)" office:value-type="string" office:string-value="дерево" calcext:value-type="string">
            <text:p>дерево</text:p>
          </table:table-cell>
          <table:table-cell table:formula="of:=VLOOKUP([.C32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8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43</text:p>
          </table:table-cell>
          <table:table-cell office:value-type="float" office:value="144" calcext:value-type="float">
            <text:p>144</text:p>
          </table:table-cell>
          <table:table-cell office:value-type="float" office:value="1491" calcext:value-type="float">
            <text:p>1491</text:p>
          </table:table-cell>
          <table:table-cell table:formula="of:=[.D329]*[.E329]" office:value-type="float" office:value="214704" calcext:value-type="float">
            <text:p>214704</text:p>
          </table:table-cell>
          <table:table-cell table:formula="of:=VLOOKUP([.B329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329];[$Материал.A:.D]; 2; 0)" office:value-type="string" office:string-value="дерево" calcext:value-type="string">
            <text:p>дерево</text:p>
          </table:table-cell>
          <table:table-cell table:formula="of:=VLOOKUP([.C32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29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6</text:p>
          </table:table-cell>
          <table:table-cell office:value-type="float" office:value="146" calcext:value-type="float">
            <text:p>146</text:p>
          </table:table-cell>
          <table:table-cell office:value-type="float" office:value="508" calcext:value-type="float">
            <text:p>508</text:p>
          </table:table-cell>
          <table:table-cell table:formula="of:=[.D330]*[.E330]" office:value-type="float" office:value="74168" calcext:value-type="float">
            <text:p>74168</text:p>
          </table:table-cell>
          <table:table-cell table:formula="of:=VLOOKUP([.B330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330];[$Материал.A:.D]; 2; 0)" office:value-type="string" office:string-value="дерево" calcext:value-type="string">
            <text:p>дерево</text:p>
          </table:table-cell>
          <table:table-cell table:formula="of:=VLOOKUP([.C33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0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table:formula="of:=[.D331]*[.E331]" office:value-type="float" office:value="5232" calcext:value-type="float">
            <text:p>5232</text:p>
          </table:table-cell>
          <table:table-cell table:formula="of:=VLOOKUP([.B331];[$Продукция.A:.E]; 2; 0)" office:value-type="string" office:string-value="пуф" calcext:value-type="string">
            <text:p>пуф</text:p>
          </table:table-cell>
          <table:table-cell table:formula="of:=VLOOKUP([.C331];[$Материал.A:.D]; 2; 0)" office:value-type="string" office:string-value="стекло" calcext:value-type="string">
            <text:p>стекло</text:p>
          </table:table-cell>
          <table:table-cell table:formula="of:=VLOOKUP([.C331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1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9</text:p>
          </table:table-cell>
          <table:table-cell office:value-type="float" office:value="112" calcext:value-type="float">
            <text:p>112</text:p>
          </table:table-cell>
          <table:table-cell office:value-type="float" office:value="965" calcext:value-type="float">
            <text:p>965</text:p>
          </table:table-cell>
          <table:table-cell table:formula="of:=[.D332]*[.E332]" office:value-type="float" office:value="108080" calcext:value-type="float">
            <text:p>108080</text:p>
          </table:table-cell>
          <table:table-cell table:formula="of:=VLOOKUP([.B332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332];[$Материал.A:.D]; 2; 0)" office:value-type="string" office:string-value="фанера" calcext:value-type="string">
            <text:p>фанера</text:p>
          </table:table-cell>
          <table:table-cell table:formula="of:=VLOOKUP([.C33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2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5</text:p>
          </table:table-cell>
          <table:table-cell office:value-type="float" office:value="186" calcext:value-type="float">
            <text:p>186</text:p>
          </table:table-cell>
          <table:table-cell office:value-type="float" office:value="506" calcext:value-type="float">
            <text:p>506</text:p>
          </table:table-cell>
          <table:table-cell table:formula="of:=[.D333]*[.E333]" office:value-type="float" office:value="94116" calcext:value-type="float">
            <text:p>94116</text:p>
          </table:table-cell>
          <table:table-cell table:formula="of:=VLOOKUP([.B333];[$Продукция.A:.E]; 2; 0)" office:value-type="string" office:string-value="зеркало" calcext:value-type="string">
            <text:p>зеркало</text:p>
          </table:table-cell>
          <table:table-cell table:formula="of:=VLOOKUP([.C333];[$Материал.A:.D]; 2; 0)" office:value-type="string" office:string-value="стекло" calcext:value-type="string">
            <text:p>стекло</text:p>
          </table:table-cell>
          <table:table-cell table:formula="of:=VLOOKUP([.C33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3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8</text:p>
          </table:table-cell>
          <table:table-cell office:value-type="float" office:value="91" calcext:value-type="float">
            <text:p>91</text:p>
          </table:table-cell>
          <table:table-cell office:value-type="float" office:value="1162" calcext:value-type="float">
            <text:p>1162</text:p>
          </table:table-cell>
          <table:table-cell table:formula="of:=[.D334]*[.E334]" office:value-type="float" office:value="105742" calcext:value-type="float">
            <text:p>105742</text:p>
          </table:table-cell>
          <table:table-cell table:formula="of:=VLOOKUP([.B334];[$Продукция.A:.E]; 2; 0)" office:value-type="string" office:string-value="канапе" calcext:value-type="string">
            <text:p>канапе</text:p>
          </table:table-cell>
          <table:table-cell table:formula="of:=VLOOKUP([.C334];[$Материал.A:.D]; 2; 0)" office:value-type="string" office:string-value="дерево" calcext:value-type="string">
            <text:p>дерево</text:p>
          </table:table-cell>
          <table:table-cell table:formula="of:=VLOOKUP([.C334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4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4</text:p>
          </table:table-cell>
          <table:table-cell office:value-type="float" office:value="108" calcext:value-type="float">
            <text:p>108</text:p>
          </table:table-cell>
          <table:table-cell office:value-type="float" office:value="1036" calcext:value-type="float">
            <text:p>1036</text:p>
          </table:table-cell>
          <table:table-cell table:formula="of:=[.D335]*[.E335]" office:value-type="float" office:value="111888" calcext:value-type="float">
            <text:p>111888</text:p>
          </table:table-cell>
          <table:table-cell table:formula="of:=VLOOKUP([.B335];[$Продукция.A:.E]; 2; 0)" office:value-type="string" office:string-value="стул" calcext:value-type="string">
            <text:p>стул</text:p>
          </table:table-cell>
          <table:table-cell table:formula="of:=VLOOKUP([.C335];[$Материал.A:.D]; 2; 0)" office:value-type="string" office:string-value="дерево" calcext:value-type="string">
            <text:p>дерево</text:p>
          </table:table-cell>
          <table:table-cell table:formula="of:=VLOOKUP([.C335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5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8</text:p>
          </table:table-cell>
          <table:table-cell office:value-type="float" office:value="89" calcext:value-type="float">
            <text:p>89</text:p>
          </table:table-cell>
          <table:table-cell office:value-type="float" office:value="1220" calcext:value-type="float">
            <text:p>1220</text:p>
          </table:table-cell>
          <table:table-cell table:formula="of:=[.D336]*[.E336]" office:value-type="float" office:value="108580" calcext:value-type="float">
            <text:p>108580</text:p>
          </table:table-cell>
          <table:table-cell table:formula="of:=VLOOKUP([.B336];[$Продукция.A:.E]; 2; 0)" office:value-type="string" office:string-value="лавка" calcext:value-type="string">
            <text:p>лавка</text:p>
          </table:table-cell>
          <table:table-cell table:formula="of:=VLOOKUP([.C336];[$Материал.A:.D]; 2; 0)" office:value-type="string" office:string-value="дерево" calcext:value-type="string">
            <text:p>дерево</text:p>
          </table:table-cell>
          <table:table-cell table:formula="of:=VLOOKUP([.C336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6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5</text:p>
          </table:table-cell>
          <table:table-cell office:value-type="float" office:value="54" calcext:value-type="float">
            <text:p>54</text:p>
          </table:table-cell>
          <table:table-cell office:value-type="float" office:value="1293" calcext:value-type="float">
            <text:p>1293</text:p>
          </table:table-cell>
          <table:table-cell table:formula="of:=[.D337]*[.E337]" office:value-type="float" office:value="69822" calcext:value-type="float">
            <text:p>69822</text:p>
          </table:table-cell>
          <table:table-cell table:formula="of:=VLOOKUP([.B337];[$Продукция.A:.E]; 2; 0)" office:value-type="string" office:string-value="гарнитур" calcext:value-type="string">
            <text:p>гарнитур</text:p>
          </table:table-cell>
          <table:table-cell table:formula="of:=VLOOKUP([.C337];[$Материал.A:.D]; 2; 0)" office:value-type="string" office:string-value="стекло" calcext:value-type="string">
            <text:p>стекло</text:p>
          </table:table-cell>
          <table:table-cell table:formula="of:=VLOOKUP([.C33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7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4</text:p>
          </table:table-cell>
          <table:table-cell office:value-type="float" office:value="195" calcext:value-type="float">
            <text:p>195</text:p>
          </table:table-cell>
          <table:table-cell office:value-type="float" office:value="1365" calcext:value-type="float">
            <text:p>1365</text:p>
          </table:table-cell>
          <table:table-cell table:formula="of:=[.D338]*[.E338]" office:value-type="float" office:value="266175" calcext:value-type="float">
            <text:p>266175</text:p>
          </table:table-cell>
          <table:table-cell table:formula="of:=VLOOKUP([.B338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338];[$Материал.A:.D]; 2; 0)" office:value-type="string" office:string-value="стекло" calcext:value-type="string">
            <text:p>стекло</text:p>
          </table:table-cell>
          <table:table-cell table:formula="of:=VLOOKUP([.C33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8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5</text:p>
          </table:table-cell>
          <table:table-cell office:value-type="float" office:value="189" calcext:value-type="float">
            <text:p>189</text:p>
          </table:table-cell>
          <table:table-cell office:value-type="float" office:value="698" calcext:value-type="float">
            <text:p>698</text:p>
          </table:table-cell>
          <table:table-cell table:formula="of:=[.D339]*[.E339]" office:value-type="float" office:value="131922" calcext:value-type="float">
            <text:p>131922</text:p>
          </table:table-cell>
          <table:table-cell table:formula="of:=VLOOKUP([.B339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339];[$Материал.A:.D]; 2; 0)" office:value-type="string" office:string-value="стекло" calcext:value-type="string">
            <text:p>стекло</text:p>
          </table:table-cell>
          <table:table-cell table:formula="of:=VLOOKUP([.C33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39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2</text:p>
          </table:table-cell>
          <table:table-cell office:value-type="float" office:value="171" calcext:value-type="float">
            <text:p>171</text:p>
          </table:table-cell>
          <table:table-cell office:value-type="float" office:value="658" calcext:value-type="float">
            <text:p>658</text:p>
          </table:table-cell>
          <table:table-cell table:formula="of:=[.D340]*[.E340]" office:value-type="float" office:value="112518" calcext:value-type="float">
            <text:p>112518</text:p>
          </table:table-cell>
          <table:table-cell table:formula="of:=VLOOKUP([.B340];[$Продукция.A:.E]; 2; 0)" office:value-type="string" office:string-value="гардероб" calcext:value-type="string">
            <text:p>гардероб</text:p>
          </table:table-cell>
          <table:table-cell table:formula="of:=VLOOKUP([.C340];[$Материал.A:.D]; 2; 0)" office:value-type="string" office:string-value="дерево" calcext:value-type="string">
            <text:p>дерево</text:p>
          </table:table-cell>
          <table:table-cell table:formula="of:=VLOOKUP([.C34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0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5</text:p>
          </table:table-cell>
          <table:table-cell office:value-type="float" office:value="179" calcext:value-type="float">
            <text:p>179</text:p>
          </table:table-cell>
          <table:table-cell office:value-type="float" office:value="1389" calcext:value-type="float">
            <text:p>1389</text:p>
          </table:table-cell>
          <table:table-cell table:formula="of:=[.D341]*[.E341]" office:value-type="float" office:value="248631" calcext:value-type="float">
            <text:p>248631</text:p>
          </table:table-cell>
          <table:table-cell table:formula="of:=VLOOKUP([.B341];[$Продукция.A:.E]; 2; 0)" office:value-type="string" office:string-value="банкетка" calcext:value-type="string">
            <text:p>банкетка</text:p>
          </table:table-cell>
          <table:table-cell table:formula="of:=VLOOKUP([.C341];[$Материал.A:.D]; 2; 0)" office:value-type="string" office:string-value="дерево" calcext:value-type="string">
            <text:p>дерево</text:p>
          </table:table-cell>
          <table:table-cell table:formula="of:=VLOOKUP([.C34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1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4</text:p>
          </table:table-cell>
          <table:table-cell office:value-type="float" office:value="168" calcext:value-type="float">
            <text:p>168</text:p>
          </table:table-cell>
          <table:table-cell office:value-type="float" office:value="539" calcext:value-type="float">
            <text:p>539</text:p>
          </table:table-cell>
          <table:table-cell table:formula="of:=[.D342]*[.E342]" office:value-type="float" office:value="90552" calcext:value-type="float">
            <text:p>90552</text:p>
          </table:table-cell>
          <table:table-cell table:formula="of:=VLOOKUP([.B342];[$Продукция.A:.E]; 2; 0)" office:value-type="string" office:string-value="бюро" calcext:value-type="string">
            <text:p>бюро</text:p>
          </table:table-cell>
          <table:table-cell table:formula="of:=VLOOKUP([.C342];[$Материал.A:.D]; 2; 0)" office:value-type="string" office:string-value="стекло" calcext:value-type="string">
            <text:p>стекло</text:p>
          </table:table-cell>
          <table:table-cell table:formula="of:=VLOOKUP([.C34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2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9</text:p>
          </table:table-cell>
          <table:table-cell office:value-type="float" office:value="137" calcext:value-type="float">
            <text:p>137</text:p>
          </table:table-cell>
          <table:table-cell office:value-type="float" office:value="818" calcext:value-type="float">
            <text:p>818</text:p>
          </table:table-cell>
          <table:table-cell table:formula="of:=[.D343]*[.E343]" office:value-type="float" office:value="112066" calcext:value-type="float">
            <text:p>112066</text:p>
          </table:table-cell>
          <table:table-cell table:formula="of:=VLOOKUP([.B343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343];[$Материал.A:.D]; 2; 0)" office:value-type="string" office:string-value="дерево" calcext:value-type="string">
            <text:p>дерево</text:p>
          </table:table-cell>
          <table:table-cell table:formula="of:=VLOOKUP([.C343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3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1</text:p>
          </table:table-cell>
          <table:table-cell office:value-type="float" office:value="159" calcext:value-type="float">
            <text:p>159</text:p>
          </table:table-cell>
          <table:table-cell office:value-type="float" office:value="780" calcext:value-type="float">
            <text:p>780</text:p>
          </table:table-cell>
          <table:table-cell table:formula="of:=[.D344]*[.E344]" office:value-type="float" office:value="124020" calcext:value-type="float">
            <text:p>124020</text:p>
          </table:table-cell>
          <table:table-cell table:formula="of:=VLOOKUP([.B344];[$Продукция.A:.E]; 2; 0)" office:value-type="string" office:string-value="гамак" calcext:value-type="string">
            <text:p>гамак</text:p>
          </table:table-cell>
          <table:table-cell table:formula="of:=VLOOKUP([.C344];[$Материал.A:.D]; 2; 0)" office:value-type="string" office:string-value="металл" calcext:value-type="string">
            <text:p>металл</text:p>
          </table:table-cell>
          <table:table-cell table:formula="of:=VLOOKUP([.C34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4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9</text:p>
          </table:table-cell>
          <table:table-cell office:value-type="float" office:value="44" calcext:value-type="float">
            <text:p>44</text:p>
          </table:table-cell>
          <table:table-cell office:value-type="float" office:value="1410" calcext:value-type="float">
            <text:p>1410</text:p>
          </table:table-cell>
          <table:table-cell table:formula="of:=[.D345]*[.E345]" office:value-type="float" office:value="62040" calcext:value-type="float">
            <text:p>62040</text:p>
          </table:table-cell>
          <table:table-cell table:formula="of:=VLOOKUP([.B345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345];[$Материал.A:.D]; 2; 0)" office:value-type="string" office:string-value="дерево" calcext:value-type="string">
            <text:p>дерево</text:p>
          </table:table-cell>
          <table:table-cell table:formula="of:=VLOOKUP([.C34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5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4</text:p>
          </table:table-cell>
          <table:table-cell office:value-type="float" office:value="120" calcext:value-type="float">
            <text:p>120</text:p>
          </table:table-cell>
          <table:table-cell office:value-type="float" office:value="876" calcext:value-type="float">
            <text:p>876</text:p>
          </table:table-cell>
          <table:table-cell table:formula="of:=[.D346]*[.E346]" office:value-type="float" office:value="105120" calcext:value-type="float">
            <text:p>105120</text:p>
          </table:table-cell>
          <table:table-cell table:formula="of:=VLOOKUP([.B346];[$Продукция.A:.E]; 2; 0)" office:value-type="string" office:string-value="бар" calcext:value-type="string">
            <text:p>бар</text:p>
          </table:table-cell>
          <table:table-cell table:formula="of:=VLOOKUP([.C346];[$Материал.A:.D]; 2; 0)" office:value-type="string" office:string-value="дерево" calcext:value-type="string">
            <text:p>дерево</text:p>
          </table:table-cell>
          <table:table-cell table:formula="of:=VLOOKUP([.C34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6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1</text:p>
          </table:table-cell>
          <table:table-cell office:value-type="float" office:value="99" calcext:value-type="float">
            <text:p>99</text:p>
          </table:table-cell>
          <table:table-cell office:value-type="float" office:value="689" calcext:value-type="float">
            <text:p>689</text:p>
          </table:table-cell>
          <table:table-cell table:formula="of:=[.D347]*[.E347]" office:value-type="float" office:value="68211" calcext:value-type="float">
            <text:p>68211</text:p>
          </table:table-cell>
          <table:table-cell table:formula="of:=VLOOKUP([.B347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347];[$Материал.A:.D]; 2; 0)" office:value-type="string" office:string-value="дерево" calcext:value-type="string">
            <text:p>дерево</text:p>
          </table:table-cell>
          <table:table-cell table:formula="of:=VLOOKUP([.C34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7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446" calcext:value-type="float">
            <text:p>1446</text:p>
          </table:table-cell>
          <table:table-cell table:formula="of:=[.D348]*[.E348]" office:value-type="float" office:value="85314" calcext:value-type="float">
            <text:p>85314</text:p>
          </table:table-cell>
          <table:table-cell table:formula="of:=VLOOKUP([.B348];[$Продукция.A:.E]; 2; 0)" office:value-type="string" office:string-value="стул для пианино" calcext:value-type="string">
            <text:p>стул для пианино</text:p>
          </table:table-cell>
          <table:table-cell table:formula="of:=VLOOKUP([.C348];[$Материал.A:.D]; 2; 0)" office:value-type="string" office:string-value="дерево" calcext:value-type="string">
            <text:p>дерево</text:p>
          </table:table-cell>
          <table:table-cell table:formula="of:=VLOOKUP([.C34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8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0" calcext:value-type="float">
            <text:p>540</text:p>
          </table:table-cell>
          <table:table-cell table:formula="of:=[.D349]*[.E349]" office:value-type="float" office:value="18900" calcext:value-type="float">
            <text:p>18900</text:p>
          </table:table-cell>
          <table:table-cell table:formula="of:=VLOOKUP([.B349];[$Продукция.A:.E]; 2; 0)" office:value-type="string" office:string-value="банкетка" calcext:value-type="string">
            <text:p>банкетка</text:p>
          </table:table-cell>
          <table:table-cell table:formula="of:=VLOOKUP([.C349];[$Материал.A:.D]; 2; 0)" office:value-type="string" office:string-value="дерево" calcext:value-type="string">
            <text:p>дерево</text:p>
          </table:table-cell>
          <table:table-cell table:formula="of:=VLOOKUP([.C349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4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0</text:p>
          </table:table-cell>
          <table:table-cell office:value-type="float" office:value="121" calcext:value-type="float">
            <text:p>121</text:p>
          </table:table-cell>
          <table:table-cell office:value-type="float" office:value="864" calcext:value-type="float">
            <text:p>864</text:p>
          </table:table-cell>
          <table:table-cell table:formula="of:=[.D350]*[.E350]" office:value-type="float" office:value="104544" calcext:value-type="float">
            <text:p>104544</text:p>
          </table:table-cell>
          <table:table-cell table:formula="of:=VLOOKUP([.B350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350];[$Материал.A:.D]; 2; 0)" office:value-type="string" office:string-value="металл" calcext:value-type="string">
            <text:p>металл</text:p>
          </table:table-cell>
          <table:table-cell table:formula="of:=VLOOKUP([.C35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0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40</text:p>
          </table:table-cell>
          <table:table-cell office:value-type="float" office:value="38" calcext:value-type="float">
            <text:p>38</text:p>
          </table:table-cell>
          <table:table-cell office:value-type="float" office:value="1186" calcext:value-type="float">
            <text:p>1186</text:p>
          </table:table-cell>
          <table:table-cell table:formula="of:=[.D351]*[.E351]" office:value-type="float" office:value="45068" calcext:value-type="float">
            <text:p>45068</text:p>
          </table:table-cell>
          <table:table-cell table:formula="of:=VLOOKUP([.B351];[$Продукция.A:.E]; 2; 0)" office:value-type="string" office:string-value="пуф" calcext:value-type="string">
            <text:p>пуф</text:p>
          </table:table-cell>
          <table:table-cell table:formula="of:=VLOOKUP([.C351];[$Материал.A:.D]; 2; 0)" office:value-type="string" office:string-value="дерево" calcext:value-type="string">
            <text:p>дерево</text:p>
          </table:table-cell>
          <table:table-cell table:formula="of:=VLOOKUP([.C35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1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6</text:p>
          </table:table-cell>
          <table:table-cell office:value-type="float" office:value="11" calcext:value-type="float">
            <text:p>11</text:p>
          </table:table-cell>
          <table:table-cell office:value-type="float" office:value="580" calcext:value-type="float">
            <text:p>580</text:p>
          </table:table-cell>
          <table:table-cell table:formula="of:=[.D352]*[.E352]" office:value-type="float" office:value="6380" calcext:value-type="float">
            <text:p>6380</text:p>
          </table:table-cell>
          <table:table-cell table:formula="of:=VLOOKUP([.B352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352];[$Материал.A:.D]; 2; 0)" office:value-type="string" office:string-value="дерево" calcext:value-type="string">
            <text:p>дерево</text:p>
          </table:table-cell>
          <table:table-cell table:formula="of:=VLOOKUP([.C35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2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5</text:p>
          </table:table-cell>
          <table:table-cell office:value-type="float" office:value="133" calcext:value-type="float">
            <text:p>133</text:p>
          </table:table-cell>
          <table:table-cell office:value-type="float" office:value="778" calcext:value-type="float">
            <text:p>778</text:p>
          </table:table-cell>
          <table:table-cell table:formula="of:=[.D353]*[.E353]" office:value-type="float" office:value="103474" calcext:value-type="float">
            <text:p>103474</text:p>
          </table:table-cell>
          <table:table-cell table:formula="of:=VLOOKUP([.B353];[$Продукция.A:.E]; 2; 0)" office:value-type="string" office:string-value="кровать" calcext:value-type="string">
            <text:p>кровать</text:p>
          </table:table-cell>
          <table:table-cell table:formula="of:=VLOOKUP([.C353];[$Материал.A:.D]; 2; 0)" office:value-type="string" office:string-value="дерево" calcext:value-type="string">
            <text:p>дерево</text:p>
          </table:table-cell>
          <table:table-cell table:formula="of:=VLOOKUP([.C35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3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9</text:p>
          </table:table-cell>
          <table:table-cell office:value-type="float" office:value="76" calcext:value-type="float">
            <text:p>76</text:p>
          </table:table-cell>
          <table:table-cell office:value-type="float" office:value="975" calcext:value-type="float">
            <text:p>975</text:p>
          </table:table-cell>
          <table:table-cell table:formula="of:=[.D354]*[.E354]" office:value-type="float" office:value="74100" calcext:value-type="float">
            <text:p>74100</text:p>
          </table:table-cell>
          <table:table-cell table:formula="of:=VLOOKUP([.B354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354];[$Материал.A:.D]; 2; 0)" office:value-type="string" office:string-value="металл" calcext:value-type="string">
            <text:p>металл</text:p>
          </table:table-cell>
          <table:table-cell table:formula="of:=VLOOKUP([.C35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4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18</text:p>
          </table:table-cell>
          <table:table-cell office:value-type="float" office:value="43" calcext:value-type="float">
            <text:p>43</text:p>
          </table:table-cell>
          <table:table-cell office:value-type="float" office:value="1115" calcext:value-type="float">
            <text:p>1115</text:p>
          </table:table-cell>
          <table:table-cell table:formula="of:=[.D355]*[.E355]" office:value-type="float" office:value="47945" calcext:value-type="float">
            <text:p>47945</text:p>
          </table:table-cell>
          <table:table-cell table:formula="of:=VLOOKUP([.B355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355];[$Материал.A:.D]; 2; 0)" office:value-type="string" office:string-value="дерево" calcext:value-type="string">
            <text:p>дерево</text:p>
          </table:table-cell>
          <table:table-cell table:formula="of:=VLOOKUP([.C35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5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884" calcext:value-type="float">
            <text:p>884</text:p>
          </table:table-cell>
          <table:table-cell table:formula="of:=[.D356]*[.E356]" office:value-type="float" office:value="49504" calcext:value-type="float">
            <text:p>49504</text:p>
          </table:table-cell>
          <table:table-cell table:formula="of:=VLOOKUP([.B356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356];[$Материал.A:.D]; 2; 0)" office:value-type="string" office:string-value="дерево" calcext:value-type="string">
            <text:p>дерево</text:p>
          </table:table-cell>
          <table:table-cell table:formula="of:=VLOOKUP([.C35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6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3</text:p>
          </table:table-cell>
          <table:table-cell office:value-type="float" office:value="167" calcext:value-type="float">
            <text:p>167</text:p>
          </table:table-cell>
          <table:table-cell office:value-type="float" office:value="1347" calcext:value-type="float">
            <text:p>1347</text:p>
          </table:table-cell>
          <table:table-cell table:formula="of:=[.D357]*[.E357]" office:value-type="float" office:value="224949" calcext:value-type="float">
            <text:p>224949</text:p>
          </table:table-cell>
          <table:table-cell table:formula="of:=VLOOKUP([.B357];[$Продукция.A:.E]; 2; 0)" office:value-type="string" office:string-value="вешалка" calcext:value-type="string">
            <text:p>вешалка</text:p>
          </table:table-cell>
          <table:table-cell table:formula="of:=VLOOKUP([.C357];[$Материал.A:.D]; 2; 0)" office:value-type="string" office:string-value="стекло" calcext:value-type="string">
            <text:p>стекло</text:p>
          </table:table-cell>
          <table:table-cell table:formula="of:=VLOOKUP([.C35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7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8</text:p>
          </table:table-cell>
          <table:table-cell office:value-type="float" office:value="190" calcext:value-type="float">
            <text:p>190</text:p>
          </table:table-cell>
          <table:table-cell office:value-type="float" office:value="742" calcext:value-type="float">
            <text:p>742</text:p>
          </table:table-cell>
          <table:table-cell table:formula="of:=[.D358]*[.E358]" office:value-type="float" office:value="140980" calcext:value-type="float">
            <text:p>140980</text:p>
          </table:table-cell>
          <table:table-cell table:formula="of:=VLOOKUP([.B358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358];[$Материал.A:.D]; 2; 0)" office:value-type="string" office:string-value="дерево" calcext:value-type="string">
            <text:p>дерево</text:p>
          </table:table-cell>
          <table:table-cell table:formula="of:=VLOOKUP([.C35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8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6</text:p>
          </table:table-cell>
          <table:table-cell office:value-type="float" office:value="145" calcext:value-type="float">
            <text:p>145</text:p>
          </table:table-cell>
          <table:table-cell office:value-type="float" office:value="512" calcext:value-type="float">
            <text:p>512</text:p>
          </table:table-cell>
          <table:table-cell table:formula="of:=[.D359]*[.E359]" office:value-type="float" office:value="74240" calcext:value-type="float">
            <text:p>74240</text:p>
          </table:table-cell>
          <table:table-cell table:formula="of:=VLOOKUP([.B359];[$Продукция.A:.E]; 2; 0)" office:value-type="string" office:string-value="кресло-стол" calcext:value-type="string">
            <text:p>кресло-стол</text:p>
          </table:table-cell>
          <table:table-cell table:formula="of:=VLOOKUP([.C359];[$Материал.A:.D]; 2; 0)" office:value-type="string" office:string-value="стекло" calcext:value-type="string">
            <text:p>стекло</text:p>
          </table:table-cell>
          <table:table-cell table:formula="of:=VLOOKUP([.C35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59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44</text:p>
          </table:table-cell>
          <table:table-cell office:value-type="float" office:value="121" calcext:value-type="float">
            <text:p>121</text:p>
          </table:table-cell>
          <table:table-cell office:value-type="float" office:value="1467" calcext:value-type="float">
            <text:p>1467</text:p>
          </table:table-cell>
          <table:table-cell table:formula="of:=[.D360]*[.E360]" office:value-type="float" office:value="177507" calcext:value-type="float">
            <text:p>177507</text:p>
          </table:table-cell>
          <table:table-cell table:formula="of:=VLOOKUP([.B360];[$Продукция.A:.E]; 2; 0)" office:value-type="string" office:string-value="лавка" calcext:value-type="string">
            <text:p>лавка</text:p>
          </table:table-cell>
          <table:table-cell table:formula="of:=VLOOKUP([.C360];[$Материал.A:.D]; 2; 0)" office:value-type="string" office:string-value="дерево" calcext:value-type="string">
            <text:p>дерево</text:p>
          </table:table-cell>
          <table:table-cell table:formula="of:=VLOOKUP([.C360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0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41</text:p>
          </table:table-cell>
          <table:table-cell office:value-type="float" office:value="101" calcext:value-type="float">
            <text:p>101</text:p>
          </table:table-cell>
          <table:table-cell office:value-type="float" office:value="1309" calcext:value-type="float">
            <text:p>1309</text:p>
          </table:table-cell>
          <table:table-cell table:formula="of:=[.D361]*[.E361]" office:value-type="float" office:value="132209" calcext:value-type="float">
            <text:p>132209</text:p>
          </table:table-cell>
          <table:table-cell table:formula="of:=VLOOKUP([.B361];[$Продукция.A:.E]; 2; 0)" office:value-type="string" office:string-value="гамак" calcext:value-type="string">
            <text:p>гамак</text:p>
          </table:table-cell>
          <table:table-cell table:formula="of:=VLOOKUP([.C361];[$Материал.A:.D]; 2; 0)" office:value-type="string" office:string-value="дерево" calcext:value-type="string">
            <text:p>дерево</text:p>
          </table:table-cell>
          <table:table-cell table:formula="of:=VLOOKUP([.C361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1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4</text:p>
          </table:table-cell>
          <table:table-cell office:value-type="float" office:value="184" calcext:value-type="float">
            <text:p>184</text:p>
          </table:table-cell>
          <table:table-cell office:value-type="float" office:value="1282" calcext:value-type="float">
            <text:p>1282</text:p>
          </table:table-cell>
          <table:table-cell table:formula="of:=[.D362]*[.E362]" office:value-type="float" office:value="235888" calcext:value-type="float">
            <text:p>235888</text:p>
          </table:table-cell>
          <table:table-cell table:formula="of:=VLOOKUP([.B362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362];[$Материал.A:.D]; 2; 0)" office:value-type="string" office:string-value="дерево" calcext:value-type="string">
            <text:p>дерево</text:p>
          </table:table-cell>
          <table:table-cell table:formula="of:=VLOOKUP([.C36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2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1</text:p>
          </table:table-cell>
          <table:table-cell office:value-type="float" office:value="129" calcext:value-type="float">
            <text:p>129</text:p>
          </table:table-cell>
          <table:table-cell office:value-type="float" office:value="768" calcext:value-type="float">
            <text:p>768</text:p>
          </table:table-cell>
          <table:table-cell table:formula="of:=[.D363]*[.E363]" office:value-type="float" office:value="99072" calcext:value-type="float">
            <text:p>99072</text:p>
          </table:table-cell>
          <table:table-cell table:formula="of:=VLOOKUP([.B363];[$Продукция.A:.E]; 2; 0)" office:value-type="string" office:string-value="полукресло" calcext:value-type="string">
            <text:p>полукресло</text:p>
          </table:table-cell>
          <table:table-cell table:formula="of:=VLOOKUP([.C363];[$Материал.A:.D]; 2; 0)" office:value-type="string" office:string-value="металл" calcext:value-type="string">
            <text:p>металл</text:p>
          </table:table-cell>
          <table:table-cell table:formula="of:=VLOOKUP([.C36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3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315" calcext:value-type="float">
            <text:p>1315</text:p>
          </table:table-cell>
          <table:table-cell table:formula="of:=[.D364]*[.E364]" office:value-type="float" office:value="52600" calcext:value-type="float">
            <text:p>52600</text:p>
          </table:table-cell>
          <table:table-cell table:formula="of:=VLOOKUP([.B364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364];[$Материал.A:.D]; 2; 0)" office:value-type="string" office:string-value="стекло" calcext:value-type="string">
            <text:p>стекло</text:p>
          </table:table-cell>
          <table:table-cell table:formula="of:=VLOOKUP([.C36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4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</text:p>
          </table:table-cell>
          <table:table-cell office:value-type="float" office:value="163" calcext:value-type="float">
            <text:p>163</text:p>
          </table:table-cell>
          <table:table-cell office:value-type="float" office:value="908" calcext:value-type="float">
            <text:p>908</text:p>
          </table:table-cell>
          <table:table-cell table:formula="of:=[.D365]*[.E365]" office:value-type="float" office:value="148004" calcext:value-type="float">
            <text:p>148004</text:p>
          </table:table-cell>
          <table:table-cell table:formula="of:=VLOOKUP([.B365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365];[$Материал.A:.D]; 2; 0)" office:value-type="string" office:string-value="стекло" calcext:value-type="string">
            <text:p>стекло</text:p>
          </table:table-cell>
          <table:table-cell table:formula="of:=VLOOKUP([.C36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5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9</text:p>
          </table:table-cell>
          <table:table-cell office:value-type="float" office:value="158" calcext:value-type="float">
            <text:p>158</text:p>
          </table:table-cell>
          <table:table-cell office:value-type="float" office:value="1029" calcext:value-type="float">
            <text:p>1029</text:p>
          </table:table-cell>
          <table:table-cell table:formula="of:=[.D366]*[.E366]" office:value-type="float" office:value="162582" calcext:value-type="float">
            <text:p>162582</text:p>
          </table:table-cell>
          <table:table-cell table:formula="of:=VLOOKUP([.B366];[$Продукция.A:.E]; 2; 0)" office:value-type="string" office:string-value="зеркало" calcext:value-type="string">
            <text:p>зеркало</text:p>
          </table:table-cell>
          <table:table-cell table:formula="of:=VLOOKUP([.C366];[$Материал.A:.D]; 2; 0)" office:value-type="string" office:string-value="дерево" calcext:value-type="string">
            <text:p>дерево</text:p>
          </table:table-cell>
          <table:table-cell table:formula="of:=VLOOKUP([.C366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6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6</text:p>
          </table:table-cell>
          <table:table-cell office:value-type="float" office:value="50" calcext:value-type="float">
            <text:p>50</text:p>
          </table:table-cell>
          <table:table-cell office:value-type="float" office:value="605" calcext:value-type="float">
            <text:p>605</text:p>
          </table:table-cell>
          <table:table-cell table:formula="of:=[.D367]*[.E367]" office:value-type="float" office:value="30250" calcext:value-type="float">
            <text:p>30250</text:p>
          </table:table-cell>
          <table:table-cell table:formula="of:=VLOOKUP([.B367];[$Продукция.A:.E]; 2; 0)" office:value-type="string" office:string-value="канапе" calcext:value-type="string">
            <text:p>канапе</text:p>
          </table:table-cell>
          <table:table-cell table:formula="of:=VLOOKUP([.C367];[$Материал.A:.D]; 2; 0)" office:value-type="string" office:string-value="стекло" calcext:value-type="string">
            <text:p>стекло</text:p>
          </table:table-cell>
          <table:table-cell table:formula="of:=VLOOKUP([.C36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7</text:p>
          </table:table-cell>
          <table:table-cell office:value-type="float" office:value="21" calcext:value-type="float">
            <text:p>21</text:p>
          </table:table-cell>
          <table:table-cell office:value-type="float" office:value="1483" calcext:value-type="float">
            <text:p>1483</text:p>
          </table:table-cell>
          <table:table-cell table:formula="of:=[.D368]*[.E368]" office:value-type="float" office:value="31143" calcext:value-type="float">
            <text:p>31143</text:p>
          </table:table-cell>
          <table:table-cell table:formula="of:=VLOOKUP([.B368];[$Продукция.A:.E]; 2; 0)" office:value-type="string" office:string-value="кресло" calcext:value-type="string">
            <text:p>кресло</text:p>
          </table:table-cell>
          <table:table-cell table:formula="of:=VLOOKUP([.C368];[$Материал.A:.D]; 2; 0)" office:value-type="string" office:string-value="стекло" calcext:value-type="string">
            <text:p>стекло</text:p>
          </table:table-cell>
          <table:table-cell table:formula="of:=VLOOKUP([.C36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8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1</text:p>
          </table:table-cell>
          <table:table-cell office:value-type="float" office:value="114" calcext:value-type="float">
            <text:p>114</text:p>
          </table:table-cell>
          <table:table-cell office:value-type="float" office:value="1280" calcext:value-type="float">
            <text:p>1280</text:p>
          </table:table-cell>
          <table:table-cell table:formula="of:=[.D369]*[.E369]" office:value-type="float" office:value="145920" calcext:value-type="float">
            <text:p>145920</text:p>
          </table:table-cell>
          <table:table-cell table:formula="of:=VLOOKUP([.B369];[$Продукция.A:.E]; 2; 0)" office:value-type="string" office:string-value="кровать" calcext:value-type="string">
            <text:p>кровать</text:p>
          </table:table-cell>
          <table:table-cell table:formula="of:=VLOOKUP([.C369];[$Материал.A:.D]; 2; 0)" office:value-type="string" office:string-value="дерево" calcext:value-type="string">
            <text:p>дерево</text:p>
          </table:table-cell>
          <table:table-cell table:formula="of:=VLOOKUP([.C36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69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7</text:p>
          </table:table-cell>
          <table:table-cell office:value-type="float" office:value="197" calcext:value-type="float">
            <text:p>197</text:p>
          </table:table-cell>
          <table:table-cell office:value-type="float" office:value="1198" calcext:value-type="float">
            <text:p>1198</text:p>
          </table:table-cell>
          <table:table-cell table:formula="of:=[.D370]*[.E370]" office:value-type="float" office:value="236006" calcext:value-type="float">
            <text:p>236006</text:p>
          </table:table-cell>
          <table:table-cell table:formula="of:=VLOOKUP([.B370];[$Продукция.A:.E]; 2; 0)" office:value-type="string" office:string-value="раскладушка" calcext:value-type="string">
            <text:p>раскладушка</text:p>
          </table:table-cell>
          <table:table-cell table:formula="of:=VLOOKUP([.C370];[$Материал.A:.D]; 2; 0)" office:value-type="string" office:string-value="дерево" calcext:value-type="string">
            <text:p>дерево</text:p>
          </table:table-cell>
          <table:table-cell table:formula="of:=VLOOKUP([.C37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0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6</text:p>
          </table:table-cell>
          <table:table-cell office:value-type="float" office:value="75" calcext:value-type="float">
            <text:p>75</text:p>
          </table:table-cell>
          <table:table-cell office:value-type="float" office:value="534" calcext:value-type="float">
            <text:p>534</text:p>
          </table:table-cell>
          <table:table-cell table:formula="of:=[.D371]*[.E371]" office:value-type="float" office:value="40050" calcext:value-type="float">
            <text:p>40050</text:p>
          </table:table-cell>
          <table:table-cell table:formula="of:=VLOOKUP([.B371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371];[$Материал.A:.D]; 2; 0)" office:value-type="string" office:string-value="дерево" calcext:value-type="string">
            <text:p>дерево</text:p>
          </table:table-cell>
          <table:table-cell table:formula="of:=VLOOKUP([.C371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1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42</text:p>
          </table:table-cell>
          <table:table-cell office:value-type="float" office:value="11" calcext:value-type="float">
            <text:p>11</text:p>
          </table:table-cell>
          <table:table-cell office:value-type="float" office:value="1194" calcext:value-type="float">
            <text:p>1194</text:p>
          </table:table-cell>
          <table:table-cell table:formula="of:=[.D372]*[.E372]" office:value-type="float" office:value="13134" calcext:value-type="float">
            <text:p>13134</text:p>
          </table:table-cell>
          <table:table-cell table:formula="of:=VLOOKUP([.B372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372];[$Материал.A:.D]; 2; 0)" office:value-type="string" office:string-value="дерево" calcext:value-type="string">
            <text:p>дерево</text:p>
          </table:table-cell>
          <table:table-cell table:formula="of:=VLOOKUP([.C37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2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41</text:p>
          </table:table-cell>
          <table:table-cell office:value-type="float" office:value="177" calcext:value-type="float">
            <text:p>177</text:p>
          </table:table-cell>
          <table:table-cell office:value-type="float" office:value="645" calcext:value-type="float">
            <text:p>645</text:p>
          </table:table-cell>
          <table:table-cell table:formula="of:=[.D373]*[.E373]" office:value-type="float" office:value="114165" calcext:value-type="float">
            <text:p>114165</text:p>
          </table:table-cell>
          <table:table-cell table:formula="of:=VLOOKUP([.B373];[$Продукция.A:.E]; 2; 0)" office:value-type="string" office:string-value="кресло" calcext:value-type="string">
            <text:p>кресло</text:p>
          </table:table-cell>
          <table:table-cell table:formula="of:=VLOOKUP([.C373];[$Материал.A:.D]; 2; 0)" office:value-type="string" office:string-value="дерево" calcext:value-type="string">
            <text:p>дерево</text:p>
          </table:table-cell>
          <table:table-cell table:formula="of:=VLOOKUP([.C37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3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1</text:p>
          </table:table-cell>
          <table:table-cell office:value-type="float" office:value="100" calcext:value-type="float">
            <text:p>100</text:p>
          </table:table-cell>
          <table:table-cell office:value-type="float" office:value="620" calcext:value-type="float">
            <text:p>620</text:p>
          </table:table-cell>
          <table:table-cell table:formula="of:=[.D374]*[.E374]" office:value-type="float" office:value="62000" calcext:value-type="float">
            <text:p>62000</text:p>
          </table:table-cell>
          <table:table-cell table:formula="of:=VLOOKUP([.B374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374];[$Материал.A:.D]; 2; 0)" office:value-type="string" office:string-value="фанера" calcext:value-type="string">
            <text:p>фанера</text:p>
          </table:table-cell>
          <table:table-cell table:formula="of:=VLOOKUP([.C37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4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6</text:p>
          </table:table-cell>
          <table:table-cell office:value-type="float" office:value="136" calcext:value-type="float">
            <text:p>136</text:p>
          </table:table-cell>
          <table:table-cell office:value-type="float" office:value="1488" calcext:value-type="float">
            <text:p>1488</text:p>
          </table:table-cell>
          <table:table-cell table:formula="of:=[.D375]*[.E375]" office:value-type="float" office:value="202368" calcext:value-type="float">
            <text:p>202368</text:p>
          </table:table-cell>
          <table:table-cell table:formula="of:=VLOOKUP([.B375];[$Продукция.A:.E]; 2; 0)" office:value-type="string" office:string-value="лавка" calcext:value-type="string">
            <text:p>лавка</text:p>
          </table:table-cell>
          <table:table-cell table:formula="of:=VLOOKUP([.C375];[$Материал.A:.D]; 2; 0)" office:value-type="string" office:string-value="стекло" calcext:value-type="string">
            <text:p>стекло</text:p>
          </table:table-cell>
          <table:table-cell table:formula="of:=VLOOKUP([.C37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5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8</text:p>
          </table:table-cell>
          <table:table-cell office:value-type="float" office:value="82" calcext:value-type="float">
            <text:p>82</text:p>
          </table:table-cell>
          <table:table-cell office:value-type="float" office:value="1035" calcext:value-type="float">
            <text:p>1035</text:p>
          </table:table-cell>
          <table:table-cell table:formula="of:=[.D376]*[.E376]" office:value-type="float" office:value="84870" calcext:value-type="float">
            <text:p>84870</text:p>
          </table:table-cell>
          <table:table-cell table:formula="of:=VLOOKUP([.B376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376];[$Материал.A:.D]; 2; 0)" office:value-type="string" office:string-value="дерево" calcext:value-type="string">
            <text:p>дерево</text:p>
          </table:table-cell>
          <table:table-cell table:formula="of:=VLOOKUP([.C37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6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184" calcext:value-type="float">
            <text:p>1184</text:p>
          </table:table-cell>
          <table:table-cell table:formula="of:=[.D377]*[.E377]" office:value-type="float" office:value="65120" calcext:value-type="float">
            <text:p>65120</text:p>
          </table:table-cell>
          <table:table-cell table:formula="of:=VLOOKUP([.B377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377];[$Материал.A:.D]; 2; 0)" office:value-type="string" office:string-value="стекло" calcext:value-type="string">
            <text:p>стекло</text:p>
          </table:table-cell>
          <table:table-cell table:formula="of:=VLOOKUP([.C37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7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2</text:p>
          </table:table-cell>
          <table:table-cell office:value-type="float" office:value="139" calcext:value-type="float">
            <text:p>139</text:p>
          </table:table-cell>
          <table:table-cell office:value-type="float" office:value="1105" calcext:value-type="float">
            <text:p>1105</text:p>
          </table:table-cell>
          <table:table-cell table:formula="of:=[.D378]*[.E378]" office:value-type="float" office:value="153595" calcext:value-type="float">
            <text:p>153595</text:p>
          </table:table-cell>
          <table:table-cell table:formula="of:=VLOOKUP([.B378];[$Продукция.A:.E]; 2; 0)" office:value-type="string" office:string-value="бар" calcext:value-type="string">
            <text:p>бар</text:p>
          </table:table-cell>
          <table:table-cell table:formula="of:=VLOOKUP([.C378];[$Материал.A:.D]; 2; 0)" office:value-type="string" office:string-value="стекло" calcext:value-type="string">
            <text:p>стекло</text:p>
          </table:table-cell>
          <table:table-cell table:formula="of:=VLOOKUP([.C37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8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7</text:p>
          </table:table-cell>
          <table:table-cell office:value-type="float" office:value="159" calcext:value-type="float">
            <text:p>159</text:p>
          </table:table-cell>
          <table:table-cell office:value-type="float" office:value="1381" calcext:value-type="float">
            <text:p>1381</text:p>
          </table:table-cell>
          <table:table-cell table:formula="of:=[.D379]*[.E379]" office:value-type="float" office:value="219579" calcext:value-type="float">
            <text:p>219579</text:p>
          </table:table-cell>
          <table:table-cell table:formula="of:=VLOOKUP([.B379];[$Продукция.A:.E]; 2; 0)" office:value-type="string" office:string-value="кресло" calcext:value-type="string">
            <text:p>кресло</text:p>
          </table:table-cell>
          <table:table-cell table:formula="of:=VLOOKUP([.C379];[$Материал.A:.D]; 2; 0)" office:value-type="string" office:string-value="дерево" calcext:value-type="string">
            <text:p>дерево</text:p>
          </table:table-cell>
          <table:table-cell table:formula="of:=VLOOKUP([.C37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79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5</text:p>
          </table:table-cell>
          <table:table-cell office:value-type="float" office:value="77" calcext:value-type="float">
            <text:p>77</text:p>
          </table:table-cell>
          <table:table-cell office:value-type="float" office:value="729" calcext:value-type="float">
            <text:p>729</text:p>
          </table:table-cell>
          <table:table-cell table:formula="of:=[.D380]*[.E380]" office:value-type="float" office:value="56133" calcext:value-type="float">
            <text:p>56133</text:p>
          </table:table-cell>
          <table:table-cell table:formula="of:=VLOOKUP([.B380];[$Продукция.A:.E]; 2; 0)" office:value-type="string" office:string-value="полукресло" calcext:value-type="string">
            <text:p>полукресло</text:p>
          </table:table-cell>
          <table:table-cell table:formula="of:=VLOOKUP([.C380];[$Материал.A:.D]; 2; 0)" office:value-type="string" office:string-value="стекло" calcext:value-type="string">
            <text:p>стекло</text:p>
          </table:table-cell>
          <table:table-cell table:formula="of:=VLOOKUP([.C38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0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6</text:p>
          </table:table-cell>
          <table:table-cell office:value-type="float" office:value="61" calcext:value-type="float">
            <text:p>61</text:p>
          </table:table-cell>
          <table:table-cell office:value-type="float" office:value="1347" calcext:value-type="float">
            <text:p>1347</text:p>
          </table:table-cell>
          <table:table-cell table:formula="of:=[.D381]*[.E381]" office:value-type="float" office:value="82167" calcext:value-type="float">
            <text:p>82167</text:p>
          </table:table-cell>
          <table:table-cell table:formula="of:=VLOOKUP([.B381];[$Продукция.A:.E]; 2; 0)" office:value-type="string" office:string-value="гардероб" calcext:value-type="string">
            <text:p>гардероб</text:p>
          </table:table-cell>
          <table:table-cell table:formula="of:=VLOOKUP([.C381];[$Материал.A:.D]; 2; 0)" office:value-type="string" office:string-value="стекло" calcext:value-type="string">
            <text:p>стекло</text:p>
          </table:table-cell>
          <table:table-cell table:formula="of:=VLOOKUP([.C38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6</text:p>
          </table:table-cell>
          <table:table-cell office:value-type="float" office:value="78" calcext:value-type="float">
            <text:p>78</text:p>
          </table:table-cell>
          <table:table-cell office:value-type="float" office:value="1156" calcext:value-type="float">
            <text:p>1156</text:p>
          </table:table-cell>
          <table:table-cell table:formula="of:=[.D382]*[.E382]" office:value-type="float" office:value="90168" calcext:value-type="float">
            <text:p>90168</text:p>
          </table:table-cell>
          <table:table-cell table:formula="of:=VLOOKUP([.B382];[$Продукция.A:.E]; 2; 0)" office:value-type="string" office:string-value="бар" calcext:value-type="string">
            <text:p>бар</text:p>
          </table:table-cell>
          <table:table-cell table:formula="of:=VLOOKUP([.C382];[$Материал.A:.D]; 2; 0)" office:value-type="string" office:string-value="стекло" calcext:value-type="string">
            <text:p>стекло</text:p>
          </table:table-cell>
          <table:table-cell table:formula="of:=VLOOKUP([.C38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2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9</text:p>
          </table:table-cell>
          <table:table-cell office:value-type="float" office:value="155" calcext:value-type="float">
            <text:p>155</text:p>
          </table:table-cell>
          <table:table-cell office:value-type="float" office:value="1082" calcext:value-type="float">
            <text:p>1082</text:p>
          </table:table-cell>
          <table:table-cell table:formula="of:=[.D383]*[.E383]" office:value-type="float" office:value="167710" calcext:value-type="float">
            <text:p>167710</text:p>
          </table:table-cell>
          <table:table-cell table:formula="of:=VLOOKUP([.B383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383];[$Материал.A:.D]; 2; 0)" office:value-type="string" office:string-value="дерево" calcext:value-type="string">
            <text:p>дерево</text:p>
          </table:table-cell>
          <table:table-cell table:formula="of:=VLOOKUP([.C383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3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351" calcext:value-type="float">
            <text:p>1351</text:p>
          </table:table-cell>
          <table:table-cell table:formula="of:=[.D384]*[.E384]" office:value-type="float" office:value="35126" calcext:value-type="float">
            <text:p>35126</text:p>
          </table:table-cell>
          <table:table-cell table:formula="of:=VLOOKUP([.B384];[$Продукция.A:.E]; 2; 0)" office:value-type="string" office:string-value="полукресло" calcext:value-type="string">
            <text:p>полукресло</text:p>
          </table:table-cell>
          <table:table-cell table:formula="of:=VLOOKUP([.C384];[$Материал.A:.D]; 2; 0)" office:value-type="string" office:string-value="дерево" calcext:value-type="string">
            <text:p>дерево</text:p>
          </table:table-cell>
          <table:table-cell table:formula="of:=VLOOKUP([.C384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4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8</text:p>
          </table:table-cell>
          <table:table-cell office:value-type="float" office:value="194" calcext:value-type="float">
            <text:p>194</text:p>
          </table:table-cell>
          <table:table-cell office:value-type="float" office:value="562" calcext:value-type="float">
            <text:p>562</text:p>
          </table:table-cell>
          <table:table-cell table:formula="of:=[.D385]*[.E385]" office:value-type="float" office:value="109028" calcext:value-type="float">
            <text:p>109028</text:p>
          </table:table-cell>
          <table:table-cell table:formula="of:=VLOOKUP([.B385];[$Продукция.A:.E]; 2; 0)" office:value-type="string" office:string-value="софа" calcext:value-type="string">
            <text:p>софа</text:p>
          </table:table-cell>
          <table:table-cell table:formula="of:=VLOOKUP([.C385];[$Материал.A:.D]; 2; 0)" office:value-type="string" office:string-value="дерево" calcext:value-type="string">
            <text:p>дерево</text:p>
          </table:table-cell>
          <table:table-cell table:formula="of:=VLOOKUP([.C38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5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6</text:p>
          </table:table-cell>
          <table:table-cell office:value-type="float" office:value="112" calcext:value-type="float">
            <text:p>112</text:p>
          </table:table-cell>
          <table:table-cell office:value-type="float" office:value="733" calcext:value-type="float">
            <text:p>733</text:p>
          </table:table-cell>
          <table:table-cell table:formula="of:=[.D386]*[.E386]" office:value-type="float" office:value="82096" calcext:value-type="float">
            <text:p>82096</text:p>
          </table:table-cell>
          <table:table-cell table:formula="of:=VLOOKUP([.B386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386];[$Материал.A:.D]; 2; 0)" office:value-type="string" office:string-value="дерево" calcext:value-type="string">
            <text:p>дерево</text:p>
          </table:table-cell>
          <table:table-cell table:formula="of:=VLOOKUP([.C386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6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3</text:p>
          </table:table-cell>
          <table:table-cell office:value-type="float" office:value="188" calcext:value-type="float">
            <text:p>188</text:p>
          </table:table-cell>
          <table:table-cell office:value-type="float" office:value="1226" calcext:value-type="float">
            <text:p>1226</text:p>
          </table:table-cell>
          <table:table-cell table:formula="of:=[.D387]*[.E387]" office:value-type="float" office:value="230488" calcext:value-type="float">
            <text:p>230488</text:p>
          </table:table-cell>
          <table:table-cell table:formula="of:=VLOOKUP([.B387];[$Продукция.A:.E]; 2; 0)" office:value-type="string" office:string-value="зеркало" calcext:value-type="string">
            <text:p>зеркало</text:p>
          </table:table-cell>
          <table:table-cell table:formula="of:=VLOOKUP([.C387];[$Материал.A:.D]; 2; 0)" office:value-type="string" office:string-value="дерево" calcext:value-type="string">
            <text:p>дерево</text:p>
          </table:table-cell>
          <table:table-cell table:formula="of:=VLOOKUP([.C38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7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2</text:p>
          </table:table-cell>
          <table:table-cell office:value-type="float" office:value="73" calcext:value-type="float">
            <text:p>73</text:p>
          </table:table-cell>
          <table:table-cell office:value-type="float" office:value="707" calcext:value-type="float">
            <text:p>707</text:p>
          </table:table-cell>
          <table:table-cell table:formula="of:=[.D388]*[.E388]" office:value-type="float" office:value="51611" calcext:value-type="float">
            <text:p>51611</text:p>
          </table:table-cell>
          <table:table-cell table:formula="of:=VLOOKUP([.B388];[$Продукция.A:.E]; 2; 0)" office:value-type="string" office:string-value="бюро" calcext:value-type="string">
            <text:p>бюро</text:p>
          </table:table-cell>
          <table:table-cell table:formula="of:=VLOOKUP([.C388];[$Материал.A:.D]; 2; 0)" office:value-type="string" office:string-value="дерево" calcext:value-type="string">
            <text:p>дерево</text:p>
          </table:table-cell>
          <table:table-cell table:formula="of:=VLOOKUP([.C38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8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43</text:p>
          </table:table-cell>
          <table:table-cell office:value-type="float" office:value="136" calcext:value-type="float">
            <text:p>136</text:p>
          </table:table-cell>
          <table:table-cell office:value-type="float" office:value="921" calcext:value-type="float">
            <text:p>921</text:p>
          </table:table-cell>
          <table:table-cell table:formula="of:=[.D389]*[.E389]" office:value-type="float" office:value="125256" calcext:value-type="float">
            <text:p>125256</text:p>
          </table:table-cell>
          <table:table-cell table:formula="of:=VLOOKUP([.B389];[$Продукция.A:.E]; 2; 0)" office:value-type="string" office:string-value="вешалка" calcext:value-type="string">
            <text:p>вешалка</text:p>
          </table:table-cell>
          <table:table-cell table:formula="of:=VLOOKUP([.C389];[$Материал.A:.D]; 2; 0)" office:value-type="string" office:string-value="дерево" calcext:value-type="string">
            <text:p>дерево</text:p>
          </table:table-cell>
          <table:table-cell table:formula="of:=VLOOKUP([.C38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8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4</text:p>
          </table:table-cell>
          <table:table-cell office:value-type="float" office:value="152" calcext:value-type="float">
            <text:p>152</text:p>
          </table:table-cell>
          <table:table-cell office:value-type="float" office:value="944" calcext:value-type="float">
            <text:p>944</text:p>
          </table:table-cell>
          <table:table-cell table:formula="of:=[.D390]*[.E390]" office:value-type="float" office:value="143488" calcext:value-type="float">
            <text:p>143488</text:p>
          </table:table-cell>
          <table:table-cell table:formula="of:=VLOOKUP([.B390];[$Продукция.A:.E]; 2; 0)" office:value-type="string" office:string-value="канапе" calcext:value-type="string">
            <text:p>канапе</text:p>
          </table:table-cell>
          <table:table-cell table:formula="of:=VLOOKUP([.C390];[$Материал.A:.D]; 2; 0)" office:value-type="string" office:string-value="стекло" calcext:value-type="string">
            <text:p>стекло</text:p>
          </table:table-cell>
          <table:table-cell table:formula="of:=VLOOKUP([.C39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0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1</text:p>
          </table:table-cell>
          <table:table-cell office:value-type="float" office:value="82" calcext:value-type="float">
            <text:p>82</text:p>
          </table:table-cell>
          <table:table-cell office:value-type="float" office:value="946" calcext:value-type="float">
            <text:p>946</text:p>
          </table:table-cell>
          <table:table-cell table:formula="of:=[.D391]*[.E391]" office:value-type="float" office:value="77572" calcext:value-type="float">
            <text:p>77572</text:p>
          </table:table-cell>
          <table:table-cell table:formula="of:=VLOOKUP([.B391];[$Продукция.A:.E]; 2; 0)" office:value-type="string" office:string-value="кресло" calcext:value-type="string">
            <text:p>кресло</text:p>
          </table:table-cell>
          <table:table-cell table:formula="of:=VLOOKUP([.C391];[$Материал.A:.D]; 2; 0)" office:value-type="string" office:string-value="дерево" calcext:value-type="string">
            <text:p>дерево</text:p>
          </table:table-cell>
          <table:table-cell table:formula="of:=VLOOKUP([.C39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1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3</text:p>
          </table:table-cell>
          <table:table-cell office:value-type="float" office:value="179" calcext:value-type="float">
            <text:p>179</text:p>
          </table:table-cell>
          <table:table-cell office:value-type="float" office:value="513" calcext:value-type="float">
            <text:p>513</text:p>
          </table:table-cell>
          <table:table-cell table:formula="of:=[.D392]*[.E392]" office:value-type="float" office:value="91827" calcext:value-type="float">
            <text:p>91827</text:p>
          </table:table-cell>
          <table:table-cell table:formula="of:=VLOOKUP([.B392];[$Продукция.A:.E]; 2; 0)" office:value-type="string" office:string-value="вешалка" calcext:value-type="string">
            <text:p>вешалка</text:p>
          </table:table-cell>
          <table:table-cell table:formula="of:=VLOOKUP([.C392];[$Материал.A:.D]; 2; 0)" office:value-type="string" office:string-value="дерево" calcext:value-type="string">
            <text:p>дерево</text:p>
          </table:table-cell>
          <table:table-cell table:formula="of:=VLOOKUP([.C39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2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607" calcext:value-type="float">
            <text:p>607</text:p>
          </table:table-cell>
          <table:table-cell table:formula="of:=[.D393]*[.E393]" office:value-type="float" office:value="121400" calcext:value-type="float">
            <text:p>121400</text:p>
          </table:table-cell>
          <table:table-cell table:formula="of:=VLOOKUP([.B393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393];[$Материал.A:.D]; 2; 0)" office:value-type="string" office:string-value="фанера" calcext:value-type="string">
            <text:p>фанера</text:p>
          </table:table-cell>
          <table:table-cell table:formula="of:=VLOOKUP([.C39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41</text:p>
          </table:table-cell>
          <table:table-cell office:value-type="float" office:value="93" calcext:value-type="float">
            <text:p>93</text:p>
          </table:table-cell>
          <table:table-cell office:value-type="float" office:value="1162" calcext:value-type="float">
            <text:p>1162</text:p>
          </table:table-cell>
          <table:table-cell table:formula="of:=[.D394]*[.E394]" office:value-type="float" office:value="108066" calcext:value-type="float">
            <text:p>108066</text:p>
          </table:table-cell>
          <table:table-cell table:formula="of:=VLOOKUP([.B394];[$Продукция.A:.E]; 2; 0)" office:value-type="string" office:string-value="банкетка" calcext:value-type="string">
            <text:p>банкетка</text:p>
          </table:table-cell>
          <table:table-cell table:formula="of:=VLOOKUP([.C394];[$Материал.A:.D]; 2; 0)" office:value-type="string" office:string-value="дерево" calcext:value-type="string">
            <text:p>дерево</text:p>
          </table:table-cell>
          <table:table-cell table:formula="of:=VLOOKUP([.C394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40</text:p>
          </table:table-cell>
          <table:table-cell office:value-type="float" office:value="197" calcext:value-type="float">
            <text:p>197</text:p>
          </table:table-cell>
          <table:table-cell office:value-type="float" office:value="1252" calcext:value-type="float">
            <text:p>1252</text:p>
          </table:table-cell>
          <table:table-cell table:formula="of:=[.D395]*[.E395]" office:value-type="float" office:value="246644" calcext:value-type="float">
            <text:p>246644</text:p>
          </table:table-cell>
          <table:table-cell table:formula="of:=VLOOKUP([.B395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395];[$Материал.A:.D]; 2; 0)" office:value-type="string" office:string-value="дерево" calcext:value-type="string">
            <text:p>дерево</text:p>
          </table:table-cell>
          <table:table-cell table:formula="of:=VLOOKUP([.C39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5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005" calcext:value-type="float">
            <text:p>1005</text:p>
          </table:table-cell>
          <table:table-cell table:formula="of:=[.D396]*[.E396]" office:value-type="float" office:value="34170" calcext:value-type="float">
            <text:p>34170</text:p>
          </table:table-cell>
          <table:table-cell table:formula="of:=VLOOKUP([.B396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396];[$Материал.A:.D]; 2; 0)" office:value-type="string" office:string-value="дерево" calcext:value-type="string">
            <text:p>дерево</text:p>
          </table:table-cell>
          <table:table-cell table:formula="of:=VLOOKUP([.C39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6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218" calcext:value-type="float">
            <text:p>1218</text:p>
          </table:table-cell>
          <table:table-cell table:formula="of:=[.D397]*[.E397]" office:value-type="float" office:value="58464" calcext:value-type="float">
            <text:p>58464</text:p>
          </table:table-cell>
          <table:table-cell table:formula="of:=VLOOKUP([.B397];[$Продукция.A:.E]; 2; 0)" office:value-type="string" office:string-value="софа" calcext:value-type="string">
            <text:p>софа</text:p>
          </table:table-cell>
          <table:table-cell table:formula="of:=VLOOKUP([.C397];[$Материал.A:.D]; 2; 0)" office:value-type="string" office:string-value="дерево" calcext:value-type="string">
            <text:p>дерево</text:p>
          </table:table-cell>
          <table:table-cell table:formula="of:=VLOOKUP([.C39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7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014" calcext:value-type="float">
            <text:p>1014</text:p>
          </table:table-cell>
          <table:table-cell table:formula="of:=[.D398]*[.E398]" office:value-type="float" office:value="61854" calcext:value-type="float">
            <text:p>61854</text:p>
          </table:table-cell>
          <table:table-cell table:formula="of:=VLOOKUP([.B398];[$Продукция.A:.E]; 2; 0)" office:value-type="string" office:string-value="канапе" calcext:value-type="string">
            <text:p>канапе</text:p>
          </table:table-cell>
          <table:table-cell table:formula="of:=VLOOKUP([.C398];[$Материал.A:.D]; 2; 0)" office:value-type="string" office:string-value="стекло" calcext:value-type="string">
            <text:p>стекло</text:p>
          </table:table-cell>
          <table:table-cell table:formula="of:=VLOOKUP([.C39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8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0</text:p>
          </table:table-cell>
          <table:table-cell office:value-type="float" office:value="64" calcext:value-type="float">
            <text:p>64</text:p>
          </table:table-cell>
          <table:table-cell office:value-type="float" office:value="1209" calcext:value-type="float">
            <text:p>1209</text:p>
          </table:table-cell>
          <table:table-cell table:formula="of:=[.D399]*[.E399]" office:value-type="float" office:value="77376" calcext:value-type="float">
            <text:p>77376</text:p>
          </table:table-cell>
          <table:table-cell table:formula="of:=VLOOKUP([.B399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399];[$Материал.A:.D]; 2; 0)" office:value-type="string" office:string-value="фанера" calcext:value-type="string">
            <text:p>фанера</text:p>
          </table:table-cell>
          <table:table-cell table:formula="of:=VLOOKUP([.C39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399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1</text:p>
          </table:table-cell>
          <table:table-cell office:value-type="float" office:value="95" calcext:value-type="float">
            <text:p>95</text:p>
          </table:table-cell>
          <table:table-cell office:value-type="float" office:value="1097" calcext:value-type="float">
            <text:p>1097</text:p>
          </table:table-cell>
          <table:table-cell table:formula="of:=[.D400]*[.E400]" office:value-type="float" office:value="104215" calcext:value-type="float">
            <text:p>104215</text:p>
          </table:table-cell>
          <table:table-cell table:formula="of:=VLOOKUP([.B400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400];[$Материал.A:.D]; 2; 0)" office:value-type="string" office:string-value="дерево" calcext:value-type="string">
            <text:p>дерево</text:p>
          </table:table-cell>
          <table:table-cell table:formula="of:=VLOOKUP([.C40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0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6</text:p>
          </table:table-cell>
          <table:table-cell office:value-type="float" office:value="181" calcext:value-type="float">
            <text:p>181</text:p>
          </table:table-cell>
          <table:table-cell office:value-type="float" office:value="973" calcext:value-type="float">
            <text:p>973</text:p>
          </table:table-cell>
          <table:table-cell table:formula="of:=[.D401]*[.E401]" office:value-type="float" office:value="176113" calcext:value-type="float">
            <text:p>176113</text:p>
          </table:table-cell>
          <table:table-cell table:formula="of:=VLOOKUP([.B401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401];[$Материал.A:.D]; 2; 0)" office:value-type="string" office:string-value="дерево" calcext:value-type="string">
            <text:p>дерево</text:p>
          </table:table-cell>
          <table:table-cell table:formula="of:=VLOOKUP([.C401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1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1</text:p>
          </table:table-cell>
          <table:table-cell office:value-type="float" office:value="175" calcext:value-type="float">
            <text:p>175</text:p>
          </table:table-cell>
          <table:table-cell office:value-type="float" office:value="786" calcext:value-type="float">
            <text:p>786</text:p>
          </table:table-cell>
          <table:table-cell table:formula="of:=[.D402]*[.E402]" office:value-type="float" office:value="137550" calcext:value-type="float">
            <text:p>137550</text:p>
          </table:table-cell>
          <table:table-cell table:formula="of:=VLOOKUP([.B402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402];[$Материал.A:.D]; 2; 0)" office:value-type="string" office:string-value="металл" calcext:value-type="string">
            <text:p>металл</text:p>
          </table:table-cell>
          <table:table-cell table:formula="of:=VLOOKUP([.C40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2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598" calcext:value-type="float">
            <text:p>598</text:p>
          </table:table-cell>
          <table:table-cell table:formula="of:=[.D403]*[.E403]" office:value-type="float" office:value="32292" calcext:value-type="float">
            <text:p>32292</text:p>
          </table:table-cell>
          <table:table-cell table:formula="of:=VLOOKUP([.B403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403];[$Материал.A:.D]; 2; 0)" office:value-type="string" office:string-value="стекло" calcext:value-type="string">
            <text:p>стекло</text:p>
          </table:table-cell>
          <table:table-cell table:formula="of:=VLOOKUP([.C403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3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</text:p>
          </table:table-cell>
          <table:table-cell office:value-type="float" office:value="149" calcext:value-type="float">
            <text:p>149</text:p>
          </table:table-cell>
          <table:table-cell office:value-type="float" office:value="1245" calcext:value-type="float">
            <text:p>1245</text:p>
          </table:table-cell>
          <table:table-cell table:formula="of:=[.D404]*[.E404]" office:value-type="float" office:value="185505" calcext:value-type="float">
            <text:p>185505</text:p>
          </table:table-cell>
          <table:table-cell table:formula="of:=VLOOKUP([.B404];[$Продукция.A:.E]; 2; 0)" office:value-type="string" office:string-value="кровать" calcext:value-type="string">
            <text:p>кровать</text:p>
          </table:table-cell>
          <table:table-cell table:formula="of:=VLOOKUP([.C404];[$Материал.A:.D]; 2; 0)" office:value-type="string" office:string-value="стекло" calcext:value-type="string">
            <text:p>стекло</text:p>
          </table:table-cell>
          <table:table-cell table:formula="of:=VLOOKUP([.C40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4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081" calcext:value-type="float">
            <text:p>1081</text:p>
          </table:table-cell>
          <table:table-cell table:formula="of:=[.D405]*[.E405]" office:value-type="float" office:value="47564" calcext:value-type="float">
            <text:p>47564</text:p>
          </table:table-cell>
          <table:table-cell table:formula="of:=VLOOKUP([.B405];[$Продукция.A:.E]; 2; 0)" office:value-type="string" office:string-value="гамак" calcext:value-type="string">
            <text:p>гамак</text:p>
          </table:table-cell>
          <table:table-cell table:formula="of:=VLOOKUP([.C405];[$Материал.A:.D]; 2; 0)" office:value-type="string" office:string-value="дерево" calcext:value-type="string">
            <text:p>дерево</text:p>
          </table:table-cell>
          <table:table-cell table:formula="of:=VLOOKUP([.C40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5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9</text:p>
          </table:table-cell>
          <table:table-cell office:value-type="float" office:value="55" calcext:value-type="float">
            <text:p>55</text:p>
          </table:table-cell>
          <table:table-cell office:value-type="float" office:value="1477" calcext:value-type="float">
            <text:p>1477</text:p>
          </table:table-cell>
          <table:table-cell table:formula="of:=[.D406]*[.E406]" office:value-type="float" office:value="81235" calcext:value-type="float">
            <text:p>81235</text:p>
          </table:table-cell>
          <table:table-cell table:formula="of:=VLOOKUP([.B406];[$Продукция.A:.E]; 2; 0)" office:value-type="string" office:string-value="зеркало" calcext:value-type="string">
            <text:p>зеркало</text:p>
          </table:table-cell>
          <table:table-cell table:formula="of:=VLOOKUP([.C406];[$Материал.A:.D]; 2; 0)" office:value-type="string" office:string-value="дерево" calcext:value-type="string">
            <text:p>дерево</text:p>
          </table:table-cell>
          <table:table-cell table:formula="of:=VLOOKUP([.C40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6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5</text:p>
          </table:table-cell>
          <table:table-cell office:value-type="float" office:value="147" calcext:value-type="float">
            <text:p>147</text:p>
          </table:table-cell>
          <table:table-cell office:value-type="float" office:value="828" calcext:value-type="float">
            <text:p>828</text:p>
          </table:table-cell>
          <table:table-cell table:formula="of:=[.D407]*[.E407]" office:value-type="float" office:value="121716" calcext:value-type="float">
            <text:p>121716</text:p>
          </table:table-cell>
          <table:table-cell table:formula="of:=VLOOKUP([.B407];[$Продукция.A:.E]; 2; 0)" office:value-type="string" office:string-value="буфет" calcext:value-type="string">
            <text:p>буфет</text:p>
          </table:table-cell>
          <table:table-cell table:formula="of:=VLOOKUP([.C407];[$Материал.A:.D]; 2; 0)" office:value-type="string" office:string-value="стекло" calcext:value-type="string">
            <text:p>стекло</text:p>
          </table:table-cell>
          <table:table-cell table:formula="of:=VLOOKUP([.C40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7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9</text:p>
          </table:table-cell>
          <table:table-cell office:value-type="float" office:value="167" calcext:value-type="float">
            <text:p>167</text:p>
          </table:table-cell>
          <table:table-cell office:value-type="float" office:value="1187" calcext:value-type="float">
            <text:p>1187</text:p>
          </table:table-cell>
          <table:table-cell table:formula="of:=[.D408]*[.E408]" office:value-type="float" office:value="198229" calcext:value-type="float">
            <text:p>198229</text:p>
          </table:table-cell>
          <table:table-cell table:formula="of:=VLOOKUP([.B408];[$Продукция.A:.E]; 2; 0)" office:value-type="string" office:string-value="вешалка" calcext:value-type="string">
            <text:p>вешалка</text:p>
          </table:table-cell>
          <table:table-cell table:formula="of:=VLOOKUP([.C408];[$Материал.A:.D]; 2; 0)" office:value-type="string" office:string-value="дерево" calcext:value-type="string">
            <text:p>дерево</text:p>
          </table:table-cell>
          <table:table-cell table:formula="of:=VLOOKUP([.C408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8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40</text:p>
          </table:table-cell>
          <table:table-cell office:value-type="float" office:value="147" calcext:value-type="float">
            <text:p>147</text:p>
          </table:table-cell>
          <table:table-cell office:value-type="float" office:value="1028" calcext:value-type="float">
            <text:p>1028</text:p>
          </table:table-cell>
          <table:table-cell table:formula="of:=[.D409]*[.E409]" office:value-type="float" office:value="151116" calcext:value-type="float">
            <text:p>151116</text:p>
          </table:table-cell>
          <table:table-cell table:formula="of:=VLOOKUP([.B409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409];[$Материал.A:.D]; 2; 0)" office:value-type="string" office:string-value="дерево" calcext:value-type="string">
            <text:p>дерево</text:p>
          </table:table-cell>
          <table:table-cell table:formula="of:=VLOOKUP([.C40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09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528" calcext:value-type="float">
            <text:p>528</text:p>
          </table:table-cell>
          <table:table-cell table:formula="of:=[.D410]*[.E410]" office:value-type="float" office:value="33264" calcext:value-type="float">
            <text:p>33264</text:p>
          </table:table-cell>
          <table:table-cell table:formula="of:=VLOOKUP([.B410];[$Продукция.A:.E]; 2; 0)" office:value-type="string" office:string-value="бюро" calcext:value-type="string">
            <text:p>бюро</text:p>
          </table:table-cell>
          <table:table-cell table:formula="of:=VLOOKUP([.C410];[$Материал.A:.D]; 2; 0)" office:value-type="string" office:string-value="дерево" calcext:value-type="string">
            <text:p>дерево</text:p>
          </table:table-cell>
          <table:table-cell table:formula="of:=VLOOKUP([.C410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0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2" calcext:value-type="float">
            <text:p>112</text:p>
          </table:table-cell>
          <table:table-cell office:value-type="float" office:value="1031" calcext:value-type="float">
            <text:p>1031</text:p>
          </table:table-cell>
          <table:table-cell table:formula="of:=[.D411]*[.E411]" office:value-type="float" office:value="115472" calcext:value-type="float">
            <text:p>115472</text:p>
          </table:table-cell>
          <table:table-cell table:formula="of:=VLOOKUP([.B411];[$Продукция.A:.E]; 2; 0)" office:value-type="string" office:string-value="столик" calcext:value-type="string">
            <text:p>столик</text:p>
          </table:table-cell>
          <table:table-cell table:formula="of:=VLOOKUP([.C411];[$Материал.A:.D]; 2; 0)" office:value-type="string" office:string-value="дерево" calcext:value-type="string">
            <text:p>дерево</text:p>
          </table:table-cell>
          <table:table-cell table:formula="of:=VLOOKUP([.C41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1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9</text:p>
          </table:table-cell>
          <table:table-cell office:value-type="float" office:value="132" calcext:value-type="float">
            <text:p>132</text:p>
          </table:table-cell>
          <table:table-cell office:value-type="float" office:value="877" calcext:value-type="float">
            <text:p>877</text:p>
          </table:table-cell>
          <table:table-cell table:formula="of:=[.D412]*[.E412]" office:value-type="float" office:value="115764" calcext:value-type="float">
            <text:p>115764</text:p>
          </table:table-cell>
          <table:table-cell table:formula="of:=VLOOKUP([.B412];[$Продукция.A:.E]; 2; 0)" office:value-type="string" office:string-value="гамак" calcext:value-type="string">
            <text:p>гамак</text:p>
          </table:table-cell>
          <table:table-cell table:formula="of:=VLOOKUP([.C412];[$Материал.A:.D]; 2; 0)" office:value-type="string" office:string-value="металл" calcext:value-type="string">
            <text:p>металл</text:p>
          </table:table-cell>
          <table:table-cell table:formula="of:=VLOOKUP([.C41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2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4</text:p>
          </table:table-cell>
          <table:table-cell office:value-type="float" office:value="128" calcext:value-type="float">
            <text:p>128</text:p>
          </table:table-cell>
          <table:table-cell office:value-type="float" office:value="1437" calcext:value-type="float">
            <text:p>1437</text:p>
          </table:table-cell>
          <table:table-cell table:formula="of:=[.D413]*[.E413]" office:value-type="float" office:value="183936" calcext:value-type="float">
            <text:p>183936</text:p>
          </table:table-cell>
          <table:table-cell table:formula="of:=VLOOKUP([.B413];[$Продукция.A:.E]; 2; 0)" office:value-type="string" office:string-value="лавка" calcext:value-type="string">
            <text:p>лавка</text:p>
          </table:table-cell>
          <table:table-cell table:formula="of:=VLOOKUP([.C413];[$Материал.A:.D]; 2; 0)" office:value-type="string" office:string-value="стекло" calcext:value-type="string">
            <text:p>стекло</text:p>
          </table:table-cell>
          <table:table-cell table:formula="of:=VLOOKUP([.C41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43</text:p>
          </table:table-cell>
          <table:table-cell office:value-type="float" office:value="101" calcext:value-type="float">
            <text:p>101</text:p>
          </table:table-cell>
          <table:table-cell office:value-type="float" office:value="960" calcext:value-type="float">
            <text:p>960</text:p>
          </table:table-cell>
          <table:table-cell table:formula="of:=[.D414]*[.E414]" office:value-type="float" office:value="96960" calcext:value-type="float">
            <text:p>96960</text:p>
          </table:table-cell>
          <table:table-cell table:formula="of:=VLOOKUP([.B414];[$Продукция.A:.E]; 2; 0)" office:value-type="string" office:string-value="гарнитур" calcext:value-type="string">
            <text:p>гарнитур</text:p>
          </table:table-cell>
          <table:table-cell table:formula="of:=VLOOKUP([.C414];[$Материал.A:.D]; 2; 0)" office:value-type="string" office:string-value="дерево" calcext:value-type="string">
            <text:p>дерево</text:p>
          </table:table-cell>
          <table:table-cell table:formula="of:=VLOOKUP([.C414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4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1</text:p>
          </table:table-cell>
          <table:table-cell office:value-type="float" office:value="87" calcext:value-type="float">
            <text:p>87</text:p>
          </table:table-cell>
          <table:table-cell office:value-type="float" office:value="1472" calcext:value-type="float">
            <text:p>1472</text:p>
          </table:table-cell>
          <table:table-cell table:formula="of:=[.D415]*[.E415]" office:value-type="float" office:value="128064" calcext:value-type="float">
            <text:p>128064</text:p>
          </table:table-cell>
          <table:table-cell table:formula="of:=VLOOKUP([.B415];[$Продукция.A:.E]; 2; 0)" office:value-type="string" office:string-value="банкетка" calcext:value-type="string">
            <text:p>банкетка</text:p>
          </table:table-cell>
          <table:table-cell table:formula="of:=VLOOKUP([.C415];[$Материал.A:.D]; 2; 0)" office:value-type="string" office:string-value="дерево" calcext:value-type="string">
            <text:p>дерево</text:p>
          </table:table-cell>
          <table:table-cell table:formula="of:=VLOOKUP([.C41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5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1</text:p>
          </table:table-cell>
          <table:table-cell office:value-type="float" office:value="51" calcext:value-type="float">
            <text:p>51</text:p>
          </table:table-cell>
          <table:table-cell office:value-type="float" office:value="1474" calcext:value-type="float">
            <text:p>1474</text:p>
          </table:table-cell>
          <table:table-cell table:formula="of:=[.D416]*[.E416]" office:value-type="float" office:value="75174" calcext:value-type="float">
            <text:p>75174</text:p>
          </table:table-cell>
          <table:table-cell table:formula="of:=VLOOKUP([.B416];[$Продукция.A:.E]; 2; 0)" office:value-type="string" office:string-value="банкетка" calcext:value-type="string">
            <text:p>банкетка</text:p>
          </table:table-cell>
          <table:table-cell table:formula="of:=VLOOKUP([.C416];[$Материал.A:.D]; 2; 0)" office:value-type="string" office:string-value="металл" calcext:value-type="string">
            <text:p>металл</text:p>
          </table:table-cell>
          <table:table-cell table:formula="of:=VLOOKUP([.C41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6</text:p>
          </table:table-cell>
          <table:table-cell office:value-type="float" office:value="167" calcext:value-type="float">
            <text:p>167</text:p>
          </table:table-cell>
          <table:table-cell office:value-type="float" office:value="1023" calcext:value-type="float">
            <text:p>1023</text:p>
          </table:table-cell>
          <table:table-cell table:formula="of:=[.D417]*[.E417]" office:value-type="float" office:value="170841" calcext:value-type="float">
            <text:p>170841</text:p>
          </table:table-cell>
          <table:table-cell table:formula="of:=VLOOKUP([.B417];[$Продукция.A:.E]; 2; 0)" office:value-type="string" office:string-value="кресло-стол" calcext:value-type="string">
            <text:p>кресло-стол</text:p>
          </table:table-cell>
          <table:table-cell table:formula="of:=VLOOKUP([.C417];[$Материал.A:.D]; 2; 0)" office:value-type="string" office:string-value="дерево" calcext:value-type="string">
            <text:p>дерево</text:p>
          </table:table-cell>
          <table:table-cell table:formula="of:=VLOOKUP([.C41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7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954" calcext:value-type="float">
            <text:p>954</text:p>
          </table:table-cell>
          <table:table-cell table:formula="of:=[.D418]*[.E418]" office:value-type="float" office:value="18126" calcext:value-type="float">
            <text:p>18126</text:p>
          </table:table-cell>
          <table:table-cell table:formula="of:=VLOOKUP([.B418];[$Продукция.A:.E]; 2; 0)" office:value-type="string" office:string-value="бюро" calcext:value-type="string">
            <text:p>бюро</text:p>
          </table:table-cell>
          <table:table-cell table:formula="of:=VLOOKUP([.C418];[$Материал.A:.D]; 2; 0)" office:value-type="string" office:string-value="дерево" calcext:value-type="string">
            <text:p>дерево</text:p>
          </table:table-cell>
          <table:table-cell table:formula="of:=VLOOKUP([.C41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8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968" calcext:value-type="float">
            <text:p>968</text:p>
          </table:table-cell>
          <table:table-cell table:formula="of:=[.D419]*[.E419]" office:value-type="float" office:value="193600" calcext:value-type="float">
            <text:p>193600</text:p>
          </table:table-cell>
          <table:table-cell table:formula="of:=VLOOKUP([.B419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419];[$Материал.A:.D]; 2; 0)" office:value-type="string" office:string-value="фанера" calcext:value-type="string">
            <text:p>фанера</text:p>
          </table:table-cell>
          <table:table-cell table:formula="of:=VLOOKUP([.C41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19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5</text:p>
          </table:table-cell>
          <table:table-cell office:value-type="float" office:value="119" calcext:value-type="float">
            <text:p>119</text:p>
          </table:table-cell>
          <table:table-cell office:value-type="float" office:value="507" calcext:value-type="float">
            <text:p>507</text:p>
          </table:table-cell>
          <table:table-cell table:formula="of:=[.D420]*[.E420]" office:value-type="float" office:value="60333" calcext:value-type="float">
            <text:p>60333</text:p>
          </table:table-cell>
          <table:table-cell table:formula="of:=VLOOKUP([.B420];[$Продукция.A:.E]; 2; 0)" office:value-type="string" office:string-value="гамак" calcext:value-type="string">
            <text:p>гамак</text:p>
          </table:table-cell>
          <table:table-cell table:formula="of:=VLOOKUP([.C420];[$Материал.A:.D]; 2; 0)" office:value-type="string" office:string-value="дерево" calcext:value-type="string">
            <text:p>дерево</text:p>
          </table:table-cell>
          <table:table-cell table:formula="of:=VLOOKUP([.C420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0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9</text:p>
          </table:table-cell>
          <table:table-cell office:value-type="float" office:value="97" calcext:value-type="float">
            <text:p>97</text:p>
          </table:table-cell>
          <table:table-cell office:value-type="float" office:value="654" calcext:value-type="float">
            <text:p>654</text:p>
          </table:table-cell>
          <table:table-cell table:formula="of:=[.D421]*[.E421]" office:value-type="float" office:value="63438" calcext:value-type="float">
            <text:p>63438</text:p>
          </table:table-cell>
          <table:table-cell table:formula="of:=VLOOKUP([.B421];[$Продукция.A:.E]; 2; 0)" office:value-type="string" office:string-value="гарнитур" calcext:value-type="string">
            <text:p>гарнитур</text:p>
          </table:table-cell>
          <table:table-cell table:formula="of:=VLOOKUP([.C421];[$Материал.A:.D]; 2; 0)" office:value-type="string" office:string-value="фанера" calcext:value-type="string">
            <text:p>фанера</text:p>
          </table:table-cell>
          <table:table-cell table:formula="of:=VLOOKUP([.C42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1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29</text:p>
          </table:table-cell>
          <table:table-cell office:value-type="float" office:value="6" calcext:value-type="float">
            <text:p>6</text:p>
          </table:table-cell>
          <table:table-cell office:value-type="float" office:value="1065" calcext:value-type="float">
            <text:p>1065</text:p>
          </table:table-cell>
          <table:table-cell table:formula="of:=[.D422]*[.E422]" office:value-type="float" office:value="6390" calcext:value-type="float">
            <text:p>6390</text:p>
          </table:table-cell>
          <table:table-cell table:formula="of:=VLOOKUP([.B422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422];[$Материал.A:.D]; 2; 0)" office:value-type="string" office:string-value="фанера" calcext:value-type="string">
            <text:p>фанера</text:p>
          </table:table-cell>
          <table:table-cell table:formula="of:=VLOOKUP([.C42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2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3</text:p>
          </table:table-cell>
          <table:table-cell office:value-type="float" office:value="78" calcext:value-type="float">
            <text:p>78</text:p>
          </table:table-cell>
          <table:table-cell office:value-type="float" office:value="1068" calcext:value-type="float">
            <text:p>1068</text:p>
          </table:table-cell>
          <table:table-cell table:formula="of:=[.D423]*[.E423]" office:value-type="float" office:value="83304" calcext:value-type="float">
            <text:p>83304</text:p>
          </table:table-cell>
          <table:table-cell table:formula="of:=VLOOKUP([.B423];[$Продукция.A:.E]; 2; 0)" office:value-type="string" office:string-value="банкетка" calcext:value-type="string">
            <text:p>банкетка</text:p>
          </table:table-cell>
          <table:table-cell table:formula="of:=VLOOKUP([.C423];[$Материал.A:.D]; 2; 0)" office:value-type="string" office:string-value="дерево" calcext:value-type="string">
            <text:p>дерево</text:p>
          </table:table-cell>
          <table:table-cell table:formula="of:=VLOOKUP([.C42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3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4</text:p>
          </table:table-cell>
          <table:table-cell office:value-type="float" office:value="198" calcext:value-type="float">
            <text:p>198</text:p>
          </table:table-cell>
          <table:table-cell office:value-type="float" office:value="631" calcext:value-type="float">
            <text:p>631</text:p>
          </table:table-cell>
          <table:table-cell table:formula="of:=[.D424]*[.E424]" office:value-type="float" office:value="124938" calcext:value-type="float">
            <text:p>124938</text:p>
          </table:table-cell>
          <table:table-cell table:formula="of:=VLOOKUP([.B424];[$Продукция.A:.E]; 2; 0)" office:value-type="string" office:string-value="лавка" calcext:value-type="string">
            <text:p>лавка</text:p>
          </table:table-cell>
          <table:table-cell table:formula="of:=VLOOKUP([.C424];[$Материал.A:.D]; 2; 0)" office:value-type="string" office:string-value="дерево" calcext:value-type="string">
            <text:p>дерево</text:p>
          </table:table-cell>
          <table:table-cell table:formula="of:=VLOOKUP([.C42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4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41</text:p>
          </table:table-cell>
          <table:table-cell office:value-type="float" office:value="19" calcext:value-type="float">
            <text:p>19</text:p>
          </table:table-cell>
          <table:table-cell office:value-type="float" office:value="736" calcext:value-type="float">
            <text:p>736</text:p>
          </table:table-cell>
          <table:table-cell table:formula="of:=[.D425]*[.E425]" office:value-type="float" office:value="13984" calcext:value-type="float">
            <text:p>13984</text:p>
          </table:table-cell>
          <table:table-cell table:formula="of:=VLOOKUP([.B425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425];[$Материал.A:.D]; 2; 0)" office:value-type="string" office:string-value="дерево" calcext:value-type="string">
            <text:p>дерево</text:p>
          </table:table-cell>
          <table:table-cell table:formula="of:=VLOOKUP([.C42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5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4</text:p>
          </table:table-cell>
          <table:table-cell office:value-type="float" office:value="141" calcext:value-type="float">
            <text:p>141</text:p>
          </table:table-cell>
          <table:table-cell office:value-type="float" office:value="1190" calcext:value-type="float">
            <text:p>1190</text:p>
          </table:table-cell>
          <table:table-cell table:formula="of:=[.D426]*[.E426]" office:value-type="float" office:value="167790" calcext:value-type="float">
            <text:p>167790</text:p>
          </table:table-cell>
          <table:table-cell table:formula="of:=VLOOKUP([.B426];[$Продукция.A:.E]; 2; 0)" office:value-type="string" office:string-value="стенка" calcext:value-type="string">
            <text:p>стенка</text:p>
          </table:table-cell>
          <table:table-cell table:formula="of:=VLOOKUP([.C426];[$Материал.A:.D]; 2; 0)" office:value-type="string" office:string-value="стекло" calcext:value-type="string">
            <text:p>стекло</text:p>
          </table:table-cell>
          <table:table-cell table:formula="of:=VLOOKUP([.C42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6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3</text:p>
          </table:table-cell>
          <table:table-cell office:value-type="float" office:value="48" calcext:value-type="float">
            <text:p>48</text:p>
          </table:table-cell>
          <table:table-cell office:value-type="float" office:value="961" calcext:value-type="float">
            <text:p>961</text:p>
          </table:table-cell>
          <table:table-cell table:formula="of:=[.D427]*[.E427]" office:value-type="float" office:value="46128" calcext:value-type="float">
            <text:p>46128</text:p>
          </table:table-cell>
          <table:table-cell table:formula="of:=VLOOKUP([.B427];[$Продукция.A:.E]; 2; 0)" office:value-type="string" office:string-value="гамак" calcext:value-type="string">
            <text:p>гамак</text:p>
          </table:table-cell>
          <table:table-cell table:formula="of:=VLOOKUP([.C427];[$Материал.A:.D]; 2; 0)" office:value-type="string" office:string-value="стекло" calcext:value-type="string">
            <text:p>стекло</text:p>
          </table:table-cell>
          <table:table-cell table:formula="of:=VLOOKUP([.C42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string" calcext:value-type="string">
            <text:p>A427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3</text:p>
          </table:table-cell>
          <table:table-cell office:value-type="float" office:value="137" calcext:value-type="float">
            <text:p>137</text:p>
          </table:table-cell>
          <table:table-cell office:value-type="float" office:value="849" calcext:value-type="float">
            <text:p>849</text:p>
          </table:table-cell>
          <table:table-cell table:formula="of:=[.D428]*[.E428]" office:value-type="float" office:value="116313" calcext:value-type="float">
            <text:p>116313</text:p>
          </table:table-cell>
          <table:table-cell table:formula="of:=VLOOKUP([.B428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428];[$Материал.A:.D]; 2; 0)" office:value-type="string" office:string-value="стекло" calcext:value-type="string">
            <text:p>стекло</text:p>
          </table:table-cell>
          <table:table-cell table:formula="of:=VLOOKUP([.C42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8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43</text:p>
          </table:table-cell>
          <table:table-cell office:value-type="float" office:value="88" calcext:value-type="float">
            <text:p>88</text:p>
          </table:table-cell>
          <table:table-cell office:value-type="float" office:value="1073" calcext:value-type="float">
            <text:p>1073</text:p>
          </table:table-cell>
          <table:table-cell table:formula="of:=[.D429]*[.E429]" office:value-type="float" office:value="94424" calcext:value-type="float">
            <text:p>94424</text:p>
          </table:table-cell>
          <table:table-cell table:formula="of:=VLOOKUP([.B429];[$Продукция.A:.E]; 2; 0)" office:value-type="string" office:string-value="банкетка" calcext:value-type="string">
            <text:p>банкетка</text:p>
          </table:table-cell>
          <table:table-cell table:formula="of:=VLOOKUP([.C429];[$Материал.A:.D]; 2; 0)" office:value-type="string" office:string-value="дерево" calcext:value-type="string">
            <text:p>дерево</text:p>
          </table:table-cell>
          <table:table-cell table:formula="of:=VLOOKUP([.C42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29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0</text:p>
          </table:table-cell>
          <table:table-cell office:value-type="float" office:value="81" calcext:value-type="float">
            <text:p>81</text:p>
          </table:table-cell>
          <table:table-cell office:value-type="float" office:value="887" calcext:value-type="float">
            <text:p>887</text:p>
          </table:table-cell>
          <table:table-cell table:formula="of:=[.D430]*[.E430]" office:value-type="float" office:value="71847" calcext:value-type="float">
            <text:p>71847</text:p>
          </table:table-cell>
          <table:table-cell table:formula="of:=VLOOKUP([.B430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430];[$Материал.A:.D]; 2; 0)" office:value-type="string" office:string-value="дерево" calcext:value-type="string">
            <text:p>дерево</text:p>
          </table:table-cell>
          <table:table-cell table:formula="of:=VLOOKUP([.C43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6</text:p>
          </table:table-cell>
          <table:table-cell office:value-type="float" office:value="176" calcext:value-type="float">
            <text:p>176</text:p>
          </table:table-cell>
          <table:table-cell office:value-type="float" office:value="549" calcext:value-type="float">
            <text:p>549</text:p>
          </table:table-cell>
          <table:table-cell table:formula="of:=[.D431]*[.E431]" office:value-type="float" office:value="96624" calcext:value-type="float">
            <text:p>96624</text:p>
          </table:table-cell>
          <table:table-cell table:formula="of:=VLOOKUP([.B431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431];[$Материал.A:.D]; 2; 0)" office:value-type="string" office:string-value="дерево" calcext:value-type="string">
            <text:p>дерево</text:p>
          </table:table-cell>
          <table:table-cell table:formula="of:=VLOOKUP([.C431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1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2</text:p>
          </table:table-cell>
          <table:table-cell office:value-type="float" office:value="194" calcext:value-type="float">
            <text:p>194</text:p>
          </table:table-cell>
          <table:table-cell office:value-type="float" office:value="1295" calcext:value-type="float">
            <text:p>1295</text:p>
          </table:table-cell>
          <table:table-cell table:formula="of:=[.D432]*[.E432]" office:value-type="float" office:value="251230" calcext:value-type="float">
            <text:p>251230</text:p>
          </table:table-cell>
          <table:table-cell table:formula="of:=VLOOKUP([.B432];[$Продукция.A:.E]; 2; 0)" office:value-type="string" office:string-value="софа" calcext:value-type="string">
            <text:p>софа</text:p>
          </table:table-cell>
          <table:table-cell table:formula="of:=VLOOKUP([.C432];[$Материал.A:.D]; 2; 0)" office:value-type="string" office:string-value="стекло" calcext:value-type="string">
            <text:p>стекло</text:p>
          </table:table-cell>
          <table:table-cell table:formula="of:=VLOOKUP([.C43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2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7</text:p>
          </table:table-cell>
          <table:table-cell office:value-type="float" office:value="63" calcext:value-type="float">
            <text:p>63</text:p>
          </table:table-cell>
          <table:table-cell office:value-type="float" office:value="661" calcext:value-type="float">
            <text:p>661</text:p>
          </table:table-cell>
          <table:table-cell table:formula="of:=[.D433]*[.E433]" office:value-type="float" office:value="41643" calcext:value-type="float">
            <text:p>41643</text:p>
          </table:table-cell>
          <table:table-cell table:formula="of:=VLOOKUP([.B433];[$Продукция.A:.E]; 2; 0)" office:value-type="string" office:string-value="банкетка" calcext:value-type="string">
            <text:p>банкетка</text:p>
          </table:table-cell>
          <table:table-cell table:formula="of:=VLOOKUP([.C433];[$Материал.A:.D]; 2; 0)" office:value-type="string" office:string-value="дерево" calcext:value-type="string">
            <text:p>дерево</text:p>
          </table:table-cell>
          <table:table-cell table:formula="of:=VLOOKUP([.C43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3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3</text:p>
          </table:table-cell>
          <table:table-cell office:value-type="float" office:value="50" calcext:value-type="float">
            <text:p>50</text:p>
          </table:table-cell>
          <table:table-cell office:value-type="float" office:value="1499" calcext:value-type="float">
            <text:p>1499</text:p>
          </table:table-cell>
          <table:table-cell table:formula="of:=[.D434]*[.E434]" office:value-type="float" office:value="74950" calcext:value-type="float">
            <text:p>74950</text:p>
          </table:table-cell>
          <table:table-cell table:formula="of:=VLOOKUP([.B434];[$Продукция.A:.E]; 2; 0)" office:value-type="string" office:string-value="буфет" calcext:value-type="string">
            <text:p>буфет</text:p>
          </table:table-cell>
          <table:table-cell table:formula="of:=VLOOKUP([.C434];[$Материал.A:.D]; 2; 0)" office:value-type="string" office:string-value="стекло" calcext:value-type="string">
            <text:p>стекло</text:p>
          </table:table-cell>
          <table:table-cell table:formula="of:=VLOOKUP([.C43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4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3</text:p>
          </table:table-cell>
          <table:table-cell office:value-type="float" office:value="194" calcext:value-type="float">
            <text:p>194</text:p>
          </table:table-cell>
          <table:table-cell office:value-type="float" office:value="643" calcext:value-type="float">
            <text:p>643</text:p>
          </table:table-cell>
          <table:table-cell table:formula="of:=[.D435]*[.E435]" office:value-type="float" office:value="124742" calcext:value-type="float">
            <text:p>124742</text:p>
          </table:table-cell>
          <table:table-cell table:formula="of:=VLOOKUP([.B435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435];[$Материал.A:.D]; 2; 0)" office:value-type="string" office:string-value="стекло" calcext:value-type="string">
            <text:p>стекло</text:p>
          </table:table-cell>
          <table:table-cell table:formula="of:=VLOOKUP([.C43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5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44</text:p>
          </table:table-cell>
          <table:table-cell office:value-type="float" office:value="105" calcext:value-type="float">
            <text:p>105</text:p>
          </table:table-cell>
          <table:table-cell office:value-type="float" office:value="696" calcext:value-type="float">
            <text:p>696</text:p>
          </table:table-cell>
          <table:table-cell table:formula="of:=[.D436]*[.E436]" office:value-type="float" office:value="73080" calcext:value-type="float">
            <text:p>73080</text:p>
          </table:table-cell>
          <table:table-cell table:formula="of:=VLOOKUP([.B436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436];[$Материал.A:.D]; 2; 0)" office:value-type="string" office:string-value="дерево" calcext:value-type="string">
            <text:p>дерево</text:p>
          </table:table-cell>
          <table:table-cell table:formula="of:=VLOOKUP([.C436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6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5</text:p>
          </table:table-cell>
          <table:table-cell office:value-type="float" office:value="109" calcext:value-type="float">
            <text:p>109</text:p>
          </table:table-cell>
          <table:table-cell office:value-type="float" office:value="677" calcext:value-type="float">
            <text:p>677</text:p>
          </table:table-cell>
          <table:table-cell table:formula="of:=[.D437]*[.E437]" office:value-type="float" office:value="73793" calcext:value-type="float">
            <text:p>73793</text:p>
          </table:table-cell>
          <table:table-cell table:formula="of:=VLOOKUP([.B437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437];[$Материал.A:.D]; 2; 0)" office:value-type="string" office:string-value="стекло" calcext:value-type="string">
            <text:p>стекло</text:p>
          </table:table-cell>
          <table:table-cell table:formula="of:=VLOOKUP([.C43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7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8</text:p>
          </table:table-cell>
          <table:table-cell office:value-type="float" office:value="13" calcext:value-type="float">
            <text:p>13</text:p>
          </table:table-cell>
          <table:table-cell office:value-type="float" office:value="884" calcext:value-type="float">
            <text:p>884</text:p>
          </table:table-cell>
          <table:table-cell table:formula="of:=[.D438]*[.E438]" office:value-type="float" office:value="11492" calcext:value-type="float">
            <text:p>11492</text:p>
          </table:table-cell>
          <table:table-cell table:formula="of:=VLOOKUP([.B438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438];[$Материал.A:.D]; 2; 0)" office:value-type="string" office:string-value="фанера" calcext:value-type="string">
            <text:p>фанера</text:p>
          </table:table-cell>
          <table:table-cell table:formula="of:=VLOOKUP([.C43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8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2" calcext:value-type="float">
            <text:p>112</text:p>
          </table:table-cell>
          <table:table-cell office:value-type="float" office:value="649" calcext:value-type="float">
            <text:p>649</text:p>
          </table:table-cell>
          <table:table-cell table:formula="of:=[.D439]*[.E439]" office:value-type="float" office:value="72688" calcext:value-type="float">
            <text:p>72688</text:p>
          </table:table-cell>
          <table:table-cell table:formula="of:=VLOOKUP([.B439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439];[$Материал.A:.D]; 2; 0)" office:value-type="string" office:string-value="дерево" calcext:value-type="string">
            <text:p>дерево</text:p>
          </table:table-cell>
          <table:table-cell table:formula="of:=VLOOKUP([.C43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39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4</text:p>
          </table:table-cell>
          <table:table-cell office:value-type="float" office:value="155" calcext:value-type="float">
            <text:p>155</text:p>
          </table:table-cell>
          <table:table-cell office:value-type="float" office:value="1210" calcext:value-type="float">
            <text:p>1210</text:p>
          </table:table-cell>
          <table:table-cell table:formula="of:=[.D440]*[.E440]" office:value-type="float" office:value="187550" calcext:value-type="float">
            <text:p>187550</text:p>
          </table:table-cell>
          <table:table-cell table:formula="of:=VLOOKUP([.B440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440];[$Материал.A:.D]; 2; 0)" office:value-type="string" office:string-value="стекло" calcext:value-type="string">
            <text:p>стекло</text:p>
          </table:table-cell>
          <table:table-cell table:formula="of:=VLOOKUP([.C44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0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8</text:p>
          </table:table-cell>
          <table:table-cell office:value-type="float" office:value="67" calcext:value-type="float">
            <text:p>67</text:p>
          </table:table-cell>
          <table:table-cell office:value-type="float" office:value="860" calcext:value-type="float">
            <text:p>860</text:p>
          </table:table-cell>
          <table:table-cell table:formula="of:=[.D441]*[.E441]" office:value-type="float" office:value="57620" calcext:value-type="float">
            <text:p>57620</text:p>
          </table:table-cell>
          <table:table-cell table:formula="of:=VLOOKUP([.B441];[$Продукция.A:.E]; 2; 0)" office:value-type="string" office:string-value="канапе" calcext:value-type="string">
            <text:p>канапе</text:p>
          </table:table-cell>
          <table:table-cell table:formula="of:=VLOOKUP([.C441];[$Материал.A:.D]; 2; 0)" office:value-type="string" office:string-value="дерево" calcext:value-type="string">
            <text:p>дерево</text:p>
          </table:table-cell>
          <table:table-cell table:formula="of:=VLOOKUP([.C44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0</text:p>
          </table:table-cell>
          <table:table-cell office:value-type="float" office:value="122" calcext:value-type="float">
            <text:p>122</text:p>
          </table:table-cell>
          <table:table-cell office:value-type="float" office:value="1039" calcext:value-type="float">
            <text:p>1039</text:p>
          </table:table-cell>
          <table:table-cell table:formula="of:=[.D442]*[.E442]" office:value-type="float" office:value="126758" calcext:value-type="float">
            <text:p>126758</text:p>
          </table:table-cell>
          <table:table-cell table:formula="of:=VLOOKUP([.B442];[$Продукция.A:.E]; 2; 0)" office:value-type="string" office:string-value="бар" calcext:value-type="string">
            <text:p>бар</text:p>
          </table:table-cell>
          <table:table-cell table:formula="of:=VLOOKUP([.C442];[$Материал.A:.D]; 2; 0)" office:value-type="string" office:string-value="дерево" calcext:value-type="string">
            <text:p>дерево</text:p>
          </table:table-cell>
          <table:table-cell table:formula="of:=VLOOKUP([.C44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2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16</text:p>
          </table:table-cell>
          <table:table-cell office:value-type="float" office:value="178" calcext:value-type="float">
            <text:p>178</text:p>
          </table:table-cell>
          <table:table-cell office:value-type="float" office:value="917" calcext:value-type="float">
            <text:p>917</text:p>
          </table:table-cell>
          <table:table-cell table:formula="of:=[.D443]*[.E443]" office:value-type="float" office:value="163226" calcext:value-type="float">
            <text:p>163226</text:p>
          </table:table-cell>
          <table:table-cell table:formula="of:=VLOOKUP([.B443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443];[$Материал.A:.D]; 2; 0)" office:value-type="string" office:string-value="дерево" calcext:value-type="string">
            <text:p>дерево</text:p>
          </table:table-cell>
          <table:table-cell table:formula="of:=VLOOKUP([.C44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3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858" calcext:value-type="float">
            <text:p>858</text:p>
          </table:table-cell>
          <table:table-cell table:formula="of:=[.D444]*[.E444]" office:value-type="float" office:value="17160" calcext:value-type="float">
            <text:p>17160</text:p>
          </table:table-cell>
          <table:table-cell table:formula="of:=VLOOKUP([.B444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444];[$Материал.A:.D]; 2; 0)" office:value-type="string" office:string-value="стекло" calcext:value-type="string">
            <text:p>стекло</text:p>
          </table:table-cell>
          <table:table-cell table:formula="of:=VLOOKUP([.C44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4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7</text:p>
          </table:table-cell>
          <table:table-cell office:value-type="float" office:value="109" calcext:value-type="float">
            <text:p>109</text:p>
          </table:table-cell>
          <table:table-cell office:value-type="float" office:value="1293" calcext:value-type="float">
            <text:p>1293</text:p>
          </table:table-cell>
          <table:table-cell table:formula="of:=[.D445]*[.E445]" office:value-type="float" office:value="140937" calcext:value-type="float">
            <text:p>140937</text:p>
          </table:table-cell>
          <table:table-cell table:formula="of:=VLOOKUP([.B445];[$Продукция.A:.E]; 2; 0)" office:value-type="string" office:string-value="кровать" calcext:value-type="string">
            <text:p>кровать</text:p>
          </table:table-cell>
          <table:table-cell table:formula="of:=VLOOKUP([.C445];[$Материал.A:.D]; 2; 0)" office:value-type="string" office:string-value="дерево" calcext:value-type="string">
            <text:p>дерево</text:p>
          </table:table-cell>
          <table:table-cell table:formula="of:=VLOOKUP([.C44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5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31</text:p>
          </table:table-cell>
          <table:table-cell office:value-type="float" office:value="25" calcext:value-type="float">
            <text:p>25</text:p>
          </table:table-cell>
          <table:table-cell office:value-type="float" office:value="1040" calcext:value-type="float">
            <text:p>1040</text:p>
          </table:table-cell>
          <table:table-cell table:formula="of:=[.D446]*[.E446]" office:value-type="float" office:value="26000" calcext:value-type="float">
            <text:p>26000</text:p>
          </table:table-cell>
          <table:table-cell table:formula="of:=VLOOKUP([.B446];[$Продукция.A:.E]; 2; 0)" office:value-type="string" office:string-value="стул" calcext:value-type="string">
            <text:p>стул</text:p>
          </table:table-cell>
          <table:table-cell table:formula="of:=VLOOKUP([.C446];[$Материал.A:.D]; 2; 0)" office:value-type="string" office:string-value="фанера" calcext:value-type="string">
            <text:p>фанера</text:p>
          </table:table-cell>
          <table:table-cell table:formula="of:=VLOOKUP([.C44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6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6</text:p>
          </table:table-cell>
          <table:table-cell office:value-type="float" office:value="73" calcext:value-type="float">
            <text:p>73</text:p>
          </table:table-cell>
          <table:table-cell office:value-type="float" office:value="931" calcext:value-type="float">
            <text:p>931</text:p>
          </table:table-cell>
          <table:table-cell table:formula="of:=[.D447]*[.E447]" office:value-type="float" office:value="67963" calcext:value-type="float">
            <text:p>67963</text:p>
          </table:table-cell>
          <table:table-cell table:formula="of:=VLOOKUP([.B447];[$Продукция.A:.E]; 2; 0)" office:value-type="string" office:string-value="стул детский" calcext:value-type="string">
            <text:p>стул детский</text:p>
          </table:table-cell>
          <table:table-cell table:formula="of:=VLOOKUP([.C447];[$Материал.A:.D]; 2; 0)" office:value-type="string" office:string-value="дерево" calcext:value-type="string">
            <text:p>дерево</text:p>
          </table:table-cell>
          <table:table-cell table:formula="of:=VLOOKUP([.C44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7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</text:p>
          </table:table-cell>
          <table:table-cell office:value-type="float" office:value="69" calcext:value-type="float">
            <text:p>69</text:p>
          </table:table-cell>
          <table:table-cell office:value-type="float" office:value="883" calcext:value-type="float">
            <text:p>883</text:p>
          </table:table-cell>
          <table:table-cell table:formula="of:=[.D448]*[.E448]" office:value-type="float" office:value="60927" calcext:value-type="float">
            <text:p>60927</text:p>
          </table:table-cell>
          <table:table-cell table:formula="of:=VLOOKUP([.B448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448];[$Материал.A:.D]; 2; 0)" office:value-type="string" office:string-value="стекло" calcext:value-type="string">
            <text:p>стекло</text:p>
          </table:table-cell>
          <table:table-cell table:formula="of:=VLOOKUP([.C44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8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3</text:p>
          </table:table-cell>
          <table:table-cell office:value-type="float" office:value="126" calcext:value-type="float">
            <text:p>126</text:p>
          </table:table-cell>
          <table:table-cell office:value-type="float" office:value="1183" calcext:value-type="float">
            <text:p>1183</text:p>
          </table:table-cell>
          <table:table-cell table:formula="of:=[.D449]*[.E449]" office:value-type="float" office:value="149058" calcext:value-type="float">
            <text:p>149058</text:p>
          </table:table-cell>
          <table:table-cell table:formula="of:=VLOOKUP([.B449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449];[$Материал.A:.D]; 2; 0)" office:value-type="string" office:string-value="стекло" calcext:value-type="string">
            <text:p>стекло</text:p>
          </table:table-cell>
          <table:table-cell table:formula="of:=VLOOKUP([.C44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49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3</text:p>
          </table:table-cell>
          <table:table-cell office:value-type="float" office:value="34" calcext:value-type="float">
            <text:p>34</text:p>
          </table:table-cell>
          <table:table-cell office:value-type="float" office:value="788" calcext:value-type="float">
            <text:p>788</text:p>
          </table:table-cell>
          <table:table-cell table:formula="of:=[.D450]*[.E450]" office:value-type="float" office:value="26792" calcext:value-type="float">
            <text:p>26792</text:p>
          </table:table-cell>
          <table:table-cell table:formula="of:=VLOOKUP([.B450];[$Продукция.A:.E]; 2; 0)" office:value-type="string" office:string-value="полукресло" calcext:value-type="string">
            <text:p>полукресло</text:p>
          </table:table-cell>
          <table:table-cell table:formula="of:=VLOOKUP([.C450];[$Материал.A:.D]; 2; 0)" office:value-type="string" office:string-value="стекло" calcext:value-type="string">
            <text:p>стекло</text:p>
          </table:table-cell>
          <table:table-cell table:formula="of:=VLOOKUP([.C45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0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4</text:p>
          </table:table-cell>
          <table:table-cell office:value-type="float" office:value="97" calcext:value-type="float">
            <text:p>97</text:p>
          </table:table-cell>
          <table:table-cell office:value-type="float" office:value="1361" calcext:value-type="float">
            <text:p>1361</text:p>
          </table:table-cell>
          <table:table-cell table:formula="of:=[.D451]*[.E451]" office:value-type="float" office:value="132017" calcext:value-type="float">
            <text:p>132017</text:p>
          </table:table-cell>
          <table:table-cell table:formula="of:=VLOOKUP([.B451];[$Продукция.A:.E]; 2; 0)" office:value-type="string" office:string-value="стул детский" calcext:value-type="string">
            <text:p>стул детский</text:p>
          </table:table-cell>
          <table:table-cell table:formula="of:=VLOOKUP([.C451];[$Материал.A:.D]; 2; 0)" office:value-type="string" office:string-value="дерево" calcext:value-type="string">
            <text:p>дерево</text:p>
          </table:table-cell>
          <table:table-cell table:formula="of:=VLOOKUP([.C45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1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9</text:p>
          </table:table-cell>
          <table:table-cell office:value-type="float" office:value="147" calcext:value-type="float">
            <text:p>147</text:p>
          </table:table-cell>
          <table:table-cell office:value-type="float" office:value="551" calcext:value-type="float">
            <text:p>551</text:p>
          </table:table-cell>
          <table:table-cell table:formula="of:=[.D452]*[.E452]" office:value-type="float" office:value="80997" calcext:value-type="float">
            <text:p>80997</text:p>
          </table:table-cell>
          <table:table-cell table:formula="of:=VLOOKUP([.B452];[$Продукция.A:.E]; 2; 0)" office:value-type="string" office:string-value="раскладушка" calcext:value-type="string">
            <text:p>раскладушка</text:p>
          </table:table-cell>
          <table:table-cell table:formula="of:=VLOOKUP([.C452];[$Материал.A:.D]; 2; 0)" office:value-type="string" office:string-value="фанера" calcext:value-type="string">
            <text:p>фанера</text:p>
          </table:table-cell>
          <table:table-cell table:formula="of:=VLOOKUP([.C45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0</text:p>
          </table:table-cell>
          <table:table-cell office:value-type="float" office:value="100" calcext:value-type="float">
            <text:p>100</text:p>
          </table:table-cell>
          <table:table-cell office:value-type="float" office:value="909" calcext:value-type="float">
            <text:p>909</text:p>
          </table:table-cell>
          <table:table-cell table:formula="of:=[.D453]*[.E453]" office:value-type="float" office:value="90900" calcext:value-type="float">
            <text:p>90900</text:p>
          </table:table-cell>
          <table:table-cell table:formula="of:=VLOOKUP([.B453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453];[$Материал.A:.D]; 2; 0)" office:value-type="string" office:string-value="металл" calcext:value-type="string">
            <text:p>металл</text:p>
          </table:table-cell>
          <table:table-cell table:formula="of:=VLOOKUP([.C45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3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4</text:p>
          </table:table-cell>
          <table:table-cell office:value-type="float" office:value="162" calcext:value-type="float">
            <text:p>162</text:p>
          </table:table-cell>
          <table:table-cell office:value-type="float" office:value="648" calcext:value-type="float">
            <text:p>648</text:p>
          </table:table-cell>
          <table:table-cell table:formula="of:=[.D454]*[.E454]" office:value-type="float" office:value="104976" calcext:value-type="float">
            <text:p>104976</text:p>
          </table:table-cell>
          <table:table-cell table:formula="of:=VLOOKUP([.B454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454];[$Материал.A:.D]; 2; 0)" office:value-type="string" office:string-value="дерево" calcext:value-type="string">
            <text:p>дерево</text:p>
          </table:table-cell>
          <table:table-cell table:formula="of:=VLOOKUP([.C45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4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0</text:p>
          </table:table-cell>
          <table:table-cell office:value-type="float" office:value="150" calcext:value-type="float">
            <text:p>150</text:p>
          </table:table-cell>
          <table:table-cell office:value-type="float" office:value="718" calcext:value-type="float">
            <text:p>718</text:p>
          </table:table-cell>
          <table:table-cell table:formula="of:=[.D455]*[.E455]" office:value-type="float" office:value="107700" calcext:value-type="float">
            <text:p>107700</text:p>
          </table:table-cell>
          <table:table-cell table:formula="of:=VLOOKUP([.B455];[$Продукция.A:.E]; 2; 0)" office:value-type="string" office:string-value="гардероб" calcext:value-type="string">
            <text:p>гардероб</text:p>
          </table:table-cell>
          <table:table-cell table:formula="of:=VLOOKUP([.C455];[$Материал.A:.D]; 2; 0)" office:value-type="string" office:string-value="дерево" calcext:value-type="string">
            <text:p>дерево</text:p>
          </table:table-cell>
          <table:table-cell table:formula="of:=VLOOKUP([.C45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5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8</text:p>
          </table:table-cell>
          <table:table-cell office:value-type="float" office:value="125" calcext:value-type="float">
            <text:p>125</text:p>
          </table:table-cell>
          <table:table-cell office:value-type="float" office:value="585" calcext:value-type="float">
            <text:p>585</text:p>
          </table:table-cell>
          <table:table-cell table:formula="of:=[.D456]*[.E456]" office:value-type="float" office:value="73125" calcext:value-type="float">
            <text:p>73125</text:p>
          </table:table-cell>
          <table:table-cell table:formula="of:=VLOOKUP([.B456];[$Продукция.A:.E]; 2; 0)" office:value-type="string" office:string-value="гардероб" calcext:value-type="string">
            <text:p>гардероб</text:p>
          </table:table-cell>
          <table:table-cell table:formula="of:=VLOOKUP([.C456];[$Материал.A:.D]; 2; 0)" office:value-type="string" office:string-value="дерево" calcext:value-type="string">
            <text:p>дерево</text:p>
          </table:table-cell>
          <table:table-cell table:formula="of:=VLOOKUP([.C456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6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9</text:p>
          </table:table-cell>
          <table:table-cell office:value-type="float" office:value="86" calcext:value-type="float">
            <text:p>86</text:p>
          </table:table-cell>
          <table:table-cell office:value-type="float" office:value="1037" calcext:value-type="float">
            <text:p>1037</text:p>
          </table:table-cell>
          <table:table-cell table:formula="of:=[.D457]*[.E457]" office:value-type="float" office:value="89182" calcext:value-type="float">
            <text:p>89182</text:p>
          </table:table-cell>
          <table:table-cell table:formula="of:=VLOOKUP([.B457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457];[$Материал.A:.D]; 2; 0)" office:value-type="string" office:string-value="фанера" calcext:value-type="string">
            <text:p>фанера</text:p>
          </table:table-cell>
          <table:table-cell table:formula="of:=VLOOKUP([.C45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7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0</text:p>
          </table:table-cell>
          <table:table-cell office:value-type="float" office:value="181" calcext:value-type="float">
            <text:p>181</text:p>
          </table:table-cell>
          <table:table-cell office:value-type="float" office:value="703" calcext:value-type="float">
            <text:p>703</text:p>
          </table:table-cell>
          <table:table-cell table:formula="of:=[.D458]*[.E458]" office:value-type="float" office:value="127243" calcext:value-type="float">
            <text:p>127243</text:p>
          </table:table-cell>
          <table:table-cell table:formula="of:=VLOOKUP([.B458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458];[$Материал.A:.D]; 2; 0)" office:value-type="string" office:string-value="фанера" calcext:value-type="string">
            <text:p>фанера</text:p>
          </table:table-cell>
          <table:table-cell table:formula="of:=VLOOKUP([.C45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8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42</text:p>
          </table:table-cell>
          <table:table-cell office:value-type="float" office:value="188" calcext:value-type="float">
            <text:p>188</text:p>
          </table:table-cell>
          <table:table-cell office:value-type="float" office:value="576" calcext:value-type="float">
            <text:p>576</text:p>
          </table:table-cell>
          <table:table-cell table:formula="of:=[.D459]*[.E459]" office:value-type="float" office:value="108288" calcext:value-type="float">
            <text:p>108288</text:p>
          </table:table-cell>
          <table:table-cell table:formula="of:=VLOOKUP([.B459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459];[$Материал.A:.D]; 2; 0)" office:value-type="string" office:string-value="дерево" calcext:value-type="string">
            <text:p>дерево</text:p>
          </table:table-cell>
          <table:table-cell table:formula="of:=VLOOKUP([.C45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59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43</text:p>
          </table:table-cell>
          <table:table-cell office:value-type="float" office:value="181" calcext:value-type="float">
            <text:p>181</text:p>
          </table:table-cell>
          <table:table-cell office:value-type="float" office:value="684" calcext:value-type="float">
            <text:p>684</text:p>
          </table:table-cell>
          <table:table-cell table:formula="of:=[.D460]*[.E460]" office:value-type="float" office:value="123804" calcext:value-type="float">
            <text:p>123804</text:p>
          </table:table-cell>
          <table:table-cell table:formula="of:=VLOOKUP([.B460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460];[$Материал.A:.D]; 2; 0)" office:value-type="string" office:string-value="дерево" calcext:value-type="string">
            <text:p>дерево</text:p>
          </table:table-cell>
          <table:table-cell table:formula="of:=VLOOKUP([.C46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2</text:p>
          </table:table-cell>
          <table:table-cell office:value-type="float" office:value="77" calcext:value-type="float">
            <text:p>77</text:p>
          </table:table-cell>
          <table:table-cell office:value-type="float" office:value="1465" calcext:value-type="float">
            <text:p>1465</text:p>
          </table:table-cell>
          <table:table-cell table:formula="of:=[.D461]*[.E461]" office:value-type="float" office:value="112805" calcext:value-type="float">
            <text:p>112805</text:p>
          </table:table-cell>
          <table:table-cell table:formula="of:=VLOOKUP([.B461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461];[$Материал.A:.D]; 2; 0)" office:value-type="string" office:string-value="стекло" calcext:value-type="string">
            <text:p>стекло</text:p>
          </table:table-cell>
          <table:table-cell table:formula="of:=VLOOKUP([.C46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1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8</text:p>
          </table:table-cell>
          <table:table-cell office:value-type="float" office:value="134" calcext:value-type="float">
            <text:p>134</text:p>
          </table:table-cell>
          <table:table-cell office:value-type="float" office:value="939" calcext:value-type="float">
            <text:p>939</text:p>
          </table:table-cell>
          <table:table-cell table:formula="of:=[.D462]*[.E462]" office:value-type="float" office:value="125826" calcext:value-type="float">
            <text:p>125826</text:p>
          </table:table-cell>
          <table:table-cell table:formula="of:=VLOOKUP([.B462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462];[$Материал.A:.D]; 2; 0)" office:value-type="string" office:string-value="фанера" calcext:value-type="string">
            <text:p>фанера</text:p>
          </table:table-cell>
          <table:table-cell table:formula="of:=VLOOKUP([.C46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6</text:p>
          </table:table-cell>
          <table:table-cell office:value-type="float" office:value="103" calcext:value-type="float">
            <text:p>103</text:p>
          </table:table-cell>
          <table:table-cell office:value-type="float" office:value="1148" calcext:value-type="float">
            <text:p>1148</text:p>
          </table:table-cell>
          <table:table-cell table:formula="of:=[.D463]*[.E463]" office:value-type="float" office:value="118244" calcext:value-type="float">
            <text:p>118244</text:p>
          </table:table-cell>
          <table:table-cell table:formula="of:=VLOOKUP([.B463];[$Продукция.A:.E]; 2; 0)" office:value-type="string" office:string-value="стенка" calcext:value-type="string">
            <text:p>стенка</text:p>
          </table:table-cell>
          <table:table-cell table:formula="of:=VLOOKUP([.C463];[$Материал.A:.D]; 2; 0)" office:value-type="string" office:string-value="дерево" calcext:value-type="string">
            <text:p>дерево</text:p>
          </table:table-cell>
          <table:table-cell table:formula="of:=VLOOKUP([.C463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3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8</text:p>
          </table:table-cell>
          <table:table-cell office:value-type="float" office:value="91" calcext:value-type="float">
            <text:p>91</text:p>
          </table:table-cell>
          <table:table-cell office:value-type="float" office:value="850" calcext:value-type="float">
            <text:p>850</text:p>
          </table:table-cell>
          <table:table-cell table:formula="of:=[.D464]*[.E464]" office:value-type="float" office:value="77350" calcext:value-type="float">
            <text:p>77350</text:p>
          </table:table-cell>
          <table:table-cell table:formula="of:=VLOOKUP([.B464];[$Продукция.A:.E]; 2; 0)" office:value-type="string" office:string-value="столик" calcext:value-type="string">
            <text:p>столик</text:p>
          </table:table-cell>
          <table:table-cell table:formula="of:=VLOOKUP([.C464];[$Материал.A:.D]; 2; 0)" office:value-type="string" office:string-value="дерево" calcext:value-type="string">
            <text:p>дерево</text:p>
          </table:table-cell>
          <table:table-cell table:formula="of:=VLOOKUP([.C464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4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50" calcext:value-type="float">
            <text:p>850</text:p>
          </table:table-cell>
          <table:table-cell table:formula="of:=[.D465]*[.E465]" office:value-type="float" office:value="17850" calcext:value-type="float">
            <text:p>17850</text:p>
          </table:table-cell>
          <table:table-cell table:formula="of:=VLOOKUP([.B465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465];[$Материал.A:.D]; 2; 0)" office:value-type="string" office:string-value="стекло" calcext:value-type="string">
            <text:p>стекло</text:p>
          </table:table-cell>
          <table:table-cell table:formula="of:=VLOOKUP([.C46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5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3</text:p>
          </table:table-cell>
          <table:table-cell office:value-type="float" office:value="24" calcext:value-type="float">
            <text:p>24</text:p>
          </table:table-cell>
          <table:table-cell office:value-type="float" office:value="1450" calcext:value-type="float">
            <text:p>1450</text:p>
          </table:table-cell>
          <table:table-cell table:formula="of:=[.D466]*[.E466]" office:value-type="float" office:value="34800" calcext:value-type="float">
            <text:p>34800</text:p>
          </table:table-cell>
          <table:table-cell table:formula="of:=VLOOKUP([.B466];[$Продукция.A:.E]; 2; 0)" office:value-type="string" office:string-value="кровать" calcext:value-type="string">
            <text:p>кровать</text:p>
          </table:table-cell>
          <table:table-cell table:formula="of:=VLOOKUP([.C466];[$Материал.A:.D]; 2; 0)" office:value-type="string" office:string-value="стекло" calcext:value-type="string">
            <text:p>стекло</text:p>
          </table:table-cell>
          <table:table-cell table:formula="of:=VLOOKUP([.C46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6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9</text:p>
          </table:table-cell>
          <table:table-cell office:value-type="float" office:value="31" calcext:value-type="float">
            <text:p>31</text:p>
          </table:table-cell>
          <table:table-cell office:value-type="float" office:value="1100" calcext:value-type="float">
            <text:p>1100</text:p>
          </table:table-cell>
          <table:table-cell table:formula="of:=[.D467]*[.E467]" office:value-type="float" office:value="34100" calcext:value-type="float">
            <text:p>34100</text:p>
          </table:table-cell>
          <table:table-cell table:formula="of:=VLOOKUP([.B467];[$Продукция.A:.E]; 2; 0)" office:value-type="string" office:string-value="раскладушка" calcext:value-type="string">
            <text:p>раскладушка</text:p>
          </table:table-cell>
          <table:table-cell table:formula="of:=VLOOKUP([.C467];[$Материал.A:.D]; 2; 0)" office:value-type="string" office:string-value="металл" calcext:value-type="string">
            <text:p>металл</text:p>
          </table:table-cell>
          <table:table-cell table:formula="of:=VLOOKUP([.C46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7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8</text:p>
          </table:table-cell>
          <table:table-cell office:value-type="float" office:value="63" calcext:value-type="float">
            <text:p>63</text:p>
          </table:table-cell>
          <table:table-cell office:value-type="float" office:value="608" calcext:value-type="float">
            <text:p>608</text:p>
          </table:table-cell>
          <table:table-cell table:formula="of:=[.D468]*[.E468]" office:value-type="float" office:value="38304" calcext:value-type="float">
            <text:p>38304</text:p>
          </table:table-cell>
          <table:table-cell table:formula="of:=VLOOKUP([.B468];[$Продукция.A:.E]; 2; 0)" office:value-type="string" office:string-value="стул барный" calcext:value-type="string">
            <text:p>стул барный</text:p>
          </table:table-cell>
          <table:table-cell table:formula="of:=VLOOKUP([.C468];[$Материал.A:.D]; 2; 0)" office:value-type="string" office:string-value="дерево" calcext:value-type="string">
            <text:p>дерево</text:p>
          </table:table-cell>
          <table:table-cell table:formula="of:=VLOOKUP([.C46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8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7</text:p>
          </table:table-cell>
          <table:table-cell office:value-type="float" office:value="188" calcext:value-type="float">
            <text:p>188</text:p>
          </table:table-cell>
          <table:table-cell office:value-type="float" office:value="1068" calcext:value-type="float">
            <text:p>1068</text:p>
          </table:table-cell>
          <table:table-cell table:formula="of:=[.D469]*[.E469]" office:value-type="float" office:value="200784" calcext:value-type="float">
            <text:p>200784</text:p>
          </table:table-cell>
          <table:table-cell table:formula="of:=VLOOKUP([.B469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469];[$Материал.A:.D]; 2; 0)" office:value-type="string" office:string-value="стекло" calcext:value-type="string">
            <text:p>стекло</text:p>
          </table:table-cell>
          <table:table-cell table:formula="of:=VLOOKUP([.C469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69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5</text:p>
          </table:table-cell>
          <table:table-cell office:value-type="float" office:value="96" calcext:value-type="float">
            <text:p>96</text:p>
          </table:table-cell>
          <table:table-cell office:value-type="float" office:value="762" calcext:value-type="float">
            <text:p>762</text:p>
          </table:table-cell>
          <table:table-cell table:formula="of:=[.D470]*[.E470]" office:value-type="float" office:value="73152" calcext:value-type="float">
            <text:p>73152</text:p>
          </table:table-cell>
          <table:table-cell table:formula="of:=VLOOKUP([.B470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470];[$Материал.A:.D]; 2; 0)" office:value-type="string" office:string-value="дерево" calcext:value-type="string">
            <text:p>дерево</text:p>
          </table:table-cell>
          <table:table-cell table:formula="of:=VLOOKUP([.C470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0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4</text:p>
          </table:table-cell>
          <table:table-cell office:value-type="float" office:value="146" calcext:value-type="float">
            <text:p>146</text:p>
          </table:table-cell>
          <table:table-cell office:value-type="float" office:value="1366" calcext:value-type="float">
            <text:p>1366</text:p>
          </table:table-cell>
          <table:table-cell table:formula="of:=[.D471]*[.E471]" office:value-type="float" office:value="199436" calcext:value-type="float">
            <text:p>199436</text:p>
          </table:table-cell>
          <table:table-cell table:formula="of:=VLOOKUP([.B471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471];[$Материал.A:.D]; 2; 0)" office:value-type="string" office:string-value="дерево" calcext:value-type="string">
            <text:p>дерево</text:p>
          </table:table-cell>
          <table:table-cell table:formula="of:=VLOOKUP([.C47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1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9</text:p>
          </table:table-cell>
          <table:table-cell office:value-type="float" office:value="67" calcext:value-type="float">
            <text:p>67</text:p>
          </table:table-cell>
          <table:table-cell office:value-type="float" office:value="628" calcext:value-type="float">
            <text:p>628</text:p>
          </table:table-cell>
          <table:table-cell table:formula="of:=[.D472]*[.E472]" office:value-type="float" office:value="42076" calcext:value-type="float">
            <text:p>42076</text:p>
          </table:table-cell>
          <table:table-cell table:formula="of:=VLOOKUP([.B472];[$Продукция.A:.E]; 2; 0)" office:value-type="string" office:string-value="зеркало" calcext:value-type="string">
            <text:p>зеркало</text:p>
          </table:table-cell>
          <table:table-cell table:formula="of:=VLOOKUP([.C472];[$Материал.A:.D]; 2; 0)" office:value-type="string" office:string-value="фанера" calcext:value-type="string">
            <text:p>фанера</text:p>
          </table:table-cell>
          <table:table-cell table:formula="of:=VLOOKUP([.C47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2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5</text:p>
          </table:table-cell>
          <table:table-cell office:value-type="float" office:value="165" calcext:value-type="float">
            <text:p>165</text:p>
          </table:table-cell>
          <table:table-cell office:value-type="float" office:value="999" calcext:value-type="float">
            <text:p>999</text:p>
          </table:table-cell>
          <table:table-cell table:formula="of:=[.D473]*[.E473]" office:value-type="float" office:value="164835" calcext:value-type="float">
            <text:p>164835</text:p>
          </table:table-cell>
          <table:table-cell table:formula="of:=VLOOKUP([.B473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473];[$Материал.A:.D]; 2; 0)" office:value-type="string" office:string-value="стекло" calcext:value-type="string">
            <text:p>стекло</text:p>
          </table:table-cell>
          <table:table-cell table:formula="of:=VLOOKUP([.C47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1</text:p>
          </table:table-cell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table:formula="of:=[.D474]*[.E474]" office:value-type="float" office:value="26880" calcext:value-type="float">
            <text:p>26880</text:p>
          </table:table-cell>
          <table:table-cell table:formula="of:=VLOOKUP([.B474];[$Продукция.A:.E]; 2; 0)" office:value-type="string" office:string-value="банкетка" calcext:value-type="string">
            <text:p>банкетка</text:p>
          </table:table-cell>
          <table:table-cell table:formula="of:=VLOOKUP([.C474];[$Материал.A:.D]; 2; 0)" office:value-type="string" office:string-value="фанера" calcext:value-type="string">
            <text:p>фанера</text:p>
          </table:table-cell>
          <table:table-cell table:formula="of:=VLOOKUP([.C47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4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5</text:p>
          </table:table-cell>
          <table:table-cell office:value-type="float" office:value="2" calcext:value-type="float">
            <text:p>2</text:p>
          </table:table-cell>
          <table:table-cell office:value-type="float" office:value="915" calcext:value-type="float">
            <text:p>915</text:p>
          </table:table-cell>
          <table:table-cell table:formula="of:=[.D475]*[.E475]" office:value-type="float" office:value="1830" calcext:value-type="float">
            <text:p>1830</text:p>
          </table:table-cell>
          <table:table-cell table:formula="of:=VLOOKUP([.B475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475];[$Материал.A:.D]; 2; 0)" office:value-type="string" office:string-value="стекло" calcext:value-type="string">
            <text:p>стекло</text:p>
          </table:table-cell>
          <table:table-cell table:formula="of:=VLOOKUP([.C47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5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5</text:p>
          </table:table-cell>
          <table:table-cell office:value-type="float" office:value="70" calcext:value-type="float">
            <text:p>70</text:p>
          </table:table-cell>
          <table:table-cell office:value-type="float" office:value="887" calcext:value-type="float">
            <text:p>887</text:p>
          </table:table-cell>
          <table:table-cell table:formula="of:=[.D476]*[.E476]" office:value-type="float" office:value="62090" calcext:value-type="float">
            <text:p>62090</text:p>
          </table:table-cell>
          <table:table-cell table:formula="of:=VLOOKUP([.B476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476];[$Материал.A:.D]; 2; 0)" office:value-type="string" office:string-value="стекло" calcext:value-type="string">
            <text:p>стекло</text:p>
          </table:table-cell>
          <table:table-cell table:formula="of:=VLOOKUP([.C47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6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1</text:p>
          </table:table-cell>
          <table:table-cell office:value-type="float" office:value="80" calcext:value-type="float">
            <text:p>80</text:p>
          </table:table-cell>
          <table:table-cell office:value-type="float" office:value="791" calcext:value-type="float">
            <text:p>791</text:p>
          </table:table-cell>
          <table:table-cell table:formula="of:=[.D477]*[.E477]" office:value-type="float" office:value="63280" calcext:value-type="float">
            <text:p>63280</text:p>
          </table:table-cell>
          <table:table-cell table:formula="of:=VLOOKUP([.B477];[$Продукция.A:.E]; 2; 0)" office:value-type="string" office:string-value="буфет" calcext:value-type="string">
            <text:p>буфет</text:p>
          </table:table-cell>
          <table:table-cell table:formula="of:=VLOOKUP([.C477];[$Материал.A:.D]; 2; 0)" office:value-type="string" office:string-value="металл" calcext:value-type="string">
            <text:p>металл</text:p>
          </table:table-cell>
          <table:table-cell table:formula="of:=VLOOKUP([.C47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9</text:p>
          </table:table-cell>
          <table:table-cell office:value-type="float" office:value="165" calcext:value-type="float">
            <text:p>165</text:p>
          </table:table-cell>
          <table:table-cell office:value-type="float" office:value="980" calcext:value-type="float">
            <text:p>980</text:p>
          </table:table-cell>
          <table:table-cell table:formula="of:=[.D478]*[.E478]" office:value-type="float" office:value="161700" calcext:value-type="float">
            <text:p>161700</text:p>
          </table:table-cell>
          <table:table-cell table:formula="of:=VLOOKUP([.B478];[$Продукция.A:.E]; 2; 0)" office:value-type="string" office:string-value="буфет" calcext:value-type="string">
            <text:p>буфет</text:p>
          </table:table-cell>
          <table:table-cell table:formula="of:=VLOOKUP([.C478];[$Материал.A:.D]; 2; 0)" office:value-type="string" office:string-value="фанера" calcext:value-type="string">
            <text:p>фанера</text:p>
          </table:table-cell>
          <table:table-cell table:formula="of:=VLOOKUP([.C478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8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9</text:p>
          </table:table-cell>
          <table:table-cell office:value-type="float" office:value="132" calcext:value-type="float">
            <text:p>132</text:p>
          </table:table-cell>
          <table:table-cell office:value-type="float" office:value="1254" calcext:value-type="float">
            <text:p>1254</text:p>
          </table:table-cell>
          <table:table-cell table:formula="of:=[.D479]*[.E479]" office:value-type="float" office:value="165528" calcext:value-type="float">
            <text:p>165528</text:p>
          </table:table-cell>
          <table:table-cell table:formula="of:=VLOOKUP([.B479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479];[$Материал.A:.D]; 2; 0)" office:value-type="string" office:string-value="дерево" calcext:value-type="string">
            <text:p>дерево</text:p>
          </table:table-cell>
          <table:table-cell table:formula="of:=VLOOKUP([.C479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79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1</text:p>
          </table:table-cell>
          <table:table-cell office:value-type="float" office:value="80" calcext:value-type="float">
            <text:p>80</text:p>
          </table:table-cell>
          <table:table-cell office:value-type="float" office:value="873" calcext:value-type="float">
            <text:p>873</text:p>
          </table:table-cell>
          <table:table-cell table:formula="of:=[.D480]*[.E480]" office:value-type="float" office:value="69840" calcext:value-type="float">
            <text:p>69840</text:p>
          </table:table-cell>
          <table:table-cell table:formula="of:=VLOOKUP([.B480];[$Продукция.A:.E]; 2; 0)" office:value-type="string" office:string-value="кресло" calcext:value-type="string">
            <text:p>кресло</text:p>
          </table:table-cell>
          <table:table-cell table:formula="of:=VLOOKUP([.C480];[$Материал.A:.D]; 2; 0)" office:value-type="string" office:string-value="металл" calcext:value-type="string">
            <text:p>металл</text:p>
          </table:table-cell>
          <table:table-cell table:formula="of:=VLOOKUP([.C48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0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2</text:p>
          </table:table-cell>
          <table:table-cell office:value-type="float" office:value="165" calcext:value-type="float">
            <text:p>165</text:p>
          </table:table-cell>
          <table:table-cell office:value-type="float" office:value="1183" calcext:value-type="float">
            <text:p>1183</text:p>
          </table:table-cell>
          <table:table-cell table:formula="of:=[.D481]*[.E481]" office:value-type="float" office:value="195195" calcext:value-type="float">
            <text:p>195195</text:p>
          </table:table-cell>
          <table:table-cell table:formula="of:=VLOOKUP([.B481];[$Продукция.A:.E]; 2; 0)" office:value-type="string" office:string-value="гардероб" calcext:value-type="string">
            <text:p>гардероб</text:p>
          </table:table-cell>
          <table:table-cell table:formula="of:=VLOOKUP([.C481];[$Материал.A:.D]; 2; 0)" office:value-type="string" office:string-value="фанера" calcext:value-type="string">
            <text:p>фанера</text:p>
          </table:table-cell>
          <table:table-cell table:formula="of:=VLOOKUP([.C48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1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0</text:p>
          </table:table-cell>
          <table:table-cell office:value-type="float" office:value="183" calcext:value-type="float">
            <text:p>183</text:p>
          </table:table-cell>
          <table:table-cell office:value-type="float" office:value="800" calcext:value-type="float">
            <text:p>800</text:p>
          </table:table-cell>
          <table:table-cell table:formula="of:=[.D482]*[.E482]" office:value-type="float" office:value="146400" calcext:value-type="float">
            <text:p>146400</text:p>
          </table:table-cell>
          <table:table-cell table:formula="of:=VLOOKUP([.B482];[$Продукция.A:.E]; 2; 0)" office:value-type="string" office:string-value="пуф" calcext:value-type="string">
            <text:p>пуф</text:p>
          </table:table-cell>
          <table:table-cell table:formula="of:=VLOOKUP([.C482];[$Материал.A:.D]; 2; 0)" office:value-type="string" office:string-value="металл" calcext:value-type="string">
            <text:p>металл</text:p>
          </table:table-cell>
          <table:table-cell table:formula="of:=VLOOKUP([.C48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2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5</text:p>
          </table:table-cell>
          <table:table-cell office:value-type="float" office:value="121" calcext:value-type="float">
            <text:p>121</text:p>
          </table:table-cell>
          <table:table-cell office:value-type="float" office:value="981" calcext:value-type="float">
            <text:p>981</text:p>
          </table:table-cell>
          <table:table-cell table:formula="of:=[.D483]*[.E483]" office:value-type="float" office:value="118701" calcext:value-type="float">
            <text:p>118701</text:p>
          </table:table-cell>
          <table:table-cell table:formula="of:=VLOOKUP([.B483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483];[$Материал.A:.D]; 2; 0)" office:value-type="string" office:string-value="стекло" calcext:value-type="string">
            <text:p>стекло</text:p>
          </table:table-cell>
          <table:table-cell table:formula="of:=VLOOKUP([.C48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3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7</text:p>
          </table:table-cell>
          <table:table-cell office:value-type="float" office:value="96" calcext:value-type="float">
            <text:p>96</text:p>
          </table:table-cell>
          <table:table-cell office:value-type="float" office:value="1435" calcext:value-type="float">
            <text:p>1435</text:p>
          </table:table-cell>
          <table:table-cell table:formula="of:=[.D484]*[.E484]" office:value-type="float" office:value="137760" calcext:value-type="float">
            <text:p>137760</text:p>
          </table:table-cell>
          <table:table-cell table:formula="of:=VLOOKUP([.B484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484];[$Материал.A:.D]; 2; 0)" office:value-type="string" office:string-value="дерево" calcext:value-type="string">
            <text:p>дерево</text:p>
          </table:table-cell>
          <table:table-cell table:formula="of:=VLOOKUP([.C484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4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7</text:p>
          </table:table-cell>
          <table:table-cell office:value-type="float" office:value="55" calcext:value-type="float">
            <text:p>55</text:p>
          </table:table-cell>
          <table:table-cell office:value-type="float" office:value="976" calcext:value-type="float">
            <text:p>976</text:p>
          </table:table-cell>
          <table:table-cell table:formula="of:=[.D485]*[.E485]" office:value-type="float" office:value="53680" calcext:value-type="float">
            <text:p>53680</text:p>
          </table:table-cell>
          <table:table-cell table:formula="of:=VLOOKUP([.B485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485];[$Материал.A:.D]; 2; 0)" office:value-type="string" office:string-value="стекло" calcext:value-type="string">
            <text:p>стекло</text:p>
          </table:table-cell>
          <table:table-cell table:formula="of:=VLOOKUP([.C48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5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1</text:p>
          </table:table-cell>
          <table:table-cell office:value-type="float" office:value="193" calcext:value-type="float">
            <text:p>193</text:p>
          </table:table-cell>
          <table:table-cell office:value-type="float" office:value="637" calcext:value-type="float">
            <text:p>637</text:p>
          </table:table-cell>
          <table:table-cell table:formula="of:=[.D486]*[.E486]" office:value-type="float" office:value="122941" calcext:value-type="float">
            <text:p>122941</text:p>
          </table:table-cell>
          <table:table-cell table:formula="of:=VLOOKUP([.B486];[$Продукция.A:.E]; 2; 0)" office:value-type="string" office:string-value="гарнитур" calcext:value-type="string">
            <text:p>гарнитур</text:p>
          </table:table-cell>
          <table:table-cell table:formula="of:=VLOOKUP([.C486];[$Материал.A:.D]; 2; 0)" office:value-type="string" office:string-value="дерево" calcext:value-type="string">
            <text:p>дерево</text:p>
          </table:table-cell>
          <table:table-cell table:formula="of:=VLOOKUP([.C48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6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37</text:p>
          </table:table-cell>
          <table:table-cell office:value-type="float" office:value="168" calcext:value-type="float">
            <text:p>168</text:p>
          </table:table-cell>
          <table:table-cell office:value-type="float" office:value="933" calcext:value-type="float">
            <text:p>933</text:p>
          </table:table-cell>
          <table:table-cell table:formula="of:=[.D487]*[.E487]" office:value-type="float" office:value="156744" calcext:value-type="float">
            <text:p>156744</text:p>
          </table:table-cell>
          <table:table-cell table:formula="of:=VLOOKUP([.B487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487];[$Материал.A:.D]; 2; 0)" office:value-type="string" office:string-value="дерево" calcext:value-type="string">
            <text:p>дерево</text:p>
          </table:table-cell>
          <table:table-cell table:formula="of:=VLOOKUP([.C48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7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4</text:p>
          </table:table-cell>
          <table:table-cell office:value-type="float" office:value="84" calcext:value-type="float">
            <text:p>84</text:p>
          </table:table-cell>
          <table:table-cell office:value-type="float" office:value="914" calcext:value-type="float">
            <text:p>914</text:p>
          </table:table-cell>
          <table:table-cell table:formula="of:=[.D488]*[.E488]" office:value-type="float" office:value="76776" calcext:value-type="float">
            <text:p>76776</text:p>
          </table:table-cell>
          <table:table-cell table:formula="of:=VLOOKUP([.B488];[$Продукция.A:.E]; 2; 0)" office:value-type="string" office:string-value="бар" calcext:value-type="string">
            <text:p>бар</text:p>
          </table:table-cell>
          <table:table-cell table:formula="of:=VLOOKUP([.C488];[$Материал.A:.D]; 2; 0)" office:value-type="string" office:string-value="стекло" calcext:value-type="string">
            <text:p>стекло</text:p>
          </table:table-cell>
          <table:table-cell table:formula="of:=VLOOKUP([.C48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8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8</text:p>
          </table:table-cell>
          <table:table-cell office:value-type="float" office:value="122" calcext:value-type="float">
            <text:p>122</text:p>
          </table:table-cell>
          <table:table-cell office:value-type="float" office:value="974" calcext:value-type="float">
            <text:p>974</text:p>
          </table:table-cell>
          <table:table-cell table:formula="of:=[.D489]*[.E489]" office:value-type="float" office:value="118828" calcext:value-type="float">
            <text:p>118828</text:p>
          </table:table-cell>
          <table:table-cell table:formula="of:=VLOOKUP([.B489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489];[$Материал.A:.D]; 2; 0)" office:value-type="string" office:string-value="дерево" calcext:value-type="string">
            <text:p>дерево</text:p>
          </table:table-cell>
          <table:table-cell table:formula="of:=VLOOKUP([.C48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89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6</text:p>
          </table:table-cell>
          <table:table-cell office:value-type="float" office:value="180" calcext:value-type="float">
            <text:p>180</text:p>
          </table:table-cell>
          <table:table-cell office:value-type="float" office:value="1104" calcext:value-type="float">
            <text:p>1104</text:p>
          </table:table-cell>
          <table:table-cell table:formula="of:=[.D490]*[.E490]" office:value-type="float" office:value="198720" calcext:value-type="float">
            <text:p>198720</text:p>
          </table:table-cell>
          <table:table-cell table:formula="of:=VLOOKUP([.B490];[$Продукция.A:.E]; 2; 0)" office:value-type="string" office:string-value="бар" calcext:value-type="string">
            <text:p>бар</text:p>
          </table:table-cell>
          <table:table-cell table:formula="of:=VLOOKUP([.C490];[$Материал.A:.D]; 2; 0)" office:value-type="string" office:string-value="дерево" calcext:value-type="string">
            <text:p>дерево</text:p>
          </table:table-cell>
          <table:table-cell table:formula="of:=VLOOKUP([.C49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0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43</text:p>
          </table:table-cell>
          <table:table-cell office:value-type="float" office:value="124" calcext:value-type="float">
            <text:p>124</text:p>
          </table:table-cell>
          <table:table-cell office:value-type="float" office:value="712" calcext:value-type="float">
            <text:p>712</text:p>
          </table:table-cell>
          <table:table-cell table:formula="of:=[.D491]*[.E491]" office:value-type="float" office:value="88288" calcext:value-type="float">
            <text:p>88288</text:p>
          </table:table-cell>
          <table:table-cell table:formula="of:=VLOOKUP([.B491];[$Продукция.A:.E]; 2; 0)" office:value-type="string" office:string-value="гамак" calcext:value-type="string">
            <text:p>гамак</text:p>
          </table:table-cell>
          <table:table-cell table:formula="of:=VLOOKUP([.C491];[$Материал.A:.D]; 2; 0)" office:value-type="string" office:string-value="дерево" calcext:value-type="string">
            <text:p>дерево</text:p>
          </table:table-cell>
          <table:table-cell table:formula="of:=VLOOKUP([.C491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8</text:p>
          </table:table-cell>
          <table:table-cell office:value-type="float" office:value="31" calcext:value-type="float">
            <text:p>31</text:p>
          </table:table-cell>
          <table:table-cell office:value-type="float" office:value="527" calcext:value-type="float">
            <text:p>527</text:p>
          </table:table-cell>
          <table:table-cell table:formula="of:=[.D492]*[.E492]" office:value-type="float" office:value="16337" calcext:value-type="float">
            <text:p>16337</text:p>
          </table:table-cell>
          <table:table-cell table:formula="of:=VLOOKUP([.B492];[$Продукция.A:.E]; 2; 0)" office:value-type="string" office:string-value="бар" calcext:value-type="string">
            <text:p>бар</text:p>
          </table:table-cell>
          <table:table-cell table:formula="of:=VLOOKUP([.C492];[$Материал.A:.D]; 2; 0)" office:value-type="string" office:string-value="фанера" calcext:value-type="string">
            <text:p>фанера</text:p>
          </table:table-cell>
          <table:table-cell table:formula="of:=VLOOKUP([.C49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2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3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table:formula="of:=[.D493]*[.E493]" office:value-type="float" office:value="48980" calcext:value-type="float">
            <text:p>48980</text:p>
          </table:table-cell>
          <table:table-cell table:formula="of:=VLOOKUP([.B493];[$Продукция.A:.E]; 2; 0)" office:value-type="string" office:string-value="буфет" calcext:value-type="string">
            <text:p>буфет</text:p>
          </table:table-cell>
          <table:table-cell table:formula="of:=VLOOKUP([.C493];[$Материал.A:.D]; 2; 0)" office:value-type="string" office:string-value="стекло" calcext:value-type="string">
            <text:p>стекло</text:p>
          </table:table-cell>
          <table:table-cell table:formula="of:=VLOOKUP([.C49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3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6</text:p>
          </table:table-cell>
          <table:table-cell office:value-type="float" office:value="58" calcext:value-type="float">
            <text:p>58</text:p>
          </table:table-cell>
          <table:table-cell office:value-type="float" office:value="791" calcext:value-type="float">
            <text:p>791</text:p>
          </table:table-cell>
          <table:table-cell table:formula="of:=[.D494]*[.E494]" office:value-type="float" office:value="45878" calcext:value-type="float">
            <text:p>45878</text:p>
          </table:table-cell>
          <table:table-cell table:formula="of:=VLOOKUP([.B494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494];[$Материал.A:.D]; 2; 0)" office:value-type="string" office:string-value="стекло" calcext:value-type="string">
            <text:p>стекло</text:p>
          </table:table-cell>
          <table:table-cell table:formula="of:=VLOOKUP([.C49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4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9</text:p>
          </table:table-cell>
          <table:table-cell office:value-type="float" office:value="9" calcext:value-type="float">
            <text:p>9</text:p>
          </table:table-cell>
          <table:table-cell office:value-type="float" office:value="589" calcext:value-type="float">
            <text:p>589</text:p>
          </table:table-cell>
          <table:table-cell table:formula="of:=[.D495]*[.E495]" office:value-type="float" office:value="5301" calcext:value-type="float">
            <text:p>5301</text:p>
          </table:table-cell>
          <table:table-cell table:formula="of:=VLOOKUP([.B495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495];[$Материал.A:.D]; 2; 0)" office:value-type="string" office:string-value="дерево" calcext:value-type="string">
            <text:p>дерево</text:p>
          </table:table-cell>
          <table:table-cell table:formula="of:=VLOOKUP([.C49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5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706" calcext:value-type="float">
            <text:p>706</text:p>
          </table:table-cell>
          <table:table-cell table:formula="of:=[.D496]*[.E496]" office:value-type="float" office:value="9884" calcext:value-type="float">
            <text:p>9884</text:p>
          </table:table-cell>
          <table:table-cell table:formula="of:=VLOOKUP([.B496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496];[$Материал.A:.D]; 2; 0)" office:value-type="string" office:string-value="дерево" calcext:value-type="string">
            <text:p>дерево</text:p>
          </table:table-cell>
          <table:table-cell table:formula="of:=VLOOKUP([.C49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6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4</text:p>
          </table:table-cell>
          <table:table-cell office:value-type="float" office:value="113" calcext:value-type="float">
            <text:p>113</text:p>
          </table:table-cell>
          <table:table-cell office:value-type="float" office:value="906" calcext:value-type="float">
            <text:p>906</text:p>
          </table:table-cell>
          <table:table-cell table:formula="of:=[.D497]*[.E497]" office:value-type="float" office:value="102378" calcext:value-type="float">
            <text:p>102378</text:p>
          </table:table-cell>
          <table:table-cell table:formula="of:=VLOOKUP([.B497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497];[$Материал.A:.D]; 2; 0)" office:value-type="string" office:string-value="дерево" calcext:value-type="string">
            <text:p>дерево</text:p>
          </table:table-cell>
          <table:table-cell table:formula="of:=VLOOKUP([.C49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7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7</text:p>
          </table:table-cell>
          <table:table-cell office:value-type="float" office:value="146" calcext:value-type="float">
            <text:p>146</text:p>
          </table:table-cell>
          <table:table-cell office:value-type="float" office:value="835" calcext:value-type="float">
            <text:p>835</text:p>
          </table:table-cell>
          <table:table-cell table:formula="of:=[.D498]*[.E498]" office:value-type="float" office:value="121910" calcext:value-type="float">
            <text:p>121910</text:p>
          </table:table-cell>
          <table:table-cell table:formula="of:=VLOOKUP([.B498];[$Продукция.A:.E]; 2; 0)" office:value-type="string" office:string-value="гарнитур" calcext:value-type="string">
            <text:p>гарнитур</text:p>
          </table:table-cell>
          <table:table-cell table:formula="of:=VLOOKUP([.C498];[$Материал.A:.D]; 2; 0)" office:value-type="string" office:string-value="стекло" calcext:value-type="string">
            <text:p>стекло</text:p>
          </table:table-cell>
          <table:table-cell table:formula="of:=VLOOKUP([.C49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8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  <table:table-cell table:formula="of:=[.D499]*[.E499]" office:value-type="float" office:value="3696" calcext:value-type="float">
            <text:p>3696</text:p>
          </table:table-cell>
          <table:table-cell table:formula="of:=VLOOKUP([.B499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499];[$Материал.A:.D]; 2; 0)" office:value-type="string" office:string-value="дерево" calcext:value-type="string">
            <text:p>дерево</text:p>
          </table:table-cell>
          <table:table-cell table:formula="of:=VLOOKUP([.C49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499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410" calcext:value-type="float">
            <text:p>1410</text:p>
          </table:table-cell>
          <table:table-cell table:formula="of:=[.D500]*[.E500]" office:value-type="float" office:value="16920" calcext:value-type="float">
            <text:p>16920</text:p>
          </table:table-cell>
          <table:table-cell table:formula="of:=VLOOKUP([.B500];[$Продукция.A:.E]; 2; 0)" office:value-type="string" office:string-value="кровать" calcext:value-type="string">
            <text:p>кровать</text:p>
          </table:table-cell>
          <table:table-cell table:formula="of:=VLOOKUP([.C500];[$Материал.A:.D]; 2; 0)" office:value-type="string" office:string-value="дерево" calcext:value-type="string">
            <text:p>дерево</text:p>
          </table:table-cell>
          <table:table-cell table:formula="of:=VLOOKUP([.C500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0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2</text:p>
          </table:table-cell>
          <table:table-cell office:value-type="float" office:value="145" calcext:value-type="float">
            <text:p>145</text:p>
          </table:table-cell>
          <table:table-cell office:value-type="float" office:value="1121" calcext:value-type="float">
            <text:p>1121</text:p>
          </table:table-cell>
          <table:table-cell table:formula="of:=[.D501]*[.E501]" office:value-type="float" office:value="162545" calcext:value-type="float">
            <text:p>162545</text:p>
          </table:table-cell>
          <table:table-cell table:formula="of:=VLOOKUP([.B501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501];[$Материал.A:.D]; 2; 0)" office:value-type="string" office:string-value="стекло" calcext:value-type="string">
            <text:p>стекло</text:p>
          </table:table-cell>
          <table:table-cell table:formula="of:=VLOOKUP([.C50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1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42</text:p>
          </table:table-cell>
          <table:table-cell office:value-type="float" office:value="32" calcext:value-type="float">
            <text:p>32</text:p>
          </table:table-cell>
          <table:table-cell office:value-type="float" office:value="565" calcext:value-type="float">
            <text:p>565</text:p>
          </table:table-cell>
          <table:table-cell table:formula="of:=[.D502]*[.E502]" office:value-type="float" office:value="18080" calcext:value-type="float">
            <text:p>18080</text:p>
          </table:table-cell>
          <table:table-cell table:formula="of:=VLOOKUP([.B502];[$Продукция.A:.E]; 2; 0)" office:value-type="string" office:string-value="кресло-стол" calcext:value-type="string">
            <text:p>кресло-стол</text:p>
          </table:table-cell>
          <table:table-cell table:formula="of:=VLOOKUP([.C502];[$Материал.A:.D]; 2; 0)" office:value-type="string" office:string-value="дерево" calcext:value-type="string">
            <text:p>дерево</text:p>
          </table:table-cell>
          <table:table-cell table:formula="of:=VLOOKUP([.C50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2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1</text:p>
          </table:table-cell>
          <table:table-cell office:value-type="float" office:value="117" calcext:value-type="float">
            <text:p>117</text:p>
          </table:table-cell>
          <table:table-cell office:value-type="float" office:value="1142" calcext:value-type="float">
            <text:p>1142</text:p>
          </table:table-cell>
          <table:table-cell table:formula="of:=[.D503]*[.E503]" office:value-type="float" office:value="133614" calcext:value-type="float">
            <text:p>133614</text:p>
          </table:table-cell>
          <table:table-cell table:formula="of:=VLOOKUP([.B503];[$Продукция.A:.E]; 2; 0)" office:value-type="string" office:string-value="кровать" calcext:value-type="string">
            <text:p>кровать</text:p>
          </table:table-cell>
          <table:table-cell table:formula="of:=VLOOKUP([.C503];[$Материал.A:.D]; 2; 0)" office:value-type="string" office:string-value="фанера" calcext:value-type="string">
            <text:p>фанера</text:p>
          </table:table-cell>
          <table:table-cell table:formula="of:=VLOOKUP([.C503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785" calcext:value-type="float">
            <text:p>785</text:p>
          </table:table-cell>
          <table:table-cell table:formula="of:=[.D504]*[.E504]" office:value-type="float" office:value="48670" calcext:value-type="float">
            <text:p>48670</text:p>
          </table:table-cell>
          <table:table-cell table:formula="of:=VLOOKUP([.B504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504];[$Материал.A:.D]; 2; 0)" office:value-type="string" office:string-value="дерево" calcext:value-type="string">
            <text:p>дерево</text:p>
          </table:table-cell>
          <table:table-cell table:formula="of:=VLOOKUP([.C50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4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43</text:p>
          </table:table-cell>
          <table:table-cell office:value-type="float" office:value="157" calcext:value-type="float">
            <text:p>157</text:p>
          </table:table-cell>
          <table:table-cell office:value-type="float" office:value="752" calcext:value-type="float">
            <text:p>752</text:p>
          </table:table-cell>
          <table:table-cell table:formula="of:=[.D505]*[.E505]" office:value-type="float" office:value="118064" calcext:value-type="float">
            <text:p>118064</text:p>
          </table:table-cell>
          <table:table-cell table:formula="of:=VLOOKUP([.B505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505];[$Материал.A:.D]; 2; 0)" office:value-type="string" office:string-value="дерево" calcext:value-type="string">
            <text:p>дерево</text:p>
          </table:table-cell>
          <table:table-cell table:formula="of:=VLOOKUP([.C50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5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890" calcext:value-type="float">
            <text:p>890</text:p>
          </table:table-cell>
          <table:table-cell table:formula="of:=[.D506]*[.E506]" office:value-type="float" office:value="24030" calcext:value-type="float">
            <text:p>24030</text:p>
          </table:table-cell>
          <table:table-cell table:formula="of:=VLOOKUP([.B506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506];[$Материал.A:.D]; 2; 0)" office:value-type="string" office:string-value="дерево" calcext:value-type="string">
            <text:p>дерево</text:p>
          </table:table-cell>
          <table:table-cell table:formula="of:=VLOOKUP([.C506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6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6</text:p>
          </table:table-cell>
          <table:table-cell office:value-type="float" office:value="146" calcext:value-type="float">
            <text:p>146</text:p>
          </table:table-cell>
          <table:table-cell office:value-type="float" office:value="1186" calcext:value-type="float">
            <text:p>1186</text:p>
          </table:table-cell>
          <table:table-cell table:formula="of:=[.D507]*[.E507]" office:value-type="float" office:value="173156" calcext:value-type="float">
            <text:p>173156</text:p>
          </table:table-cell>
          <table:table-cell table:formula="of:=VLOOKUP([.B507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507];[$Материал.A:.D]; 2; 0)" office:value-type="string" office:string-value="дерево" calcext:value-type="string">
            <text:p>дерево</text:p>
          </table:table-cell>
          <table:table-cell table:formula="of:=VLOOKUP([.C507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7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2</text:p>
          </table:table-cell>
          <table:table-cell office:value-type="float" office:value="147" calcext:value-type="float">
            <text:p>147</text:p>
          </table:table-cell>
          <table:table-cell office:value-type="float" office:value="503" calcext:value-type="float">
            <text:p>503</text:p>
          </table:table-cell>
          <table:table-cell table:formula="of:=[.D508]*[.E508]" office:value-type="float" office:value="73941" calcext:value-type="float">
            <text:p>73941</text:p>
          </table:table-cell>
          <table:table-cell table:formula="of:=VLOOKUP([.B508];[$Продукция.A:.E]; 2; 0)" office:value-type="string" office:string-value="кресло-стол" calcext:value-type="string">
            <text:p>кресло-стол</text:p>
          </table:table-cell>
          <table:table-cell table:formula="of:=VLOOKUP([.C508];[$Материал.A:.D]; 2; 0)" office:value-type="string" office:string-value="фанера" calcext:value-type="string">
            <text:p>фанера</text:p>
          </table:table-cell>
          <table:table-cell table:formula="of:=VLOOKUP([.C50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0</text:p>
          </table:table-cell>
          <table:table-cell office:value-type="float" office:value="152" calcext:value-type="float">
            <text:p>152</text:p>
          </table:table-cell>
          <table:table-cell office:value-type="float" office:value="619" calcext:value-type="float">
            <text:p>619</text:p>
          </table:table-cell>
          <table:table-cell table:formula="of:=[.D509]*[.E509]" office:value-type="float" office:value="94088" calcext:value-type="float">
            <text:p>94088</text:p>
          </table:table-cell>
          <table:table-cell table:formula="of:=VLOOKUP([.B509];[$Продукция.A:.E]; 2; 0)" office:value-type="string" office:string-value="лавка" calcext:value-type="string">
            <text:p>лавка</text:p>
          </table:table-cell>
          <table:table-cell table:formula="of:=VLOOKUP([.C509];[$Материал.A:.D]; 2; 0)" office:value-type="string" office:string-value="металл" calcext:value-type="string">
            <text:p>металл</text:p>
          </table:table-cell>
          <table:table-cell table:formula="of:=VLOOKUP([.C50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09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9</text:p>
          </table:table-cell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table:formula="of:=[.D510]*[.E510]" office:value-type="float" office:value="87000" calcext:value-type="float">
            <text:p>87000</text:p>
          </table:table-cell>
          <table:table-cell table:formula="of:=VLOOKUP([.B510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510];[$Материал.A:.D]; 2; 0)" office:value-type="string" office:string-value="дерево" calcext:value-type="string">
            <text:p>дерево</text:p>
          </table:table-cell>
          <table:table-cell table:formula="of:=VLOOKUP([.C51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0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4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table:formula="of:=[.D511]*[.E511]" office:value-type="float" office:value="19008" calcext:value-type="float">
            <text:p>19008</text:p>
          </table:table-cell>
          <table:table-cell table:formula="of:=VLOOKUP([.B511];[$Продукция.A:.E]; 2; 0)" office:value-type="string" office:string-value="пуф" calcext:value-type="string">
            <text:p>пуф</text:p>
          </table:table-cell>
          <table:table-cell table:formula="of:=VLOOKUP([.C511];[$Материал.A:.D]; 2; 0)" office:value-type="string" office:string-value="стекло" calcext:value-type="string">
            <text:p>стекло</text:p>
          </table:table-cell>
          <table:table-cell table:formula="of:=VLOOKUP([.C51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1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9</text:p>
          </table:table-cell>
          <table:table-cell office:value-type="float" office:value="200" calcext:value-type="float">
            <text:p>200</text:p>
          </table:table-cell>
          <table:table-cell office:value-type="float" office:value="674" calcext:value-type="float">
            <text:p>674</text:p>
          </table:table-cell>
          <table:table-cell table:formula="of:=[.D512]*[.E512]" office:value-type="float" office:value="134800" calcext:value-type="float">
            <text:p>134800</text:p>
          </table:table-cell>
          <table:table-cell table:formula="of:=VLOOKUP([.B512];[$Продукция.A:.E]; 2; 0)" office:value-type="string" office:string-value="кресло" calcext:value-type="string">
            <text:p>кресло</text:p>
          </table:table-cell>
          <table:table-cell table:formula="of:=VLOOKUP([.C512];[$Материал.A:.D]; 2; 0)" office:value-type="string" office:string-value="фанера" calcext:value-type="string">
            <text:p>фанера</text:p>
          </table:table-cell>
          <table:table-cell table:formula="of:=VLOOKUP([.C51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2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0</text:p>
          </table:table-cell>
          <table:table-cell office:value-type="float" office:value="131" calcext:value-type="float">
            <text:p>131</text:p>
          </table:table-cell>
          <table:table-cell office:value-type="float" office:value="1434" calcext:value-type="float">
            <text:p>1434</text:p>
          </table:table-cell>
          <table:table-cell table:formula="of:=[.D513]*[.E513]" office:value-type="float" office:value="187854" calcext:value-type="float">
            <text:p>187854</text:p>
          </table:table-cell>
          <table:table-cell table:formula="of:=VLOOKUP([.B513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513];[$Материал.A:.D]; 2; 0)" office:value-type="string" office:string-value="фанера" calcext:value-type="string">
            <text:p>фанера</text:p>
          </table:table-cell>
          <table:table-cell table:formula="of:=VLOOKUP([.C51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3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783" calcext:value-type="float">
            <text:p>783</text:p>
          </table:table-cell>
          <table:table-cell table:formula="of:=[.D514]*[.E514]" office:value-type="float" office:value="30537" calcext:value-type="float">
            <text:p>30537</text:p>
          </table:table-cell>
          <table:table-cell table:formula="of:=VLOOKUP([.B514];[$Продукция.A:.E]; 2; 0)" office:value-type="string" office:string-value="вешалка" calcext:value-type="string">
            <text:p>вешалка</text:p>
          </table:table-cell>
          <table:table-cell table:formula="of:=VLOOKUP([.C514];[$Материал.A:.D]; 2; 0)" office:value-type="string" office:string-value="стекло" calcext:value-type="string">
            <text:p>стекло</text:p>
          </table:table-cell>
          <table:table-cell table:formula="of:=VLOOKUP([.C51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4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7</text:p>
          </table:table-cell>
          <table:table-cell office:value-type="float" office:value="61" calcext:value-type="float">
            <text:p>61</text:p>
          </table:table-cell>
          <table:table-cell office:value-type="float" office:value="628" calcext:value-type="float">
            <text:p>628</text:p>
          </table:table-cell>
          <table:table-cell table:formula="of:=[.D515]*[.E515]" office:value-type="float" office:value="38308" calcext:value-type="float">
            <text:p>38308</text:p>
          </table:table-cell>
          <table:table-cell table:formula="of:=VLOOKUP([.B515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515];[$Материал.A:.D]; 2; 0)" office:value-type="string" office:string-value="стекло" calcext:value-type="string">
            <text:p>стекло</text:p>
          </table:table-cell>
          <table:table-cell table:formula="of:=VLOOKUP([.C51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5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3</text:p>
          </table:table-cell>
          <table:table-cell office:value-type="float" office:value="109" calcext:value-type="float">
            <text:p>109</text:p>
          </table:table-cell>
          <table:table-cell office:value-type="float" office:value="973" calcext:value-type="float">
            <text:p>973</text:p>
          </table:table-cell>
          <table:table-cell table:formula="of:=[.D516]*[.E516]" office:value-type="float" office:value="106057" calcext:value-type="float">
            <text:p>106057</text:p>
          </table:table-cell>
          <table:table-cell table:formula="of:=VLOOKUP([.B516];[$Продукция.A:.E]; 2; 0)" office:value-type="string" office:string-value="стул для пианино" calcext:value-type="string">
            <text:p>стул для пианино</text:p>
          </table:table-cell>
          <table:table-cell table:formula="of:=VLOOKUP([.C516];[$Материал.A:.D]; 2; 0)" office:value-type="string" office:string-value="дерево" calcext:value-type="string">
            <text:p>дерево</text:p>
          </table:table-cell>
          <table:table-cell table:formula="of:=VLOOKUP([.C51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6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4</text:p>
          </table:table-cell>
          <table:table-cell office:value-type="float" office:value="96" calcext:value-type="float">
            <text:p>96</text:p>
          </table:table-cell>
          <table:table-cell office:value-type="float" office:value="876" calcext:value-type="float">
            <text:p>876</text:p>
          </table:table-cell>
          <table:table-cell table:formula="of:=[.D517]*[.E517]" office:value-type="float" office:value="84096" calcext:value-type="float">
            <text:p>84096</text:p>
          </table:table-cell>
          <table:table-cell table:formula="of:=VLOOKUP([.B517];[$Продукция.A:.E]; 2; 0)" office:value-type="string" office:string-value="бар" calcext:value-type="string">
            <text:p>бар</text:p>
          </table:table-cell>
          <table:table-cell table:formula="of:=VLOOKUP([.C517];[$Материал.A:.D]; 2; 0)" office:value-type="string" office:string-value="дерево" calcext:value-type="string">
            <text:p>дерево</text:p>
          </table:table-cell>
          <table:table-cell table:formula="of:=VLOOKUP([.C51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7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41</text:p>
          </table:table-cell>
          <table:table-cell office:value-type="float" office:value="75" calcext:value-type="float">
            <text:p>75</text:p>
          </table:table-cell>
          <table:table-cell office:value-type="float" office:value="1027" calcext:value-type="float">
            <text:p>1027</text:p>
          </table:table-cell>
          <table:table-cell table:formula="of:=[.D518]*[.E518]" office:value-type="float" office:value="77025" calcext:value-type="float">
            <text:p>77025</text:p>
          </table:table-cell>
          <table:table-cell table:formula="of:=VLOOKUP([.B518];[$Продукция.A:.E]; 2; 0)" office:value-type="string" office:string-value="кровать" calcext:value-type="string">
            <text:p>кровать</text:p>
          </table:table-cell>
          <table:table-cell table:formula="of:=VLOOKUP([.C518];[$Материал.A:.D]; 2; 0)" office:value-type="string" office:string-value="дерево" calcext:value-type="string">
            <text:p>дерево</text:p>
          </table:table-cell>
          <table:table-cell table:formula="of:=VLOOKUP([.C51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8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350" calcext:value-type="float">
            <text:p>1350</text:p>
          </table:table-cell>
          <table:table-cell table:formula="of:=[.D519]*[.E519]" office:value-type="float" office:value="12150" calcext:value-type="float">
            <text:p>12150</text:p>
          </table:table-cell>
          <table:table-cell table:formula="of:=VLOOKUP([.B519];[$Продукция.A:.E]; 2; 0)" office:value-type="string" office:string-value="софа" calcext:value-type="string">
            <text:p>софа</text:p>
          </table:table-cell>
          <table:table-cell table:formula="of:=VLOOKUP([.C519];[$Материал.A:.D]; 2; 0)" office:value-type="string" office:string-value="дерево" calcext:value-type="string">
            <text:p>дерево</text:p>
          </table:table-cell>
          <table:table-cell table:formula="of:=VLOOKUP([.C51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19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7</text:p>
          </table:table-cell>
          <table:table-cell office:value-type="float" office:value="170" calcext:value-type="float">
            <text:p>170</text:p>
          </table:table-cell>
          <table:table-cell office:value-type="float" office:value="1098" calcext:value-type="float">
            <text:p>1098</text:p>
          </table:table-cell>
          <table:table-cell table:formula="of:=[.D520]*[.E520]" office:value-type="float" office:value="186660" calcext:value-type="float">
            <text:p>186660</text:p>
          </table:table-cell>
          <table:table-cell table:formula="of:=VLOOKUP([.B520];[$Продукция.A:.E]; 2; 0)" office:value-type="string" office:string-value="гамак" calcext:value-type="string">
            <text:p>гамак</text:p>
          </table:table-cell>
          <table:table-cell table:formula="of:=VLOOKUP([.C520];[$Материал.A:.D]; 2; 0)" office:value-type="string" office:string-value="стекло" calcext:value-type="string">
            <text:p>стекло</text:p>
          </table:table-cell>
          <table:table-cell table:formula="of:=VLOOKUP([.C52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0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5</text:p>
          </table:table-cell>
          <table:table-cell office:value-type="float" office:value="177" calcext:value-type="float">
            <text:p>177</text:p>
          </table:table-cell>
          <table:table-cell office:value-type="float" office:value="1124" calcext:value-type="float">
            <text:p>1124</text:p>
          </table:table-cell>
          <table:table-cell table:formula="of:=[.D521]*[.E521]" office:value-type="float" office:value="198948" calcext:value-type="float">
            <text:p>198948</text:p>
          </table:table-cell>
          <table:table-cell table:formula="of:=VLOOKUP([.B521];[$Продукция.A:.E]; 2; 0)" office:value-type="string" office:string-value="кровать" calcext:value-type="string">
            <text:p>кровать</text:p>
          </table:table-cell>
          <table:table-cell table:formula="of:=VLOOKUP([.C521];[$Материал.A:.D]; 2; 0)" office:value-type="string" office:string-value="стекло" calcext:value-type="string">
            <text:p>стекло</text:p>
          </table:table-cell>
          <table:table-cell table:formula="of:=VLOOKUP([.C52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1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</text:p>
          </table:table-cell>
          <table:table-cell office:value-type="float" office:value="175" calcext:value-type="float">
            <text:p>175</text:p>
          </table:table-cell>
          <table:table-cell office:value-type="float" office:value="627" calcext:value-type="float">
            <text:p>627</text:p>
          </table:table-cell>
          <table:table-cell table:formula="of:=[.D522]*[.E522]" office:value-type="float" office:value="109725" calcext:value-type="float">
            <text:p>109725</text:p>
          </table:table-cell>
          <table:table-cell table:formula="of:=VLOOKUP([.B522];[$Продукция.A:.E]; 2; 0)" office:value-type="string" office:string-value="бюро" calcext:value-type="string">
            <text:p>бюро</text:p>
          </table:table-cell>
          <table:table-cell table:formula="of:=VLOOKUP([.C522];[$Материал.A:.D]; 2; 0)" office:value-type="string" office:string-value="стекло" calcext:value-type="string">
            <text:p>стекло</text:p>
          </table:table-cell>
          <table:table-cell table:formula="of:=VLOOKUP([.C52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6</text:p>
          </table:table-cell>
          <table:table-cell office:value-type="float" office:value="85" calcext:value-type="float">
            <text:p>85</text:p>
          </table:table-cell>
          <table:table-cell office:value-type="float" office:value="963" calcext:value-type="float">
            <text:p>963</text:p>
          </table:table-cell>
          <table:table-cell table:formula="of:=[.D523]*[.E523]" office:value-type="float" office:value="81855" calcext:value-type="float">
            <text:p>81855</text:p>
          </table:table-cell>
          <table:table-cell table:formula="of:=VLOOKUP([.B523];[$Продукция.A:.E]; 2; 0)" office:value-type="string" office:string-value="стенка" calcext:value-type="string">
            <text:p>стенка</text:p>
          </table:table-cell>
          <table:table-cell table:formula="of:=VLOOKUP([.C523];[$Материал.A:.D]; 2; 0)" office:value-type="string" office:string-value="стекло" calcext:value-type="string">
            <text:p>стекло</text:p>
          </table:table-cell>
          <table:table-cell table:formula="of:=VLOOKUP([.C52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3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285" calcext:value-type="float">
            <text:p>1285</text:p>
          </table:table-cell>
          <table:table-cell table:formula="of:=[.D524]*[.E524]" office:value-type="float" office:value="52685" calcext:value-type="float">
            <text:p>52685</text:p>
          </table:table-cell>
          <table:table-cell table:formula="of:=VLOOKUP([.B524];[$Продукция.A:.E]; 2; 0)" office:value-type="string" office:string-value="кресло" calcext:value-type="string">
            <text:p>кресло</text:p>
          </table:table-cell>
          <table:table-cell table:formula="of:=VLOOKUP([.C524];[$Материал.A:.D]; 2; 0)" office:value-type="string" office:string-value="дерево" calcext:value-type="string">
            <text:p>дерево</text:p>
          </table:table-cell>
          <table:table-cell table:formula="of:=VLOOKUP([.C52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4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44</text:p>
          </table:table-cell>
          <table:table-cell office:value-type="float" office:value="109" calcext:value-type="float">
            <text:p>109</text:p>
          </table:table-cell>
          <table:table-cell office:value-type="float" office:value="1090" calcext:value-type="float">
            <text:p>1090</text:p>
          </table:table-cell>
          <table:table-cell table:formula="of:=[.D525]*[.E525]" office:value-type="float" office:value="118810" calcext:value-type="float">
            <text:p>118810</text:p>
          </table:table-cell>
          <table:table-cell table:formula="of:=VLOOKUP([.B525];[$Продукция.A:.E]; 2; 0)" office:value-type="string" office:string-value="стенка" calcext:value-type="string">
            <text:p>стенка</text:p>
          </table:table-cell>
          <table:table-cell table:formula="of:=VLOOKUP([.C525];[$Материал.A:.D]; 2; 0)" office:value-type="string" office:string-value="дерево" calcext:value-type="string">
            <text:p>дерево</text:p>
          </table:table-cell>
          <table:table-cell table:formula="of:=VLOOKUP([.C525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5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43</text:p>
          </table:table-cell>
          <table:table-cell office:value-type="float" office:value="92" calcext:value-type="float">
            <text:p>92</text:p>
          </table:table-cell>
          <table:table-cell office:value-type="float" office:value="663" calcext:value-type="float">
            <text:p>663</text:p>
          </table:table-cell>
          <table:table-cell table:formula="of:=[.D526]*[.E526]" office:value-type="float" office:value="60996" calcext:value-type="float">
            <text:p>60996</text:p>
          </table:table-cell>
          <table:table-cell table:formula="of:=VLOOKUP([.B526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526];[$Материал.A:.D]; 2; 0)" office:value-type="string" office:string-value="дерево" calcext:value-type="string">
            <text:p>дерево</text:p>
          </table:table-cell>
          <table:table-cell table:formula="of:=VLOOKUP([.C52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6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6</text:p>
          </table:table-cell>
          <table:table-cell office:value-type="float" office:value="12" calcext:value-type="float">
            <text:p>12</text:p>
          </table:table-cell>
          <table:table-cell office:value-type="float" office:value="1350" calcext:value-type="float">
            <text:p>1350</text:p>
          </table:table-cell>
          <table:table-cell table:formula="of:=[.D527]*[.E527]" office:value-type="float" office:value="16200" calcext:value-type="float">
            <text:p>16200</text:p>
          </table:table-cell>
          <table:table-cell table:formula="of:=VLOOKUP([.B527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527];[$Материал.A:.D]; 2; 0)" office:value-type="string" office:string-value="дерево" calcext:value-type="string">
            <text:p>дерево</text:p>
          </table:table-cell>
          <table:table-cell table:formula="of:=VLOOKUP([.C52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7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5</text:p>
          </table:table-cell>
          <table:table-cell office:value-type="float" office:value="135" calcext:value-type="float">
            <text:p>135</text:p>
          </table:table-cell>
          <table:table-cell office:value-type="float" office:value="502" calcext:value-type="float">
            <text:p>502</text:p>
          </table:table-cell>
          <table:table-cell table:formula="of:=[.D528]*[.E528]" office:value-type="float" office:value="67770" calcext:value-type="float">
            <text:p>67770</text:p>
          </table:table-cell>
          <table:table-cell table:formula="of:=VLOOKUP([.B528];[$Продукция.A:.E]; 2; 0)" office:value-type="string" office:string-value="стул для пианино" calcext:value-type="string">
            <text:p>стул для пианино</text:p>
          </table:table-cell>
          <table:table-cell table:formula="of:=VLOOKUP([.C528];[$Материал.A:.D]; 2; 0)" office:value-type="string" office:string-value="дерево" calcext:value-type="string">
            <text:p>дерево</text:p>
          </table:table-cell>
          <table:table-cell table:formula="of:=VLOOKUP([.C528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</text:p>
          </table:table-cell>
          <table:table-cell office:value-type="float" office:value="191" calcext:value-type="float">
            <text:p>191</text:p>
          </table:table-cell>
          <table:table-cell office:value-type="float" office:value="1126" calcext:value-type="float">
            <text:p>1126</text:p>
          </table:table-cell>
          <table:table-cell table:formula="of:=[.D529]*[.E529]" office:value-type="float" office:value="215066" calcext:value-type="float">
            <text:p>215066</text:p>
          </table:table-cell>
          <table:table-cell table:formula="of:=VLOOKUP([.B529];[$Продукция.A:.E]; 2; 0)" office:value-type="string" office:string-value="лавка" calcext:value-type="string">
            <text:p>лавка</text:p>
          </table:table-cell>
          <table:table-cell table:formula="of:=VLOOKUP([.C529];[$Материал.A:.D]; 2; 0)" office:value-type="string" office:string-value="стекло" calcext:value-type="string">
            <text:p>стекло</text:p>
          </table:table-cell>
          <table:table-cell table:formula="of:=VLOOKUP([.C529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29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091" calcext:value-type="float">
            <text:p>1091</text:p>
          </table:table-cell>
          <table:table-cell table:formula="of:=[.D530]*[.E530]" office:value-type="float" office:value="28366" calcext:value-type="float">
            <text:p>28366</text:p>
          </table:table-cell>
          <table:table-cell table:formula="of:=VLOOKUP([.B530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530];[$Материал.A:.D]; 2; 0)" office:value-type="string" office:string-value="дерево" calcext:value-type="string">
            <text:p>дерево</text:p>
          </table:table-cell>
          <table:table-cell table:formula="of:=VLOOKUP([.C53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0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9</text:p>
          </table:table-cell>
          <table:table-cell office:value-type="float" office:value="57" calcext:value-type="float">
            <text:p>57</text:p>
          </table:table-cell>
          <table:table-cell office:value-type="float" office:value="1429" calcext:value-type="float">
            <text:p>1429</text:p>
          </table:table-cell>
          <table:table-cell table:formula="of:=[.D531]*[.E531]" office:value-type="float" office:value="81453" calcext:value-type="float">
            <text:p>81453</text:p>
          </table:table-cell>
          <table:table-cell table:formula="of:=VLOOKUP([.B531];[$Продукция.A:.E]; 2; 0)" office:value-type="string" office:string-value="полукресло" calcext:value-type="string">
            <text:p>полукресло</text:p>
          </table:table-cell>
          <table:table-cell table:formula="of:=VLOOKUP([.C531];[$Материал.A:.D]; 2; 0)" office:value-type="string" office:string-value="металл" calcext:value-type="string">
            <text:p>металл</text:p>
          </table:table-cell>
          <table:table-cell table:formula="of:=VLOOKUP([.C531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42</text:p>
          </table:table-cell>
          <table:table-cell office:value-type="float" office:value="17" calcext:value-type="float">
            <text:p>17</text:p>
          </table:table-cell>
          <table:table-cell office:value-type="float" office:value="1046" calcext:value-type="float">
            <text:p>1046</text:p>
          </table:table-cell>
          <table:table-cell table:formula="of:=[.D532]*[.E532]" office:value-type="float" office:value="17782" calcext:value-type="float">
            <text:p>17782</text:p>
          </table:table-cell>
          <table:table-cell table:formula="of:=VLOOKUP([.B532];[$Продукция.A:.E]; 2; 0)" office:value-type="string" office:string-value="бар" calcext:value-type="string">
            <text:p>бар</text:p>
          </table:table-cell>
          <table:table-cell table:formula="of:=VLOOKUP([.C532];[$Материал.A:.D]; 2; 0)" office:value-type="string" office:string-value="дерево" calcext:value-type="string">
            <text:p>дерево</text:p>
          </table:table-cell>
          <table:table-cell table:formula="of:=VLOOKUP([.C53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2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7</text:p>
          </table:table-cell>
          <table:table-cell office:value-type="float" office:value="12" calcext:value-type="float">
            <text:p>12</text:p>
          </table:table-cell>
          <table:table-cell office:value-type="float" office:value="1089" calcext:value-type="float">
            <text:p>1089</text:p>
          </table:table-cell>
          <table:table-cell table:formula="of:=[.D533]*[.E533]" office:value-type="float" office:value="13068" calcext:value-type="float">
            <text:p>13068</text:p>
          </table:table-cell>
          <table:table-cell table:formula="of:=VLOOKUP([.B533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533];[$Материал.A:.D]; 2; 0)" office:value-type="string" office:string-value="дерево" calcext:value-type="string">
            <text:p>дерево</text:p>
          </table:table-cell>
          <table:table-cell table:formula="of:=VLOOKUP([.C53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3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44</text:p>
          </table:table-cell>
          <table:table-cell office:value-type="float" office:value="129" calcext:value-type="float">
            <text:p>129</text:p>
          </table:table-cell>
          <table:table-cell office:value-type="float" office:value="1297" calcext:value-type="float">
            <text:p>1297</text:p>
          </table:table-cell>
          <table:table-cell table:formula="of:=[.D534]*[.E534]" office:value-type="float" office:value="167313" calcext:value-type="float">
            <text:p>167313</text:p>
          </table:table-cell>
          <table:table-cell table:formula="of:=VLOOKUP([.B534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534];[$Материал.A:.D]; 2; 0)" office:value-type="string" office:string-value="дерево" calcext:value-type="string">
            <text:p>дерево</text:p>
          </table:table-cell>
          <table:table-cell table:formula="of:=VLOOKUP([.C534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4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42</text:p>
          </table:table-cell>
          <table:table-cell office:value-type="float" office:value="25" calcext:value-type="float">
            <text:p>25</text:p>
          </table:table-cell>
          <table:table-cell office:value-type="float" office:value="1460" calcext:value-type="float">
            <text:p>1460</text:p>
          </table:table-cell>
          <table:table-cell table:formula="of:=[.D535]*[.E535]" office:value-type="float" office:value="36500" calcext:value-type="float">
            <text:p>36500</text:p>
          </table:table-cell>
          <table:table-cell table:formula="of:=VLOOKUP([.B535];[$Продукция.A:.E]; 2; 0)" office:value-type="string" office:string-value="пуф" calcext:value-type="string">
            <text:p>пуф</text:p>
          </table:table-cell>
          <table:table-cell table:formula="of:=VLOOKUP([.C535];[$Материал.A:.D]; 2; 0)" office:value-type="string" office:string-value="дерево" calcext:value-type="string">
            <text:p>дерево</text:p>
          </table:table-cell>
          <table:table-cell table:formula="of:=VLOOKUP([.C53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5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1</text:p>
          </table:table-cell>
          <table:table-cell office:value-type="float" office:value="159" calcext:value-type="float">
            <text:p>159</text:p>
          </table:table-cell>
          <table:table-cell office:value-type="float" office:value="1177" calcext:value-type="float">
            <text:p>1177</text:p>
          </table:table-cell>
          <table:table-cell table:formula="of:=[.D536]*[.E536]" office:value-type="float" office:value="187143" calcext:value-type="float">
            <text:p>187143</text:p>
          </table:table-cell>
          <table:table-cell table:formula="of:=VLOOKUP([.B536];[$Продукция.A:.E]; 2; 0)" office:value-type="string" office:string-value="стул" calcext:value-type="string">
            <text:p>стул</text:p>
          </table:table-cell>
          <table:table-cell table:formula="of:=VLOOKUP([.C536];[$Материал.A:.D]; 2; 0)" office:value-type="string" office:string-value="дерево" calcext:value-type="string">
            <text:p>дерево</text:p>
          </table:table-cell>
          <table:table-cell table:formula="of:=VLOOKUP([.C53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6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6</text:p>
          </table:table-cell>
          <table:table-cell office:value-type="float" office:value="174" calcext:value-type="float">
            <text:p>174</text:p>
          </table:table-cell>
          <table:table-cell office:value-type="float" office:value="908" calcext:value-type="float">
            <text:p>908</text:p>
          </table:table-cell>
          <table:table-cell table:formula="of:=[.D537]*[.E537]" office:value-type="float" office:value="157992" calcext:value-type="float">
            <text:p>157992</text:p>
          </table:table-cell>
          <table:table-cell table:formula="of:=VLOOKUP([.B537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537];[$Материал.A:.D]; 2; 0)" office:value-type="string" office:string-value="дерево" calcext:value-type="string">
            <text:p>дерево</text:p>
          </table:table-cell>
          <table:table-cell table:formula="of:=VLOOKUP([.C53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41</text:p>
          </table:table-cell>
          <table:table-cell office:value-type="float" office:value="124" calcext:value-type="float">
            <text:p>124</text:p>
          </table:table-cell>
          <table:table-cell office:value-type="float" office:value="746" calcext:value-type="float">
            <text:p>746</text:p>
          </table:table-cell>
          <table:table-cell table:formula="of:=[.D538]*[.E538]" office:value-type="float" office:value="92504" calcext:value-type="float">
            <text:p>92504</text:p>
          </table:table-cell>
          <table:table-cell table:formula="of:=VLOOKUP([.B538];[$Продукция.A:.E]; 2; 0)" office:value-type="string" office:string-value="буфет" calcext:value-type="string">
            <text:p>буфет</text:p>
          </table:table-cell>
          <table:table-cell table:formula="of:=VLOOKUP([.C538];[$Материал.A:.D]; 2; 0)" office:value-type="string" office:string-value="дерево" calcext:value-type="string">
            <text:p>дерево</text:p>
          </table:table-cell>
          <table:table-cell table:formula="of:=VLOOKUP([.C53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8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41</text:p>
          </table:table-cell>
          <table:table-cell office:value-type="float" office:value="83" calcext:value-type="float">
            <text:p>83</text:p>
          </table:table-cell>
          <table:table-cell office:value-type="float" office:value="618" calcext:value-type="float">
            <text:p>618</text:p>
          </table:table-cell>
          <table:table-cell table:formula="of:=[.D539]*[.E539]" office:value-type="float" office:value="51294" calcext:value-type="float">
            <text:p>51294</text:p>
          </table:table-cell>
          <table:table-cell table:formula="of:=VLOOKUP([.B539];[$Продукция.A:.E]; 2; 0)" office:value-type="string" office:string-value="вешалка" calcext:value-type="string">
            <text:p>вешалка</text:p>
          </table:table-cell>
          <table:table-cell table:formula="of:=VLOOKUP([.C539];[$Материал.A:.D]; 2; 0)" office:value-type="string" office:string-value="дерево" calcext:value-type="string">
            <text:p>дерево</text:p>
          </table:table-cell>
          <table:table-cell table:formula="of:=VLOOKUP([.C53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39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8</text:p>
          </table:table-cell>
          <table:table-cell office:value-type="float" office:value="152" calcext:value-type="float">
            <text:p>152</text:p>
          </table:table-cell>
          <table:table-cell office:value-type="float" office:value="1127" calcext:value-type="float">
            <text:p>1127</text:p>
          </table:table-cell>
          <table:table-cell table:formula="of:=[.D540]*[.E540]" office:value-type="float" office:value="171304" calcext:value-type="float">
            <text:p>171304</text:p>
          </table:table-cell>
          <table:table-cell table:formula="of:=VLOOKUP([.B540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540];[$Материал.A:.D]; 2; 0)" office:value-type="string" office:string-value="дерево" calcext:value-type="string">
            <text:p>дерево</text:p>
          </table:table-cell>
          <table:table-cell table:formula="of:=VLOOKUP([.C54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0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44</text:p>
          </table:table-cell>
          <table:table-cell office:value-type="float" office:value="20" calcext:value-type="float">
            <text:p>20</text:p>
          </table:table-cell>
          <table:table-cell office:value-type="float" office:value="583" calcext:value-type="float">
            <text:p>583</text:p>
          </table:table-cell>
          <table:table-cell table:formula="of:=[.D541]*[.E541]" office:value-type="float" office:value="11660" calcext:value-type="float">
            <text:p>11660</text:p>
          </table:table-cell>
          <table:table-cell table:formula="of:=VLOOKUP([.B541];[$Продукция.A:.E]; 2; 0)" office:value-type="string" office:string-value="бар" calcext:value-type="string">
            <text:p>бар</text:p>
          </table:table-cell>
          <table:table-cell table:formula="of:=VLOOKUP([.C541];[$Материал.A:.D]; 2; 0)" office:value-type="string" office:string-value="дерево" calcext:value-type="string">
            <text:p>дерево</text:p>
          </table:table-cell>
          <table:table-cell table:formula="of:=VLOOKUP([.C541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1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4</text:p>
          </table:table-cell>
          <table:table-cell office:value-type="float" office:value="40" calcext:value-type="float">
            <text:p>40</text:p>
          </table:table-cell>
          <table:table-cell office:value-type="float" office:value="696" calcext:value-type="float">
            <text:p>696</text:p>
          </table:table-cell>
          <table:table-cell table:formula="of:=[.D542]*[.E542]" office:value-type="float" office:value="27840" calcext:value-type="float">
            <text:p>27840</text:p>
          </table:table-cell>
          <table:table-cell table:formula="of:=VLOOKUP([.B542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542];[$Материал.A:.D]; 2; 0)" office:value-type="string" office:string-value="стекло" calcext:value-type="string">
            <text:p>стекло</text:p>
          </table:table-cell>
          <table:table-cell table:formula="of:=VLOOKUP([.C54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2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104" calcext:value-type="float">
            <text:p>1104</text:p>
          </table:table-cell>
          <table:table-cell table:formula="of:=[.D543]*[.E543]" office:value-type="float" office:value="26496" calcext:value-type="float">
            <text:p>26496</text:p>
          </table:table-cell>
          <table:table-cell table:formula="of:=VLOOKUP([.B543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543];[$Материал.A:.D]; 2; 0)" office:value-type="string" office:string-value="стекло" calcext:value-type="string">
            <text:p>стекло</text:p>
          </table:table-cell>
          <table:table-cell table:formula="of:=VLOOKUP([.C54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3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0</text:p>
          </table:table-cell>
          <table:table-cell office:value-type="float" office:value="23" calcext:value-type="float">
            <text:p>23</text:p>
          </table:table-cell>
          <table:table-cell office:value-type="float" office:value="1207" calcext:value-type="float">
            <text:p>1207</text:p>
          </table:table-cell>
          <table:table-cell table:formula="of:=[.D544]*[.E544]" office:value-type="float" office:value="27761" calcext:value-type="float">
            <text:p>27761</text:p>
          </table:table-cell>
          <table:table-cell table:formula="of:=VLOOKUP([.B544];[$Продукция.A:.E]; 2; 0)" office:value-type="string" office:string-value="бюро" calcext:value-type="string">
            <text:p>бюро</text:p>
          </table:table-cell>
          <table:table-cell table:formula="of:=VLOOKUP([.C544];[$Материал.A:.D]; 2; 0)" office:value-type="string" office:string-value="металл" calcext:value-type="string">
            <text:p>металл</text:p>
          </table:table-cell>
          <table:table-cell table:formula="of:=VLOOKUP([.C54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4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4</text:p>
          </table:table-cell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table:formula="of:=[.D545]*[.E545]" office:value-type="float" office:value="34500" calcext:value-type="float">
            <text:p>34500</text:p>
          </table:table-cell>
          <table:table-cell table:formula="of:=VLOOKUP([.B545];[$Продукция.A:.E]; 2; 0)" office:value-type="string" office:string-value="лавка" calcext:value-type="string">
            <text:p>лавка</text:p>
          </table:table-cell>
          <table:table-cell table:formula="of:=VLOOKUP([.C545];[$Материал.A:.D]; 2; 0)" office:value-type="string" office:string-value="стекло" calcext:value-type="string">
            <text:p>стекло</text:p>
          </table:table-cell>
          <table:table-cell table:formula="of:=VLOOKUP([.C54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5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44</text:p>
          </table:table-cell>
          <table:table-cell office:value-type="float" office:value="39" calcext:value-type="float">
            <text:p>39</text:p>
          </table:table-cell>
          <table:table-cell office:value-type="float" office:value="1023" calcext:value-type="float">
            <text:p>1023</text:p>
          </table:table-cell>
          <table:table-cell table:formula="of:=[.D546]*[.E546]" office:value-type="float" office:value="39897" calcext:value-type="float">
            <text:p>39897</text:p>
          </table:table-cell>
          <table:table-cell table:formula="of:=VLOOKUP([.B546];[$Продукция.A:.E]; 2; 0)" office:value-type="string" office:string-value="софа" calcext:value-type="string">
            <text:p>софа</text:p>
          </table:table-cell>
          <table:table-cell table:formula="of:=VLOOKUP([.C546];[$Материал.A:.D]; 2; 0)" office:value-type="string" office:string-value="дерево" calcext:value-type="string">
            <text:p>дерево</text:p>
          </table:table-cell>
          <table:table-cell table:formula="of:=VLOOKUP([.C546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string" calcext:value-type="string">
            <text:p>A546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</text:p>
          </table:table-cell>
          <table:table-cell office:value-type="float" office:value="169" calcext:value-type="float">
            <text:p>169</text:p>
          </table:table-cell>
          <table:table-cell office:value-type="float" office:value="882" calcext:value-type="float">
            <text:p>882</text:p>
          </table:table-cell>
          <table:table-cell table:formula="of:=[.D547]*[.E547]" office:value-type="float" office:value="149058" calcext:value-type="float">
            <text:p>149058</text:p>
          </table:table-cell>
          <table:table-cell table:formula="of:=VLOOKUP([.B547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547];[$Материал.A:.D]; 2; 0)" office:value-type="string" office:string-value="стекло" calcext:value-type="string">
            <text:p>стекло</text:p>
          </table:table-cell>
          <table:table-cell table:formula="of:=VLOOKUP([.C54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7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44</text:p>
          </table:table-cell>
          <table:table-cell office:value-type="float" office:value="111" calcext:value-type="float">
            <text:p>111</text:p>
          </table:table-cell>
          <table:table-cell office:value-type="float" office:value="1119" calcext:value-type="float">
            <text:p>1119</text:p>
          </table:table-cell>
          <table:table-cell table:formula="of:=[.D548]*[.E548]" office:value-type="float" office:value="124209" calcext:value-type="float">
            <text:p>124209</text:p>
          </table:table-cell>
          <table:table-cell table:formula="of:=VLOOKUP([.B548];[$Продукция.A:.E]; 2; 0)" office:value-type="string" office:string-value="кресло-стол" calcext:value-type="string">
            <text:p>кресло-стол</text:p>
          </table:table-cell>
          <table:table-cell table:formula="of:=VLOOKUP([.C548];[$Материал.A:.D]; 2; 0)" office:value-type="string" office:string-value="дерево" calcext:value-type="string">
            <text:p>дерево</text:p>
          </table:table-cell>
          <table:table-cell table:formula="of:=VLOOKUP([.C548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8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40</text:p>
          </table:table-cell>
          <table:table-cell office:value-type="float" office:value="119" calcext:value-type="float">
            <text:p>119</text:p>
          </table:table-cell>
          <table:table-cell office:value-type="float" office:value="1463" calcext:value-type="float">
            <text:p>1463</text:p>
          </table:table-cell>
          <table:table-cell table:formula="of:=[.D549]*[.E549]" office:value-type="float" office:value="174097" calcext:value-type="float">
            <text:p>174097</text:p>
          </table:table-cell>
          <table:table-cell table:formula="of:=VLOOKUP([.B549];[$Продукция.A:.E]; 2; 0)" office:value-type="string" office:string-value="стенка" calcext:value-type="string">
            <text:p>стенка</text:p>
          </table:table-cell>
          <table:table-cell table:formula="of:=VLOOKUP([.C549];[$Материал.A:.D]; 2; 0)" office:value-type="string" office:string-value="дерево" calcext:value-type="string">
            <text:p>дерево</text:p>
          </table:table-cell>
          <table:table-cell table:formula="of:=VLOOKUP([.C54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49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4</text:p>
          </table:table-cell>
          <table:table-cell office:value-type="float" office:value="142" calcext:value-type="float">
            <text:p>142</text:p>
          </table:table-cell>
          <table:table-cell office:value-type="float" office:value="1161" calcext:value-type="float">
            <text:p>1161</text:p>
          </table:table-cell>
          <table:table-cell table:formula="of:=[.D550]*[.E550]" office:value-type="float" office:value="164862" calcext:value-type="float">
            <text:p>164862</text:p>
          </table:table-cell>
          <table:table-cell table:formula="of:=VLOOKUP([.B550];[$Продукция.A:.E]; 2; 0)" office:value-type="string" office:string-value="гардероб" calcext:value-type="string">
            <text:p>гардероб</text:p>
          </table:table-cell>
          <table:table-cell table:formula="of:=VLOOKUP([.C550];[$Материал.A:.D]; 2; 0)" office:value-type="string" office:string-value="стекло" calcext:value-type="string">
            <text:p>стекло</text:p>
          </table:table-cell>
          <table:table-cell table:formula="of:=VLOOKUP([.C55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0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7</text:p>
          </table:table-cell>
          <table:table-cell office:value-type="float" office:value="70" calcext:value-type="float">
            <text:p>70</text:p>
          </table:table-cell>
          <table:table-cell office:value-type="float" office:value="938" calcext:value-type="float">
            <text:p>938</text:p>
          </table:table-cell>
          <table:table-cell table:formula="of:=[.D551]*[.E551]" office:value-type="float" office:value="65660" calcext:value-type="float">
            <text:p>65660</text:p>
          </table:table-cell>
          <table:table-cell table:formula="of:=VLOOKUP([.B551];[$Продукция.A:.E]; 2; 0)" office:value-type="string" office:string-value="раскладушка" calcext:value-type="string">
            <text:p>раскладушка</text:p>
          </table:table-cell>
          <table:table-cell table:formula="of:=VLOOKUP([.C551];[$Материал.A:.D]; 2; 0)" office:value-type="string" office:string-value="дерево" calcext:value-type="string">
            <text:p>дерево</text:p>
          </table:table-cell>
          <table:table-cell table:formula="of:=VLOOKUP([.C55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1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441" calcext:value-type="float">
            <text:p>1441</text:p>
          </table:table-cell>
          <table:table-cell table:formula="of:=[.D552]*[.E552]" office:value-type="float" office:value="4323" calcext:value-type="float">
            <text:p>4323</text:p>
          </table:table-cell>
          <table:table-cell table:formula="of:=VLOOKUP([.B552];[$Продукция.A:.E]; 2; 0)" office:value-type="string" office:string-value="столик" calcext:value-type="string">
            <text:p>столик</text:p>
          </table:table-cell>
          <table:table-cell table:formula="of:=VLOOKUP([.C552];[$Материал.A:.D]; 2; 0)" office:value-type="string" office:string-value="дерево" calcext:value-type="string">
            <text:p>дерево</text:p>
          </table:table-cell>
          <table:table-cell table:formula="of:=VLOOKUP([.C55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2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5</text:p>
          </table:table-cell>
          <table:table-cell office:value-type="float" office:value="86" calcext:value-type="float">
            <text:p>86</text:p>
          </table:table-cell>
          <table:table-cell office:value-type="float" office:value="768" calcext:value-type="float">
            <text:p>768</text:p>
          </table:table-cell>
          <table:table-cell table:formula="of:=[.D553]*[.E553]" office:value-type="float" office:value="66048" calcext:value-type="float">
            <text:p>66048</text:p>
          </table:table-cell>
          <table:table-cell table:formula="of:=VLOOKUP([.B553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553];[$Материал.A:.D]; 2; 0)" office:value-type="string" office:string-value="стекло" calcext:value-type="string">
            <text:p>стекло</text:p>
          </table:table-cell>
          <table:table-cell table:formula="of:=VLOOKUP([.C55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3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9</text:p>
          </table:table-cell>
          <table:table-cell office:value-type="float" office:value="194" calcext:value-type="float">
            <text:p>194</text:p>
          </table:table-cell>
          <table:table-cell office:value-type="float" office:value="1267" calcext:value-type="float">
            <text:p>1267</text:p>
          </table:table-cell>
          <table:table-cell table:formula="of:=[.D554]*[.E554]" office:value-type="float" office:value="245798" calcext:value-type="float">
            <text:p>245798</text:p>
          </table:table-cell>
          <table:table-cell table:formula="of:=VLOOKUP([.B554];[$Продукция.A:.E]; 2; 0)" office:value-type="string" office:string-value="кровать" calcext:value-type="string">
            <text:p>кровать</text:p>
          </table:table-cell>
          <table:table-cell table:formula="of:=VLOOKUP([.C554];[$Материал.A:.D]; 2; 0)" office:value-type="string" office:string-value="фанера" calcext:value-type="string">
            <text:p>фанера</text:p>
          </table:table-cell>
          <table:table-cell table:formula="of:=VLOOKUP([.C554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4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7</text:p>
          </table:table-cell>
          <table:table-cell office:value-type="float" office:value="146" calcext:value-type="float">
            <text:p>146</text:p>
          </table:table-cell>
          <table:table-cell office:value-type="float" office:value="1482" calcext:value-type="float">
            <text:p>1482</text:p>
          </table:table-cell>
          <table:table-cell table:formula="of:=[.D555]*[.E555]" office:value-type="float" office:value="216372" calcext:value-type="float">
            <text:p>216372</text:p>
          </table:table-cell>
          <table:table-cell table:formula="of:=VLOOKUP([.B555];[$Продукция.A:.E]; 2; 0)" office:value-type="string" office:string-value="кровать" calcext:value-type="string">
            <text:p>кровать</text:p>
          </table:table-cell>
          <table:table-cell table:formula="of:=VLOOKUP([.C555];[$Материал.A:.D]; 2; 0)" office:value-type="string" office:string-value="дерево" calcext:value-type="string">
            <text:p>дерево</text:p>
          </table:table-cell>
          <table:table-cell table:formula="of:=VLOOKUP([.C55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5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40</text:p>
          </table:table-cell>
          <table:table-cell office:value-type="float" office:value="92" calcext:value-type="float">
            <text:p>92</text:p>
          </table:table-cell>
          <table:table-cell office:value-type="float" office:value="1060" calcext:value-type="float">
            <text:p>1060</text:p>
          </table:table-cell>
          <table:table-cell table:formula="of:=[.D556]*[.E556]" office:value-type="float" office:value="97520" calcext:value-type="float">
            <text:p>97520</text:p>
          </table:table-cell>
          <table:table-cell table:formula="of:=VLOOKUP([.B556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556];[$Материал.A:.D]; 2; 0)" office:value-type="string" office:string-value="дерево" calcext:value-type="string">
            <text:p>дерево</text:p>
          </table:table-cell>
          <table:table-cell table:formula="of:=VLOOKUP([.C55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8</text:p>
          </table:table-cell>
          <table:table-cell office:value-type="float" office:value="128" calcext:value-type="float">
            <text:p>128</text:p>
          </table:table-cell>
          <table:table-cell office:value-type="float" office:value="594" calcext:value-type="float">
            <text:p>594</text:p>
          </table:table-cell>
          <table:table-cell table:formula="of:=[.D557]*[.E557]" office:value-type="float" office:value="76032" calcext:value-type="float">
            <text:p>76032</text:p>
          </table:table-cell>
          <table:table-cell table:formula="of:=VLOOKUP([.B557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557];[$Материал.A:.D]; 2; 0)" office:value-type="string" office:string-value="дерево" calcext:value-type="string">
            <text:p>дерево</text:p>
          </table:table-cell>
          <table:table-cell table:formula="of:=VLOOKUP([.C557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7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7</text:p>
          </table:table-cell>
          <table:table-cell office:value-type="float" office:value="151" calcext:value-type="float">
            <text:p>151</text:p>
          </table:table-cell>
          <table:table-cell office:value-type="float" office:value="1341" calcext:value-type="float">
            <text:p>1341</text:p>
          </table:table-cell>
          <table:table-cell table:formula="of:=[.D558]*[.E558]" office:value-type="float" office:value="202491" calcext:value-type="float">
            <text:p>202491</text:p>
          </table:table-cell>
          <table:table-cell table:formula="of:=VLOOKUP([.B558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558];[$Материал.A:.D]; 2; 0)" office:value-type="string" office:string-value="дерево" calcext:value-type="string">
            <text:p>дерево</text:p>
          </table:table-cell>
          <table:table-cell table:formula="of:=VLOOKUP([.C558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8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41</text:p>
          </table:table-cell>
          <table:table-cell office:value-type="float" office:value="22" calcext:value-type="float">
            <text:p>22</text:p>
          </table:table-cell>
          <table:table-cell office:value-type="float" office:value="642" calcext:value-type="float">
            <text:p>642</text:p>
          </table:table-cell>
          <table:table-cell table:formula="of:=[.D559]*[.E559]" office:value-type="float" office:value="14124" calcext:value-type="float">
            <text:p>14124</text:p>
          </table:table-cell>
          <table:table-cell table:formula="of:=VLOOKUP([.B559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559];[$Материал.A:.D]; 2; 0)" office:value-type="string" office:string-value="дерево" calcext:value-type="string">
            <text:p>дерево</text:p>
          </table:table-cell>
          <table:table-cell table:formula="of:=VLOOKUP([.C55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59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4</text:p>
          </table:table-cell>
          <table:table-cell office:value-type="float" office:value="154" calcext:value-type="float">
            <text:p>154</text:p>
          </table:table-cell>
          <table:table-cell office:value-type="float" office:value="1415" calcext:value-type="float">
            <text:p>1415</text:p>
          </table:table-cell>
          <table:table-cell table:formula="of:=[.D560]*[.E560]" office:value-type="float" office:value="217910" calcext:value-type="float">
            <text:p>217910</text:p>
          </table:table-cell>
          <table:table-cell table:formula="of:=VLOOKUP([.B560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560];[$Материал.A:.D]; 2; 0)" office:value-type="string" office:string-value="стекло" calcext:value-type="string">
            <text:p>стекло</text:p>
          </table:table-cell>
          <table:table-cell table:formula="of:=VLOOKUP([.C56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0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731" calcext:value-type="float">
            <text:p>731</text:p>
          </table:table-cell>
          <table:table-cell table:formula="of:=[.D561]*[.E561]" office:value-type="float" office:value="21199" calcext:value-type="float">
            <text:p>21199</text:p>
          </table:table-cell>
          <table:table-cell table:formula="of:=VLOOKUP([.B561];[$Продукция.A:.E]; 2; 0)" office:value-type="string" office:string-value="стул барный" calcext:value-type="string">
            <text:p>стул барный</text:p>
          </table:table-cell>
          <table:table-cell table:formula="of:=VLOOKUP([.C561];[$Материал.A:.D]; 2; 0)" office:value-type="string" office:string-value="дерево" calcext:value-type="string">
            <text:p>дерево</text:p>
          </table:table-cell>
          <table:table-cell table:formula="of:=VLOOKUP([.C56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1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3</text:p>
          </table:table-cell>
          <table:table-cell office:value-type="float" office:value="173" calcext:value-type="float">
            <text:p>173</text:p>
          </table:table-cell>
          <table:table-cell office:value-type="float" office:value="1031" calcext:value-type="float">
            <text:p>1031</text:p>
          </table:table-cell>
          <table:table-cell table:formula="of:=[.D562]*[.E562]" office:value-type="float" office:value="178363" calcext:value-type="float">
            <text:p>178363</text:p>
          </table:table-cell>
          <table:table-cell table:formula="of:=VLOOKUP([.B562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562];[$Материал.A:.D]; 2; 0)" office:value-type="string" office:string-value="стекло" calcext:value-type="string">
            <text:p>стекло</text:p>
          </table:table-cell>
          <table:table-cell table:formula="of:=VLOOKUP([.C56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2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090" calcext:value-type="float">
            <text:p>1090</text:p>
          </table:table-cell>
          <table:table-cell table:formula="of:=[.D563]*[.E563]" office:value-type="float" office:value="19620" calcext:value-type="float">
            <text:p>19620</text:p>
          </table:table-cell>
          <table:table-cell table:formula="of:=VLOOKUP([.B563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563];[$Материал.A:.D]; 2; 0)" office:value-type="string" office:string-value="дерево" calcext:value-type="string">
            <text:p>дерево</text:p>
          </table:table-cell>
          <table:table-cell table:formula="of:=VLOOKUP([.C563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3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680" calcext:value-type="float">
            <text:p>680</text:p>
          </table:table-cell>
          <table:table-cell table:formula="of:=[.D564]*[.E564]" office:value-type="float" office:value="17000" calcext:value-type="float">
            <text:p>17000</text:p>
          </table:table-cell>
          <table:table-cell table:formula="of:=VLOOKUP([.B564];[$Продукция.A:.E]; 2; 0)" office:value-type="string" office:string-value="стул для пианино" calcext:value-type="string">
            <text:p>стул для пианино</text:p>
          </table:table-cell>
          <table:table-cell table:formula="of:=VLOOKUP([.C564];[$Материал.A:.D]; 2; 0)" office:value-type="string" office:string-value="дерево" calcext:value-type="string">
            <text:p>дерево</text:p>
          </table:table-cell>
          <table:table-cell table:formula="of:=VLOOKUP([.C56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0</text:p>
          </table:table-cell>
          <table:table-cell office:value-type="float" office:value="186" calcext:value-type="float">
            <text:p>186</text:p>
          </table:table-cell>
          <table:table-cell office:value-type="float" office:value="586" calcext:value-type="float">
            <text:p>586</text:p>
          </table:table-cell>
          <table:table-cell table:formula="of:=[.D565]*[.E565]" office:value-type="float" office:value="108996" calcext:value-type="float">
            <text:p>108996</text:p>
          </table:table-cell>
          <table:table-cell table:formula="of:=VLOOKUP([.B565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565];[$Материал.A:.D]; 2; 0)" office:value-type="string" office:string-value="фанера" calcext:value-type="string">
            <text:p>фанера</text:p>
          </table:table-cell>
          <table:table-cell table:formula="of:=VLOOKUP([.C56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5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7</text:p>
          </table:table-cell>
          <table:table-cell office:value-type="float" office:value="190" calcext:value-type="float">
            <text:p>190</text:p>
          </table:table-cell>
          <table:table-cell office:value-type="float" office:value="1177" calcext:value-type="float">
            <text:p>1177</text:p>
          </table:table-cell>
          <table:table-cell table:formula="of:=[.D566]*[.E566]" office:value-type="float" office:value="223630" calcext:value-type="float">
            <text:p>223630</text:p>
          </table:table-cell>
          <table:table-cell table:formula="of:=VLOOKUP([.B566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566];[$Материал.A:.D]; 2; 0)" office:value-type="string" office:string-value="дерево" calcext:value-type="string">
            <text:p>дерево</text:p>
          </table:table-cell>
          <table:table-cell table:formula="of:=VLOOKUP([.C566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6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8</text:p>
          </table:table-cell>
          <table:table-cell office:value-type="float" office:value="154" calcext:value-type="float">
            <text:p>154</text:p>
          </table:table-cell>
          <table:table-cell office:value-type="float" office:value="503" calcext:value-type="float">
            <text:p>503</text:p>
          </table:table-cell>
          <table:table-cell table:formula="of:=[.D567]*[.E567]" office:value-type="float" office:value="77462" calcext:value-type="float">
            <text:p>77462</text:p>
          </table:table-cell>
          <table:table-cell table:formula="of:=VLOOKUP([.B567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567];[$Материал.A:.D]; 2; 0)" office:value-type="string" office:string-value="дерево" calcext:value-type="string">
            <text:p>дерево</text:p>
          </table:table-cell>
          <table:table-cell table:formula="of:=VLOOKUP([.C56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7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3</text:p>
          </table:table-cell>
          <table:table-cell office:value-type="float" office:value="97" calcext:value-type="float">
            <text:p>97</text:p>
          </table:table-cell>
          <table:table-cell office:value-type="float" office:value="893" calcext:value-type="float">
            <text:p>893</text:p>
          </table:table-cell>
          <table:table-cell table:formula="of:=[.D568]*[.E568]" office:value-type="float" office:value="86621" calcext:value-type="float">
            <text:p>86621</text:p>
          </table:table-cell>
          <table:table-cell table:formula="of:=VLOOKUP([.B568];[$Продукция.A:.E]; 2; 0)" office:value-type="string" office:string-value="вешалка" calcext:value-type="string">
            <text:p>вешалка</text:p>
          </table:table-cell>
          <table:table-cell table:formula="of:=VLOOKUP([.C568];[$Материал.A:.D]; 2; 0)" office:value-type="string" office:string-value="стекло" calcext:value-type="string">
            <text:p>стекло</text:p>
          </table:table-cell>
          <table:table-cell table:formula="of:=VLOOKUP([.C56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8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1</text:p>
          </table:table-cell>
          <table:table-cell office:value-type="float" office:value="72" calcext:value-type="float">
            <text:p>72</text:p>
          </table:table-cell>
          <table:table-cell office:value-type="float" office:value="1181" calcext:value-type="float">
            <text:p>1181</text:p>
          </table:table-cell>
          <table:table-cell table:formula="of:=[.D569]*[.E569]" office:value-type="float" office:value="85032" calcext:value-type="float">
            <text:p>85032</text:p>
          </table:table-cell>
          <table:table-cell table:formula="of:=VLOOKUP([.B569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569];[$Материал.A:.D]; 2; 0)" office:value-type="string" office:string-value="металл" calcext:value-type="string">
            <text:p>металл</text:p>
          </table:table-cell>
          <table:table-cell table:formula="of:=VLOOKUP([.C56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69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0</text:p>
          </table:table-cell>
          <table:table-cell office:value-type="float" office:value="75" calcext:value-type="float">
            <text:p>75</text:p>
          </table:table-cell>
          <table:table-cell office:value-type="float" office:value="1058" calcext:value-type="float">
            <text:p>1058</text:p>
          </table:table-cell>
          <table:table-cell table:formula="of:=[.D570]*[.E570]" office:value-type="float" office:value="79350" calcext:value-type="float">
            <text:p>79350</text:p>
          </table:table-cell>
          <table:table-cell table:formula="of:=VLOOKUP([.B570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570];[$Материал.A:.D]; 2; 0)" office:value-type="string" office:string-value="фанера" calcext:value-type="string">
            <text:p>фанера</text:p>
          </table:table-cell>
          <table:table-cell table:formula="of:=VLOOKUP([.C57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0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32</text:p>
          </table:table-cell>
          <table:table-cell office:value-type="float" office:value="144" calcext:value-type="float">
            <text:p>144</text:p>
          </table:table-cell>
          <table:table-cell office:value-type="float" office:value="707" calcext:value-type="float">
            <text:p>707</text:p>
          </table:table-cell>
          <table:table-cell table:formula="of:=[.D571]*[.E571]" office:value-type="float" office:value="101808" calcext:value-type="float">
            <text:p>101808</text:p>
          </table:table-cell>
          <table:table-cell table:formula="of:=VLOOKUP([.B571];[$Продукция.A:.E]; 2; 0)" office:value-type="string" office:string-value="стул" calcext:value-type="string">
            <text:p>стул</text:p>
          </table:table-cell>
          <table:table-cell table:formula="of:=VLOOKUP([.C571];[$Материал.A:.D]; 2; 0)" office:value-type="string" office:string-value="фанера" calcext:value-type="string">
            <text:p>фанера</text:p>
          </table:table-cell>
          <table:table-cell table:formula="of:=VLOOKUP([.C57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1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7</text:p>
          </table:table-cell>
          <table:table-cell office:value-type="float" office:value="112" calcext:value-type="float">
            <text:p>112</text:p>
          </table:table-cell>
          <table:table-cell office:value-type="float" office:value="1424" calcext:value-type="float">
            <text:p>1424</text:p>
          </table:table-cell>
          <table:table-cell table:formula="of:=[.D572]*[.E572]" office:value-type="float" office:value="159488" calcext:value-type="float">
            <text:p>159488</text:p>
          </table:table-cell>
          <table:table-cell table:formula="of:=VLOOKUP([.B572];[$Продукция.A:.E]; 2; 0)" office:value-type="string" office:string-value="гамак" calcext:value-type="string">
            <text:p>гамак</text:p>
          </table:table-cell>
          <table:table-cell table:formula="of:=VLOOKUP([.C572];[$Материал.A:.D]; 2; 0)" office:value-type="string" office:string-value="дерево" calcext:value-type="string">
            <text:p>дерево</text:p>
          </table:table-cell>
          <table:table-cell table:formula="of:=VLOOKUP([.C57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2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3</text:p>
          </table:table-cell>
          <table:table-cell office:value-type="float" office:value="140" calcext:value-type="float">
            <text:p>140</text:p>
          </table:table-cell>
          <table:table-cell office:value-type="float" office:value="672" calcext:value-type="float">
            <text:p>672</text:p>
          </table:table-cell>
          <table:table-cell table:formula="of:=[.D573]*[.E573]" office:value-type="float" office:value="94080" calcext:value-type="float">
            <text:p>94080</text:p>
          </table:table-cell>
          <table:table-cell table:formula="of:=VLOOKUP([.B573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573];[$Материал.A:.D]; 2; 0)" office:value-type="string" office:string-value="стекло" calcext:value-type="string">
            <text:p>стекло</text:p>
          </table:table-cell>
          <table:table-cell table:formula="of:=VLOOKUP([.C57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3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5</text:p>
          </table:table-cell>
          <table:table-cell office:value-type="float" office:value="150" calcext:value-type="float">
            <text:p>150</text:p>
          </table:table-cell>
          <table:table-cell office:value-type="float" office:value="1142" calcext:value-type="float">
            <text:p>1142</text:p>
          </table:table-cell>
          <table:table-cell table:formula="of:=[.D574]*[.E574]" office:value-type="float" office:value="171300" calcext:value-type="float">
            <text:p>171300</text:p>
          </table:table-cell>
          <table:table-cell table:formula="of:=VLOOKUP([.B574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574];[$Материал.A:.D]; 2; 0)" office:value-type="string" office:string-value="дерево" calcext:value-type="string">
            <text:p>дерево</text:p>
          </table:table-cell>
          <table:table-cell table:formula="of:=VLOOKUP([.C57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4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30</text:p>
          </table:table-cell>
          <table:table-cell office:value-type="float" office:value="161" calcext:value-type="float">
            <text:p>161</text:p>
          </table:table-cell>
          <table:table-cell office:value-type="float" office:value="1431" calcext:value-type="float">
            <text:p>1431</text:p>
          </table:table-cell>
          <table:table-cell table:formula="of:=[.D575]*[.E575]" office:value-type="float" office:value="230391" calcext:value-type="float">
            <text:p>230391</text:p>
          </table:table-cell>
          <table:table-cell table:formula="of:=VLOOKUP([.B575];[$Продукция.A:.E]; 2; 0)" office:value-type="string" office:string-value="стул" calcext:value-type="string">
            <text:p>стул</text:p>
          </table:table-cell>
          <table:table-cell table:formula="of:=VLOOKUP([.C575];[$Материал.A:.D]; 2; 0)" office:value-type="string" office:string-value="фанера" calcext:value-type="string">
            <text:p>фанера</text:p>
          </table:table-cell>
          <table:table-cell table:formula="of:=VLOOKUP([.C57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5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42</text:p>
          </table:table-cell>
          <table:table-cell office:value-type="float" office:value="88" calcext:value-type="float">
            <text:p>88</text:p>
          </table:table-cell>
          <table:table-cell office:value-type="float" office:value="1371" calcext:value-type="float">
            <text:p>1371</text:p>
          </table:table-cell>
          <table:table-cell table:formula="of:=[.D576]*[.E576]" office:value-type="float" office:value="120648" calcext:value-type="float">
            <text:p>120648</text:p>
          </table:table-cell>
          <table:table-cell table:formula="of:=VLOOKUP([.B576];[$Продукция.A:.E]; 2; 0)" office:value-type="string" office:string-value="лавка" calcext:value-type="string">
            <text:p>лавка</text:p>
          </table:table-cell>
          <table:table-cell table:formula="of:=VLOOKUP([.C576];[$Материал.A:.D]; 2; 0)" office:value-type="string" office:string-value="дерево" calcext:value-type="string">
            <text:p>дерево</text:p>
          </table:table-cell>
          <table:table-cell table:formula="of:=VLOOKUP([.C57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9</text:p>
          </table:table-cell>
          <table:table-cell office:value-type="float" office:value="61" calcext:value-type="float">
            <text:p>61</text:p>
          </table:table-cell>
          <table:table-cell office:value-type="float" office:value="911" calcext:value-type="float">
            <text:p>911</text:p>
          </table:table-cell>
          <table:table-cell table:formula="of:=[.D577]*[.E577]" office:value-type="float" office:value="55571" calcext:value-type="float">
            <text:p>55571</text:p>
          </table:table-cell>
          <table:table-cell table:formula="of:=VLOOKUP([.B577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577];[$Материал.A:.D]; 2; 0)" office:value-type="string" office:string-value="металл" calcext:value-type="string">
            <text:p>металл</text:p>
          </table:table-cell>
          <table:table-cell table:formula="of:=VLOOKUP([.C57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7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2</text:p>
          </table:table-cell>
          <table:table-cell office:value-type="float" office:value="105" calcext:value-type="float">
            <text:p>105</text:p>
          </table:table-cell>
          <table:table-cell office:value-type="float" office:value="1132" calcext:value-type="float">
            <text:p>1132</text:p>
          </table:table-cell>
          <table:table-cell table:formula="of:=[.D578]*[.E578]" office:value-type="float" office:value="118860" calcext:value-type="float">
            <text:p>118860</text:p>
          </table:table-cell>
          <table:table-cell table:formula="of:=VLOOKUP([.B578];[$Продукция.A:.E]; 2; 0)" office:value-type="string" office:string-value="бар" calcext:value-type="string">
            <text:p>бар</text:p>
          </table:table-cell>
          <table:table-cell table:formula="of:=VLOOKUP([.C578];[$Материал.A:.D]; 2; 0)" office:value-type="string" office:string-value="дерево" calcext:value-type="string">
            <text:p>дерево</text:p>
          </table:table-cell>
          <table:table-cell table:formula="of:=VLOOKUP([.C57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8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8</text:p>
          </table:table-cell>
          <table:table-cell office:value-type="float" office:value="109" calcext:value-type="float">
            <text:p>109</text:p>
          </table:table-cell>
          <table:table-cell office:value-type="float" office:value="1424" calcext:value-type="float">
            <text:p>1424</text:p>
          </table:table-cell>
          <table:table-cell table:formula="of:=[.D579]*[.E579]" office:value-type="float" office:value="155216" calcext:value-type="float">
            <text:p>155216</text:p>
          </table:table-cell>
          <table:table-cell table:formula="of:=VLOOKUP([.B579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579];[$Материал.A:.D]; 2; 0)" office:value-type="string" office:string-value="дерево" calcext:value-type="string">
            <text:p>дерево</text:p>
          </table:table-cell>
          <table:table-cell table:formula="of:=VLOOKUP([.C57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79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5</text:p>
          </table:table-cell>
          <table:table-cell office:value-type="float" office:value="167" calcext:value-type="float">
            <text:p>167</text:p>
          </table:table-cell>
          <table:table-cell office:value-type="float" office:value="1225" calcext:value-type="float">
            <text:p>1225</text:p>
          </table:table-cell>
          <table:table-cell table:formula="of:=[.D580]*[.E580]" office:value-type="float" office:value="204575" calcext:value-type="float">
            <text:p>204575</text:p>
          </table:table-cell>
          <table:table-cell table:formula="of:=VLOOKUP([.B580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580];[$Материал.A:.D]; 2; 0)" office:value-type="string" office:string-value="дерево" calcext:value-type="string">
            <text:p>дерево</text:p>
          </table:table-cell>
          <table:table-cell table:formula="of:=VLOOKUP([.C580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0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1</text:p>
          </table:table-cell>
          <table:table-cell office:value-type="float" office:value="98" calcext:value-type="float">
            <text:p>98</text:p>
          </table:table-cell>
          <table:table-cell office:value-type="float" office:value="674" calcext:value-type="float">
            <text:p>674</text:p>
          </table:table-cell>
          <table:table-cell table:formula="of:=[.D581]*[.E581]" office:value-type="float" office:value="66052" calcext:value-type="float">
            <text:p>66052</text:p>
          </table:table-cell>
          <table:table-cell table:formula="of:=VLOOKUP([.B581];[$Продукция.A:.E]; 2; 0)" office:value-type="string" office:string-value="полукресло" calcext:value-type="string">
            <text:p>полукресло</text:p>
          </table:table-cell>
          <table:table-cell table:formula="of:=VLOOKUP([.C581];[$Материал.A:.D]; 2; 0)" office:value-type="string" office:string-value="дерево" calcext:value-type="string">
            <text:p>дерево</text:p>
          </table:table-cell>
          <table:table-cell table:formula="of:=VLOOKUP([.C58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1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3</text:p>
          </table:table-cell>
          <table:table-cell office:value-type="float" office:value="141" calcext:value-type="float">
            <text:p>141</text:p>
          </table:table-cell>
          <table:table-cell office:value-type="float" office:value="1125" calcext:value-type="float">
            <text:p>1125</text:p>
          </table:table-cell>
          <table:table-cell table:formula="of:=[.D582]*[.E582]" office:value-type="float" office:value="158625" calcext:value-type="float">
            <text:p>158625</text:p>
          </table:table-cell>
          <table:table-cell table:formula="of:=VLOOKUP([.B582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582];[$Материал.A:.D]; 2; 0)" office:value-type="string" office:string-value="стекло" calcext:value-type="string">
            <text:p>стекло</text:p>
          </table:table-cell>
          <table:table-cell table:formula="of:=VLOOKUP([.C58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2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7</text:p>
          </table:table-cell>
          <table:table-cell office:value-type="float" office:value="74" calcext:value-type="float">
            <text:p>74</text:p>
          </table:table-cell>
          <table:table-cell office:value-type="float" office:value="997" calcext:value-type="float">
            <text:p>997</text:p>
          </table:table-cell>
          <table:table-cell table:formula="of:=[.D583]*[.E583]" office:value-type="float" office:value="73778" calcext:value-type="float">
            <text:p>73778</text:p>
          </table:table-cell>
          <table:table-cell table:formula="of:=VLOOKUP([.B583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583];[$Материал.A:.D]; 2; 0)" office:value-type="string" office:string-value="дерево" calcext:value-type="string">
            <text:p>дерево</text:p>
          </table:table-cell>
          <table:table-cell table:formula="of:=VLOOKUP([.C58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3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9</text:p>
          </table:table-cell>
          <table:table-cell office:value-type="float" office:value="79" calcext:value-type="float">
            <text:p>79</text:p>
          </table:table-cell>
          <table:table-cell office:value-type="float" office:value="982" calcext:value-type="float">
            <text:p>982</text:p>
          </table:table-cell>
          <table:table-cell table:formula="of:=[.D584]*[.E584]" office:value-type="float" office:value="77578" calcext:value-type="float">
            <text:p>77578</text:p>
          </table:table-cell>
          <table:table-cell table:formula="of:=VLOOKUP([.B584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584];[$Материал.A:.D]; 2; 0)" office:value-type="string" office:string-value="фанера" calcext:value-type="string">
            <text:p>фанера</text:p>
          </table:table-cell>
          <table:table-cell table:formula="of:=VLOOKUP([.C584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4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340" calcext:value-type="float">
            <text:p>1340</text:p>
          </table:table-cell>
          <table:table-cell table:formula="of:=[.D585]*[.E585]" office:value-type="float" office:value="85760" calcext:value-type="float">
            <text:p>85760</text:p>
          </table:table-cell>
          <table:table-cell table:formula="of:=VLOOKUP([.B585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585];[$Материал.A:.D]; 2; 0)" office:value-type="string" office:string-value="дерево" calcext:value-type="string">
            <text:p>дерево</text:p>
          </table:table-cell>
          <table:table-cell table:formula="of:=VLOOKUP([.C58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5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0</text:p>
          </table:table-cell>
          <table:table-cell office:value-type="float" office:value="92" calcext:value-type="float">
            <text:p>92</text:p>
          </table:table-cell>
          <table:table-cell office:value-type="float" office:value="1430" calcext:value-type="float">
            <text:p>1430</text:p>
          </table:table-cell>
          <table:table-cell table:formula="of:=[.D586]*[.E586]" office:value-type="float" office:value="131560" calcext:value-type="float">
            <text:p>131560</text:p>
          </table:table-cell>
          <table:table-cell table:formula="of:=VLOOKUP([.B586];[$Продукция.A:.E]; 2; 0)" office:value-type="string" office:string-value="пуф" calcext:value-type="string">
            <text:p>пуф</text:p>
          </table:table-cell>
          <table:table-cell table:formula="of:=VLOOKUP([.C586];[$Материал.A:.D]; 2; 0)" office:value-type="string" office:string-value="дерево" calcext:value-type="string">
            <text:p>дерево</text:p>
          </table:table-cell>
          <table:table-cell table:formula="of:=VLOOKUP([.C58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6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6</text:p>
          </table:table-cell>
          <table:table-cell office:value-type="float" office:value="99" calcext:value-type="float">
            <text:p>99</text:p>
          </table:table-cell>
          <table:table-cell office:value-type="float" office:value="799" calcext:value-type="float">
            <text:p>799</text:p>
          </table:table-cell>
          <table:table-cell table:formula="of:=[.D587]*[.E587]" office:value-type="float" office:value="79101" calcext:value-type="float">
            <text:p>79101</text:p>
          </table:table-cell>
          <table:table-cell table:formula="of:=VLOOKUP([.B587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587];[$Материал.A:.D]; 2; 0)" office:value-type="string" office:string-value="дерево" calcext:value-type="string">
            <text:p>дерево</text:p>
          </table:table-cell>
          <table:table-cell table:formula="of:=VLOOKUP([.C58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7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9</text:p>
          </table:table-cell>
          <table:table-cell office:value-type="float" office:value="128" calcext:value-type="float">
            <text:p>128</text:p>
          </table:table-cell>
          <table:table-cell office:value-type="float" office:value="1298" calcext:value-type="float">
            <text:p>1298</text:p>
          </table:table-cell>
          <table:table-cell table:formula="of:=[.D588]*[.E588]" office:value-type="float" office:value="166144" calcext:value-type="float">
            <text:p>166144</text:p>
          </table:table-cell>
          <table:table-cell table:formula="of:=VLOOKUP([.B588];[$Продукция.A:.E]; 2; 0)" office:value-type="string" office:string-value="кровать" calcext:value-type="string">
            <text:p>кровать</text:p>
          </table:table-cell>
          <table:table-cell table:formula="of:=VLOOKUP([.C588];[$Материал.A:.D]; 2; 0)" office:value-type="string" office:string-value="дерево" calcext:value-type="string">
            <text:p>дерево</text:p>
          </table:table-cell>
          <table:table-cell table:formula="of:=VLOOKUP([.C588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8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6</text:p>
          </table:table-cell>
          <table:table-cell office:value-type="float" office:value="136" calcext:value-type="float">
            <text:p>136</text:p>
          </table:table-cell>
          <table:table-cell office:value-type="float" office:value="819" calcext:value-type="float">
            <text:p>819</text:p>
          </table:table-cell>
          <table:table-cell table:formula="of:=[.D589]*[.E589]" office:value-type="float" office:value="111384" calcext:value-type="float">
            <text:p>111384</text:p>
          </table:table-cell>
          <table:table-cell table:formula="of:=VLOOKUP([.B589];[$Продукция.A:.E]; 2; 0)" office:value-type="string" office:string-value="софа" calcext:value-type="string">
            <text:p>софа</text:p>
          </table:table-cell>
          <table:table-cell table:formula="of:=VLOOKUP([.C589];[$Материал.A:.D]; 2; 0)" office:value-type="string" office:string-value="стекло" calcext:value-type="string">
            <text:p>стекло</text:p>
          </table:table-cell>
          <table:table-cell table:formula="of:=VLOOKUP([.C58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89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6</text:p>
          </table:table-cell>
          <table:table-cell office:value-type="float" office:value="109" calcext:value-type="float">
            <text:p>109</text:p>
          </table:table-cell>
          <table:table-cell office:value-type="float" office:value="1436" calcext:value-type="float">
            <text:p>1436</text:p>
          </table:table-cell>
          <table:table-cell table:formula="of:=[.D590]*[.E590]" office:value-type="float" office:value="156524" calcext:value-type="float">
            <text:p>156524</text:p>
          </table:table-cell>
          <table:table-cell table:formula="of:=VLOOKUP([.B590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590];[$Материал.A:.D]; 2; 0)" office:value-type="string" office:string-value="стекло" calcext:value-type="string">
            <text:p>стекло</text:p>
          </table:table-cell>
          <table:table-cell table:formula="of:=VLOOKUP([.C59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0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32</text:p>
          </table:table-cell>
          <table:table-cell office:value-type="float" office:value="67" calcext:value-type="float">
            <text:p>67</text:p>
          </table:table-cell>
          <table:table-cell office:value-type="float" office:value="1454" calcext:value-type="float">
            <text:p>1454</text:p>
          </table:table-cell>
          <table:table-cell table:formula="of:=[.D591]*[.E591]" office:value-type="float" office:value="97418" calcext:value-type="float">
            <text:p>97418</text:p>
          </table:table-cell>
          <table:table-cell table:formula="of:=VLOOKUP([.B591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591];[$Материал.A:.D]; 2; 0)" office:value-type="string" office:string-value="фанера" calcext:value-type="string">
            <text:p>фанера</text:p>
          </table:table-cell>
          <table:table-cell table:formula="of:=VLOOKUP([.C59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1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8</text:p>
          </table:table-cell>
          <table:table-cell office:value-type="float" office:value="134" calcext:value-type="float">
            <text:p>134</text:p>
          </table:table-cell>
          <table:table-cell office:value-type="float" office:value="998" calcext:value-type="float">
            <text:p>998</text:p>
          </table:table-cell>
          <table:table-cell table:formula="of:=[.D592]*[.E592]" office:value-type="float" office:value="133732" calcext:value-type="float">
            <text:p>133732</text:p>
          </table:table-cell>
          <table:table-cell table:formula="of:=VLOOKUP([.B592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592];[$Материал.A:.D]; 2; 0)" office:value-type="string" office:string-value="фанера" calcext:value-type="string">
            <text:p>фанера</text:p>
          </table:table-cell>
          <table:table-cell table:formula="of:=VLOOKUP([.C59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4</text:p>
          </table:table-cell>
          <table:table-cell office:value-type="float" office:value="189" calcext:value-type="float">
            <text:p>189</text:p>
          </table:table-cell>
          <table:table-cell office:value-type="float" office:value="928" calcext:value-type="float">
            <text:p>928</text:p>
          </table:table-cell>
          <table:table-cell table:formula="of:=[.D593]*[.E593]" office:value-type="float" office:value="175392" calcext:value-type="float">
            <text:p>175392</text:p>
          </table:table-cell>
          <table:table-cell table:formula="of:=VLOOKUP([.B593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593];[$Материал.A:.D]; 2; 0)" office:value-type="string" office:string-value="дерево" calcext:value-type="string">
            <text:p>дерево</text:p>
          </table:table-cell>
          <table:table-cell table:formula="of:=VLOOKUP([.C59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1</text:p>
          </table:table-cell>
          <table:table-cell office:value-type="float" office:value="38" calcext:value-type="float">
            <text:p>38</text:p>
          </table:table-cell>
          <table:table-cell office:value-type="float" office:value="854" calcext:value-type="float">
            <text:p>854</text:p>
          </table:table-cell>
          <table:table-cell table:formula="of:=[.D594]*[.E594]" office:value-type="float" office:value="32452" calcext:value-type="float">
            <text:p>32452</text:p>
          </table:table-cell>
          <table:table-cell table:formula="of:=VLOOKUP([.B594];[$Продукция.A:.E]; 2; 0)" office:value-type="string" office:string-value="гарнитур" calcext:value-type="string">
            <text:p>гарнитур</text:p>
          </table:table-cell>
          <table:table-cell table:formula="of:=VLOOKUP([.C594];[$Материал.A:.D]; 2; 0)" office:value-type="string" office:string-value="фанера" calcext:value-type="string">
            <text:p>фанера</text:p>
          </table:table-cell>
          <table:table-cell table:formula="of:=VLOOKUP([.C59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4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9</text:p>
          </table:table-cell>
          <table:table-cell office:value-type="float" office:value="127" calcext:value-type="float">
            <text:p>127</text:p>
          </table:table-cell>
          <table:table-cell office:value-type="float" office:value="1451" calcext:value-type="float">
            <text:p>1451</text:p>
          </table:table-cell>
          <table:table-cell table:formula="of:=[.D595]*[.E595]" office:value-type="float" office:value="184277" calcext:value-type="float">
            <text:p>184277</text:p>
          </table:table-cell>
          <table:table-cell table:formula="of:=VLOOKUP([.B595];[$Продукция.A:.E]; 2; 0)" office:value-type="string" office:string-value="вешалка" calcext:value-type="string">
            <text:p>вешалка</text:p>
          </table:table-cell>
          <table:table-cell table:formula="of:=VLOOKUP([.C595];[$Материал.A:.D]; 2; 0)" office:value-type="string" office:string-value="фанера" calcext:value-type="string">
            <text:p>фанера</text:p>
          </table:table-cell>
          <table:table-cell table:formula="of:=VLOOKUP([.C59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5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0</text:p>
          </table:table-cell>
          <table:table-cell office:value-type="float" office:value="75" calcext:value-type="float">
            <text:p>75</text:p>
          </table:table-cell>
          <table:table-cell office:value-type="float" office:value="1433" calcext:value-type="float">
            <text:p>1433</text:p>
          </table:table-cell>
          <table:table-cell table:formula="of:=[.D596]*[.E596]" office:value-type="float" office:value="107475" calcext:value-type="float">
            <text:p>107475</text:p>
          </table:table-cell>
          <table:table-cell table:formula="of:=VLOOKUP([.B596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596];[$Материал.A:.D]; 2; 0)" office:value-type="string" office:string-value="металл" calcext:value-type="string">
            <text:p>металл</text:p>
          </table:table-cell>
          <table:table-cell table:formula="of:=VLOOKUP([.C59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6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0</text:p>
          </table:table-cell>
          <table:table-cell office:value-type="float" office:value="134" calcext:value-type="float">
            <text:p>134</text:p>
          </table:table-cell>
          <table:table-cell office:value-type="float" office:value="570" calcext:value-type="float">
            <text:p>570</text:p>
          </table:table-cell>
          <table:table-cell table:formula="of:=[.D597]*[.E597]" office:value-type="float" office:value="76380" calcext:value-type="float">
            <text:p>76380</text:p>
          </table:table-cell>
          <table:table-cell table:formula="of:=VLOOKUP([.B597];[$Продукция.A:.E]; 2; 0)" office:value-type="string" office:string-value="канапе" calcext:value-type="string">
            <text:p>канапе</text:p>
          </table:table-cell>
          <table:table-cell table:formula="of:=VLOOKUP([.C597];[$Материал.A:.D]; 2; 0)" office:value-type="string" office:string-value="дерево" calcext:value-type="string">
            <text:p>дерево</text:p>
          </table:table-cell>
          <table:table-cell table:formula="of:=VLOOKUP([.C597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7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7</text:p>
          </table:table-cell>
          <table:table-cell office:value-type="float" office:value="148" calcext:value-type="float">
            <text:p>148</text:p>
          </table:table-cell>
          <table:table-cell office:value-type="float" office:value="847" calcext:value-type="float">
            <text:p>847</text:p>
          </table:table-cell>
          <table:table-cell table:formula="of:=[.D598]*[.E598]" office:value-type="float" office:value="125356" calcext:value-type="float">
            <text:p>125356</text:p>
          </table:table-cell>
          <table:table-cell table:formula="of:=VLOOKUP([.B598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598];[$Материал.A:.D]; 2; 0)" office:value-type="string" office:string-value="дерево" calcext:value-type="string">
            <text:p>дерево</text:p>
          </table:table-cell>
          <table:table-cell table:formula="of:=VLOOKUP([.C59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8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1</text:p>
          </table:table-cell>
          <table:table-cell office:value-type="float" office:value="48" calcext:value-type="float">
            <text:p>48</text:p>
          </table:table-cell>
          <table:table-cell office:value-type="float" office:value="1356" calcext:value-type="float">
            <text:p>1356</text:p>
          </table:table-cell>
          <table:table-cell table:formula="of:=[.D599]*[.E599]" office:value-type="float" office:value="65088" calcext:value-type="float">
            <text:p>65088</text:p>
          </table:table-cell>
          <table:table-cell table:formula="of:=VLOOKUP([.B599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599];[$Материал.A:.D]; 2; 0)" office:value-type="string" office:string-value="металл" calcext:value-type="string">
            <text:p>металл</text:p>
          </table:table-cell>
          <table:table-cell table:formula="of:=VLOOKUP([.C59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59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021" calcext:value-type="float">
            <text:p>1021</text:p>
          </table:table-cell>
          <table:table-cell table:formula="of:=[.D600]*[.E600]" office:value-type="float" office:value="61260" calcext:value-type="float">
            <text:p>61260</text:p>
          </table:table-cell>
          <table:table-cell table:formula="of:=VLOOKUP([.B600];[$Продукция.A:.E]; 2; 0)" office:value-type="string" office:string-value="зеркало" calcext:value-type="string">
            <text:p>зеркало</text:p>
          </table:table-cell>
          <table:table-cell table:formula="of:=VLOOKUP([.C600];[$Материал.A:.D]; 2; 0)" office:value-type="string" office:string-value="стекло" calcext:value-type="string">
            <text:p>стекло</text:p>
          </table:table-cell>
          <table:table-cell table:formula="of:=VLOOKUP([.C60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0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6</text:p>
          </table:table-cell>
          <table:table-cell office:value-type="float" office:value="190" calcext:value-type="float">
            <text:p>190</text:p>
          </table:table-cell>
          <table:table-cell office:value-type="float" office:value="1068" calcext:value-type="float">
            <text:p>1068</text:p>
          </table:table-cell>
          <table:table-cell table:formula="of:=[.D601]*[.E601]" office:value-type="float" office:value="202920" calcext:value-type="float">
            <text:p>202920</text:p>
          </table:table-cell>
          <table:table-cell table:formula="of:=VLOOKUP([.B601];[$Продукция.A:.E]; 2; 0)" office:value-type="string" office:string-value="канапе" calcext:value-type="string">
            <text:p>канапе</text:p>
          </table:table-cell>
          <table:table-cell table:formula="of:=VLOOKUP([.C601];[$Материал.A:.D]; 2; 0)" office:value-type="string" office:string-value="дерево" calcext:value-type="string">
            <text:p>дерево</text:p>
          </table:table-cell>
          <table:table-cell table:formula="of:=VLOOKUP([.C60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1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1</text:p>
          </table:table-cell>
          <table:table-cell office:value-type="float" office:value="125" calcext:value-type="float">
            <text:p>125</text:p>
          </table:table-cell>
          <table:table-cell office:value-type="float" office:value="1294" calcext:value-type="float">
            <text:p>1294</text:p>
          </table:table-cell>
          <table:table-cell table:formula="of:=[.D602]*[.E602]" office:value-type="float" office:value="161750" calcext:value-type="float">
            <text:p>161750</text:p>
          </table:table-cell>
          <table:table-cell table:formula="of:=VLOOKUP([.B602];[$Продукция.A:.E]; 2; 0)" office:value-type="string" office:string-value="вешалка" calcext:value-type="string">
            <text:p>вешалка</text:p>
          </table:table-cell>
          <table:table-cell table:formula="of:=VLOOKUP([.C602];[$Материал.A:.D]; 2; 0)" office:value-type="string" office:string-value="металл" calcext:value-type="string">
            <text:p>металл</text:p>
          </table:table-cell>
          <table:table-cell table:formula="of:=VLOOKUP([.C60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2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8</text:p>
          </table:table-cell>
          <table:table-cell office:value-type="float" office:value="118" calcext:value-type="float">
            <text:p>118</text:p>
          </table:table-cell>
          <table:table-cell office:value-type="float" office:value="819" calcext:value-type="float">
            <text:p>819</text:p>
          </table:table-cell>
          <table:table-cell table:formula="of:=[.D603]*[.E603]" office:value-type="float" office:value="96642" calcext:value-type="float">
            <text:p>96642</text:p>
          </table:table-cell>
          <table:table-cell table:formula="of:=VLOOKUP([.B603];[$Продукция.A:.E]; 2; 0)" office:value-type="string" office:string-value="канапе" calcext:value-type="string">
            <text:p>канапе</text:p>
          </table:table-cell>
          <table:table-cell table:formula="of:=VLOOKUP([.C603];[$Материал.A:.D]; 2; 0)" office:value-type="string" office:string-value="дерево" calcext:value-type="string">
            <text:p>дерево</text:p>
          </table:table-cell>
          <table:table-cell table:formula="of:=VLOOKUP([.C60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3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9</text:p>
          </table:table-cell>
          <table:table-cell office:value-type="float" office:value="104" calcext:value-type="float">
            <text:p>104</text:p>
          </table:table-cell>
          <table:table-cell office:value-type="float" office:value="638" calcext:value-type="float">
            <text:p>638</text:p>
          </table:table-cell>
          <table:table-cell table:formula="of:=[.D604]*[.E604]" office:value-type="float" office:value="66352" calcext:value-type="float">
            <text:p>66352</text:p>
          </table:table-cell>
          <table:table-cell table:formula="of:=VLOOKUP([.B604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604];[$Материал.A:.D]; 2; 0)" office:value-type="string" office:string-value="фанера" calcext:value-type="string">
            <text:p>фанера</text:p>
          </table:table-cell>
          <table:table-cell table:formula="of:=VLOOKUP([.C604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4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8</text:p>
          </table:table-cell>
          <table:table-cell office:value-type="float" office:value="28" calcext:value-type="float">
            <text:p>28</text:p>
          </table:table-cell>
          <table:table-cell office:value-type="float" office:value="879" calcext:value-type="float">
            <text:p>879</text:p>
          </table:table-cell>
          <table:table-cell table:formula="of:=[.D605]*[.E605]" office:value-type="float" office:value="24612" calcext:value-type="float">
            <text:p>24612</text:p>
          </table:table-cell>
          <table:table-cell table:formula="of:=VLOOKUP([.B605];[$Продукция.A:.E]; 2; 0)" office:value-type="string" office:string-value="стенка" calcext:value-type="string">
            <text:p>стенка</text:p>
          </table:table-cell>
          <table:table-cell table:formula="of:=VLOOKUP([.C605];[$Материал.A:.D]; 2; 0)" office:value-type="string" office:string-value="дерево" calcext:value-type="string">
            <text:p>дерево</text:p>
          </table:table-cell>
          <table:table-cell table:formula="of:=VLOOKUP([.C60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5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8</text:p>
          </table:table-cell>
          <table:table-cell office:value-type="float" office:value="160" calcext:value-type="float">
            <text:p>160</text:p>
          </table:table-cell>
          <table:table-cell office:value-type="float" office:value="948" calcext:value-type="float">
            <text:p>948</text:p>
          </table:table-cell>
          <table:table-cell table:formula="of:=[.D606]*[.E606]" office:value-type="float" office:value="151680" calcext:value-type="float">
            <text:p>151680</text:p>
          </table:table-cell>
          <table:table-cell table:formula="of:=VLOOKUP([.B606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606];[$Материал.A:.D]; 2; 0)" office:value-type="string" office:string-value="дерево" calcext:value-type="string">
            <text:p>дерево</text:p>
          </table:table-cell>
          <table:table-cell table:formula="of:=VLOOKUP([.C60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6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2</text:p>
          </table:table-cell>
          <table:table-cell office:value-type="float" office:value="116" calcext:value-type="float">
            <text:p>116</text:p>
          </table:table-cell>
          <table:table-cell office:value-type="float" office:value="606" calcext:value-type="float">
            <text:p>606</text:p>
          </table:table-cell>
          <table:table-cell table:formula="of:=[.D607]*[.E607]" office:value-type="float" office:value="70296" calcext:value-type="float">
            <text:p>70296</text:p>
          </table:table-cell>
          <table:table-cell table:formula="of:=VLOOKUP([.B607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607];[$Материал.A:.D]; 2; 0)" office:value-type="string" office:string-value="дерево" calcext:value-type="string">
            <text:p>дерево</text:p>
          </table:table-cell>
          <table:table-cell table:formula="of:=VLOOKUP([.C60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7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44</text:p>
          </table:table-cell>
          <table:table-cell office:value-type="float" office:value="199" calcext:value-type="float">
            <text:p>199</text:p>
          </table:table-cell>
          <table:table-cell office:value-type="float" office:value="911" calcext:value-type="float">
            <text:p>911</text:p>
          </table:table-cell>
          <table:table-cell table:formula="of:=[.D608]*[.E608]" office:value-type="float" office:value="181289" calcext:value-type="float">
            <text:p>181289</text:p>
          </table:table-cell>
          <table:table-cell table:formula="of:=VLOOKUP([.B608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608];[$Материал.A:.D]; 2; 0)" office:value-type="string" office:string-value="дерево" calcext:value-type="string">
            <text:p>дерево</text:p>
          </table:table-cell>
          <table:table-cell table:formula="of:=VLOOKUP([.C608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8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5</text:p>
          </table:table-cell>
          <table:table-cell office:value-type="float" office:value="78" calcext:value-type="float">
            <text:p>78</text:p>
          </table:table-cell>
          <table:table-cell office:value-type="float" office:value="510" calcext:value-type="float">
            <text:p>510</text:p>
          </table:table-cell>
          <table:table-cell table:formula="of:=[.D609]*[.E609]" office:value-type="float" office:value="39780" calcext:value-type="float">
            <text:p>39780</text:p>
          </table:table-cell>
          <table:table-cell table:formula="of:=VLOOKUP([.B609];[$Продукция.A:.E]; 2; 0)" office:value-type="string" office:string-value="зеркало" calcext:value-type="string">
            <text:p>зеркало</text:p>
          </table:table-cell>
          <table:table-cell table:formula="of:=VLOOKUP([.C609];[$Материал.A:.D]; 2; 0)" office:value-type="string" office:string-value="дерево" calcext:value-type="string">
            <text:p>дерево</text:p>
          </table:table-cell>
          <table:table-cell table:formula="of:=VLOOKUP([.C609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09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43</text:p>
          </table:table-cell>
          <table:table-cell office:value-type="float" office:value="112" calcext:value-type="float">
            <text:p>112</text:p>
          </table:table-cell>
          <table:table-cell office:value-type="float" office:value="1319" calcext:value-type="float">
            <text:p>1319</text:p>
          </table:table-cell>
          <table:table-cell table:formula="of:=[.D610]*[.E610]" office:value-type="float" office:value="147728" calcext:value-type="float">
            <text:p>147728</text:p>
          </table:table-cell>
          <table:table-cell table:formula="of:=VLOOKUP([.B610];[$Продукция.A:.E]; 2; 0)" office:value-type="string" office:string-value="буфет" calcext:value-type="string">
            <text:p>буфет</text:p>
          </table:table-cell>
          <table:table-cell table:formula="of:=VLOOKUP([.C610];[$Материал.A:.D]; 2; 0)" office:value-type="string" office:string-value="дерево" calcext:value-type="string">
            <text:p>дерево</text:p>
          </table:table-cell>
          <table:table-cell table:formula="of:=VLOOKUP([.C61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0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251" calcext:value-type="float">
            <text:p>1251</text:p>
          </table:table-cell>
          <table:table-cell table:formula="of:=[.D611]*[.E611]" office:value-type="float" office:value="8757" calcext:value-type="float">
            <text:p>8757</text:p>
          </table:table-cell>
          <table:table-cell table:formula="of:=VLOOKUP([.B611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611];[$Материал.A:.D]; 2; 0)" office:value-type="string" office:string-value="дерево" calcext:value-type="string">
            <text:p>дерево</text:p>
          </table:table-cell>
          <table:table-cell table:formula="of:=VLOOKUP([.C611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1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82" calcext:value-type="float">
            <text:p>882</text:p>
          </table:table-cell>
          <table:table-cell table:formula="of:=[.D612]*[.E612]" office:value-type="float" office:value="42336" calcext:value-type="float">
            <text:p>42336</text:p>
          </table:table-cell>
          <table:table-cell table:formula="of:=VLOOKUP([.B612];[$Продукция.A:.E]; 2; 0)" office:value-type="string" office:string-value="лавка" calcext:value-type="string">
            <text:p>лавка</text:p>
          </table:table-cell>
          <table:table-cell table:formula="of:=VLOOKUP([.C612];[$Материал.A:.D]; 2; 0)" office:value-type="string" office:string-value="дерево" calcext:value-type="string">
            <text:p>дерево</text:p>
          </table:table-cell>
          <table:table-cell table:formula="of:=VLOOKUP([.C61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2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095" calcext:value-type="float">
            <text:p>1095</text:p>
          </table:table-cell>
          <table:table-cell table:formula="of:=[.D613]*[.E613]" office:value-type="float" office:value="63510" calcext:value-type="float">
            <text:p>63510</text:p>
          </table:table-cell>
          <table:table-cell table:formula="of:=VLOOKUP([.B613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613];[$Материал.A:.D]; 2; 0)" office:value-type="string" office:string-value="дерево" calcext:value-type="string">
            <text:p>дерево</text:p>
          </table:table-cell>
          <table:table-cell table:formula="of:=VLOOKUP([.C613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3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1</text:p>
          </table:table-cell>
          <table:table-cell office:value-type="float" office:value="23" calcext:value-type="float">
            <text:p>23</text:p>
          </table:table-cell>
          <table:table-cell office:value-type="float" office:value="844" calcext:value-type="float">
            <text:p>844</text:p>
          </table:table-cell>
          <table:table-cell table:formula="of:=[.D614]*[.E614]" office:value-type="float" office:value="19412" calcext:value-type="float">
            <text:p>19412</text:p>
          </table:table-cell>
          <table:table-cell table:formula="of:=VLOOKUP([.B614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614];[$Материал.A:.D]; 2; 0)" office:value-type="string" office:string-value="металл" calcext:value-type="string">
            <text:p>металл</text:p>
          </table:table-cell>
          <table:table-cell table:formula="of:=VLOOKUP([.C61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4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</text:p>
          </table:table-cell>
          <table:table-cell office:value-type="float" office:value="138" calcext:value-type="float">
            <text:p>138</text:p>
          </table:table-cell>
          <table:table-cell office:value-type="float" office:value="1495" calcext:value-type="float">
            <text:p>1495</text:p>
          </table:table-cell>
          <table:table-cell table:formula="of:=[.D615]*[.E615]" office:value-type="float" office:value="206310" calcext:value-type="float">
            <text:p>206310</text:p>
          </table:table-cell>
          <table:table-cell table:formula="of:=VLOOKUP([.B615];[$Продукция.A:.E]; 2; 0)" office:value-type="string" office:string-value="гамак" calcext:value-type="string">
            <text:p>гамак</text:p>
          </table:table-cell>
          <table:table-cell table:formula="of:=VLOOKUP([.C615];[$Материал.A:.D]; 2; 0)" office:value-type="string" office:string-value="стекло" calcext:value-type="string">
            <text:p>стекло</text:p>
          </table:table-cell>
          <table:table-cell table:formula="of:=VLOOKUP([.C61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5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442" calcext:value-type="float">
            <text:p>1442</text:p>
          </table:table-cell>
          <table:table-cell table:formula="of:=[.D616]*[.E616]" office:value-type="float" office:value="47586" calcext:value-type="float">
            <text:p>47586</text:p>
          </table:table-cell>
          <table:table-cell table:formula="of:=VLOOKUP([.B616];[$Продукция.A:.E]; 2; 0)" office:value-type="string" office:string-value="гардероб" calcext:value-type="string">
            <text:p>гардероб</text:p>
          </table:table-cell>
          <table:table-cell table:formula="of:=VLOOKUP([.C616];[$Материал.A:.D]; 2; 0)" office:value-type="string" office:string-value="дерево" calcext:value-type="string">
            <text:p>дерево</text:p>
          </table:table-cell>
          <table:table-cell table:formula="of:=VLOOKUP([.C616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6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6</text:p>
          </table:table-cell>
          <table:table-cell office:value-type="float" office:value="190" calcext:value-type="float">
            <text:p>190</text:p>
          </table:table-cell>
          <table:table-cell office:value-type="float" office:value="925" calcext:value-type="float">
            <text:p>925</text:p>
          </table:table-cell>
          <table:table-cell table:formula="of:=[.D617]*[.E617]" office:value-type="float" office:value="175750" calcext:value-type="float">
            <text:p>175750</text:p>
          </table:table-cell>
          <table:table-cell table:formula="of:=VLOOKUP([.B617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617];[$Материал.A:.D]; 2; 0)" office:value-type="string" office:string-value="дерево" calcext:value-type="string">
            <text:p>дерево</text:p>
          </table:table-cell>
          <table:table-cell table:formula="of:=VLOOKUP([.C617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7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43</text:p>
          </table:table-cell>
          <table:table-cell office:value-type="float" office:value="183" calcext:value-type="float">
            <text:p>183</text:p>
          </table:table-cell>
          <table:table-cell office:value-type="float" office:value="1369" calcext:value-type="float">
            <text:p>1369</text:p>
          </table:table-cell>
          <table:table-cell table:formula="of:=[.D618]*[.E618]" office:value-type="float" office:value="250527" calcext:value-type="float">
            <text:p>250527</text:p>
          </table:table-cell>
          <table:table-cell table:formula="of:=VLOOKUP([.B618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618];[$Материал.A:.D]; 2; 0)" office:value-type="string" office:string-value="дерево" calcext:value-type="string">
            <text:p>дерево</text:p>
          </table:table-cell>
          <table:table-cell table:formula="of:=VLOOKUP([.C61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8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42</text:p>
          </table:table-cell>
          <table:table-cell office:value-type="float" office:value="200" calcext:value-type="float">
            <text:p>200</text:p>
          </table:table-cell>
          <table:table-cell office:value-type="float" office:value="1405" calcext:value-type="float">
            <text:p>1405</text:p>
          </table:table-cell>
          <table:table-cell table:formula="of:=[.D619]*[.E619]" office:value-type="float" office:value="281000" calcext:value-type="float">
            <text:p>281000</text:p>
          </table:table-cell>
          <table:table-cell table:formula="of:=VLOOKUP([.B619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619];[$Материал.A:.D]; 2; 0)" office:value-type="string" office:string-value="дерево" calcext:value-type="string">
            <text:p>дерево</text:p>
          </table:table-cell>
          <table:table-cell table:formula="of:=VLOOKUP([.C61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19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250" calcext:value-type="float">
            <text:p>1250</text:p>
          </table:table-cell>
          <table:table-cell table:formula="of:=[.D620]*[.E620]" office:value-type="float" office:value="11250" calcext:value-type="float">
            <text:p>11250</text:p>
          </table:table-cell>
          <table:table-cell table:formula="of:=VLOOKUP([.B620];[$Продукция.A:.E]; 2; 0)" office:value-type="string" office:string-value="буфет" calcext:value-type="string">
            <text:p>буфет</text:p>
          </table:table-cell>
          <table:table-cell table:formula="of:=VLOOKUP([.C620];[$Материал.A:.D]; 2; 0)" office:value-type="string" office:string-value="дерево" calcext:value-type="string">
            <text:p>дерево</text:p>
          </table:table-cell>
          <table:table-cell table:formula="of:=VLOOKUP([.C62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0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0</text:p>
          </table:table-cell>
          <table:table-cell office:value-type="float" office:value="65" calcext:value-type="float">
            <text:p>65</text:p>
          </table:table-cell>
          <table:table-cell office:value-type="float" office:value="1338" calcext:value-type="float">
            <text:p>1338</text:p>
          </table:table-cell>
          <table:table-cell table:formula="of:=[.D621]*[.E621]" office:value-type="float" office:value="86970" calcext:value-type="float">
            <text:p>86970</text:p>
          </table:table-cell>
          <table:table-cell table:formula="of:=VLOOKUP([.B621];[$Продукция.A:.E]; 2; 0)" office:value-type="string" office:string-value="стул" calcext:value-type="string">
            <text:p>стул</text:p>
          </table:table-cell>
          <table:table-cell table:formula="of:=VLOOKUP([.C621];[$Материал.A:.D]; 2; 0)" office:value-type="string" office:string-value="дерево" calcext:value-type="string">
            <text:p>дерево</text:p>
          </table:table-cell>
          <table:table-cell table:formula="of:=VLOOKUP([.C62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1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5</text:p>
          </table:table-cell>
          <table:table-cell office:value-type="float" office:value="177" calcext:value-type="float">
            <text:p>177</text:p>
          </table:table-cell>
          <table:table-cell office:value-type="float" office:value="1206" calcext:value-type="float">
            <text:p>1206</text:p>
          </table:table-cell>
          <table:table-cell table:formula="of:=[.D622]*[.E622]" office:value-type="float" office:value="213462" calcext:value-type="float">
            <text:p>213462</text:p>
          </table:table-cell>
          <table:table-cell table:formula="of:=VLOOKUP([.B622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622];[$Материал.A:.D]; 2; 0)" office:value-type="string" office:string-value="дерево" calcext:value-type="string">
            <text:p>дерево</text:p>
          </table:table-cell>
          <table:table-cell table:formula="of:=VLOOKUP([.C62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2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42</text:p>
          </table:table-cell>
          <table:table-cell office:value-type="float" office:value="186" calcext:value-type="float">
            <text:p>186</text:p>
          </table:table-cell>
          <table:table-cell office:value-type="float" office:value="1266" calcext:value-type="float">
            <text:p>1266</text:p>
          </table:table-cell>
          <table:table-cell table:formula="of:=[.D623]*[.E623]" office:value-type="float" office:value="235476" calcext:value-type="float">
            <text:p>235476</text:p>
          </table:table-cell>
          <table:table-cell table:formula="of:=VLOOKUP([.B623];[$Продукция.A:.E]; 2; 0)" office:value-type="string" office:string-value="бюро" calcext:value-type="string">
            <text:p>бюро</text:p>
          </table:table-cell>
          <table:table-cell table:formula="of:=VLOOKUP([.C623];[$Материал.A:.D]; 2; 0)" office:value-type="string" office:string-value="дерево" calcext:value-type="string">
            <text:p>дерево</text:p>
          </table:table-cell>
          <table:table-cell table:formula="of:=VLOOKUP([.C62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3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5</text:p>
          </table:table-cell>
          <table:table-cell office:value-type="float" office:value="64" calcext:value-type="float">
            <text:p>64</text:p>
          </table:table-cell>
          <table:table-cell office:value-type="float" office:value="1281" calcext:value-type="float">
            <text:p>1281</text:p>
          </table:table-cell>
          <table:table-cell table:formula="of:=[.D624]*[.E624]" office:value-type="float" office:value="81984" calcext:value-type="float">
            <text:p>81984</text:p>
          </table:table-cell>
          <table:table-cell table:formula="of:=VLOOKUP([.B624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624];[$Материал.A:.D]; 2; 0)" office:value-type="string" office:string-value="стекло" calcext:value-type="string">
            <text:p>стекло</text:p>
          </table:table-cell>
          <table:table-cell table:formula="of:=VLOOKUP([.C624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4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5</text:p>
          </table:table-cell>
          <table:table-cell office:value-type="float" office:value="183" calcext:value-type="float">
            <text:p>183</text:p>
          </table:table-cell>
          <table:table-cell office:value-type="float" office:value="793" calcext:value-type="float">
            <text:p>793</text:p>
          </table:table-cell>
          <table:table-cell table:formula="of:=[.D625]*[.E625]" office:value-type="float" office:value="145119" calcext:value-type="float">
            <text:p>145119</text:p>
          </table:table-cell>
          <table:table-cell table:formula="of:=VLOOKUP([.B625];[$Продукция.A:.E]; 2; 0)" office:value-type="string" office:string-value="зеркало" calcext:value-type="string">
            <text:p>зеркало</text:p>
          </table:table-cell>
          <table:table-cell table:formula="of:=VLOOKUP([.C625];[$Материал.A:.D]; 2; 0)" office:value-type="string" office:string-value="дерево" calcext:value-type="string">
            <text:p>дерево</text:p>
          </table:table-cell>
          <table:table-cell table:formula="of:=VLOOKUP([.C62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5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3</text:p>
          </table:table-cell>
          <table:table-cell office:value-type="float" office:value="186" calcext:value-type="float">
            <text:p>186</text:p>
          </table:table-cell>
          <table:table-cell office:value-type="float" office:value="551" calcext:value-type="float">
            <text:p>551</text:p>
          </table:table-cell>
          <table:table-cell table:formula="of:=[.D626]*[.E626]" office:value-type="float" office:value="102486" calcext:value-type="float">
            <text:p>102486</text:p>
          </table:table-cell>
          <table:table-cell table:formula="of:=VLOOKUP([.B626];[$Продукция.A:.E]; 2; 0)" office:value-type="string" office:string-value="кресло" calcext:value-type="string">
            <text:p>кресло</text:p>
          </table:table-cell>
          <table:table-cell table:formula="of:=VLOOKUP([.C626];[$Материал.A:.D]; 2; 0)" office:value-type="string" office:string-value="стекло" calcext:value-type="string">
            <text:p>стекло</text:p>
          </table:table-cell>
          <table:table-cell table:formula="of:=VLOOKUP([.C62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0</text:p>
          </table:table-cell>
          <table:table-cell office:value-type="float" office:value="64" calcext:value-type="float">
            <text:p>64</text:p>
          </table:table-cell>
          <table:table-cell office:value-type="float" office:value="1006" calcext:value-type="float">
            <text:p>1006</text:p>
          </table:table-cell>
          <table:table-cell table:formula="of:=[.D627]*[.E627]" office:value-type="float" office:value="64384" calcext:value-type="float">
            <text:p>64384</text:p>
          </table:table-cell>
          <table:table-cell table:formula="of:=VLOOKUP([.B627];[$Продукция.A:.E]; 2; 0)" office:value-type="string" office:string-value="кресло-стол" calcext:value-type="string">
            <text:p>кресло-стол</text:p>
          </table:table-cell>
          <table:table-cell table:formula="of:=VLOOKUP([.C627];[$Материал.A:.D]; 2; 0)" office:value-type="string" office:string-value="фанера" calcext:value-type="string">
            <text:p>фанера</text:p>
          </table:table-cell>
          <table:table-cell table:formula="of:=VLOOKUP([.C62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7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5</text:p>
          </table:table-cell>
          <table:table-cell office:value-type="float" office:value="4" calcext:value-type="float">
            <text:p>4</text:p>
          </table:table-cell>
          <table:table-cell office:value-type="float" office:value="831" calcext:value-type="float">
            <text:p>831</text:p>
          </table:table-cell>
          <table:table-cell table:formula="of:=[.D628]*[.E628]" office:value-type="float" office:value="3324" calcext:value-type="float">
            <text:p>3324</text:p>
          </table:table-cell>
          <table:table-cell table:formula="of:=VLOOKUP([.B628];[$Продукция.A:.E]; 2; 0)" office:value-type="string" office:string-value="кровать" calcext:value-type="string">
            <text:p>кровать</text:p>
          </table:table-cell>
          <table:table-cell table:formula="of:=VLOOKUP([.C628];[$Материал.A:.D]; 2; 0)" office:value-type="string" office:string-value="стекло" calcext:value-type="string">
            <text:p>стекло</text:p>
          </table:table-cell>
          <table:table-cell table:formula="of:=VLOOKUP([.C62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8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5</text:p>
          </table:table-cell>
          <table:table-cell office:value-type="float" office:value="120" calcext:value-type="float">
            <text:p>120</text:p>
          </table:table-cell>
          <table:table-cell office:value-type="float" office:value="596" calcext:value-type="float">
            <text:p>596</text:p>
          </table:table-cell>
          <table:table-cell table:formula="of:=[.D629]*[.E629]" office:value-type="float" office:value="71520" calcext:value-type="float">
            <text:p>71520</text:p>
          </table:table-cell>
          <table:table-cell table:formula="of:=VLOOKUP([.B629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629];[$Материал.A:.D]; 2; 0)" office:value-type="string" office:string-value="стекло" calcext:value-type="string">
            <text:p>стекло</text:p>
          </table:table-cell>
          <table:table-cell table:formula="of:=VLOOKUP([.C62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29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8</text:p>
          </table:table-cell>
          <table:table-cell office:value-type="float" office:value="130" calcext:value-type="float">
            <text:p>130</text:p>
          </table:table-cell>
          <table:table-cell office:value-type="float" office:value="1128" calcext:value-type="float">
            <text:p>1128</text:p>
          </table:table-cell>
          <table:table-cell table:formula="of:=[.D630]*[.E630]" office:value-type="float" office:value="146640" calcext:value-type="float">
            <text:p>146640</text:p>
          </table:table-cell>
          <table:table-cell table:formula="of:=VLOOKUP([.B630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630];[$Материал.A:.D]; 2; 0)" office:value-type="string" office:string-value="дерево" calcext:value-type="string">
            <text:p>дерево</text:p>
          </table:table-cell>
          <table:table-cell table:formula="of:=VLOOKUP([.C63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0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3</text:p>
          </table:table-cell>
          <table:table-cell office:value-type="float" office:value="143" calcext:value-type="float">
            <text:p>143</text:p>
          </table:table-cell>
          <table:table-cell office:value-type="float" office:value="1232" calcext:value-type="float">
            <text:p>1232</text:p>
          </table:table-cell>
          <table:table-cell table:formula="of:=[.D631]*[.E631]" office:value-type="float" office:value="176176" calcext:value-type="float">
            <text:p>176176</text:p>
          </table:table-cell>
          <table:table-cell table:formula="of:=VLOOKUP([.B631];[$Продукция.A:.E]; 2; 0)" office:value-type="string" office:string-value="стол-книжка" calcext:value-type="string">
            <text:p>стол-книжка</text:p>
          </table:table-cell>
          <table:table-cell table:formula="of:=VLOOKUP([.C631];[$Материал.A:.D]; 2; 0)" office:value-type="string" office:string-value="дерево" calcext:value-type="string">
            <text:p>дерево</text:p>
          </table:table-cell>
          <table:table-cell table:formula="of:=VLOOKUP([.C63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1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8</text:p>
          </table:table-cell>
          <table:table-cell office:value-type="float" office:value="127" calcext:value-type="float">
            <text:p>127</text:p>
          </table:table-cell>
          <table:table-cell office:value-type="float" office:value="1313" calcext:value-type="float">
            <text:p>1313</text:p>
          </table:table-cell>
          <table:table-cell table:formula="of:=[.D632]*[.E632]" office:value-type="float" office:value="166751" calcext:value-type="float">
            <text:p>166751</text:p>
          </table:table-cell>
          <table:table-cell table:formula="of:=VLOOKUP([.B632];[$Продукция.A:.E]; 2; 0)" office:value-type="string" office:string-value="стул для пианино" calcext:value-type="string">
            <text:p>стул для пианино</text:p>
          </table:table-cell>
          <table:table-cell table:formula="of:=VLOOKUP([.C632];[$Материал.A:.D]; 2; 0)" office:value-type="string" office:string-value="дерево" calcext:value-type="string">
            <text:p>дерево</text:p>
          </table:table-cell>
          <table:table-cell table:formula="of:=VLOOKUP([.C63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2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3</text:p>
          </table:table-cell>
          <table:table-cell office:value-type="float" office:value="93" calcext:value-type="float">
            <text:p>93</text:p>
          </table:table-cell>
          <table:table-cell office:value-type="float" office:value="645" calcext:value-type="float">
            <text:p>645</text:p>
          </table:table-cell>
          <table:table-cell table:formula="of:=[.D633]*[.E633]" office:value-type="float" office:value="59985" calcext:value-type="float">
            <text:p>59985</text:p>
          </table:table-cell>
          <table:table-cell table:formula="of:=VLOOKUP([.B633];[$Продукция.A:.E]; 2; 0)" office:value-type="string" office:string-value="буфет" calcext:value-type="string">
            <text:p>буфет</text:p>
          </table:table-cell>
          <table:table-cell table:formula="of:=VLOOKUP([.C633];[$Материал.A:.D]; 2; 0)" office:value-type="string" office:string-value="дерево" calcext:value-type="string">
            <text:p>дерево</text:p>
          </table:table-cell>
          <table:table-cell table:formula="of:=VLOOKUP([.C63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3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7</text:p>
          </table:table-cell>
          <table:table-cell office:value-type="float" office:value="186" calcext:value-type="float">
            <text:p>186</text:p>
          </table:table-cell>
          <table:table-cell office:value-type="float" office:value="1119" calcext:value-type="float">
            <text:p>1119</text:p>
          </table:table-cell>
          <table:table-cell table:formula="of:=[.D634]*[.E634]" office:value-type="float" office:value="208134" calcext:value-type="float">
            <text:p>208134</text:p>
          </table:table-cell>
          <table:table-cell table:formula="of:=VLOOKUP([.B634];[$Продукция.A:.E]; 2; 0)" office:value-type="string" office:string-value="полукресло" calcext:value-type="string">
            <text:p>полукресло</text:p>
          </table:table-cell>
          <table:table-cell table:formula="of:=VLOOKUP([.C634];[$Материал.A:.D]; 2; 0)" office:value-type="string" office:string-value="дерево" calcext:value-type="string">
            <text:p>дерево</text:p>
          </table:table-cell>
          <table:table-cell table:formula="of:=VLOOKUP([.C634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4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5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table:formula="of:=[.D635]*[.E635]" office:value-type="float" office:value="87040" calcext:value-type="float">
            <text:p>87040</text:p>
          </table:table-cell>
          <table:table-cell table:formula="of:=VLOOKUP([.B635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635];[$Материал.A:.D]; 2; 0)" office:value-type="string" office:string-value="стекло" calcext:value-type="string">
            <text:p>стекло</text:p>
          </table:table-cell>
          <table:table-cell table:formula="of:=VLOOKUP([.C63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5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</text:p>
          </table:table-cell>
          <table:table-cell office:value-type="float" office:value="186" calcext:value-type="float">
            <text:p>186</text:p>
          </table:table-cell>
          <table:table-cell office:value-type="float" office:value="1152" calcext:value-type="float">
            <text:p>1152</text:p>
          </table:table-cell>
          <table:table-cell table:formula="of:=[.D636]*[.E636]" office:value-type="float" office:value="214272" calcext:value-type="float">
            <text:p>214272</text:p>
          </table:table-cell>
          <table:table-cell table:formula="of:=VLOOKUP([.B636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636];[$Материал.A:.D]; 2; 0)" office:value-type="string" office:string-value="стекло" calcext:value-type="string">
            <text:p>стекло</text:p>
          </table:table-cell>
          <table:table-cell table:formula="of:=VLOOKUP([.C63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6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28</text:p>
          </table:table-cell>
          <table:table-cell office:value-type="float" office:value="56" calcext:value-type="float">
            <text:p>56</text:p>
          </table:table-cell>
          <table:table-cell office:value-type="float" office:value="912" calcext:value-type="float">
            <text:p>912</text:p>
          </table:table-cell>
          <table:table-cell table:formula="of:=[.D637]*[.E637]" office:value-type="float" office:value="51072" calcext:value-type="float">
            <text:p>51072</text:p>
          </table:table-cell>
          <table:table-cell table:formula="of:=VLOOKUP([.B637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637];[$Материал.A:.D]; 2; 0)" office:value-type="string" office:string-value="фанера" calcext:value-type="string">
            <text:p>фанера</text:p>
          </table:table-cell>
          <table:table-cell table:formula="of:=VLOOKUP([.C637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7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221" calcext:value-type="float">
            <text:p>1221</text:p>
          </table:table-cell>
          <table:table-cell table:formula="of:=[.D638]*[.E638]" office:value-type="float" office:value="67155" calcext:value-type="float">
            <text:p>67155</text:p>
          </table:table-cell>
          <table:table-cell table:formula="of:=VLOOKUP([.B638];[$Продукция.A:.E]; 2; 0)" office:value-type="string" office:string-value="гамак" calcext:value-type="string">
            <text:p>гамак</text:p>
          </table:table-cell>
          <table:table-cell table:formula="of:=VLOOKUP([.C638];[$Материал.A:.D]; 2; 0)" office:value-type="string" office:string-value="дерево" calcext:value-type="string">
            <text:p>дерево</text:p>
          </table:table-cell>
          <table:table-cell table:formula="of:=VLOOKUP([.C638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8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779" calcext:value-type="float">
            <text:p>779</text:p>
          </table:table-cell>
          <table:table-cell table:formula="of:=[.D639]*[.E639]" office:value-type="float" office:value="43624" calcext:value-type="float">
            <text:p>43624</text:p>
          </table:table-cell>
          <table:table-cell table:formula="of:=VLOOKUP([.B639];[$Продукция.A:.E]; 2; 0)" office:value-type="string" office:string-value="гарнитур" calcext:value-type="string">
            <text:p>гарнитур</text:p>
          </table:table-cell>
          <table:table-cell table:formula="of:=VLOOKUP([.C639];[$Материал.A:.D]; 2; 0)" office:value-type="string" office:string-value="дерево" calcext:value-type="string">
            <text:p>дерево</text:p>
          </table:table-cell>
          <table:table-cell table:formula="of:=VLOOKUP([.C639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3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8</text:p>
          </table:table-cell>
          <table:table-cell office:value-type="float" office:value="153" calcext:value-type="float">
            <text:p>153</text:p>
          </table:table-cell>
          <table:table-cell office:value-type="float" office:value="1495" calcext:value-type="float">
            <text:p>1495</text:p>
          </table:table-cell>
          <table:table-cell table:formula="of:=[.D640]*[.E640]" office:value-type="float" office:value="228735" calcext:value-type="float">
            <text:p>228735</text:p>
          </table:table-cell>
          <table:table-cell table:formula="of:=VLOOKUP([.B640];[$Продукция.A:.E]; 2; 0)" office:value-type="string" office:string-value="канапе" calcext:value-type="string">
            <text:p>канапе</text:p>
          </table:table-cell>
          <table:table-cell table:formula="of:=VLOOKUP([.C640];[$Материал.A:.D]; 2; 0)" office:value-type="string" office:string-value="фанера" calcext:value-type="string">
            <text:p>фанера</text:p>
          </table:table-cell>
          <table:table-cell table:formula="of:=VLOOKUP([.C64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0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242" calcext:value-type="float">
            <text:p>1242</text:p>
          </table:table-cell>
          <table:table-cell table:formula="of:=[.D641]*[.E641]" office:value-type="float" office:value="53406" calcext:value-type="float">
            <text:p>53406</text:p>
          </table:table-cell>
          <table:table-cell table:formula="of:=VLOOKUP([.B641];[$Продукция.A:.E]; 2; 0)" office:value-type="string" office:string-value="столик" calcext:value-type="string">
            <text:p>столик</text:p>
          </table:table-cell>
          <table:table-cell table:formula="of:=VLOOKUP([.C641];[$Материал.A:.D]; 2; 0)" office:value-type="string" office:string-value="дерево" calcext:value-type="string">
            <text:p>дерево</text:p>
          </table:table-cell>
          <table:table-cell table:formula="of:=VLOOKUP([.C64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1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</text:p>
          </table:table-cell>
          <table:table-cell office:value-type="float" office:value="153" calcext:value-type="float">
            <text:p>153</text:p>
          </table:table-cell>
          <table:table-cell office:value-type="float" office:value="612" calcext:value-type="float">
            <text:p>612</text:p>
          </table:table-cell>
          <table:table-cell table:formula="of:=[.D642]*[.E642]" office:value-type="float" office:value="93636" calcext:value-type="float">
            <text:p>93636</text:p>
          </table:table-cell>
          <table:table-cell table:formula="of:=VLOOKUP([.B642];[$Продукция.A:.E]; 2; 0)" office:value-type="string" office:string-value="кресло" calcext:value-type="string">
            <text:p>кресло</text:p>
          </table:table-cell>
          <table:table-cell table:formula="of:=VLOOKUP([.C642];[$Материал.A:.D]; 2; 0)" office:value-type="string" office:string-value="стекло" calcext:value-type="string">
            <text:p>стекло</text:p>
          </table:table-cell>
          <table:table-cell table:formula="of:=VLOOKUP([.C64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</text:p>
          </table:table-cell>
          <table:table-cell office:value-type="float" office:value="182" calcext:value-type="float">
            <text:p>182</text:p>
          </table:table-cell>
          <table:table-cell office:value-type="float" office:value="1029" calcext:value-type="float">
            <text:p>1029</text:p>
          </table:table-cell>
          <table:table-cell table:formula="of:=[.D643]*[.E643]" office:value-type="float" office:value="187278" calcext:value-type="float">
            <text:p>187278</text:p>
          </table:table-cell>
          <table:table-cell table:formula="of:=VLOOKUP([.B643];[$Продукция.A:.E]; 2; 0)" office:value-type="string" office:string-value="вешалка" calcext:value-type="string">
            <text:p>вешалка</text:p>
          </table:table-cell>
          <table:table-cell table:formula="of:=VLOOKUP([.C643];[$Материал.A:.D]; 2; 0)" office:value-type="string" office:string-value="стекло" calcext:value-type="string">
            <text:p>стекло</text:p>
          </table:table-cell>
          <table:table-cell table:formula="of:=VLOOKUP([.C64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3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1</text:p>
          </table:table-cell>
          <table:table-cell office:value-type="float" office:value="174" calcext:value-type="float">
            <text:p>174</text:p>
          </table:table-cell>
          <table:table-cell office:value-type="float" office:value="871" calcext:value-type="float">
            <text:p>871</text:p>
          </table:table-cell>
          <table:table-cell table:formula="of:=[.D644]*[.E644]" office:value-type="float" office:value="151554" calcext:value-type="float">
            <text:p>151554</text:p>
          </table:table-cell>
          <table:table-cell table:formula="of:=VLOOKUP([.B644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644];[$Материал.A:.D]; 2; 0)" office:value-type="string" office:string-value="дерево" calcext:value-type="string">
            <text:p>дерево</text:p>
          </table:table-cell>
          <table:table-cell table:formula="of:=VLOOKUP([.C64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4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5</text:p>
          </table:table-cell>
          <table:table-cell office:value-type="float" office:value="127" calcext:value-type="float">
            <text:p>127</text:p>
          </table:table-cell>
          <table:table-cell office:value-type="float" office:value="866" calcext:value-type="float">
            <text:p>866</text:p>
          </table:table-cell>
          <table:table-cell table:formula="of:=[.D645]*[.E645]" office:value-type="float" office:value="109982" calcext:value-type="float">
            <text:p>109982</text:p>
          </table:table-cell>
          <table:table-cell table:formula="of:=VLOOKUP([.B645];[$Продукция.A:.E]; 2; 0)" office:value-type="string" office:string-value="стол-тумба" calcext:value-type="string">
            <text:p>стол-тумба</text:p>
          </table:table-cell>
          <table:table-cell table:formula="of:=VLOOKUP([.C645];[$Материал.A:.D]; 2; 0)" office:value-type="string" office:string-value="дерево" calcext:value-type="string">
            <text:p>дерево</text:p>
          </table:table-cell>
          <table:table-cell table:formula="of:=VLOOKUP([.C645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5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5</text:p>
          </table:table-cell>
          <table:table-cell office:value-type="float" office:value="136" calcext:value-type="float">
            <text:p>136</text:p>
          </table:table-cell>
          <table:table-cell office:value-type="float" office:value="1205" calcext:value-type="float">
            <text:p>1205</text:p>
          </table:table-cell>
          <table:table-cell table:formula="of:=[.D646]*[.E646]" office:value-type="float" office:value="163880" calcext:value-type="float">
            <text:p>163880</text:p>
          </table:table-cell>
          <table:table-cell table:formula="of:=VLOOKUP([.B646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646];[$Материал.A:.D]; 2; 0)" office:value-type="string" office:string-value="стекло" calcext:value-type="string">
            <text:p>стекло</text:p>
          </table:table-cell>
          <table:table-cell table:formula="of:=VLOOKUP([.C64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6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9</text:p>
          </table:table-cell>
          <table:table-cell office:value-type="float" office:value="88" calcext:value-type="float">
            <text:p>88</text:p>
          </table:table-cell>
          <table:table-cell office:value-type="float" office:value="1439" calcext:value-type="float">
            <text:p>1439</text:p>
          </table:table-cell>
          <table:table-cell table:formula="of:=[.D647]*[.E647]" office:value-type="float" office:value="126632" calcext:value-type="float">
            <text:p>126632</text:p>
          </table:table-cell>
          <table:table-cell table:formula="of:=VLOOKUP([.B647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647];[$Материал.A:.D]; 2; 0)" office:value-type="string" office:string-value="металл" calcext:value-type="string">
            <text:p>металл</text:p>
          </table:table-cell>
          <table:table-cell table:formula="of:=VLOOKUP([.C64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7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41</text:p>
          </table:table-cell>
          <table:table-cell office:value-type="float" office:value="27" calcext:value-type="float">
            <text:p>27</text:p>
          </table:table-cell>
          <table:table-cell office:value-type="float" office:value="1362" calcext:value-type="float">
            <text:p>1362</text:p>
          </table:table-cell>
          <table:table-cell table:formula="of:=[.D648]*[.E648]" office:value-type="float" office:value="36774" calcext:value-type="float">
            <text:p>36774</text:p>
          </table:table-cell>
          <table:table-cell table:formula="of:=VLOOKUP([.B648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648];[$Материал.A:.D]; 2; 0)" office:value-type="string" office:string-value="дерево" calcext:value-type="string">
            <text:p>дерево</text:p>
          </table:table-cell>
          <table:table-cell table:formula="of:=VLOOKUP([.C64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8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7</text:p>
          </table:table-cell>
          <table:table-cell office:value-type="float" office:value="166" calcext:value-type="float">
            <text:p>166</text:p>
          </table:table-cell>
          <table:table-cell office:value-type="float" office:value="1361" calcext:value-type="float">
            <text:p>1361</text:p>
          </table:table-cell>
          <table:table-cell table:formula="of:=[.D649]*[.E649]" office:value-type="float" office:value="225926" calcext:value-type="float">
            <text:p>225926</text:p>
          </table:table-cell>
          <table:table-cell table:formula="of:=VLOOKUP([.B649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649];[$Материал.A:.D]; 2; 0)" office:value-type="string" office:string-value="дерево" calcext:value-type="string">
            <text:p>дерево</text:p>
          </table:table-cell>
          <table:table-cell table:formula="of:=VLOOKUP([.C64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49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table:formula="of:=[.D650]*[.E650]" office:value-type="float" office:value="34706" calcext:value-type="float">
            <text:p>34706</text:p>
          </table:table-cell>
          <table:table-cell table:formula="of:=VLOOKUP([.B650];[$Продукция.A:.E]; 2; 0)" office:value-type="string" office:string-value="полукресло" calcext:value-type="string">
            <text:p>полукресло</text:p>
          </table:table-cell>
          <table:table-cell table:formula="of:=VLOOKUP([.C650];[$Материал.A:.D]; 2; 0)" office:value-type="string" office:string-value="стекло" calcext:value-type="string">
            <text:p>стекло</text:p>
          </table:table-cell>
          <table:table-cell table:formula="of:=VLOOKUP([.C65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0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084" calcext:value-type="float">
            <text:p>1084</text:p>
          </table:table-cell>
          <table:table-cell table:formula="of:=[.D651]*[.E651]" office:value-type="float" office:value="28184" calcext:value-type="float">
            <text:p>28184</text:p>
          </table:table-cell>
          <table:table-cell table:formula="of:=VLOOKUP([.B651];[$Продукция.A:.E]; 2; 0)" office:value-type="string" office:string-value="кресло-стол" calcext:value-type="string">
            <text:p>кресло-стол</text:p>
          </table:table-cell>
          <table:table-cell table:formula="of:=VLOOKUP([.C651];[$Материал.A:.D]; 2; 0)" office:value-type="string" office:string-value="дерево" calcext:value-type="string">
            <text:p>дерево</text:p>
          </table:table-cell>
          <table:table-cell table:formula="of:=VLOOKUP([.C65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1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table:formula="of:=[.D652]*[.E652]" office:value-type="float" office:value="43380" calcext:value-type="float">
            <text:p>43380</text:p>
          </table:table-cell>
          <table:table-cell table:formula="of:=VLOOKUP([.B652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652];[$Материал.A:.D]; 2; 0)" office:value-type="string" office:string-value="дерево" calcext:value-type="string">
            <text:p>дерево</text:p>
          </table:table-cell>
          <table:table-cell table:formula="of:=VLOOKUP([.C65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2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44</text:p>
          </table:table-cell>
          <table:table-cell office:value-type="float" office:value="181" calcext:value-type="float">
            <text:p>181</text:p>
          </table:table-cell>
          <table:table-cell office:value-type="float" office:value="1341" calcext:value-type="float">
            <text:p>1341</text:p>
          </table:table-cell>
          <table:table-cell table:formula="of:=[.D653]*[.E653]" office:value-type="float" office:value="242721" calcext:value-type="float">
            <text:p>242721</text:p>
          </table:table-cell>
          <table:table-cell table:formula="of:=VLOOKUP([.B653];[$Продукция.A:.E]; 2; 0)" office:value-type="string" office:string-value="бюро" calcext:value-type="string">
            <text:p>бюро</text:p>
          </table:table-cell>
          <table:table-cell table:formula="of:=VLOOKUP([.C653];[$Материал.A:.D]; 2; 0)" office:value-type="string" office:string-value="дерево" calcext:value-type="string">
            <text:p>дерево</text:p>
          </table:table-cell>
          <table:table-cell table:formula="of:=VLOOKUP([.C653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3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</text:p>
          </table:table-cell>
          <table:table-cell office:value-type="float" office:value="74" calcext:value-type="float">
            <text:p>74</text:p>
          </table:table-cell>
          <table:table-cell office:value-type="float" office:value="537" calcext:value-type="float">
            <text:p>537</text:p>
          </table:table-cell>
          <table:table-cell table:formula="of:=[.D654]*[.E654]" office:value-type="float" office:value="39738" calcext:value-type="float">
            <text:p>39738</text:p>
          </table:table-cell>
          <table:table-cell table:formula="of:=VLOOKUP([.B654];[$Продукция.A:.E]; 2; 0)" office:value-type="string" office:string-value="софа" calcext:value-type="string">
            <text:p>софа</text:p>
          </table:table-cell>
          <table:table-cell table:formula="of:=VLOOKUP([.C654];[$Материал.A:.D]; 2; 0)" office:value-type="string" office:string-value="стекло" calcext:value-type="string">
            <text:p>стекло</text:p>
          </table:table-cell>
          <table:table-cell table:formula="of:=VLOOKUP([.C65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4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3</text:p>
          </table:table-cell>
          <table:table-cell office:value-type="float" office:value="52" calcext:value-type="float">
            <text:p>52</text:p>
          </table:table-cell>
          <table:table-cell office:value-type="float" office:value="1124" calcext:value-type="float">
            <text:p>1124</text:p>
          </table:table-cell>
          <table:table-cell table:formula="of:=[.D655]*[.E655]" office:value-type="float" office:value="58448" calcext:value-type="float">
            <text:p>58448</text:p>
          </table:table-cell>
          <table:table-cell table:formula="of:=VLOOKUP([.B655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655];[$Материал.A:.D]; 2; 0)" office:value-type="string" office:string-value="стекло" calcext:value-type="string">
            <text:p>стекло</text:p>
          </table:table-cell>
          <table:table-cell table:formula="of:=VLOOKUP([.C65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5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6</text:p>
          </table:table-cell>
          <table:table-cell office:value-type="float" office:value="87" calcext:value-type="float">
            <text:p>87</text:p>
          </table:table-cell>
          <table:table-cell office:value-type="float" office:value="1103" calcext:value-type="float">
            <text:p>1103</text:p>
          </table:table-cell>
          <table:table-cell table:formula="of:=[.D656]*[.E656]" office:value-type="float" office:value="95961" calcext:value-type="float">
            <text:p>95961</text:p>
          </table:table-cell>
          <table:table-cell table:formula="of:=VLOOKUP([.B656];[$Продукция.A:.E]; 2; 0)" office:value-type="string" office:string-value="бюро" calcext:value-type="string">
            <text:p>бюро</text:p>
          </table:table-cell>
          <table:table-cell table:formula="of:=VLOOKUP([.C656];[$Материал.A:.D]; 2; 0)" office:value-type="string" office:string-value="дерево" calcext:value-type="string">
            <text:p>дерево</text:p>
          </table:table-cell>
          <table:table-cell table:formula="of:=VLOOKUP([.C65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6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7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  <table:table-cell table:formula="of:=[.D657]*[.E657]" office:value-type="float" office:value="3102" calcext:value-type="float">
            <text:p>3102</text:p>
          </table:table-cell>
          <table:table-cell table:formula="of:=VLOOKUP([.B657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657];[$Материал.A:.D]; 2; 0)" office:value-type="string" office:string-value="стекло" calcext:value-type="string">
            <text:p>стекло</text:p>
          </table:table-cell>
          <table:table-cell table:formula="of:=VLOOKUP([.C65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7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7</text:p>
          </table:table-cell>
          <table:table-cell office:value-type="float" office:value="91" calcext:value-type="float">
            <text:p>91</text:p>
          </table:table-cell>
          <table:table-cell office:value-type="float" office:value="1393" calcext:value-type="float">
            <text:p>1393</text:p>
          </table:table-cell>
          <table:table-cell table:formula="of:=[.D658]*[.E658]" office:value-type="float" office:value="126763" calcext:value-type="float">
            <text:p>126763</text:p>
          </table:table-cell>
          <table:table-cell table:formula="of:=VLOOKUP([.B658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658];[$Материал.A:.D]; 2; 0)" office:value-type="string" office:string-value="дерево" calcext:value-type="string">
            <text:p>дерево</text:p>
          </table:table-cell>
          <table:table-cell table:formula="of:=VLOOKUP([.C65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8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1</text:p>
          </table:table-cell>
          <table:table-cell office:value-type="float" office:value="145" calcext:value-type="float">
            <text:p>145</text:p>
          </table:table-cell>
          <table:table-cell office:value-type="float" office:value="646" calcext:value-type="float">
            <text:p>646</text:p>
          </table:table-cell>
          <table:table-cell table:formula="of:=[.D659]*[.E659]" office:value-type="float" office:value="93670" calcext:value-type="float">
            <text:p>93670</text:p>
          </table:table-cell>
          <table:table-cell table:formula="of:=VLOOKUP([.B659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659];[$Материал.A:.D]; 2; 0)" office:value-type="string" office:string-value="фанера" calcext:value-type="string">
            <text:p>фанера</text:p>
          </table:table-cell>
          <table:table-cell table:formula="of:=VLOOKUP([.C659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59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</text:p>
          </table:table-cell>
          <table:table-cell office:value-type="float" office:value="75" calcext:value-type="float">
            <text:p>75</text:p>
          </table:table-cell>
          <table:table-cell office:value-type="float" office:value="875" calcext:value-type="float">
            <text:p>875</text:p>
          </table:table-cell>
          <table:table-cell table:formula="of:=[.D660]*[.E660]" office:value-type="float" office:value="65625" calcext:value-type="float">
            <text:p>65625</text:p>
          </table:table-cell>
          <table:table-cell table:formula="of:=VLOOKUP([.B660];[$Продукция.A:.E]; 2; 0)" office:value-type="string" office:string-value="гарнитур" calcext:value-type="string">
            <text:p>гарнитур</text:p>
          </table:table-cell>
          <table:table-cell table:formula="of:=VLOOKUP([.C660];[$Материал.A:.D]; 2; 0)" office:value-type="string" office:string-value="стекло" calcext:value-type="string">
            <text:p>стекло</text:p>
          </table:table-cell>
          <table:table-cell table:formula="of:=VLOOKUP([.C66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0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4</text:p>
          </table:table-cell>
          <table:table-cell office:value-type="float" office:value="94" calcext:value-type="float">
            <text:p>94</text:p>
          </table:table-cell>
          <table:table-cell office:value-type="float" office:value="506" calcext:value-type="float">
            <text:p>506</text:p>
          </table:table-cell>
          <table:table-cell table:formula="of:=[.D661]*[.E661]" office:value-type="float" office:value="47564" calcext:value-type="float">
            <text:p>47564</text:p>
          </table:table-cell>
          <table:table-cell table:formula="of:=VLOOKUP([.B661];[$Продукция.A:.E]; 2; 0)" office:value-type="string" office:string-value="бюро" calcext:value-type="string">
            <text:p>бюро</text:p>
          </table:table-cell>
          <table:table-cell table:formula="of:=VLOOKUP([.C661];[$Материал.A:.D]; 2; 0)" office:value-type="string" office:string-value="стекло" calcext:value-type="string">
            <text:p>стекло</text:p>
          </table:table-cell>
          <table:table-cell table:formula="of:=VLOOKUP([.C66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1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0</text:p>
          </table:table-cell>
          <table:table-cell office:value-type="float" office:value="26" calcext:value-type="float">
            <text:p>26</text:p>
          </table:table-cell>
          <table:table-cell office:value-type="float" office:value="1293" calcext:value-type="float">
            <text:p>1293</text:p>
          </table:table-cell>
          <table:table-cell table:formula="of:=[.D662]*[.E662]" office:value-type="float" office:value="33618" calcext:value-type="float">
            <text:p>33618</text:p>
          </table:table-cell>
          <table:table-cell table:formula="of:=VLOOKUP([.B662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662];[$Материал.A:.D]; 2; 0)" office:value-type="string" office:string-value="фанера" calcext:value-type="string">
            <text:p>фанера</text:p>
          </table:table-cell>
          <table:table-cell table:formula="of:=VLOOKUP([.C66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06" calcext:value-type="float">
            <text:p>506</text:p>
          </table:table-cell>
          <table:table-cell table:formula="of:=[.D663]*[.E663]" office:value-type="float" office:value="17204" calcext:value-type="float">
            <text:p>17204</text:p>
          </table:table-cell>
          <table:table-cell table:formula="of:=VLOOKUP([.B663];[$Продукция.A:.E]; 2; 0)" office:value-type="string" office:string-value="вешалка" calcext:value-type="string">
            <text:p>вешалка</text:p>
          </table:table-cell>
          <table:table-cell table:formula="of:=VLOOKUP([.C663];[$Материал.A:.D]; 2; 0)" office:value-type="string" office:string-value="дерево" calcext:value-type="string">
            <text:p>дерево</text:p>
          </table:table-cell>
          <table:table-cell table:formula="of:=VLOOKUP([.C66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3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8</text:p>
          </table:table-cell>
          <table:table-cell office:value-type="float" office:value="147" calcext:value-type="float">
            <text:p>147</text:p>
          </table:table-cell>
          <table:table-cell office:value-type="float" office:value="1288" calcext:value-type="float">
            <text:p>1288</text:p>
          </table:table-cell>
          <table:table-cell table:formula="of:=[.D664]*[.E664]" office:value-type="float" office:value="189336" calcext:value-type="float">
            <text:p>189336</text:p>
          </table:table-cell>
          <table:table-cell table:formula="of:=VLOOKUP([.B664];[$Продукция.A:.E]; 2; 0)" office:value-type="string" office:string-value="стенка" calcext:value-type="string">
            <text:p>стенка</text:p>
          </table:table-cell>
          <table:table-cell table:formula="of:=VLOOKUP([.C664];[$Материал.A:.D]; 2; 0)" office:value-type="string" office:string-value="фанера" calcext:value-type="string">
            <text:p>фанера</text:p>
          </table:table-cell>
          <table:table-cell table:formula="of:=VLOOKUP([.C664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4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2" calcext:value-type="float">
            <text:p>522</text:p>
          </table:table-cell>
          <table:table-cell table:formula="of:=[.D665]*[.E665]" office:value-type="float" office:value="26100" calcext:value-type="float">
            <text:p>26100</text:p>
          </table:table-cell>
          <table:table-cell table:formula="of:=VLOOKUP([.B665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665];[$Материал.A:.D]; 2; 0)" office:value-type="string" office:string-value="дерево" calcext:value-type="string">
            <text:p>дерево</text:p>
          </table:table-cell>
          <table:table-cell table:formula="of:=VLOOKUP([.C66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5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4</text:p>
          </table:table-cell>
          <table:table-cell office:value-type="float" office:value="61" calcext:value-type="float">
            <text:p>61</text:p>
          </table:table-cell>
          <table:table-cell office:value-type="float" office:value="1058" calcext:value-type="float">
            <text:p>1058</text:p>
          </table:table-cell>
          <table:table-cell table:formula="of:=[.D666]*[.E666]" office:value-type="float" office:value="64538" calcext:value-type="float">
            <text:p>64538</text:p>
          </table:table-cell>
          <table:table-cell table:formula="of:=VLOOKUP([.B666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666];[$Материал.A:.D]; 2; 0)" office:value-type="string" office:string-value="стекло" calcext:value-type="string">
            <text:p>стекло</text:p>
          </table:table-cell>
          <table:table-cell table:formula="of:=VLOOKUP([.C66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6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1</text:p>
          </table:table-cell>
          <table:table-cell office:value-type="float" office:value="56" calcext:value-type="float">
            <text:p>56</text:p>
          </table:table-cell>
          <table:table-cell office:value-type="float" office:value="975" calcext:value-type="float">
            <text:p>975</text:p>
          </table:table-cell>
          <table:table-cell table:formula="of:=[.D667]*[.E667]" office:value-type="float" office:value="54600" calcext:value-type="float">
            <text:p>54600</text:p>
          </table:table-cell>
          <table:table-cell table:formula="of:=VLOOKUP([.B667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667];[$Материал.A:.D]; 2; 0)" office:value-type="string" office:string-value="фанера" calcext:value-type="string">
            <text:p>фанера</text:p>
          </table:table-cell>
          <table:table-cell table:formula="of:=VLOOKUP([.C66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7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6</text:p>
          </table:table-cell>
          <table:table-cell office:value-type="float" office:value="191" calcext:value-type="float">
            <text:p>191</text:p>
          </table:table-cell>
          <table:table-cell office:value-type="float" office:value="713" calcext:value-type="float">
            <text:p>713</text:p>
          </table:table-cell>
          <table:table-cell table:formula="of:=[.D668]*[.E668]" office:value-type="float" office:value="136183" calcext:value-type="float">
            <text:p>136183</text:p>
          </table:table-cell>
          <table:table-cell table:formula="of:=VLOOKUP([.B668];[$Продукция.A:.E]; 2; 0)" office:value-type="string" office:string-value="пуф" calcext:value-type="string">
            <text:p>пуф</text:p>
          </table:table-cell>
          <table:table-cell table:formula="of:=VLOOKUP([.C668];[$Материал.A:.D]; 2; 0)" office:value-type="string" office:string-value="стекло" calcext:value-type="string">
            <text:p>стекло</text:p>
          </table:table-cell>
          <table:table-cell table:formula="of:=VLOOKUP([.C66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8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39</text:p>
          </table:table-cell>
          <table:table-cell office:value-type="float" office:value="56" calcext:value-type="float">
            <text:p>56</text:p>
          </table:table-cell>
          <table:table-cell office:value-type="float" office:value="537" calcext:value-type="float">
            <text:p>537</text:p>
          </table:table-cell>
          <table:table-cell table:formula="of:=[.D669]*[.E669]" office:value-type="float" office:value="30072" calcext:value-type="float">
            <text:p>30072</text:p>
          </table:table-cell>
          <table:table-cell table:formula="of:=VLOOKUP([.B669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669];[$Материал.A:.D]; 2; 0)" office:value-type="string" office:string-value="дерево" calcext:value-type="string">
            <text:p>дерево</text:p>
          </table:table-cell>
          <table:table-cell table:formula="of:=VLOOKUP([.C66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69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42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 table:formula="of:=[.D670]*[.E670]" office:value-type="float" office:value="61456" calcext:value-type="float">
            <text:p>61456</text:p>
          </table:table-cell>
          <table:table-cell table:formula="of:=VLOOKUP([.B670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670];[$Материал.A:.D]; 2; 0)" office:value-type="string" office:string-value="дерево" calcext:value-type="string">
            <text:p>дерево</text:p>
          </table:table-cell>
          <table:table-cell table:formula="of:=VLOOKUP([.C67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0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1</text:p>
          </table:table-cell>
          <table:table-cell office:value-type="float" office:value="151" calcext:value-type="float">
            <text:p>151</text:p>
          </table:table-cell>
          <table:table-cell office:value-type="float" office:value="1264" calcext:value-type="float">
            <text:p>1264</text:p>
          </table:table-cell>
          <table:table-cell table:formula="of:=[.D671]*[.E671]" office:value-type="float" office:value="190864" calcext:value-type="float">
            <text:p>190864</text:p>
          </table:table-cell>
          <table:table-cell table:formula="of:=VLOOKUP([.B671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671];[$Материал.A:.D]; 2; 0)" office:value-type="string" office:string-value="дерево" calcext:value-type="string">
            <text:p>дерево</text:p>
          </table:table-cell>
          <table:table-cell table:formula="of:=VLOOKUP([.C67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1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29</text:p>
          </table:table-cell>
          <table:table-cell office:value-type="float" office:value="25" calcext:value-type="float">
            <text:p>25</text:p>
          </table:table-cell>
          <table:table-cell office:value-type="float" office:value="1414" calcext:value-type="float">
            <text:p>1414</text:p>
          </table:table-cell>
          <table:table-cell table:formula="of:=[.D672]*[.E672]" office:value-type="float" office:value="35350" calcext:value-type="float">
            <text:p>35350</text:p>
          </table:table-cell>
          <table:table-cell table:formula="of:=VLOOKUP([.B672];[$Продукция.A:.E]; 2; 0)" office:value-type="string" office:string-value="стул" calcext:value-type="string">
            <text:p>стул</text:p>
          </table:table-cell>
          <table:table-cell table:formula="of:=VLOOKUP([.C672];[$Материал.A:.D]; 2; 0)" office:value-type="string" office:string-value="фанера" calcext:value-type="string">
            <text:p>фанера</text:p>
          </table:table-cell>
          <table:table-cell table:formula="of:=VLOOKUP([.C67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2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3</text:p>
          </table:table-cell>
          <table:table-cell office:value-type="float" office:value="81" calcext:value-type="float">
            <text:p>81</text:p>
          </table:table-cell>
          <table:table-cell office:value-type="float" office:value="794" calcext:value-type="float">
            <text:p>794</text:p>
          </table:table-cell>
          <table:table-cell table:formula="of:=[.D673]*[.E673]" office:value-type="float" office:value="64314" calcext:value-type="float">
            <text:p>64314</text:p>
          </table:table-cell>
          <table:table-cell table:formula="of:=VLOOKUP([.B673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673];[$Материал.A:.D]; 2; 0)" office:value-type="string" office:string-value="дерево" calcext:value-type="string">
            <text:p>дерево</text:p>
          </table:table-cell>
          <table:table-cell table:formula="of:=VLOOKUP([.C67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3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5</text:p>
          </table:table-cell>
          <table:table-cell office:value-type="float" office:value="183" calcext:value-type="float">
            <text:p>183</text:p>
          </table:table-cell>
          <table:table-cell office:value-type="float" office:value="1031" calcext:value-type="float">
            <text:p>1031</text:p>
          </table:table-cell>
          <table:table-cell table:formula="of:=[.D674]*[.E674]" office:value-type="float" office:value="188673" calcext:value-type="float">
            <text:p>188673</text:p>
          </table:table-cell>
          <table:table-cell table:formula="of:=VLOOKUP([.B674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674];[$Материал.A:.D]; 2; 0)" office:value-type="string" office:string-value="дерево" calcext:value-type="string">
            <text:p>дерево</text:p>
          </table:table-cell>
          <table:table-cell table:formula="of:=VLOOKUP([.C67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4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6</text:p>
          </table:table-cell>
          <table:table-cell office:value-type="float" office:value="101" calcext:value-type="float">
            <text:p>101</text:p>
          </table:table-cell>
          <table:table-cell office:value-type="float" office:value="607" calcext:value-type="float">
            <text:p>607</text:p>
          </table:table-cell>
          <table:table-cell table:formula="of:=[.D675]*[.E675]" office:value-type="float" office:value="61307" calcext:value-type="float">
            <text:p>61307</text:p>
          </table:table-cell>
          <table:table-cell table:formula="of:=VLOOKUP([.B675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675];[$Материал.A:.D]; 2; 0)" office:value-type="string" office:string-value="дерево" calcext:value-type="string">
            <text:p>дерево</text:p>
          </table:table-cell>
          <table:table-cell table:formula="of:=VLOOKUP([.C675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6</text:p>
          </table:table-cell>
          <table:table-cell office:value-type="float" office:value="131" calcext:value-type="float">
            <text:p>131</text:p>
          </table:table-cell>
          <table:table-cell office:value-type="float" office:value="1133" calcext:value-type="float">
            <text:p>1133</text:p>
          </table:table-cell>
          <table:table-cell table:formula="of:=[.D676]*[.E676]" office:value-type="float" office:value="148423" calcext:value-type="float">
            <text:p>148423</text:p>
          </table:table-cell>
          <table:table-cell table:formula="of:=VLOOKUP([.B676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676];[$Материал.A:.D]; 2; 0)" office:value-type="string" office:string-value="стекло" calcext:value-type="string">
            <text:p>стекло</text:p>
          </table:table-cell>
          <table:table-cell table:formula="of:=VLOOKUP([.C67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6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1</text:p>
          </table:table-cell>
          <table:table-cell office:value-type="float" office:value="113" calcext:value-type="float">
            <text:p>113</text:p>
          </table:table-cell>
          <table:table-cell office:value-type="float" office:value="995" calcext:value-type="float">
            <text:p>995</text:p>
          </table:table-cell>
          <table:table-cell table:formula="of:=[.D677]*[.E677]" office:value-type="float" office:value="112435" calcext:value-type="float">
            <text:p>112435</text:p>
          </table:table-cell>
          <table:table-cell table:formula="of:=VLOOKUP([.B677];[$Продукция.A:.E]; 2; 0)" office:value-type="string" office:string-value="раскладушка" calcext:value-type="string">
            <text:p>раскладушка</text:p>
          </table:table-cell>
          <table:table-cell table:formula="of:=VLOOKUP([.C677];[$Материал.A:.D]; 2; 0)" office:value-type="string" office:string-value="дерево" calcext:value-type="string">
            <text:p>дерево</text:p>
          </table:table-cell>
          <table:table-cell table:formula="of:=VLOOKUP([.C67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7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8</text:p>
          </table:table-cell>
          <table:table-cell office:value-type="float" office:value="34" calcext:value-type="float">
            <text:p>34</text:p>
          </table:table-cell>
          <table:table-cell office:value-type="float" office:value="1092" calcext:value-type="float">
            <text:p>1092</text:p>
          </table:table-cell>
          <table:table-cell table:formula="of:=[.D678]*[.E678]" office:value-type="float" office:value="37128" calcext:value-type="float">
            <text:p>37128</text:p>
          </table:table-cell>
          <table:table-cell table:formula="of:=VLOOKUP([.B678];[$Продукция.A:.E]; 2; 0)" office:value-type="string" office:string-value="стул детский" calcext:value-type="string">
            <text:p>стул детский</text:p>
          </table:table-cell>
          <table:table-cell table:formula="of:=VLOOKUP([.C678];[$Материал.A:.D]; 2; 0)" office:value-type="string" office:string-value="дерево" calcext:value-type="string">
            <text:p>дерево</text:p>
          </table:table-cell>
          <table:table-cell table:formula="of:=VLOOKUP([.C67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8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2</text:p>
          </table:table-cell>
          <table:table-cell office:value-type="float" office:value="80" calcext:value-type="float">
            <text:p>80</text:p>
          </table:table-cell>
          <table:table-cell office:value-type="float" office:value="1145" calcext:value-type="float">
            <text:p>1145</text:p>
          </table:table-cell>
          <table:table-cell table:formula="of:=[.D679]*[.E679]" office:value-type="float" office:value="91600" calcext:value-type="float">
            <text:p>91600</text:p>
          </table:table-cell>
          <table:table-cell table:formula="of:=VLOOKUP([.B679];[$Продукция.A:.E]; 2; 0)" office:value-type="string" office:string-value="канапе" calcext:value-type="string">
            <text:p>канапе</text:p>
          </table:table-cell>
          <table:table-cell table:formula="of:=VLOOKUP([.C679];[$Материал.A:.D]; 2; 0)" office:value-type="string" office:string-value="дерево" calcext:value-type="string">
            <text:p>дерево</text:p>
          </table:table-cell>
          <table:table-cell table:formula="of:=VLOOKUP([.C679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79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6</text:p>
          </table:table-cell>
          <table:table-cell office:value-type="float" office:value="19" calcext:value-type="float">
            <text:p>19</text:p>
          </table:table-cell>
          <table:table-cell office:value-type="float" office:value="1071" calcext:value-type="float">
            <text:p>1071</text:p>
          </table:table-cell>
          <table:table-cell table:formula="of:=[.D680]*[.E680]" office:value-type="float" office:value="20349" calcext:value-type="float">
            <text:p>20349</text:p>
          </table:table-cell>
          <table:table-cell table:formula="of:=VLOOKUP([.B680];[$Продукция.A:.E]; 2; 0)" office:value-type="string" office:string-value="софа" calcext:value-type="string">
            <text:p>софа</text:p>
          </table:table-cell>
          <table:table-cell table:formula="of:=VLOOKUP([.C680];[$Материал.A:.D]; 2; 0)" office:value-type="string" office:string-value="дерево" calcext:value-type="string">
            <text:p>дерево</text:p>
          </table:table-cell>
          <table:table-cell table:formula="of:=VLOOKUP([.C68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0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</text:p>
          </table:table-cell>
          <table:table-cell office:value-type="float" office:value="112" calcext:value-type="float">
            <text:p>112</text:p>
          </table:table-cell>
          <table:table-cell office:value-type="float" office:value="1156" calcext:value-type="float">
            <text:p>1156</text:p>
          </table:table-cell>
          <table:table-cell table:formula="of:=[.D681]*[.E681]" office:value-type="float" office:value="129472" calcext:value-type="float">
            <text:p>129472</text:p>
          </table:table-cell>
          <table:table-cell table:formula="of:=VLOOKUP([.B681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681];[$Материал.A:.D]; 2; 0)" office:value-type="string" office:string-value="стекло" calcext:value-type="string">
            <text:p>стекло</text:p>
          </table:table-cell>
          <table:table-cell table:formula="of:=VLOOKUP([.C68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1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" calcext:value-type="float">
            <text:p>17</text:p>
          </table:table-cell>
          <table:table-cell office:value-type="float" office:value="1173" calcext:value-type="float">
            <text:p>1173</text:p>
          </table:table-cell>
          <table:table-cell table:formula="of:=[.D682]*[.E682]" office:value-type="float" office:value="19941" calcext:value-type="float">
            <text:p>19941</text:p>
          </table:table-cell>
          <table:table-cell table:formula="of:=VLOOKUP([.B682];[$Продукция.A:.E]; 2; 0)" office:value-type="string" office:string-value="стул" calcext:value-type="string">
            <text:p>стул</text:p>
          </table:table-cell>
          <table:table-cell table:formula="of:=VLOOKUP([.C682];[$Материал.A:.D]; 2; 0)" office:value-type="string" office:string-value="дерево" calcext:value-type="string">
            <text:p>дерево</text:p>
          </table:table-cell>
          <table:table-cell table:formula="of:=VLOOKUP([.C68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2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44</text:p>
          </table:table-cell>
          <table:table-cell office:value-type="float" office:value="93" calcext:value-type="float">
            <text:p>93</text:p>
          </table:table-cell>
          <table:table-cell office:value-type="float" office:value="1349" calcext:value-type="float">
            <text:p>1349</text:p>
          </table:table-cell>
          <table:table-cell table:formula="of:=[.D683]*[.E683]" office:value-type="float" office:value="125457" calcext:value-type="float">
            <text:p>125457</text:p>
          </table:table-cell>
          <table:table-cell table:formula="of:=VLOOKUP([.B683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683];[$Материал.A:.D]; 2; 0)" office:value-type="string" office:string-value="дерево" calcext:value-type="string">
            <text:p>дерево</text:p>
          </table:table-cell>
          <table:table-cell table:formula="of:=VLOOKUP([.C683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3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3</text:p>
          </table:table-cell>
          <table:table-cell office:value-type="float" office:value="186" calcext:value-type="float">
            <text:p>186</text:p>
          </table:table-cell>
          <table:table-cell office:value-type="float" office:value="917" calcext:value-type="float">
            <text:p>917</text:p>
          </table:table-cell>
          <table:table-cell table:formula="of:=[.D684]*[.E684]" office:value-type="float" office:value="170562" calcext:value-type="float">
            <text:p>170562</text:p>
          </table:table-cell>
          <table:table-cell table:formula="of:=VLOOKUP([.B684];[$Продукция.A:.E]; 2; 0)" office:value-type="string" office:string-value="стол-тумба" calcext:value-type="string">
            <text:p>стол-тумба</text:p>
          </table:table-cell>
          <table:table-cell table:formula="of:=VLOOKUP([.C684];[$Материал.A:.D]; 2; 0)" office:value-type="string" office:string-value="дерево" calcext:value-type="string">
            <text:p>дерево</text:p>
          </table:table-cell>
          <table:table-cell table:formula="of:=VLOOKUP([.C68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4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2</text:p>
          </table:table-cell>
          <table:table-cell office:value-type="float" office:value="198" calcext:value-type="float">
            <text:p>198</text:p>
          </table:table-cell>
          <table:table-cell office:value-type="float" office:value="1339" calcext:value-type="float">
            <text:p>1339</text:p>
          </table:table-cell>
          <table:table-cell table:formula="of:=[.D685]*[.E685]" office:value-type="float" office:value="265122" calcext:value-type="float">
            <text:p>265122</text:p>
          </table:table-cell>
          <table:table-cell table:formula="of:=VLOOKUP([.B685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685];[$Материал.A:.D]; 2; 0)" office:value-type="string" office:string-value="фанера" calcext:value-type="string">
            <text:p>фанера</text:p>
          </table:table-cell>
          <table:table-cell table:formula="of:=VLOOKUP([.C68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5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9</text:p>
          </table:table-cell>
          <table:table-cell office:value-type="float" office:value="123" calcext:value-type="float">
            <text:p>123</text:p>
          </table:table-cell>
          <table:table-cell office:value-type="float" office:value="1481" calcext:value-type="float">
            <text:p>1481</text:p>
          </table:table-cell>
          <table:table-cell table:formula="of:=[.D686]*[.E686]" office:value-type="float" office:value="182163" calcext:value-type="float">
            <text:p>182163</text:p>
          </table:table-cell>
          <table:table-cell table:formula="of:=VLOOKUP([.B686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686];[$Материал.A:.D]; 2; 0)" office:value-type="string" office:string-value="металл" calcext:value-type="string">
            <text:p>металл</text:p>
          </table:table-cell>
          <table:table-cell table:formula="of:=VLOOKUP([.C68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6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7</text:p>
          </table:table-cell>
          <table:table-cell office:value-type="float" office:value="129" calcext:value-type="float">
            <text:p>129</text:p>
          </table:table-cell>
          <table:table-cell office:value-type="float" office:value="1177" calcext:value-type="float">
            <text:p>1177</text:p>
          </table:table-cell>
          <table:table-cell table:formula="of:=[.D687]*[.E687]" office:value-type="float" office:value="151833" calcext:value-type="float">
            <text:p>151833</text:p>
          </table:table-cell>
          <table:table-cell table:formula="of:=VLOOKUP([.B687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687];[$Материал.A:.D]; 2; 0)" office:value-type="string" office:string-value="стекло" calcext:value-type="string">
            <text:p>стекло</text:p>
          </table:table-cell>
          <table:table-cell table:formula="of:=VLOOKUP([.C68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7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2</text:p>
          </table:table-cell>
          <table:table-cell office:value-type="float" office:value="176" calcext:value-type="float">
            <text:p>176</text:p>
          </table:table-cell>
          <table:table-cell office:value-type="float" office:value="1302" calcext:value-type="float">
            <text:p>1302</text:p>
          </table:table-cell>
          <table:table-cell table:formula="of:=[.D688]*[.E688]" office:value-type="float" office:value="229152" calcext:value-type="float">
            <text:p>229152</text:p>
          </table:table-cell>
          <table:table-cell table:formula="of:=VLOOKUP([.B688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688];[$Материал.A:.D]; 2; 0)" office:value-type="string" office:string-value="фанера" calcext:value-type="string">
            <text:p>фанера</text:p>
          </table:table-cell>
          <table:table-cell table:formula="of:=VLOOKUP([.C68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8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43</text:p>
          </table:table-cell>
          <table:table-cell office:value-type="float" office:value="172" calcext:value-type="float">
            <text:p>172</text:p>
          </table:table-cell>
          <table:table-cell office:value-type="float" office:value="1080" calcext:value-type="float">
            <text:p>1080</text:p>
          </table:table-cell>
          <table:table-cell table:formula="of:=[.D689]*[.E689]" office:value-type="float" office:value="185760" calcext:value-type="float">
            <text:p>185760</text:p>
          </table:table-cell>
          <table:table-cell table:formula="of:=VLOOKUP([.B689];[$Продукция.A:.E]; 2; 0)" office:value-type="string" office:string-value="зеркало" calcext:value-type="string">
            <text:p>зеркало</text:p>
          </table:table-cell>
          <table:table-cell table:formula="of:=VLOOKUP([.C689];[$Материал.A:.D]; 2; 0)" office:value-type="string" office:string-value="дерево" calcext:value-type="string">
            <text:p>дерево</text:p>
          </table:table-cell>
          <table:table-cell table:formula="of:=VLOOKUP([.C68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89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3</text:p>
          </table:table-cell>
          <table:table-cell office:value-type="float" office:value="127" calcext:value-type="float">
            <text:p>127</text:p>
          </table:table-cell>
          <table:table-cell office:value-type="float" office:value="1191" calcext:value-type="float">
            <text:p>1191</text:p>
          </table:table-cell>
          <table:table-cell table:formula="of:=[.D690]*[.E690]" office:value-type="float" office:value="151257" calcext:value-type="float">
            <text:p>151257</text:p>
          </table:table-cell>
          <table:table-cell table:formula="of:=VLOOKUP([.B690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690];[$Материал.A:.D]; 2; 0)" office:value-type="string" office:string-value="дерево" calcext:value-type="string">
            <text:p>дерево</text:p>
          </table:table-cell>
          <table:table-cell table:formula="of:=VLOOKUP([.C69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0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8</text:p>
          </table:table-cell>
          <table:table-cell office:value-type="float" office:value="84" calcext:value-type="float">
            <text:p>84</text:p>
          </table:table-cell>
          <table:table-cell office:value-type="float" office:value="1461" calcext:value-type="float">
            <text:p>1461</text:p>
          </table:table-cell>
          <table:table-cell table:formula="of:=[.D691]*[.E691]" office:value-type="float" office:value="122724" calcext:value-type="float">
            <text:p>122724</text:p>
          </table:table-cell>
          <table:table-cell table:formula="of:=VLOOKUP([.B691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691];[$Материал.A:.D]; 2; 0)" office:value-type="string" office:string-value="фанера" calcext:value-type="string">
            <text:p>фанера</text:p>
          </table:table-cell>
          <table:table-cell table:formula="of:=VLOOKUP([.C691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1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68" calcext:value-type="float">
            <text:p>968</text:p>
          </table:table-cell>
          <table:table-cell table:formula="of:=[.D692]*[.E692]" office:value-type="float" office:value="9680" calcext:value-type="float">
            <text:p>9680</text:p>
          </table:table-cell>
          <table:table-cell table:formula="of:=VLOOKUP([.B692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692];[$Материал.A:.D]; 2; 0)" office:value-type="string" office:string-value="дерево" calcext:value-type="string">
            <text:p>дерево</text:p>
          </table:table-cell>
          <table:table-cell table:formula="of:=VLOOKUP([.C69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2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4</text:p>
          </table:table-cell>
          <table:table-cell office:value-type="float" office:value="29" calcext:value-type="float">
            <text:p>29</text:p>
          </table:table-cell>
          <table:table-cell office:value-type="float" office:value="1119" calcext:value-type="float">
            <text:p>1119</text:p>
          </table:table-cell>
          <table:table-cell table:formula="of:=[.D693]*[.E693]" office:value-type="float" office:value="32451" calcext:value-type="float">
            <text:p>32451</text:p>
          </table:table-cell>
          <table:table-cell table:formula="of:=VLOOKUP([.B693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693];[$Материал.A:.D]; 2; 0)" office:value-type="string" office:string-value="стекло" calcext:value-type="string">
            <text:p>стекло</text:p>
          </table:table-cell>
          <table:table-cell table:formula="of:=VLOOKUP([.C69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3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0</text:p>
          </table:table-cell>
          <table:table-cell office:value-type="float" office:value="150" calcext:value-type="float">
            <text:p>150</text:p>
          </table:table-cell>
          <table:table-cell office:value-type="float" office:value="754" calcext:value-type="float">
            <text:p>754</text:p>
          </table:table-cell>
          <table:table-cell table:formula="of:=[.D694]*[.E694]" office:value-type="float" office:value="113100" calcext:value-type="float">
            <text:p>113100</text:p>
          </table:table-cell>
          <table:table-cell table:formula="of:=VLOOKUP([.B694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694];[$Материал.A:.D]; 2; 0)" office:value-type="string" office:string-value="дерево" calcext:value-type="string">
            <text:p>дерево</text:p>
          </table:table-cell>
          <table:table-cell table:formula="of:=VLOOKUP([.C694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4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5</text:p>
          </table:table-cell>
          <table:table-cell office:value-type="float" office:value="81" calcext:value-type="float">
            <text:p>81</text:p>
          </table:table-cell>
          <table:table-cell office:value-type="float" office:value="1233" calcext:value-type="float">
            <text:p>1233</text:p>
          </table:table-cell>
          <table:table-cell table:formula="of:=[.D695]*[.E695]" office:value-type="float" office:value="99873" calcext:value-type="float">
            <text:p>99873</text:p>
          </table:table-cell>
          <table:table-cell table:formula="of:=VLOOKUP([.B695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695];[$Материал.A:.D]; 2; 0)" office:value-type="string" office:string-value="стекло" calcext:value-type="string">
            <text:p>стекло</text:p>
          </table:table-cell>
          <table:table-cell table:formula="of:=VLOOKUP([.C69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5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8</text:p>
          </table:table-cell>
          <table:table-cell office:value-type="float" office:value="51" calcext:value-type="float">
            <text:p>51</text:p>
          </table:table-cell>
          <table:table-cell office:value-type="float" office:value="1108" calcext:value-type="float">
            <text:p>1108</text:p>
          </table:table-cell>
          <table:table-cell table:formula="of:=[.D696]*[.E696]" office:value-type="float" office:value="56508" calcext:value-type="float">
            <text:p>56508</text:p>
          </table:table-cell>
          <table:table-cell table:formula="of:=VLOOKUP([.B696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696];[$Материал.A:.D]; 2; 0)" office:value-type="string" office:string-value="дерево" calcext:value-type="string">
            <text:p>дерево</text:p>
          </table:table-cell>
          <table:table-cell table:formula="of:=VLOOKUP([.C69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6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25</text:p>
          </table:table-cell>
          <table:table-cell office:value-type="float" office:value="186" calcext:value-type="float">
            <text:p>186</text:p>
          </table:table-cell>
          <table:table-cell office:value-type="float" office:value="1044" calcext:value-type="float">
            <text:p>1044</text:p>
          </table:table-cell>
          <table:table-cell table:formula="of:=[.D697]*[.E697]" office:value-type="float" office:value="194184" calcext:value-type="float">
            <text:p>194184</text:p>
          </table:table-cell>
          <table:table-cell table:formula="of:=VLOOKUP([.B697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697];[$Материал.A:.D]; 2; 0)" office:value-type="string" office:string-value="стекло" calcext:value-type="string">
            <text:p>стекло</text:p>
          </table:table-cell>
          <table:table-cell table:formula="of:=VLOOKUP([.C69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7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1</text:p>
          </table:table-cell>
          <table:table-cell office:value-type="float" office:value="122" calcext:value-type="float">
            <text:p>122</text:p>
          </table:table-cell>
          <table:table-cell office:value-type="float" office:value="1138" calcext:value-type="float">
            <text:p>1138</text:p>
          </table:table-cell>
          <table:table-cell table:formula="of:=[.D698]*[.E698]" office:value-type="float" office:value="138836" calcext:value-type="float">
            <text:p>138836</text:p>
          </table:table-cell>
          <table:table-cell table:formula="of:=VLOOKUP([.B698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698];[$Материал.A:.D]; 2; 0)" office:value-type="string" office:string-value="дерево" calcext:value-type="string">
            <text:p>дерево</text:p>
          </table:table-cell>
          <table:table-cell table:formula="of:=VLOOKUP([.C69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8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2</text:p>
          </table:table-cell>
          <table:table-cell office:value-type="float" office:value="66" calcext:value-type="float">
            <text:p>66</text:p>
          </table:table-cell>
          <table:table-cell office:value-type="float" office:value="1103" calcext:value-type="float">
            <text:p>1103</text:p>
          </table:table-cell>
          <table:table-cell table:formula="of:=[.D699]*[.E699]" office:value-type="float" office:value="72798" calcext:value-type="float">
            <text:p>72798</text:p>
          </table:table-cell>
          <table:table-cell table:formula="of:=VLOOKUP([.B699];[$Продукция.A:.E]; 2; 0)" office:value-type="string" office:string-value="гардероб" calcext:value-type="string">
            <text:p>гардероб</text:p>
          </table:table-cell>
          <table:table-cell table:formula="of:=VLOOKUP([.C699];[$Материал.A:.D]; 2; 0)" office:value-type="string" office:string-value="стекло" calcext:value-type="string">
            <text:p>стекло</text:p>
          </table:table-cell>
          <table:table-cell table:formula="of:=VLOOKUP([.C69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69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3</text:p>
          </table:table-cell>
          <table:table-cell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table:formula="of:=[.D700]*[.E700]" office:value-type="float" office:value="120600" calcext:value-type="float">
            <text:p>120600</text:p>
          </table:table-cell>
          <table:table-cell table:formula="of:=VLOOKUP([.B700];[$Продукция.A:.E]; 2; 0)" office:value-type="string" office:string-value="зеркало" calcext:value-type="string">
            <text:p>зеркало</text:p>
          </table:table-cell>
          <table:table-cell table:formula="of:=VLOOKUP([.C700];[$Материал.A:.D]; 2; 0)" office:value-type="string" office:string-value="стекло" calcext:value-type="string">
            <text:p>стекло</text:p>
          </table:table-cell>
          <table:table-cell table:formula="of:=VLOOKUP([.C70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0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433" calcext:value-type="float">
            <text:p>1433</text:p>
          </table:table-cell>
          <table:table-cell table:formula="of:=[.D701]*[.E701]" office:value-type="float" office:value="70217" calcext:value-type="float">
            <text:p>70217</text:p>
          </table:table-cell>
          <table:table-cell table:formula="of:=VLOOKUP([.B701];[$Продукция.A:.E]; 2; 0)" office:value-type="string" office:string-value="буфет" calcext:value-type="string">
            <text:p>буфет</text:p>
          </table:table-cell>
          <table:table-cell table:formula="of:=VLOOKUP([.C701];[$Материал.A:.D]; 2; 0)" office:value-type="string" office:string-value="стекло" calcext:value-type="string">
            <text:p>стекло</text:p>
          </table:table-cell>
          <table:table-cell table:formula="of:=VLOOKUP([.C70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1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33" calcext:value-type="float">
            <text:p>533</text:p>
          </table:table-cell>
          <table:table-cell table:formula="of:=[.D702]*[.E702]" office:value-type="float" office:value="9594" calcext:value-type="float">
            <text:p>9594</text:p>
          </table:table-cell>
          <table:table-cell table:formula="of:=VLOOKUP([.B702];[$Продукция.A:.E]; 2; 0)" office:value-type="string" office:string-value="буфет" calcext:value-type="string">
            <text:p>буфет</text:p>
          </table:table-cell>
          <table:table-cell table:formula="of:=VLOOKUP([.C702];[$Материал.A:.D]; 2; 0)" office:value-type="string" office:string-value="дерево" calcext:value-type="string">
            <text:p>дерево</text:p>
          </table:table-cell>
          <table:table-cell table:formula="of:=VLOOKUP([.C70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8</text:p>
          </table:table-cell>
          <table:table-cell office:value-type="float" office:value="138" calcext:value-type="float">
            <text:p>138</text:p>
          </table:table-cell>
          <table:table-cell office:value-type="float" office:value="975" calcext:value-type="float">
            <text:p>975</text:p>
          </table:table-cell>
          <table:table-cell table:formula="of:=[.D703]*[.E703]" office:value-type="float" office:value="134550" calcext:value-type="float">
            <text:p>134550</text:p>
          </table:table-cell>
          <table:table-cell table:formula="of:=VLOOKUP([.B703];[$Продукция.A:.E]; 2; 0)" office:value-type="string" office:string-value="пуф" calcext:value-type="string">
            <text:p>пуф</text:p>
          </table:table-cell>
          <table:table-cell table:formula="of:=VLOOKUP([.C703];[$Материал.A:.D]; 2; 0)" office:value-type="string" office:string-value="дерево" calcext:value-type="string">
            <text:p>дерево</text:p>
          </table:table-cell>
          <table:table-cell table:formula="of:=VLOOKUP([.C70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3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3</text:p>
          </table:table-cell>
          <table:table-cell office:value-type="float" office:value="67" calcext:value-type="float">
            <text:p>67</text:p>
          </table:table-cell>
          <table:table-cell office:value-type="float" office:value="585" calcext:value-type="float">
            <text:p>585</text:p>
          </table:table-cell>
          <table:table-cell table:formula="of:=[.D704]*[.E704]" office:value-type="float" office:value="39195" calcext:value-type="float">
            <text:p>39195</text:p>
          </table:table-cell>
          <table:table-cell table:formula="of:=VLOOKUP([.B704];[$Продукция.A:.E]; 2; 0)" office:value-type="string" office:string-value="гамак" calcext:value-type="string">
            <text:p>гамак</text:p>
          </table:table-cell>
          <table:table-cell table:formula="of:=VLOOKUP([.C704];[$Материал.A:.D]; 2; 0)" office:value-type="string" office:string-value="стекло" calcext:value-type="string">
            <text:p>стекло</text:p>
          </table:table-cell>
          <table:table-cell table:formula="of:=VLOOKUP([.C70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4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8</text:p>
          </table:table-cell>
          <table:table-cell office:value-type="float" office:value="23" calcext:value-type="float">
            <text:p>23</text:p>
          </table:table-cell>
          <table:table-cell office:value-type="float" office:value="1429" calcext:value-type="float">
            <text:p>1429</text:p>
          </table:table-cell>
          <table:table-cell table:formula="of:=[.D705]*[.E705]" office:value-type="float" office:value="32867" calcext:value-type="float">
            <text:p>32867</text:p>
          </table:table-cell>
          <table:table-cell table:formula="of:=VLOOKUP([.B705];[$Продукция.A:.E]; 2; 0)" office:value-type="string" office:string-value="пуф" calcext:value-type="string">
            <text:p>пуф</text:p>
          </table:table-cell>
          <table:table-cell table:formula="of:=VLOOKUP([.C705];[$Материал.A:.D]; 2; 0)" office:value-type="string" office:string-value="фанера" calcext:value-type="string">
            <text:p>фанера</text:p>
          </table:table-cell>
          <table:table-cell table:formula="of:=VLOOKUP([.C70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5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7</text:p>
          </table:table-cell>
          <table:table-cell office:value-type="float" office:value="138" calcext:value-type="float">
            <text:p>138</text:p>
          </table:table-cell>
          <table:table-cell office:value-type="float" office:value="1274" calcext:value-type="float">
            <text:p>1274</text:p>
          </table:table-cell>
          <table:table-cell table:formula="of:=[.D706]*[.E706]" office:value-type="float" office:value="175812" calcext:value-type="float">
            <text:p>175812</text:p>
          </table:table-cell>
          <table:table-cell table:formula="of:=VLOOKUP([.B706];[$Продукция.A:.E]; 2; 0)" office:value-type="string" office:string-value="вешалка" calcext:value-type="string">
            <text:p>вешалка</text:p>
          </table:table-cell>
          <table:table-cell table:formula="of:=VLOOKUP([.C706];[$Материал.A:.D]; 2; 0)" office:value-type="string" office:string-value="стекло" calcext:value-type="string">
            <text:p>стекло</text:p>
          </table:table-cell>
          <table:table-cell table:formula="of:=VLOOKUP([.C70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6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41</text:p>
          </table:table-cell>
          <table:table-cell office:value-type="float" office:value="66" calcext:value-type="float">
            <text:p>66</text:p>
          </table:table-cell>
          <table:table-cell office:value-type="float" office:value="1217" calcext:value-type="float">
            <text:p>1217</text:p>
          </table:table-cell>
          <table:table-cell table:formula="of:=[.D707]*[.E707]" office:value-type="float" office:value="80322" calcext:value-type="float">
            <text:p>80322</text:p>
          </table:table-cell>
          <table:table-cell table:formula="of:=VLOOKUP([.B707];[$Продукция.A:.E]; 2; 0)" office:value-type="string" office:string-value="зеркало" calcext:value-type="string">
            <text:p>зеркало</text:p>
          </table:table-cell>
          <table:table-cell table:formula="of:=VLOOKUP([.C707];[$Материал.A:.D]; 2; 0)" office:value-type="string" office:string-value="дерево" calcext:value-type="string">
            <text:p>дерево</text:p>
          </table:table-cell>
          <table:table-cell table:formula="of:=VLOOKUP([.C707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9</text:p>
          </table:table-cell>
          <table:table-cell office:value-type="float" office:value="12" calcext:value-type="float">
            <text:p>12</text:p>
          </table:table-cell>
          <table:table-cell office:value-type="float" office:value="1277" calcext:value-type="float">
            <text:p>1277</text:p>
          </table:table-cell>
          <table:table-cell table:formula="of:=[.D708]*[.E708]" office:value-type="float" office:value="15324" calcext:value-type="float">
            <text:p>15324</text:p>
          </table:table-cell>
          <table:table-cell table:formula="of:=VLOOKUP([.B708];[$Продукция.A:.E]; 2; 0)" office:value-type="string" office:string-value="кресло" calcext:value-type="string">
            <text:p>кресло</text:p>
          </table:table-cell>
          <table:table-cell table:formula="of:=VLOOKUP([.C708];[$Материал.A:.D]; 2; 0)" office:value-type="string" office:string-value="металл" calcext:value-type="string">
            <text:p>металл</text:p>
          </table:table-cell>
          <table:table-cell table:formula="of:=VLOOKUP([.C708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8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5</text:p>
          </table:table-cell>
          <table:table-cell office:value-type="float" office:value="108" calcext:value-type="float">
            <text:p>108</text:p>
          </table:table-cell>
          <table:table-cell office:value-type="float" office:value="1359" calcext:value-type="float">
            <text:p>1359</text:p>
          </table:table-cell>
          <table:table-cell table:formula="of:=[.D709]*[.E709]" office:value-type="float" office:value="146772" calcext:value-type="float">
            <text:p>146772</text:p>
          </table:table-cell>
          <table:table-cell table:formula="of:=VLOOKUP([.B709];[$Продукция.A:.E]; 2; 0)" office:value-type="string" office:string-value="вешалка" calcext:value-type="string">
            <text:p>вешалка</text:p>
          </table:table-cell>
          <table:table-cell table:formula="of:=VLOOKUP([.C709];[$Материал.A:.D]; 2; 0)" office:value-type="string" office:string-value="стекло" calcext:value-type="string">
            <text:p>стекло</text:p>
          </table:table-cell>
          <table:table-cell table:formula="of:=VLOOKUP([.C70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09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7</text:p>
          </table:table-cell>
          <table:table-cell office:value-type="float" office:value="188" calcext:value-type="float">
            <text:p>188</text:p>
          </table:table-cell>
          <table:table-cell office:value-type="float" office:value="848" calcext:value-type="float">
            <text:p>848</text:p>
          </table:table-cell>
          <table:table-cell table:formula="of:=[.D710]*[.E710]" office:value-type="float" office:value="159424" calcext:value-type="float">
            <text:p>159424</text:p>
          </table:table-cell>
          <table:table-cell table:formula="of:=VLOOKUP([.B710];[$Продукция.A:.E]; 2; 0)" office:value-type="string" office:string-value="раскладушка" calcext:value-type="string">
            <text:p>раскладушка</text:p>
          </table:table-cell>
          <table:table-cell table:formula="of:=VLOOKUP([.C710];[$Материал.A:.D]; 2; 0)" office:value-type="string" office:string-value="дерево" calcext:value-type="string">
            <text:p>дерево</text:p>
          </table:table-cell>
          <table:table-cell table:formula="of:=VLOOKUP([.C71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0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4</text:p>
          </table:table-cell>
          <table:table-cell office:value-type="float" office:value="95" calcext:value-type="float">
            <text:p>95</text:p>
          </table:table-cell>
          <table:table-cell office:value-type="float" office:value="541" calcext:value-type="float">
            <text:p>541</text:p>
          </table:table-cell>
          <table:table-cell table:formula="of:=[.D711]*[.E711]" office:value-type="float" office:value="51395" calcext:value-type="float">
            <text:p>51395</text:p>
          </table:table-cell>
          <table:table-cell table:formula="of:=VLOOKUP([.B711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711];[$Материал.A:.D]; 2; 0)" office:value-type="string" office:string-value="стекло" calcext:value-type="string">
            <text:p>стекло</text:p>
          </table:table-cell>
          <table:table-cell table:formula="of:=VLOOKUP([.C71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1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6</text:p>
          </table:table-cell>
          <table:table-cell office:value-type="float" office:value="140" calcext:value-type="float">
            <text:p>140</text:p>
          </table:table-cell>
          <table:table-cell office:value-type="float" office:value="1189" calcext:value-type="float">
            <text:p>1189</text:p>
          </table:table-cell>
          <table:table-cell table:formula="of:=[.D712]*[.E712]" office:value-type="float" office:value="166460" calcext:value-type="float">
            <text:p>166460</text:p>
          </table:table-cell>
          <table:table-cell table:formula="of:=VLOOKUP([.B712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712];[$Материал.A:.D]; 2; 0)" office:value-type="string" office:string-value="дерево" calcext:value-type="string">
            <text:p>дерево</text:p>
          </table:table-cell>
          <table:table-cell table:formula="of:=VLOOKUP([.C71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2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3</text:p>
          </table:table-cell>
          <table:table-cell office:value-type="float" office:value="105" calcext:value-type="float">
            <text:p>105</text:p>
          </table:table-cell>
          <table:table-cell office:value-type="float" office:value="1054" calcext:value-type="float">
            <text:p>1054</text:p>
          </table:table-cell>
          <table:table-cell table:formula="of:=[.D713]*[.E713]" office:value-type="float" office:value="110670" calcext:value-type="float">
            <text:p>110670</text:p>
          </table:table-cell>
          <table:table-cell table:formula="of:=VLOOKUP([.B713];[$Продукция.A:.E]; 2; 0)" office:value-type="string" office:string-value="стул" calcext:value-type="string">
            <text:p>стул</text:p>
          </table:table-cell>
          <table:table-cell table:formula="of:=VLOOKUP([.C713];[$Материал.A:.D]; 2; 0)" office:value-type="string" office:string-value="дерево" calcext:value-type="string">
            <text:p>дерево</text:p>
          </table:table-cell>
          <table:table-cell table:formula="of:=VLOOKUP([.C71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3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1</text:p>
          </table:table-cell>
          <table:table-cell office:value-type="float" office:value="113" calcext:value-type="float">
            <text:p>113</text:p>
          </table:table-cell>
          <table:table-cell office:value-type="float" office:value="1257" calcext:value-type="float">
            <text:p>1257</text:p>
          </table:table-cell>
          <table:table-cell table:formula="of:=[.D714]*[.E714]" office:value-type="float" office:value="142041" calcext:value-type="float">
            <text:p>142041</text:p>
          </table:table-cell>
          <table:table-cell table:formula="of:=VLOOKUP([.B714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714];[$Материал.A:.D]; 2; 0)" office:value-type="string" office:string-value="дерево" calcext:value-type="string">
            <text:p>дерево</text:p>
          </table:table-cell>
          <table:table-cell table:formula="of:=VLOOKUP([.C71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4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355" calcext:value-type="float">
            <text:p>1355</text:p>
          </table:table-cell>
          <table:table-cell table:formula="of:=[.D715]*[.E715]" office:value-type="float" office:value="69105" calcext:value-type="float">
            <text:p>69105</text:p>
          </table:table-cell>
          <table:table-cell table:formula="of:=VLOOKUP([.B715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715];[$Материал.A:.D]; 2; 0)" office:value-type="string" office:string-value="дерево" calcext:value-type="string">
            <text:p>дерево</text:p>
          </table:table-cell>
          <table:table-cell table:formula="of:=VLOOKUP([.C715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5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181" calcext:value-type="float">
            <text:p>1181</text:p>
          </table:table-cell>
          <table:table-cell table:formula="of:=[.D716]*[.E716]" office:value-type="float" office:value="2362" calcext:value-type="float">
            <text:p>2362</text:p>
          </table:table-cell>
          <table:table-cell table:formula="of:=VLOOKUP([.B716];[$Продукция.A:.E]; 2; 0)" office:value-type="string" office:string-value="раскладушка" calcext:value-type="string">
            <text:p>раскладушка</text:p>
          </table:table-cell>
          <table:table-cell table:formula="of:=VLOOKUP([.C716];[$Материал.A:.D]; 2; 0)" office:value-type="string" office:string-value="стекло" calcext:value-type="string">
            <text:p>стекло</text:p>
          </table:table-cell>
          <table:table-cell table:formula="of:=VLOOKUP([.C71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087" calcext:value-type="float">
            <text:p>1087</text:p>
          </table:table-cell>
          <table:table-cell table:formula="of:=[.D717]*[.E717]" office:value-type="float" office:value="10870" calcext:value-type="float">
            <text:p>10870</text:p>
          </table:table-cell>
          <table:table-cell table:formula="of:=VLOOKUP([.B717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717];[$Материал.A:.D]; 2; 0)" office:value-type="string" office:string-value="стекло" calcext:value-type="string">
            <text:p>стекло</text:p>
          </table:table-cell>
          <table:table-cell table:formula="of:=VLOOKUP([.C71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7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4</text:p>
          </table:table-cell>
          <table:table-cell office:value-type="float" office:value="191" calcext:value-type="float">
            <text:p>191</text:p>
          </table:table-cell>
          <table:table-cell office:value-type="float" office:value="901" calcext:value-type="float">
            <text:p>901</text:p>
          </table:table-cell>
          <table:table-cell table:formula="of:=[.D718]*[.E718]" office:value-type="float" office:value="172091" calcext:value-type="float">
            <text:p>172091</text:p>
          </table:table-cell>
          <table:table-cell table:formula="of:=VLOOKUP([.B718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718];[$Материал.A:.D]; 2; 0)" office:value-type="string" office:string-value="дерево" calcext:value-type="string">
            <text:p>дерево</text:p>
          </table:table-cell>
          <table:table-cell table:formula="of:=VLOOKUP([.C71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6</text:p>
          </table:table-cell>
          <table:table-cell office:value-type="float" office:value="126" calcext:value-type="float">
            <text:p>126</text:p>
          </table:table-cell>
          <table:table-cell office:value-type="float" office:value="816" calcext:value-type="float">
            <text:p>816</text:p>
          </table:table-cell>
          <table:table-cell table:formula="of:=[.D719]*[.E719]" office:value-type="float" office:value="102816" calcext:value-type="float">
            <text:p>102816</text:p>
          </table:table-cell>
          <table:table-cell table:formula="of:=VLOOKUP([.B719];[$Продукция.A:.E]; 2; 0)" office:value-type="string" office:string-value="лавка" calcext:value-type="string">
            <text:p>лавка</text:p>
          </table:table-cell>
          <table:table-cell table:formula="of:=VLOOKUP([.C719];[$Материал.A:.D]; 2; 0)" office:value-type="string" office:string-value="дерево" calcext:value-type="string">
            <text:p>дерево</text:p>
          </table:table-cell>
          <table:table-cell table:formula="of:=VLOOKUP([.C719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19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338" calcext:value-type="float">
            <text:p>1338</text:p>
          </table:table-cell>
          <table:table-cell table:formula="of:=[.D720]*[.E720]" office:value-type="float" office:value="38802" calcext:value-type="float">
            <text:p>38802</text:p>
          </table:table-cell>
          <table:table-cell table:formula="of:=VLOOKUP([.B720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720];[$Материал.A:.D]; 2; 0)" office:value-type="string" office:string-value="дерево" calcext:value-type="string">
            <text:p>дерево</text:p>
          </table:table-cell>
          <table:table-cell table:formula="of:=VLOOKUP([.C720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0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5</text:p>
          </table:table-cell>
          <table:table-cell office:value-type="float" office:value="131" calcext:value-type="float">
            <text:p>131</text:p>
          </table:table-cell>
          <table:table-cell office:value-type="float" office:value="985" calcext:value-type="float">
            <text:p>985</text:p>
          </table:table-cell>
          <table:table-cell table:formula="of:=[.D721]*[.E721]" office:value-type="float" office:value="129035" calcext:value-type="float">
            <text:p>129035</text:p>
          </table:table-cell>
          <table:table-cell table:formula="of:=VLOOKUP([.B721];[$Продукция.A:.E]; 2; 0)" office:value-type="string" office:string-value="гарнитур" calcext:value-type="string">
            <text:p>гарнитур</text:p>
          </table:table-cell>
          <table:table-cell table:formula="of:=VLOOKUP([.C721];[$Материал.A:.D]; 2; 0)" office:value-type="string" office:string-value="дерево" calcext:value-type="string">
            <text:p>дерево</text:p>
          </table:table-cell>
          <table:table-cell table:formula="of:=VLOOKUP([.C721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1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7</text:p>
          </table:table-cell>
          <table:table-cell office:value-type="float" office:value="11" calcext:value-type="float">
            <text:p>11</text:p>
          </table:table-cell>
          <table:table-cell office:value-type="float" office:value="951" calcext:value-type="float">
            <text:p>951</text:p>
          </table:table-cell>
          <table:table-cell table:formula="of:=[.D722]*[.E722]" office:value-type="float" office:value="10461" calcext:value-type="float">
            <text:p>10461</text:p>
          </table:table-cell>
          <table:table-cell table:formula="of:=VLOOKUP([.B722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722];[$Материал.A:.D]; 2; 0)" office:value-type="string" office:string-value="дерево" calcext:value-type="string">
            <text:p>дерево</text:p>
          </table:table-cell>
          <table:table-cell table:formula="of:=VLOOKUP([.C72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4</text:p>
          </table:table-cell>
          <table:table-cell office:value-type="float" office:value="57" calcext:value-type="float">
            <text:p>57</text:p>
          </table:table-cell>
          <table:table-cell office:value-type="float" office:value="752" calcext:value-type="float">
            <text:p>752</text:p>
          </table:table-cell>
          <table:table-cell table:formula="of:=[.D723]*[.E723]" office:value-type="float" office:value="42864" calcext:value-type="float">
            <text:p>42864</text:p>
          </table:table-cell>
          <table:table-cell table:formula="of:=VLOOKUP([.B723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723];[$Материал.A:.D]; 2; 0)" office:value-type="string" office:string-value="стекло" calcext:value-type="string">
            <text:p>стекло</text:p>
          </table:table-cell>
          <table:table-cell table:formula="of:=VLOOKUP([.C72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5</text:p>
          </table:table-cell>
          <table:table-cell office:value-type="float" office:value="141" calcext:value-type="float">
            <text:p>141</text:p>
          </table:table-cell>
          <table:table-cell office:value-type="float" office:value="610" calcext:value-type="float">
            <text:p>610</text:p>
          </table:table-cell>
          <table:table-cell table:formula="of:=[.D724]*[.E724]" office:value-type="float" office:value="86010" calcext:value-type="float">
            <text:p>86010</text:p>
          </table:table-cell>
          <table:table-cell table:formula="of:=VLOOKUP([.B724];[$Продукция.A:.E]; 2; 0)" office:value-type="string" office:string-value="гарнитур" calcext:value-type="string">
            <text:p>гарнитур</text:p>
          </table:table-cell>
          <table:table-cell table:formula="of:=VLOOKUP([.C724];[$Материал.A:.D]; 2; 0)" office:value-type="string" office:string-value="дерево" calcext:value-type="string">
            <text:p>дерево</text:p>
          </table:table-cell>
          <table:table-cell table:formula="of:=VLOOKUP([.C72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4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3</text:p>
          </table:table-cell>
          <table:table-cell office:value-type="float" office:value="60" calcext:value-type="float">
            <text:p>60</text:p>
          </table:table-cell>
          <table:table-cell office:value-type="float" office:value="730" calcext:value-type="float">
            <text:p>730</text:p>
          </table:table-cell>
          <table:table-cell table:formula="of:=[.D725]*[.E725]" office:value-type="float" office:value="43800" calcext:value-type="float">
            <text:p>43800</text:p>
          </table:table-cell>
          <table:table-cell table:formula="of:=VLOOKUP([.B725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725];[$Материал.A:.D]; 2; 0)" office:value-type="string" office:string-value="стекло" calcext:value-type="string">
            <text:p>стекло</text:p>
          </table:table-cell>
          <table:table-cell table:formula="of:=VLOOKUP([.C72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5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</text:p>
          </table:table-cell>
          <table:table-cell office:value-type="float" office:value="140" calcext:value-type="float">
            <text:p>140</text:p>
          </table:table-cell>
          <table:table-cell office:value-type="float" office:value="616" calcext:value-type="float">
            <text:p>616</text:p>
          </table:table-cell>
          <table:table-cell table:formula="of:=[.D726]*[.E726]" office:value-type="float" office:value="86240" calcext:value-type="float">
            <text:p>86240</text:p>
          </table:table-cell>
          <table:table-cell table:formula="of:=VLOOKUP([.B726];[$Продукция.A:.E]; 2; 0)" office:value-type="string" office:string-value="буфет" calcext:value-type="string">
            <text:p>буфет</text:p>
          </table:table-cell>
          <table:table-cell table:formula="of:=VLOOKUP([.C726];[$Материал.A:.D]; 2; 0)" office:value-type="string" office:string-value="стекло" calcext:value-type="string">
            <text:p>стекло</text:p>
          </table:table-cell>
          <table:table-cell table:formula="of:=VLOOKUP([.C72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6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7</text:p>
          </table:table-cell>
          <table:table-cell office:value-type="float" office:value="56" calcext:value-type="float">
            <text:p>56</text:p>
          </table:table-cell>
          <table:table-cell office:value-type="float" office:value="670" calcext:value-type="float">
            <text:p>670</text:p>
          </table:table-cell>
          <table:table-cell table:formula="of:=[.D727]*[.E727]" office:value-type="float" office:value="37520" calcext:value-type="float">
            <text:p>37520</text:p>
          </table:table-cell>
          <table:table-cell table:formula="of:=VLOOKUP([.B727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727];[$Материал.A:.D]; 2; 0)" office:value-type="string" office:string-value="дерево" calcext:value-type="string">
            <text:p>дерево</text:p>
          </table:table-cell>
          <table:table-cell table:formula="of:=VLOOKUP([.C72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43</text:p>
          </table:table-cell>
          <table:table-cell office:value-type="float" office:value="63" calcext:value-type="float">
            <text:p>63</text:p>
          </table:table-cell>
          <table:table-cell office:value-type="float" office:value="695" calcext:value-type="float">
            <text:p>695</text:p>
          </table:table-cell>
          <table:table-cell table:formula="of:=[.D728]*[.E728]" office:value-type="float" office:value="43785" calcext:value-type="float">
            <text:p>43785</text:p>
          </table:table-cell>
          <table:table-cell table:formula="of:=VLOOKUP([.B728];[$Продукция.A:.E]; 2; 0)" office:value-type="string" office:string-value="кресло" calcext:value-type="string">
            <text:p>кресло</text:p>
          </table:table-cell>
          <table:table-cell table:formula="of:=VLOOKUP([.C728];[$Материал.A:.D]; 2; 0)" office:value-type="string" office:string-value="дерево" calcext:value-type="string">
            <text:p>дерево</text:p>
          </table:table-cell>
          <table:table-cell table:formula="of:=VLOOKUP([.C72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8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0</text:p>
          </table:table-cell>
          <table:table-cell office:value-type="float" office:value="163" calcext:value-type="float">
            <text:p>163</text:p>
          </table:table-cell>
          <table:table-cell office:value-type="float" office:value="1496" calcext:value-type="float">
            <text:p>1496</text:p>
          </table:table-cell>
          <table:table-cell table:formula="of:=[.D729]*[.E729]" office:value-type="float" office:value="243848" calcext:value-type="float">
            <text:p>243848</text:p>
          </table:table-cell>
          <table:table-cell table:formula="of:=VLOOKUP([.B729];[$Продукция.A:.E]; 2; 0)" office:value-type="string" office:string-value="софа" calcext:value-type="string">
            <text:p>софа</text:p>
          </table:table-cell>
          <table:table-cell table:formula="of:=VLOOKUP([.C729];[$Материал.A:.D]; 2; 0)" office:value-type="string" office:string-value="дерево" calcext:value-type="string">
            <text:p>дерево</text:p>
          </table:table-cell>
          <table:table-cell table:formula="of:=VLOOKUP([.C72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29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7</text:p>
          </table:table-cell>
          <table:table-cell office:value-type="float" office:value="88" calcext:value-type="float">
            <text:p>88</text:p>
          </table:table-cell>
          <table:table-cell office:value-type="float" office:value="928" calcext:value-type="float">
            <text:p>928</text:p>
          </table:table-cell>
          <table:table-cell table:formula="of:=[.D730]*[.E730]" office:value-type="float" office:value="81664" calcext:value-type="float">
            <text:p>81664</text:p>
          </table:table-cell>
          <table:table-cell table:formula="of:=VLOOKUP([.B730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730];[$Материал.A:.D]; 2; 0)" office:value-type="string" office:string-value="стекло" calcext:value-type="string">
            <text:p>стекло</text:p>
          </table:table-cell>
          <table:table-cell table:formula="of:=VLOOKUP([.C730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42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table:formula="of:=[.D731]*[.E731]" office:value-type="float" office:value="85440" calcext:value-type="float">
            <text:p>85440</text:p>
          </table:table-cell>
          <table:table-cell table:formula="of:=VLOOKUP([.B731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731];[$Материал.A:.D]; 2; 0)" office:value-type="string" office:string-value="дерево" calcext:value-type="string">
            <text:p>дерево</text:p>
          </table:table-cell>
          <table:table-cell table:formula="of:=VLOOKUP([.C73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1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6</text:p>
          </table:table-cell>
          <table:table-cell office:value-type="float" office:value="173" calcext:value-type="float">
            <text:p>173</text:p>
          </table:table-cell>
          <table:table-cell office:value-type="float" office:value="1019" calcext:value-type="float">
            <text:p>1019</text:p>
          </table:table-cell>
          <table:table-cell table:formula="of:=[.D732]*[.E732]" office:value-type="float" office:value="176287" calcext:value-type="float">
            <text:p>176287</text:p>
          </table:table-cell>
          <table:table-cell table:formula="of:=VLOOKUP([.B732];[$Продукция.A:.E]; 2; 0)" office:value-type="string" office:string-value="бюро" calcext:value-type="string">
            <text:p>бюро</text:p>
          </table:table-cell>
          <table:table-cell table:formula="of:=VLOOKUP([.C732];[$Материал.A:.D]; 2; 0)" office:value-type="string" office:string-value="дерево" calcext:value-type="string">
            <text:p>дерево</text:p>
          </table:table-cell>
          <table:table-cell table:formula="of:=VLOOKUP([.C732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2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0</text:p>
          </table:table-cell>
          <table:table-cell office:value-type="float" office:value="175" calcext:value-type="float">
            <text:p>175</text:p>
          </table:table-cell>
          <table:table-cell office:value-type="float" office:value="1313" calcext:value-type="float">
            <text:p>1313</text:p>
          </table:table-cell>
          <table:table-cell table:formula="of:=[.D733]*[.E733]" office:value-type="float" office:value="229775" calcext:value-type="float">
            <text:p>229775</text:p>
          </table:table-cell>
          <table:table-cell table:formula="of:=VLOOKUP([.B733];[$Продукция.A:.E]; 2; 0)" office:value-type="string" office:string-value="софа" calcext:value-type="string">
            <text:p>софа</text:p>
          </table:table-cell>
          <table:table-cell table:formula="of:=VLOOKUP([.C733];[$Материал.A:.D]; 2; 0)" office:value-type="string" office:string-value="фанера" calcext:value-type="string">
            <text:p>фанера</text:p>
          </table:table-cell>
          <table:table-cell table:formula="of:=VLOOKUP([.C73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3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825" calcext:value-type="float">
            <text:p>825</text:p>
          </table:table-cell>
          <table:table-cell table:formula="of:=[.D734]*[.E734]" office:value-type="float" office:value="22275" calcext:value-type="float">
            <text:p>22275</text:p>
          </table:table-cell>
          <table:table-cell table:formula="of:=VLOOKUP([.B734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734];[$Материал.A:.D]; 2; 0)" office:value-type="string" office:string-value="дерево" calcext:value-type="string">
            <text:p>дерево</text:p>
          </table:table-cell>
          <table:table-cell table:formula="of:=VLOOKUP([.C73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8</text:p>
          </table:table-cell>
          <table:table-cell office:value-type="float" office:value="187" calcext:value-type="float">
            <text:p>187</text:p>
          </table:table-cell>
          <table:table-cell office:value-type="float" office:value="1019" calcext:value-type="float">
            <text:p>1019</text:p>
          </table:table-cell>
          <table:table-cell table:formula="of:=[.D735]*[.E735]" office:value-type="float" office:value="190553" calcext:value-type="float">
            <text:p>190553</text:p>
          </table:table-cell>
          <table:table-cell table:formula="of:=VLOOKUP([.B735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735];[$Материал.A:.D]; 2; 0)" office:value-type="string" office:string-value="дерево" calcext:value-type="string">
            <text:p>дерево</text:p>
          </table:table-cell>
          <table:table-cell table:formula="of:=VLOOKUP([.C735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5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5</text:p>
          </table:table-cell>
          <table:table-cell office:value-type="float" office:value="170" calcext:value-type="float">
            <text:p>170</text:p>
          </table:table-cell>
          <table:table-cell office:value-type="float" office:value="854" calcext:value-type="float">
            <text:p>854</text:p>
          </table:table-cell>
          <table:table-cell table:formula="of:=[.D736]*[.E736]" office:value-type="float" office:value="145180" calcext:value-type="float">
            <text:p>145180</text:p>
          </table:table-cell>
          <table:table-cell table:formula="of:=VLOOKUP([.B736];[$Продукция.A:.E]; 2; 0)" office:value-type="string" office:string-value="кресло" calcext:value-type="string">
            <text:p>кресло</text:p>
          </table:table-cell>
          <table:table-cell table:formula="of:=VLOOKUP([.C736];[$Материал.A:.D]; 2; 0)" office:value-type="string" office:string-value="дерево" calcext:value-type="string">
            <text:p>дерево</text:p>
          </table:table-cell>
          <table:table-cell table:formula="of:=VLOOKUP([.C736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formula="of:=[.D737]*[.E737]" office:value-type="float" office:value="5840" calcext:value-type="float">
            <text:p>5840</text:p>
          </table:table-cell>
          <table:table-cell table:formula="of:=VLOOKUP([.B737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737];[$Материал.A:.D]; 2; 0)" office:value-type="string" office:string-value="дерево" calcext:value-type="string">
            <text:p>дерево</text:p>
          </table:table-cell>
          <table:table-cell table:formula="of:=VLOOKUP([.C73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7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4</text:p>
          </table:table-cell>
          <table:table-cell office:value-type="float" office:value="109" calcext:value-type="float">
            <text:p>109</text:p>
          </table:table-cell>
          <table:table-cell office:value-type="float" office:value="1376" calcext:value-type="float">
            <text:p>1376</text:p>
          </table:table-cell>
          <table:table-cell table:formula="of:=[.D738]*[.E738]" office:value-type="float" office:value="149984" calcext:value-type="float">
            <text:p>149984</text:p>
          </table:table-cell>
          <table:table-cell table:formula="of:=VLOOKUP([.B738];[$Продукция.A:.E]; 2; 0)" office:value-type="string" office:string-value="гардероб" calcext:value-type="string">
            <text:p>гардероб</text:p>
          </table:table-cell>
          <table:table-cell table:formula="of:=VLOOKUP([.C738];[$Материал.A:.D]; 2; 0)" office:value-type="string" office:string-value="дерево" calcext:value-type="string">
            <text:p>дерево</text:p>
          </table:table-cell>
          <table:table-cell table:formula="of:=VLOOKUP([.C73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8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2</text:p>
          </table:table-cell>
          <table:table-cell office:value-type="float" office:value="158" calcext:value-type="float">
            <text:p>158</text:p>
          </table:table-cell>
          <table:table-cell office:value-type="float" office:value="1005" calcext:value-type="float">
            <text:p>1005</text:p>
          </table:table-cell>
          <table:table-cell table:formula="of:=[.D739]*[.E739]" office:value-type="float" office:value="158790" calcext:value-type="float">
            <text:p>158790</text:p>
          </table:table-cell>
          <table:table-cell table:formula="of:=VLOOKUP([.B739];[$Продукция.A:.E]; 2; 0)" office:value-type="string" office:string-value="пуф" calcext:value-type="string">
            <text:p>пуф</text:p>
          </table:table-cell>
          <table:table-cell table:formula="of:=VLOOKUP([.C739];[$Материал.A:.D]; 2; 0)" office:value-type="string" office:string-value="фанера" calcext:value-type="string">
            <text:p>фанера</text:p>
          </table:table-cell>
          <table:table-cell table:formula="of:=VLOOKUP([.C73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39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933" calcext:value-type="float">
            <text:p>933</text:p>
          </table:table-cell>
          <table:table-cell table:formula="of:=[.D740]*[.E740]" office:value-type="float" office:value="39186" calcext:value-type="float">
            <text:p>39186</text:p>
          </table:table-cell>
          <table:table-cell table:formula="of:=VLOOKUP([.B740];[$Продукция.A:.E]; 2; 0)" office:value-type="string" office:string-value="стенка" calcext:value-type="string">
            <text:p>стенка</text:p>
          </table:table-cell>
          <table:table-cell table:formula="of:=VLOOKUP([.C740];[$Материал.A:.D]; 2; 0)" office:value-type="string" office:string-value="дерево" calcext:value-type="string">
            <text:p>дерево</text:p>
          </table:table-cell>
          <table:table-cell table:formula="of:=VLOOKUP([.C740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0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7</text:p>
          </table:table-cell>
          <table:table-cell office:value-type="float" office:value="102" calcext:value-type="float">
            <text:p>102</text:p>
          </table:table-cell>
          <table:table-cell office:value-type="float" office:value="918" calcext:value-type="float">
            <text:p>918</text:p>
          </table:table-cell>
          <table:table-cell table:formula="of:=[.D741]*[.E741]" office:value-type="float" office:value="93636" calcext:value-type="float">
            <text:p>93636</text:p>
          </table:table-cell>
          <table:table-cell table:formula="of:=VLOOKUP([.B741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741];[$Материал.A:.D]; 2; 0)" office:value-type="string" office:string-value="дерево" calcext:value-type="string">
            <text:p>дерево</text:p>
          </table:table-cell>
          <table:table-cell table:formula="of:=VLOOKUP([.C741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1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6</text:p>
          </table:table-cell>
          <table:table-cell office:value-type="float" office:value="66" calcext:value-type="float">
            <text:p>66</text:p>
          </table:table-cell>
          <table:table-cell office:value-type="float" office:value="1193" calcext:value-type="float">
            <text:p>1193</text:p>
          </table:table-cell>
          <table:table-cell table:formula="of:=[.D742]*[.E742]" office:value-type="float" office:value="78738" calcext:value-type="float">
            <text:p>78738</text:p>
          </table:table-cell>
          <table:table-cell table:formula="of:=VLOOKUP([.B742];[$Продукция.A:.E]; 2; 0)" office:value-type="string" office:string-value="стол-книжка" calcext:value-type="string">
            <text:p>стол-книжка</text:p>
          </table:table-cell>
          <table:table-cell table:formula="of:=VLOOKUP([.C742];[$Материал.A:.D]; 2; 0)" office:value-type="string" office:string-value="дерево" calcext:value-type="string">
            <text:p>дерево</text:p>
          </table:table-cell>
          <table:table-cell table:formula="of:=VLOOKUP([.C74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2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40</text:p>
          </table:table-cell>
          <table:table-cell office:value-type="float" office:value="161" calcext:value-type="float">
            <text:p>161</text:p>
          </table:table-cell>
          <table:table-cell office:value-type="float" office:value="751" calcext:value-type="float">
            <text:p>751</text:p>
          </table:table-cell>
          <table:table-cell table:formula="of:=[.D743]*[.E743]" office:value-type="float" office:value="120911" calcext:value-type="float">
            <text:p>120911</text:p>
          </table:table-cell>
          <table:table-cell table:formula="of:=VLOOKUP([.B743];[$Продукция.A:.E]; 2; 0)" office:value-type="string" office:string-value="бар" calcext:value-type="string">
            <text:p>бар</text:p>
          </table:table-cell>
          <table:table-cell table:formula="of:=VLOOKUP([.C743];[$Материал.A:.D]; 2; 0)" office:value-type="string" office:string-value="дерево" calcext:value-type="string">
            <text:p>дерево</text:p>
          </table:table-cell>
          <table:table-cell table:formula="of:=VLOOKUP([.C74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3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4</text:p>
          </table:table-cell>
          <table:table-cell office:value-type="float" office:value="138" calcext:value-type="float">
            <text:p>138</text:p>
          </table:table-cell>
          <table:table-cell office:value-type="float" office:value="1202" calcext:value-type="float">
            <text:p>1202</text:p>
          </table:table-cell>
          <table:table-cell table:formula="of:=[.D744]*[.E744]" office:value-type="float" office:value="165876" calcext:value-type="float">
            <text:p>165876</text:p>
          </table:table-cell>
          <table:table-cell table:formula="of:=VLOOKUP([.B744];[$Продукция.A:.E]; 2; 0)" office:value-type="string" office:string-value="стол разделочный" calcext:value-type="string">
            <text:p>стол разделочный</text:p>
          </table:table-cell>
          <table:table-cell table:formula="of:=VLOOKUP([.C744];[$Материал.A:.D]; 2; 0)" office:value-type="string" office:string-value="дерево" calcext:value-type="string">
            <text:p>дерево</text:p>
          </table:table-cell>
          <table:table-cell table:formula="of:=VLOOKUP([.C744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4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4" calcext:value-type="float">
            <text:p>174</text:p>
          </table:table-cell>
          <table:table-cell office:value-type="float" office:value="1164" calcext:value-type="float">
            <text:p>1164</text:p>
          </table:table-cell>
          <table:table-cell table:formula="of:=[.D745]*[.E745]" office:value-type="float" office:value="202536" calcext:value-type="float">
            <text:p>202536</text:p>
          </table:table-cell>
          <table:table-cell table:formula="of:=VLOOKUP([.B745];[$Продукция.A:.E]; 2; 0)" office:value-type="string" office:string-value="стул для пианино" calcext:value-type="string">
            <text:p>стул для пианино</text:p>
          </table:table-cell>
          <table:table-cell table:formula="of:=VLOOKUP([.C745];[$Материал.A:.D]; 2; 0)" office:value-type="string" office:string-value="дерево" calcext:value-type="string">
            <text:p>дерево</text:p>
          </table:table-cell>
          <table:table-cell table:formula="of:=VLOOKUP([.C745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5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1</text:p>
          </table:table-cell>
          <table:table-cell office:value-type="float" office:value="160" calcext:value-type="float">
            <text:p>160</text:p>
          </table:table-cell>
          <table:table-cell office:value-type="float" office:value="1459" calcext:value-type="float">
            <text:p>1459</text:p>
          </table:table-cell>
          <table:table-cell table:formula="of:=[.D746]*[.E746]" office:value-type="float" office:value="233440" calcext:value-type="float">
            <text:p>233440</text:p>
          </table:table-cell>
          <table:table-cell table:formula="of:=VLOOKUP([.B746];[$Продукция.A:.E]; 2; 0)" office:value-type="string" office:string-value="гамак" calcext:value-type="string">
            <text:p>гамак</text:p>
          </table:table-cell>
          <table:table-cell table:formula="of:=VLOOKUP([.C746];[$Материал.A:.D]; 2; 0)" office:value-type="string" office:string-value="фанера" calcext:value-type="string">
            <text:p>фанера</text:p>
          </table:table-cell>
          <table:table-cell table:formula="of:=VLOOKUP([.C74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6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7</text:p>
          </table:table-cell>
          <table:table-cell office:value-type="float" office:value="5" calcext:value-type="float">
            <text:p>5</text:p>
          </table:table-cell>
          <table:table-cell office:value-type="float" office:value="811" calcext:value-type="float">
            <text:p>811</text:p>
          </table:table-cell>
          <table:table-cell table:formula="of:=[.D747]*[.E747]" office:value-type="float" office:value="4055" calcext:value-type="float">
            <text:p>4055</text:p>
          </table:table-cell>
          <table:table-cell table:formula="of:=VLOOKUP([.B747];[$Продукция.A:.E]; 2; 0)" office:value-type="string" office:string-value="гарнитур" calcext:value-type="string">
            <text:p>гарнитур</text:p>
          </table:table-cell>
          <table:table-cell table:formula="of:=VLOOKUP([.C747];[$Материал.A:.D]; 2; 0)" office:value-type="string" office:string-value="дерево" calcext:value-type="string">
            <text:p>дерево</text:p>
          </table:table-cell>
          <table:table-cell table:formula="of:=VLOOKUP([.C74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7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3</text:p>
          </table:table-cell>
          <table:table-cell office:value-type="float" office:value="191" calcext:value-type="float">
            <text:p>191</text:p>
          </table:table-cell>
          <table:table-cell office:value-type="float" office:value="566" calcext:value-type="float">
            <text:p>566</text:p>
          </table:table-cell>
          <table:table-cell table:formula="of:=[.D748]*[.E748]" office:value-type="float" office:value="108106" calcext:value-type="float">
            <text:p>108106</text:p>
          </table:table-cell>
          <table:table-cell table:formula="of:=VLOOKUP([.B748];[$Продукция.A:.E]; 2; 0)" office:value-type="string" office:string-value="кресло массажное" calcext:value-type="string">
            <text:p>кресло массажное</text:p>
          </table:table-cell>
          <table:table-cell table:formula="of:=VLOOKUP([.C748];[$Материал.A:.D]; 2; 0)" office:value-type="string" office:string-value="стекло" calcext:value-type="string">
            <text:p>стекло</text:p>
          </table:table-cell>
          <table:table-cell table:formula="of:=VLOOKUP([.C74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8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1</text:p>
          </table:table-cell>
          <table:table-cell office:value-type="float" office:value="152" calcext:value-type="float">
            <text:p>152</text:p>
          </table:table-cell>
          <table:table-cell office:value-type="float" office:value="1131" calcext:value-type="float">
            <text:p>1131</text:p>
          </table:table-cell>
          <table:table-cell table:formula="of:=[.D749]*[.E749]" office:value-type="float" office:value="171912" calcext:value-type="float">
            <text:p>171912</text:p>
          </table:table-cell>
          <table:table-cell table:formula="of:=VLOOKUP([.B749];[$Продукция.A:.E]; 2; 0)" office:value-type="string" office:string-value="кровать" calcext:value-type="string">
            <text:p>кровать</text:p>
          </table:table-cell>
          <table:table-cell table:formula="of:=VLOOKUP([.C749];[$Материал.A:.D]; 2; 0)" office:value-type="string" office:string-value="металл" calcext:value-type="string">
            <text:p>металл</text:p>
          </table:table-cell>
          <table:table-cell table:formula="of:=VLOOKUP([.C74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49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828" calcext:value-type="float">
            <text:p>828</text:p>
          </table:table-cell>
          <table:table-cell table:formula="of:=[.D750]*[.E750]" office:value-type="float" office:value="39744" calcext:value-type="float">
            <text:p>39744</text:p>
          </table:table-cell>
          <table:table-cell table:formula="of:=VLOOKUP([.B750];[$Продукция.A:.E]; 2; 0)" office:value-type="string" office:string-value="лавка" calcext:value-type="string">
            <text:p>лавка</text:p>
          </table:table-cell>
          <table:table-cell table:formula="of:=VLOOKUP([.C750];[$Материал.A:.D]; 2; 0)" office:value-type="string" office:string-value="дерево" calcext:value-type="string">
            <text:p>дерево</text:p>
          </table:table-cell>
          <table:table-cell table:formula="of:=VLOOKUP([.C75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0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2</text:p>
          </table:table-cell>
          <table:table-cell office:value-type="float" office:value="53" calcext:value-type="float">
            <text:p>53</text:p>
          </table:table-cell>
          <table:table-cell office:value-type="float" office:value="935" calcext:value-type="float">
            <text:p>935</text:p>
          </table:table-cell>
          <table:table-cell table:formula="of:=[.D751]*[.E751]" office:value-type="float" office:value="49555" calcext:value-type="float">
            <text:p>49555</text:p>
          </table:table-cell>
          <table:table-cell table:formula="of:=VLOOKUP([.B751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751];[$Материал.A:.D]; 2; 0)" office:value-type="string" office:string-value="стекло" calcext:value-type="string">
            <text:p>стекло</text:p>
          </table:table-cell>
          <table:table-cell table:formula="of:=VLOOKUP([.C75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1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1</text:p>
          </table:table-cell>
          <table:table-cell office:value-type="float" office:value="37" calcext:value-type="float">
            <text:p>37</text:p>
          </table:table-cell>
          <table:table-cell office:value-type="float" office:value="995" calcext:value-type="float">
            <text:p>995</text:p>
          </table:table-cell>
          <table:table-cell table:formula="of:=[.D752]*[.E752]" office:value-type="float" office:value="36815" calcext:value-type="float">
            <text:p>36815</text:p>
          </table:table-cell>
          <table:table-cell table:formula="of:=VLOOKUP([.B752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752];[$Материал.A:.D]; 2; 0)" office:value-type="string" office:string-value="металл" calcext:value-type="string">
            <text:p>металл</text:p>
          </table:table-cell>
          <table:table-cell table:formula="of:=VLOOKUP([.C75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2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7</text:p>
          </table:table-cell>
          <table:table-cell office:value-type="float" office:value="122" calcext:value-type="float">
            <text:p>122</text:p>
          </table:table-cell>
          <table:table-cell office:value-type="float" office:value="534" calcext:value-type="float">
            <text:p>534</text:p>
          </table:table-cell>
          <table:table-cell table:formula="of:=[.D753]*[.E753]" office:value-type="float" office:value="65148" calcext:value-type="float">
            <text:p>65148</text:p>
          </table:table-cell>
          <table:table-cell table:formula="of:=VLOOKUP([.B753];[$Продукция.A:.E]; 2; 0)" office:value-type="string" office:string-value="зеркало" calcext:value-type="string">
            <text:p>зеркало</text:p>
          </table:table-cell>
          <table:table-cell table:formula="of:=VLOOKUP([.C753];[$Материал.A:.D]; 2; 0)" office:value-type="string" office:string-value="стекло" calcext:value-type="string">
            <text:p>стекло</text:p>
          </table:table-cell>
          <table:table-cell table:formula="of:=VLOOKUP([.C753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9</text:p>
          </table:table-cell>
          <table:table-cell office:value-type="float" office:value="158" calcext:value-type="float">
            <text:p>158</text:p>
          </table:table-cell>
          <table:table-cell office:value-type="float" office:value="1310" calcext:value-type="float">
            <text:p>1310</text:p>
          </table:table-cell>
          <table:table-cell table:formula="of:=[.D754]*[.E754]" office:value-type="float" office:value="206980" calcext:value-type="float">
            <text:p>206980</text:p>
          </table:table-cell>
          <table:table-cell table:formula="of:=VLOOKUP([.B754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754];[$Материал.A:.D]; 2; 0)" office:value-type="string" office:string-value="дерево" calcext:value-type="string">
            <text:p>дерево</text:p>
          </table:table-cell>
          <table:table-cell table:formula="of:=VLOOKUP([.C754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4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1</text:p>
          </table:table-cell>
          <table:table-cell office:value-type="float" office:value="9" calcext:value-type="float">
            <text:p>9</text:p>
          </table:table-cell>
          <table:table-cell office:value-type="float" office:value="1377" calcext:value-type="float">
            <text:p>1377</text:p>
          </table:table-cell>
          <table:table-cell table:formula="of:=[.D755]*[.E755]" office:value-type="float" office:value="12393" calcext:value-type="float">
            <text:p>12393</text:p>
          </table:table-cell>
          <table:table-cell table:formula="of:=VLOOKUP([.B755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755];[$Материал.A:.D]; 2; 0)" office:value-type="string" office:string-value="металл" calcext:value-type="string">
            <text:p>металл</text:p>
          </table:table-cell>
          <table:table-cell table:formula="of:=VLOOKUP([.C75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5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7</text:p>
          </table:table-cell>
          <table:table-cell office:value-type="float" office:value="76" calcext:value-type="float">
            <text:p>76</text:p>
          </table:table-cell>
          <table:table-cell office:value-type="float" office:value="882" calcext:value-type="float">
            <text:p>882</text:p>
          </table:table-cell>
          <table:table-cell table:formula="of:=[.D756]*[.E756]" office:value-type="float" office:value="67032" calcext:value-type="float">
            <text:p>67032</text:p>
          </table:table-cell>
          <table:table-cell table:formula="of:=VLOOKUP([.B756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756];[$Материал.A:.D]; 2; 0)" office:value-type="string" office:string-value="стекло" calcext:value-type="string">
            <text:p>стекло</text:p>
          </table:table-cell>
          <table:table-cell table:formula="of:=VLOOKUP([.C75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1</text:p>
          </table:table-cell>
          <table:table-cell office:value-type="float" office:value="89" calcext:value-type="float">
            <text:p>89</text:p>
          </table:table-cell>
          <table:table-cell office:value-type="float" office:value="993" calcext:value-type="float">
            <text:p>993</text:p>
          </table:table-cell>
          <table:table-cell table:formula="of:=[.D757]*[.E757]" office:value-type="float" office:value="88377" calcext:value-type="float">
            <text:p>88377</text:p>
          </table:table-cell>
          <table:table-cell table:formula="of:=VLOOKUP([.B757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757];[$Материал.A:.D]; 2; 0)" office:value-type="string" office:string-value="фанера" calcext:value-type="string">
            <text:p>фанера</text:p>
          </table:table-cell>
          <table:table-cell table:formula="of:=VLOOKUP([.C75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7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564" calcext:value-type="float">
            <text:p>564</text:p>
          </table:table-cell>
          <table:table-cell table:formula="of:=[.D758]*[.E758]" office:value-type="float" office:value="12408" calcext:value-type="float">
            <text:p>12408</text:p>
          </table:table-cell>
          <table:table-cell table:formula="of:=VLOOKUP([.B758];[$Продукция.A:.E]; 2; 0)" office:value-type="string" office:string-value="гардероб" calcext:value-type="string">
            <text:p>гардероб</text:p>
          </table:table-cell>
          <table:table-cell table:formula="of:=VLOOKUP([.C758];[$Материал.A:.D]; 2; 0)" office:value-type="string" office:string-value="дерево" calcext:value-type="string">
            <text:p>дерево</text:p>
          </table:table-cell>
          <table:table-cell table:formula="of:=VLOOKUP([.C75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8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3</text:p>
          </table:table-cell>
          <table:table-cell office:value-type="float" office:value="84" calcext:value-type="float">
            <text:p>84</text:p>
          </table:table-cell>
          <table:table-cell office:value-type="float" office:value="1060" calcext:value-type="float">
            <text:p>1060</text:p>
          </table:table-cell>
          <table:table-cell table:formula="of:=[.D759]*[.E759]" office:value-type="float" office:value="89040" calcext:value-type="float">
            <text:p>89040</text:p>
          </table:table-cell>
          <table:table-cell table:formula="of:=VLOOKUP([.B759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759];[$Материал.A:.D]; 2; 0)" office:value-type="string" office:string-value="дерево" calcext:value-type="string">
            <text:p>дерево</text:p>
          </table:table-cell>
          <table:table-cell table:formula="of:=VLOOKUP([.C75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59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5</text:p>
          </table:table-cell>
          <table:table-cell office:value-type="float" office:value="134" calcext:value-type="float">
            <text:p>134</text:p>
          </table:table-cell>
          <table:table-cell office:value-type="float" office:value="1358" calcext:value-type="float">
            <text:p>1358</text:p>
          </table:table-cell>
          <table:table-cell table:formula="of:=[.D760]*[.E760]" office:value-type="float" office:value="181972" calcext:value-type="float">
            <text:p>181972</text:p>
          </table:table-cell>
          <table:table-cell table:formula="of:=VLOOKUP([.B760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760];[$Материал.A:.D]; 2; 0)" office:value-type="string" office:string-value="стекло" calcext:value-type="string">
            <text:p>стекло</text:p>
          </table:table-cell>
          <table:table-cell table:formula="of:=VLOOKUP([.C760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0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8</text:p>
          </table:table-cell>
          <table:table-cell office:value-type="float" office:value="183" calcext:value-type="float">
            <text:p>183</text:p>
          </table:table-cell>
          <table:table-cell office:value-type="float" office:value="928" calcext:value-type="float">
            <text:p>928</text:p>
          </table:table-cell>
          <table:table-cell table:formula="of:=[.D761]*[.E761]" office:value-type="float" office:value="169824" calcext:value-type="float">
            <text:p>169824</text:p>
          </table:table-cell>
          <table:table-cell table:formula="of:=VLOOKUP([.B761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761];[$Материал.A:.D]; 2; 0)" office:value-type="string" office:string-value="дерево" calcext:value-type="string">
            <text:p>дерево</text:p>
          </table:table-cell>
          <table:table-cell table:formula="of:=VLOOKUP([.C76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1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9</text:p>
          </table:table-cell>
          <table:table-cell office:value-type="float" office:value="25" calcext:value-type="float">
            <text:p>25</text:p>
          </table:table-cell>
          <table:table-cell office:value-type="float" office:value="1067" calcext:value-type="float">
            <text:p>1067</text:p>
          </table:table-cell>
          <table:table-cell table:formula="of:=[.D762]*[.E762]" office:value-type="float" office:value="26675" calcext:value-type="float">
            <text:p>26675</text:p>
          </table:table-cell>
          <table:table-cell table:formula="of:=VLOOKUP([.B762];[$Продукция.A:.E]; 2; 0)" office:value-type="string" office:string-value="кровать" calcext:value-type="string">
            <text:p>кровать</text:p>
          </table:table-cell>
          <table:table-cell table:formula="of:=VLOOKUP([.C762];[$Материал.A:.D]; 2; 0)" office:value-type="string" office:string-value="металл" calcext:value-type="string">
            <text:p>металл</text:p>
          </table:table-cell>
          <table:table-cell table:formula="of:=VLOOKUP([.C76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2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2</text:p>
          </table:table-cell>
          <table:table-cell office:value-type="float" office:value="79" calcext:value-type="float">
            <text:p>79</text:p>
          </table:table-cell>
          <table:table-cell office:value-type="float" office:value="991" calcext:value-type="float">
            <text:p>991</text:p>
          </table:table-cell>
          <table:table-cell table:formula="of:=[.D763]*[.E763]" office:value-type="float" office:value="78289" calcext:value-type="float">
            <text:p>78289</text:p>
          </table:table-cell>
          <table:table-cell table:formula="of:=VLOOKUP([.B763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763];[$Материал.A:.D]; 2; 0)" office:value-type="string" office:string-value="фанера" calcext:value-type="string">
            <text:p>фанера</text:p>
          </table:table-cell>
          <table:table-cell table:formula="of:=VLOOKUP([.C76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3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1</text:p>
          </table:table-cell>
          <table:table-cell office:value-type="float" office:value="120" calcext:value-type="float">
            <text:p>120</text:p>
          </table:table-cell>
          <table:table-cell office:value-type="float" office:value="1371" calcext:value-type="float">
            <text:p>1371</text:p>
          </table:table-cell>
          <table:table-cell table:formula="of:=[.D764]*[.E764]" office:value-type="float" office:value="164520" calcext:value-type="float">
            <text:p>164520</text:p>
          </table:table-cell>
          <table:table-cell table:formula="of:=VLOOKUP([.B764];[$Продукция.A:.E]; 2; 0)" office:value-type="string" office:string-value="зеркало" calcext:value-type="string">
            <text:p>зеркало</text:p>
          </table:table-cell>
          <table:table-cell table:formula="of:=VLOOKUP([.C764];[$Материал.A:.D]; 2; 0)" office:value-type="string" office:string-value="дерево" calcext:value-type="string">
            <text:p>дерево</text:p>
          </table:table-cell>
          <table:table-cell table:formula="of:=VLOOKUP([.C76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4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9</text:p>
          </table:table-cell>
          <table:table-cell office:value-type="float" office:value="15" calcext:value-type="float">
            <text:p>15</text:p>
          </table:table-cell>
          <table:table-cell office:value-type="float" office:value="1368" calcext:value-type="float">
            <text:p>1368</text:p>
          </table:table-cell>
          <table:table-cell table:formula="of:=[.D765]*[.E765]" office:value-type="float" office:value="20520" calcext:value-type="float">
            <text:p>20520</text:p>
          </table:table-cell>
          <table:table-cell table:formula="of:=VLOOKUP([.B765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765];[$Материал.A:.D]; 2; 0)" office:value-type="string" office:string-value="дерево" calcext:value-type="string">
            <text:p>дерево</text:p>
          </table:table-cell>
          <table:table-cell table:formula="of:=VLOOKUP([.C76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5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3</text:p>
          </table:table-cell>
          <table:table-cell office:value-type="float" office:value="119" calcext:value-type="float">
            <text:p>119</text:p>
          </table:table-cell>
          <table:table-cell office:value-type="float" office:value="1358" calcext:value-type="float">
            <text:p>1358</text:p>
          </table:table-cell>
          <table:table-cell table:formula="of:=[.D766]*[.E766]" office:value-type="float" office:value="161602" calcext:value-type="float">
            <text:p>161602</text:p>
          </table:table-cell>
          <table:table-cell table:formula="of:=VLOOKUP([.B766];[$Продукция.A:.E]; 2; 0)" office:value-type="string" office:string-value="кресло" calcext:value-type="string">
            <text:p>кресло</text:p>
          </table:table-cell>
          <table:table-cell table:formula="of:=VLOOKUP([.C766];[$Материал.A:.D]; 2; 0)" office:value-type="string" office:string-value="стекло" calcext:value-type="string">
            <text:p>стекло</text:p>
          </table:table-cell>
          <table:table-cell table:formula="of:=VLOOKUP([.C76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6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7</text:p>
          </table:table-cell>
          <table:table-cell office:value-type="float" office:value="100" calcext:value-type="float">
            <text:p>100</text:p>
          </table:table-cell>
          <table:table-cell office:value-type="float" office:value="1044" calcext:value-type="float">
            <text:p>1044</text:p>
          </table:table-cell>
          <table:table-cell table:formula="of:=[.D767]*[.E767]" office:value-type="float" office:value="104400" calcext:value-type="float">
            <text:p>104400</text:p>
          </table:table-cell>
          <table:table-cell table:formula="of:=VLOOKUP([.B767];[$Продукция.A:.E]; 2; 0)" office:value-type="string" office:string-value="гамак" calcext:value-type="string">
            <text:p>гамак</text:p>
          </table:table-cell>
          <table:table-cell table:formula="of:=VLOOKUP([.C767];[$Материал.A:.D]; 2; 0)" office:value-type="string" office:string-value="дерево" calcext:value-type="string">
            <text:p>дерево</text:p>
          </table:table-cell>
          <table:table-cell table:formula="of:=VLOOKUP([.C76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7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8</text:p>
          </table:table-cell>
          <table:table-cell office:value-type="float" office:value="160" calcext:value-type="float">
            <text:p>160</text:p>
          </table:table-cell>
          <table:table-cell office:value-type="float" office:value="788" calcext:value-type="float">
            <text:p>788</text:p>
          </table:table-cell>
          <table:table-cell table:formula="of:=[.D768]*[.E768]" office:value-type="float" office:value="126080" calcext:value-type="float">
            <text:p>126080</text:p>
          </table:table-cell>
          <table:table-cell table:formula="of:=VLOOKUP([.B768];[$Продукция.A:.E]; 2; 0)" office:value-type="string" office:string-value="кресло-стол" calcext:value-type="string">
            <text:p>кресло-стол</text:p>
          </table:table-cell>
          <table:table-cell table:formula="of:=VLOOKUP([.C768];[$Материал.A:.D]; 2; 0)" office:value-type="string" office:string-value="дерево" calcext:value-type="string">
            <text:p>дерево</text:p>
          </table:table-cell>
          <table:table-cell table:formula="of:=VLOOKUP([.C76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8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6</text:p>
          </table:table-cell>
          <table:table-cell office:value-type="float" office:value="97" calcext:value-type="float">
            <text:p>97</text:p>
          </table:table-cell>
          <table:table-cell office:value-type="float" office:value="1438" calcext:value-type="float">
            <text:p>1438</text:p>
          </table:table-cell>
          <table:table-cell table:formula="of:=[.D769]*[.E769]" office:value-type="float" office:value="139486" calcext:value-type="float">
            <text:p>139486</text:p>
          </table:table-cell>
          <table:table-cell table:formula="of:=VLOOKUP([.B769];[$Продукция.A:.E]; 2; 0)" office:value-type="string" office:string-value="стенка" calcext:value-type="string">
            <text:p>стенка</text:p>
          </table:table-cell>
          <table:table-cell table:formula="of:=VLOOKUP([.C769];[$Материал.A:.D]; 2; 0)" office:value-type="string" office:string-value="дерево" calcext:value-type="string">
            <text:p>дерево</text:p>
          </table:table-cell>
          <table:table-cell table:formula="of:=VLOOKUP([.C76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69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8</text:p>
          </table:table-cell>
          <table:table-cell office:value-type="float" office:value="116" calcext:value-type="float">
            <text:p>116</text:p>
          </table:table-cell>
          <table:table-cell office:value-type="float" office:value="1047" calcext:value-type="float">
            <text:p>1047</text:p>
          </table:table-cell>
          <table:table-cell table:formula="of:=[.D770]*[.E770]" office:value-type="float" office:value="121452" calcext:value-type="float">
            <text:p>121452</text:p>
          </table:table-cell>
          <table:table-cell table:formula="of:=VLOOKUP([.B770];[$Продукция.A:.E]; 2; 0)" office:value-type="string" office:string-value="стенка" calcext:value-type="string">
            <text:p>стенка</text:p>
          </table:table-cell>
          <table:table-cell table:formula="of:=VLOOKUP([.C770];[$Материал.A:.D]; 2; 0)" office:value-type="string" office:string-value="дерево" calcext:value-type="string">
            <text:p>дерево</text:p>
          </table:table-cell>
          <table:table-cell table:formula="of:=VLOOKUP([.C77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0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3</text:p>
          </table:table-cell>
          <table:table-cell office:value-type="float" office:value="71" calcext:value-type="float">
            <text:p>71</text:p>
          </table:table-cell>
          <table:table-cell office:value-type="float" office:value="1227" calcext:value-type="float">
            <text:p>1227</text:p>
          </table:table-cell>
          <table:table-cell table:formula="of:=[.D771]*[.E771]" office:value-type="float" office:value="87117" calcext:value-type="float">
            <text:p>87117</text:p>
          </table:table-cell>
          <table:table-cell table:formula="of:=VLOOKUP([.B771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771];[$Материал.A:.D]; 2; 0)" office:value-type="string" office:string-value="дерево" calcext:value-type="string">
            <text:p>дерево</text:p>
          </table:table-cell>
          <table:table-cell table:formula="of:=VLOOKUP([.C77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1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7</text:p>
          </table:table-cell>
          <table:table-cell office:value-type="float" office:value="11" calcext:value-type="float">
            <text:p>11</text:p>
          </table:table-cell>
          <table:table-cell office:value-type="float" office:value="947" calcext:value-type="float">
            <text:p>947</text:p>
          </table:table-cell>
          <table:table-cell table:formula="of:=[.D772]*[.E772]" office:value-type="float" office:value="10417" calcext:value-type="float">
            <text:p>10417</text:p>
          </table:table-cell>
          <table:table-cell table:formula="of:=VLOOKUP([.B772];[$Продукция.A:.E]; 2; 0)" office:value-type="string" office:string-value="буфет" calcext:value-type="string">
            <text:p>буфет</text:p>
          </table:table-cell>
          <table:table-cell table:formula="of:=VLOOKUP([.C772];[$Материал.A:.D]; 2; 0)" office:value-type="string" office:string-value="дерево" calcext:value-type="string">
            <text:p>дерево</text:p>
          </table:table-cell>
          <table:table-cell table:formula="of:=VLOOKUP([.C77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2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41</text:p>
          </table:table-cell>
          <table:table-cell office:value-type="float" office:value="93" calcext:value-type="float">
            <text:p>93</text:p>
          </table:table-cell>
          <table:table-cell office:value-type="float" office:value="1125" calcext:value-type="float">
            <text:p>1125</text:p>
          </table:table-cell>
          <table:table-cell table:formula="of:=[.D773]*[.E773]" office:value-type="float" office:value="104625" calcext:value-type="float">
            <text:p>104625</text:p>
          </table:table-cell>
          <table:table-cell table:formula="of:=VLOOKUP([.B773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773];[$Материал.A:.D]; 2; 0)" office:value-type="string" office:string-value="дерево" calcext:value-type="string">
            <text:p>дерево</text:p>
          </table:table-cell>
          <table:table-cell table:formula="of:=VLOOKUP([.C77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3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43</text:p>
          </table:table-cell>
          <table:table-cell office:value-type="float" office:value="77" calcext:value-type="float">
            <text:p>77</text:p>
          </table:table-cell>
          <table:table-cell office:value-type="float" office:value="836" calcext:value-type="float">
            <text:p>836</text:p>
          </table:table-cell>
          <table:table-cell table:formula="of:=[.D774]*[.E774]" office:value-type="float" office:value="64372" calcext:value-type="float">
            <text:p>64372</text:p>
          </table:table-cell>
          <table:table-cell table:formula="of:=VLOOKUP([.B774];[$Продукция.A:.E]; 2; 0)" office:value-type="string" office:string-value="кровать" calcext:value-type="string">
            <text:p>кровать</text:p>
          </table:table-cell>
          <table:table-cell table:formula="of:=VLOOKUP([.C774];[$Материал.A:.D]; 2; 0)" office:value-type="string" office:string-value="дерево" calcext:value-type="string">
            <text:p>дерево</text:p>
          </table:table-cell>
          <table:table-cell table:formula="of:=VLOOKUP([.C774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4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42</text:p>
          </table:table-cell>
          <table:table-cell office:value-type="float" office:value="91" calcext:value-type="float">
            <text:p>91</text:p>
          </table:table-cell>
          <table:table-cell office:value-type="float" office:value="1273" calcext:value-type="float">
            <text:p>1273</text:p>
          </table:table-cell>
          <table:table-cell table:formula="of:=[.D775]*[.E775]" office:value-type="float" office:value="115843" calcext:value-type="float">
            <text:p>115843</text:p>
          </table:table-cell>
          <table:table-cell table:formula="of:=VLOOKUP([.B775];[$Продукция.A:.E]; 2; 0)" office:value-type="string" office:string-value="гардероб" calcext:value-type="string">
            <text:p>гардероб</text:p>
          </table:table-cell>
          <table:table-cell table:formula="of:=VLOOKUP([.C775];[$Материал.A:.D]; 2; 0)" office:value-type="string" office:string-value="дерево" calcext:value-type="string">
            <text:p>дерево</text:p>
          </table:table-cell>
          <table:table-cell table:formula="of:=VLOOKUP([.C77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5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41</text:p>
          </table:table-cell>
          <table:table-cell office:value-type="float" office:value="4" calcext:value-type="float">
            <text:p>4</text:p>
          </table:table-cell>
          <table:table-cell office:value-type="float" office:value="1095" calcext:value-type="float">
            <text:p>1095</text:p>
          </table:table-cell>
          <table:table-cell table:formula="of:=[.D776]*[.E776]" office:value-type="float" office:value="4380" calcext:value-type="float">
            <text:p>4380</text:p>
          </table:table-cell>
          <table:table-cell table:formula="of:=VLOOKUP([.B776];[$Продукция.A:.E]; 2; 0)" office:value-type="string" office:string-value="полка подвесная" calcext:value-type="string">
            <text:p>полка подвесная</text:p>
          </table:table-cell>
          <table:table-cell table:formula="of:=VLOOKUP([.C776];[$Материал.A:.D]; 2; 0)" office:value-type="string" office:string-value="дерево" calcext:value-type="string">
            <text:p>дерево</text:p>
          </table:table-cell>
          <table:table-cell table:formula="of:=VLOOKUP([.C77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6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429" calcext:value-type="float">
            <text:p>1429</text:p>
          </table:table-cell>
          <table:table-cell table:formula="of:=[.D777]*[.E777]" office:value-type="float" office:value="5716" calcext:value-type="float">
            <text:p>5716</text:p>
          </table:table-cell>
          <table:table-cell table:formula="of:=VLOOKUP([.B777];[$Продукция.A:.E]; 2; 0)" office:value-type="string" office:string-value="полукресло" calcext:value-type="string">
            <text:p>полукресло</text:p>
          </table:table-cell>
          <table:table-cell table:formula="of:=VLOOKUP([.C777];[$Материал.A:.D]; 2; 0)" office:value-type="string" office:string-value="дерево" calcext:value-type="string">
            <text:p>дерево</text:p>
          </table:table-cell>
          <table:table-cell table:formula="of:=VLOOKUP([.C77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7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4</text:p>
          </table:table-cell>
          <table:table-cell office:value-type="float" office:value="47" calcext:value-type="float">
            <text:p>47</text:p>
          </table:table-cell>
          <table:table-cell office:value-type="float" office:value="1125" calcext:value-type="float">
            <text:p>1125</text:p>
          </table:table-cell>
          <table:table-cell table:formula="of:=[.D778]*[.E778]" office:value-type="float" office:value="52875" calcext:value-type="float">
            <text:p>52875</text:p>
          </table:table-cell>
          <table:table-cell table:formula="of:=VLOOKUP([.B778];[$Продукция.A:.E]; 2; 0)" office:value-type="string" office:string-value="пуф" calcext:value-type="string">
            <text:p>пуф</text:p>
          </table:table-cell>
          <table:table-cell table:formula="of:=VLOOKUP([.C778];[$Материал.A:.D]; 2; 0)" office:value-type="string" office:string-value="стекло" calcext:value-type="string">
            <text:p>стекло</text:p>
          </table:table-cell>
          <table:table-cell table:formula="of:=VLOOKUP([.C77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8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082" calcext:value-type="float">
            <text:p>1082</text:p>
          </table:table-cell>
          <table:table-cell table:formula="of:=[.D779]*[.E779]" office:value-type="float" office:value="16230" calcext:value-type="float">
            <text:p>16230</text:p>
          </table:table-cell>
          <table:table-cell table:formula="of:=VLOOKUP([.B779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779];[$Материал.A:.D]; 2; 0)" office:value-type="string" office:string-value="дерево" calcext:value-type="string">
            <text:p>дерево</text:p>
          </table:table-cell>
          <table:table-cell table:formula="of:=VLOOKUP([.C77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79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</text:p>
          </table:table-cell>
          <table:table-cell office:value-type="float" office:value="165" calcext:value-type="float">
            <text:p>165</text:p>
          </table:table-cell>
          <table:table-cell office:value-type="float" office:value="1475" calcext:value-type="float">
            <text:p>1475</text:p>
          </table:table-cell>
          <table:table-cell table:formula="of:=[.D780]*[.E780]" office:value-type="float" office:value="243375" calcext:value-type="float">
            <text:p>243375</text:p>
          </table:table-cell>
          <table:table-cell table:formula="of:=VLOOKUP([.B780];[$Продукция.A:.E]; 2; 0)" office:value-type="string" office:string-value="гарнитур" calcext:value-type="string">
            <text:p>гарнитур</text:p>
          </table:table-cell>
          <table:table-cell table:formula="of:=VLOOKUP([.C780];[$Материал.A:.D]; 2; 0)" office:value-type="string" office:string-value="стекло" calcext:value-type="string">
            <text:p>стекло</text:p>
          </table:table-cell>
          <table:table-cell table:formula="of:=VLOOKUP([.C78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0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2</text:p>
          </table:table-cell>
          <table:table-cell office:value-type="float" office:value="154" calcext:value-type="float">
            <text:p>154</text:p>
          </table:table-cell>
          <table:table-cell office:value-type="float" office:value="959" calcext:value-type="float">
            <text:p>959</text:p>
          </table:table-cell>
          <table:table-cell table:formula="of:=[.D781]*[.E781]" office:value-type="float" office:value="147686" calcext:value-type="float">
            <text:p>147686</text:p>
          </table:table-cell>
          <table:table-cell table:formula="of:=VLOOKUP([.B781];[$Продукция.A:.E]; 2; 0)" office:value-type="string" office:string-value="лавка" calcext:value-type="string">
            <text:p>лавка</text:p>
          </table:table-cell>
          <table:table-cell table:formula="of:=VLOOKUP([.C781];[$Материал.A:.D]; 2; 0)" office:value-type="string" office:string-value="фанера" calcext:value-type="string">
            <text:p>фанера</text:p>
          </table:table-cell>
          <table:table-cell table:formula="of:=VLOOKUP([.C78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1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5</text:p>
          </table:table-cell>
          <table:table-cell office:value-type="float" office:value="140" calcext:value-type="float">
            <text:p>140</text:p>
          </table:table-cell>
          <table:table-cell office:value-type="float" office:value="1021" calcext:value-type="float">
            <text:p>1021</text:p>
          </table:table-cell>
          <table:table-cell table:formula="of:=[.D782]*[.E782]" office:value-type="float" office:value="142940" calcext:value-type="float">
            <text:p>142940</text:p>
          </table:table-cell>
          <table:table-cell table:formula="of:=VLOOKUP([.B782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782];[$Материал.A:.D]; 2; 0)" office:value-type="string" office:string-value="дерево" calcext:value-type="string">
            <text:p>дерево</text:p>
          </table:table-cell>
          <table:table-cell table:formula="of:=VLOOKUP([.C782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2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44</text:p>
          </table:table-cell>
          <table:table-cell office:value-type="float" office:value="12" calcext:value-type="float">
            <text:p>12</text:p>
          </table:table-cell>
          <table:table-cell office:value-type="float" office:value="1383" calcext:value-type="float">
            <text:p>1383</text:p>
          </table:table-cell>
          <table:table-cell table:formula="of:=[.D783]*[.E783]" office:value-type="float" office:value="16596" calcext:value-type="float">
            <text:p>16596</text:p>
          </table:table-cell>
          <table:table-cell table:formula="of:=VLOOKUP([.B783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783];[$Материал.A:.D]; 2; 0)" office:value-type="string" office:string-value="дерево" calcext:value-type="string">
            <text:p>дерево</text:p>
          </table:table-cell>
          <table:table-cell table:formula="of:=VLOOKUP([.C783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3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6</text:p>
          </table:table-cell>
          <table:table-cell office:value-type="float" office:value="180" calcext:value-type="float">
            <text:p>180</text:p>
          </table:table-cell>
          <table:table-cell office:value-type="float" office:value="716" calcext:value-type="float">
            <text:p>716</text:p>
          </table:table-cell>
          <table:table-cell table:formula="of:=[.D784]*[.E784]" office:value-type="float" office:value="128880" calcext:value-type="float">
            <text:p>128880</text:p>
          </table:table-cell>
          <table:table-cell table:formula="of:=VLOOKUP([.B784];[$Продукция.A:.E]; 2; 0)" office:value-type="string" office:string-value="пуф" calcext:value-type="string">
            <text:p>пуф</text:p>
          </table:table-cell>
          <table:table-cell table:formula="of:=VLOOKUP([.C784];[$Материал.A:.D]; 2; 0)" office:value-type="string" office:string-value="дерево" calcext:value-type="string">
            <text:p>дерево</text:p>
          </table:table-cell>
          <table:table-cell table:formula="of:=VLOOKUP([.C78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4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8</text:p>
          </table:table-cell>
          <table:table-cell office:value-type="float" office:value="176" calcext:value-type="float">
            <text:p>176</text:p>
          </table:table-cell>
          <table:table-cell office:value-type="float" office:value="1456" calcext:value-type="float">
            <text:p>1456</text:p>
          </table:table-cell>
          <table:table-cell table:formula="of:=[.D785]*[.E785]" office:value-type="float" office:value="256256" calcext:value-type="float">
            <text:p>256256</text:p>
          </table:table-cell>
          <table:table-cell table:formula="of:=VLOOKUP([.B785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785];[$Материал.A:.D]; 2; 0)" office:value-type="string" office:string-value="дерево" calcext:value-type="string">
            <text:p>дерево</text:p>
          </table:table-cell>
          <table:table-cell table:formula="of:=VLOOKUP([.C785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5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8</text:p>
          </table:table-cell>
          <table:table-cell office:value-type="float" office:value="194" calcext:value-type="float">
            <text:p>194</text:p>
          </table:table-cell>
          <table:table-cell office:value-type="float" office:value="1208" calcext:value-type="float">
            <text:p>1208</text:p>
          </table:table-cell>
          <table:table-cell table:formula="of:=[.D786]*[.E786]" office:value-type="float" office:value="234352" calcext:value-type="float">
            <text:p>234352</text:p>
          </table:table-cell>
          <table:table-cell table:formula="of:=VLOOKUP([.B786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786];[$Материал.A:.D]; 2; 0)" office:value-type="string" office:string-value="дерево" calcext:value-type="string">
            <text:p>дерево</text:p>
          </table:table-cell>
          <table:table-cell table:formula="of:=VLOOKUP([.C78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6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5</text:p>
          </table:table-cell>
          <table:table-cell office:value-type="float" office:value="175" calcext:value-type="float">
            <text:p>175</text:p>
          </table:table-cell>
          <table:table-cell office:value-type="float" office:value="890" calcext:value-type="float">
            <text:p>890</text:p>
          </table:table-cell>
          <table:table-cell table:formula="of:=[.D787]*[.E787]" office:value-type="float" office:value="155750" calcext:value-type="float">
            <text:p>155750</text:p>
          </table:table-cell>
          <table:table-cell table:formula="of:=VLOOKUP([.B787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787];[$Материал.A:.D]; 2; 0)" office:value-type="string" office:string-value="дерево" calcext:value-type="string">
            <text:p>дерево</text:p>
          </table:table-cell>
          <table:table-cell table:formula="of:=VLOOKUP([.C78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7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9</text:p>
          </table:table-cell>
          <table:table-cell office:value-type="float" office:value="60" calcext:value-type="float">
            <text:p>60</text:p>
          </table:table-cell>
          <table:table-cell office:value-type="float" office:value="880" calcext:value-type="float">
            <text:p>880</text:p>
          </table:table-cell>
          <table:table-cell table:formula="of:=[.D788]*[.E788]" office:value-type="float" office:value="52800" calcext:value-type="float">
            <text:p>52800</text:p>
          </table:table-cell>
          <table:table-cell table:formula="of:=VLOOKUP([.B788];[$Продукция.A:.E]; 2; 0)" office:value-type="string" office:string-value="стол ломберный" calcext:value-type="string">
            <text:p>стол ломберный</text:p>
          </table:table-cell>
          <table:table-cell table:formula="of:=VLOOKUP([.C788];[$Материал.A:.D]; 2; 0)" office:value-type="string" office:string-value="фанера" calcext:value-type="string">
            <text:p>фанера</text:p>
          </table:table-cell>
          <table:table-cell table:formula="of:=VLOOKUP([.C788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8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7</text:p>
          </table:table-cell>
          <table:table-cell office:value-type="float" office:value="181" calcext:value-type="float">
            <text:p>181</text:p>
          </table:table-cell>
          <table:table-cell office:value-type="float" office:value="696" calcext:value-type="float">
            <text:p>696</text:p>
          </table:table-cell>
          <table:table-cell table:formula="of:=[.D789]*[.E789]" office:value-type="float" office:value="125976" calcext:value-type="float">
            <text:p>125976</text:p>
          </table:table-cell>
          <table:table-cell table:formula="of:=VLOOKUP([.B789];[$Продукция.A:.E]; 2; 0)" office:value-type="string" office:string-value="банкетка" calcext:value-type="string">
            <text:p>банкетка</text:p>
          </table:table-cell>
          <table:table-cell table:formula="of:=VLOOKUP([.C789];[$Материал.A:.D]; 2; 0)" office:value-type="string" office:string-value="дерево" calcext:value-type="string">
            <text:p>дерево</text:p>
          </table:table-cell>
          <table:table-cell table:formula="of:=VLOOKUP([.C78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89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1</text:p>
          </table:table-cell>
          <table:table-cell office:value-type="float" office:value="172" calcext:value-type="float">
            <text:p>172</text:p>
          </table:table-cell>
          <table:table-cell office:value-type="float" office:value="993" calcext:value-type="float">
            <text:p>993</text:p>
          </table:table-cell>
          <table:table-cell table:formula="of:=[.D790]*[.E790]" office:value-type="float" office:value="170796" calcext:value-type="float">
            <text:p>170796</text:p>
          </table:table-cell>
          <table:table-cell table:formula="of:=VLOOKUP([.B790];[$Продукция.A:.E]; 2; 0)" office:value-type="string" office:string-value="раскладушка" calcext:value-type="string">
            <text:p>раскладушка</text:p>
          </table:table-cell>
          <table:table-cell table:formula="of:=VLOOKUP([.C790];[$Материал.A:.D]; 2; 0)" office:value-type="string" office:string-value="металл" calcext:value-type="string">
            <text:p>металл</text:p>
          </table:table-cell>
          <table:table-cell table:formula="of:=VLOOKUP([.C79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0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42</text:p>
          </table:table-cell>
          <table:table-cell office:value-type="float" office:value="66" calcext:value-type="float">
            <text:p>66</text:p>
          </table:table-cell>
          <table:table-cell office:value-type="float" office:value="696" calcext:value-type="float">
            <text:p>696</text:p>
          </table:table-cell>
          <table:table-cell table:formula="of:=[.D791]*[.E791]" office:value-type="float" office:value="45936" calcext:value-type="float">
            <text:p>45936</text:p>
          </table:table-cell>
          <table:table-cell table:formula="of:=VLOOKUP([.B791];[$Продукция.A:.E]; 2; 0)" office:value-type="string" office:string-value="софа" calcext:value-type="string">
            <text:p>софа</text:p>
          </table:table-cell>
          <table:table-cell table:formula="of:=VLOOKUP([.C791];[$Материал.A:.D]; 2; 0)" office:value-type="string" office:string-value="дерево" calcext:value-type="string">
            <text:p>дерево</text:p>
          </table:table-cell>
          <table:table-cell table:formula="of:=VLOOKUP([.C79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1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2</text:p>
          </table:table-cell>
          <table:table-cell office:value-type="float" office:value="152" calcext:value-type="float">
            <text:p>152</text:p>
          </table:table-cell>
          <table:table-cell office:value-type="float" office:value="850" calcext:value-type="float">
            <text:p>850</text:p>
          </table:table-cell>
          <table:table-cell table:formula="of:=[.D792]*[.E792]" office:value-type="float" office:value="129200" calcext:value-type="float">
            <text:p>129200</text:p>
          </table:table-cell>
          <table:table-cell table:formula="of:=VLOOKUP([.B792];[$Продукция.A:.E]; 2; 0)" office:value-type="string" office:string-value="канапе" calcext:value-type="string">
            <text:p>канапе</text:p>
          </table:table-cell>
          <table:table-cell table:formula="of:=VLOOKUP([.C792];[$Материал.A:.D]; 2; 0)" office:value-type="string" office:string-value="фанера" calcext:value-type="string">
            <text:p>фанера</text:p>
          </table:table-cell>
          <table:table-cell table:formula="of:=VLOOKUP([.C79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8</text:p>
          </table:table-cell>
          <table:table-cell office:value-type="float" office:value="53" calcext:value-type="float">
            <text:p>53</text:p>
          </table:table-cell>
          <table:table-cell office:value-type="float" office:value="1281" calcext:value-type="float">
            <text:p>1281</text:p>
          </table:table-cell>
          <table:table-cell table:formula="of:=[.D793]*[.E793]" office:value-type="float" office:value="67893" calcext:value-type="float">
            <text:p>67893</text:p>
          </table:table-cell>
          <table:table-cell table:formula="of:=VLOOKUP([.B793];[$Продукция.A:.E]; 2; 0)" office:value-type="string" office:string-value="пуф" calcext:value-type="string">
            <text:p>пуф</text:p>
          </table:table-cell>
          <table:table-cell table:formula="of:=VLOOKUP([.C793];[$Материал.A:.D]; 2; 0)" office:value-type="string" office:string-value="дерево" calcext:value-type="string">
            <text:p>дерево</text:p>
          </table:table-cell>
          <table:table-cell table:formula="of:=VLOOKUP([.C79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3</text:p>
          </table:table-cell>
          <table:table-cell office:value-type="float" office:value="161" calcext:value-type="float">
            <text:p>161</text:p>
          </table:table-cell>
          <table:table-cell office:value-type="float" office:value="1262" calcext:value-type="float">
            <text:p>1262</text:p>
          </table:table-cell>
          <table:table-cell table:formula="of:=[.D794]*[.E794]" office:value-type="float" office:value="203182" calcext:value-type="float">
            <text:p>203182</text:p>
          </table:table-cell>
          <table:table-cell table:formula="of:=VLOOKUP([.B794];[$Продукция.A:.E]; 2; 0)" office:value-type="string" office:string-value="гарнитур" calcext:value-type="string">
            <text:p>гарнитур</text:p>
          </table:table-cell>
          <table:table-cell table:formula="of:=VLOOKUP([.C794];[$Материал.A:.D]; 2; 0)" office:value-type="string" office:string-value="дерево" calcext:value-type="string">
            <text:p>дерево</text:p>
          </table:table-cell>
          <table:table-cell table:formula="of:=VLOOKUP([.C79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8</text:p>
          </table:table-cell>
          <table:table-cell office:value-type="float" office:value="17" calcext:value-type="float">
            <text:p>17</text:p>
          </table:table-cell>
          <table:table-cell office:value-type="float" office:value="1291" calcext:value-type="float">
            <text:p>1291</text:p>
          </table:table-cell>
          <table:table-cell table:formula="of:=[.D795]*[.E795]" office:value-type="float" office:value="21947" calcext:value-type="float">
            <text:p>21947</text:p>
          </table:table-cell>
          <table:table-cell table:formula="of:=VLOOKUP([.B795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795];[$Материал.A:.D]; 2; 0)" office:value-type="string" office:string-value="дерево" calcext:value-type="string">
            <text:p>дерево</text:p>
          </table:table-cell>
          <table:table-cell table:formula="of:=VLOOKUP([.C79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</text:p>
          </table:table-cell>
          <table:table-cell office:value-type="float" office:value="166" calcext:value-type="float">
            <text:p>166</text:p>
          </table:table-cell>
          <table:table-cell office:value-type="float" office:value="1467" calcext:value-type="float">
            <text:p>1467</text:p>
          </table:table-cell>
          <table:table-cell table:formula="of:=[.D796]*[.E796]" office:value-type="float" office:value="243522" calcext:value-type="float">
            <text:p>243522</text:p>
          </table:table-cell>
          <table:table-cell table:formula="of:=VLOOKUP([.B796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796];[$Материал.A:.D]; 2; 0)" office:value-type="string" office:string-value="стекло" calcext:value-type="string">
            <text:p>стекло</text:p>
          </table:table-cell>
          <table:table-cell table:formula="of:=VLOOKUP([.C796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0</text:p>
          </table:table-cell>
          <table:table-cell office:value-type="float" office:value="14" calcext:value-type="float">
            <text:p>14</text:p>
          </table:table-cell>
          <table:table-cell office:value-type="float" office:value="759" calcext:value-type="float">
            <text:p>759</text:p>
          </table:table-cell>
          <table:table-cell table:formula="of:=[.D797]*[.E797]" office:value-type="float" office:value="10626" calcext:value-type="float">
            <text:p>10626</text:p>
          </table:table-cell>
          <table:table-cell table:formula="of:=VLOOKUP([.B797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797];[$Материал.A:.D]; 2; 0)" office:value-type="string" office:string-value="фанера" calcext:value-type="string">
            <text:p>фанера</text:p>
          </table:table-cell>
          <table:table-cell table:formula="of:=VLOOKUP([.C79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7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5</text:p>
          </table:table-cell>
          <table:table-cell office:value-type="float" office:value="117" calcext:value-type="float">
            <text:p>117</text:p>
          </table:table-cell>
          <table:table-cell office:value-type="float" office:value="1430" calcext:value-type="float">
            <text:p>1430</text:p>
          </table:table-cell>
          <table:table-cell table:formula="of:=[.D798]*[.E798]" office:value-type="float" office:value="167310" calcext:value-type="float">
            <text:p>167310</text:p>
          </table:table-cell>
          <table:table-cell table:formula="of:=VLOOKUP([.B798];[$Продукция.A:.E]; 2; 0)" office:value-type="string" office:string-value="раскладушка" calcext:value-type="string">
            <text:p>раскладушка</text:p>
          </table:table-cell>
          <table:table-cell table:formula="of:=VLOOKUP([.C798];[$Материал.A:.D]; 2; 0)" office:value-type="string" office:string-value="дерево" calcext:value-type="string">
            <text:p>дерево</text:p>
          </table:table-cell>
          <table:table-cell table:formula="of:=VLOOKUP([.C79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8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7</text:p>
          </table:table-cell>
          <table:table-cell office:value-type="float" office:value="3" calcext:value-type="float">
            <text:p>3</text:p>
          </table:table-cell>
          <table:table-cell office:value-type="float" office:value="1095" calcext:value-type="float">
            <text:p>1095</text:p>
          </table:table-cell>
          <table:table-cell table:formula="of:=[.D799]*[.E799]" office:value-type="float" office:value="3285" calcext:value-type="float">
            <text:p>3285</text:p>
          </table:table-cell>
          <table:table-cell table:formula="of:=VLOOKUP([.B799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799];[$Материал.A:.D]; 2; 0)" office:value-type="string" office:string-value="стекло" calcext:value-type="string">
            <text:p>стекло</text:p>
          </table:table-cell>
          <table:table-cell table:formula="of:=VLOOKUP([.C799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79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1</text:p>
          </table:table-cell>
          <table:table-cell office:value-type="float" office:value="111" calcext:value-type="float">
            <text:p>111</text:p>
          </table:table-cell>
          <table:table-cell office:value-type="float" office:value="776" calcext:value-type="float">
            <text:p>776</text:p>
          </table:table-cell>
          <table:table-cell table:formula="of:=[.D800]*[.E800]" office:value-type="float" office:value="86136" calcext:value-type="float">
            <text:p>86136</text:p>
          </table:table-cell>
          <table:table-cell table:formula="of:=VLOOKUP([.B800];[$Продукция.A:.E]; 2; 0)" office:value-type="string" office:string-value="зеркало" calcext:value-type="string">
            <text:p>зеркало</text:p>
          </table:table-cell>
          <table:table-cell table:formula="of:=VLOOKUP([.C800];[$Материал.A:.D]; 2; 0)" office:value-type="string" office:string-value="металл" calcext:value-type="string">
            <text:p>металл</text:p>
          </table:table-cell>
          <table:table-cell table:formula="of:=VLOOKUP([.C80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0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6</text:p>
          </table:table-cell>
          <table:table-cell office:value-type="float" office:value="195" calcext:value-type="float">
            <text:p>195</text:p>
          </table:table-cell>
          <table:table-cell office:value-type="float" office:value="1152" calcext:value-type="float">
            <text:p>1152</text:p>
          </table:table-cell>
          <table:table-cell table:formula="of:=[.D801]*[.E801]" office:value-type="float" office:value="224640" calcext:value-type="float">
            <text:p>224640</text:p>
          </table:table-cell>
          <table:table-cell table:formula="of:=VLOOKUP([.B801];[$Продукция.A:.E]; 2; 0)" office:value-type="string" office:string-value="кресло-стол" calcext:value-type="string">
            <text:p>кресло-стол</text:p>
          </table:table-cell>
          <table:table-cell table:formula="of:=VLOOKUP([.C801];[$Материал.A:.D]; 2; 0)" office:value-type="string" office:string-value="дерево" calcext:value-type="string">
            <text:p>дерево</text:p>
          </table:table-cell>
          <table:table-cell table:formula="of:=VLOOKUP([.C801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1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0</text:p>
          </table:table-cell>
          <table:table-cell office:value-type="float" office:value="120" calcext:value-type="float">
            <text:p>120</text:p>
          </table:table-cell>
          <table:table-cell office:value-type="float" office:value="1297" calcext:value-type="float">
            <text:p>1297</text:p>
          </table:table-cell>
          <table:table-cell table:formula="of:=[.D802]*[.E802]" office:value-type="float" office:value="155640" calcext:value-type="float">
            <text:p>155640</text:p>
          </table:table-cell>
          <table:table-cell table:formula="of:=VLOOKUP([.B802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802];[$Материал.A:.D]; 2; 0)" office:value-type="string" office:string-value="дерево" calcext:value-type="string">
            <text:p>дерево</text:p>
          </table:table-cell>
          <table:table-cell table:formula="of:=VLOOKUP([.C802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2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840" calcext:value-type="float">
            <text:p>840</text:p>
          </table:table-cell>
          <table:table-cell table:formula="of:=[.D803]*[.E803]" office:value-type="float" office:value="47040" calcext:value-type="float">
            <text:p>47040</text:p>
          </table:table-cell>
          <table:table-cell table:formula="of:=VLOOKUP([.B803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803];[$Материал.A:.D]; 2; 0)" office:value-type="string" office:string-value="дерево" calcext:value-type="string">
            <text:p>дерево</text:p>
          </table:table-cell>
          <table:table-cell table:formula="of:=VLOOKUP([.C80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3</text:p>
          </table:table-cell>
          <table:table-cell office:value-type="float" office:value="116" calcext:value-type="float">
            <text:p>116</text:p>
          </table:table-cell>
          <table:table-cell office:value-type="float" office:value="1146" calcext:value-type="float">
            <text:p>1146</text:p>
          </table:table-cell>
          <table:table-cell table:formula="of:=[.D804]*[.E804]" office:value-type="float" office:value="132936" calcext:value-type="float">
            <text:p>132936</text:p>
          </table:table-cell>
          <table:table-cell table:formula="of:=VLOOKUP([.B804];[$Продукция.A:.E]; 2; 0)" office:value-type="string" office:string-value="банкетка" calcext:value-type="string">
            <text:p>банкетка</text:p>
          </table:table-cell>
          <table:table-cell table:formula="of:=VLOOKUP([.C804];[$Материал.A:.D]; 2; 0)" office:value-type="string" office:string-value="стекло" calcext:value-type="string">
            <text:p>стекло</text:p>
          </table:table-cell>
          <table:table-cell table:formula="of:=VLOOKUP([.C80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4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4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table:formula="of:=[.D805]*[.E805]" office:value-type="float" office:value="92736" calcext:value-type="float">
            <text:p>92736</text:p>
          </table:table-cell>
          <table:table-cell table:formula="of:=VLOOKUP([.B805];[$Продукция.A:.E]; 2; 0)" office:value-type="string" office:string-value="канапе" calcext:value-type="string">
            <text:p>канапе</text:p>
          </table:table-cell>
          <table:table-cell table:formula="of:=VLOOKUP([.C805];[$Материал.A:.D]; 2; 0)" office:value-type="string" office:string-value="дерево" calcext:value-type="string">
            <text:p>дерево</text:p>
          </table:table-cell>
          <table:table-cell table:formula="of:=VLOOKUP([.C805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5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8</text:p>
          </table:table-cell>
          <table:table-cell office:value-type="float" office:value="146" calcext:value-type="float">
            <text:p>146</text:p>
          </table:table-cell>
          <table:table-cell office:value-type="float" office:value="563" calcext:value-type="float">
            <text:p>563</text:p>
          </table:table-cell>
          <table:table-cell table:formula="of:=[.D806]*[.E806]" office:value-type="float" office:value="82198" calcext:value-type="float">
            <text:p>82198</text:p>
          </table:table-cell>
          <table:table-cell table:formula="of:=VLOOKUP([.B806];[$Продукция.A:.E]; 2; 0)" office:value-type="string" office:string-value="кресло-стол" calcext:value-type="string">
            <text:p>кресло-стол</text:p>
          </table:table-cell>
          <table:table-cell table:formula="of:=VLOOKUP([.C806];[$Материал.A:.D]; 2; 0)" office:value-type="string" office:string-value="фанера" calcext:value-type="string">
            <text:p>фанера</text:p>
          </table:table-cell>
          <table:table-cell table:formula="of:=VLOOKUP([.C806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6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42</text:p>
          </table:table-cell>
          <table:table-cell office:value-type="float" office:value="31" calcext:value-type="float">
            <text:p>31</text:p>
          </table:table-cell>
          <table:table-cell office:value-type="float" office:value="558" calcext:value-type="float">
            <text:p>558</text:p>
          </table:table-cell>
          <table:table-cell table:formula="of:=[.D807]*[.E807]" office:value-type="float" office:value="17298" calcext:value-type="float">
            <text:p>17298</text:p>
          </table:table-cell>
          <table:table-cell table:formula="of:=VLOOKUP([.B807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807];[$Материал.A:.D]; 2; 0)" office:value-type="string" office:string-value="дерево" calcext:value-type="string">
            <text:p>дерево</text:p>
          </table:table-cell>
          <table:table-cell table:formula="of:=VLOOKUP([.C80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7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6</text:p>
          </table:table-cell>
          <table:table-cell office:value-type="float" office:value="198" calcext:value-type="float">
            <text:p>198</text:p>
          </table:table-cell>
          <table:table-cell office:value-type="float" office:value="1441" calcext:value-type="float">
            <text:p>1441</text:p>
          </table:table-cell>
          <table:table-cell table:formula="of:=[.D808]*[.E808]" office:value-type="float" office:value="285318" calcext:value-type="float">
            <text:p>285318</text:p>
          </table:table-cell>
          <table:table-cell table:formula="of:=VLOOKUP([.B808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808];[$Материал.A:.D]; 2; 0)" office:value-type="string" office:string-value="дерево" calcext:value-type="string">
            <text:p>дерево</text:p>
          </table:table-cell>
          <table:table-cell table:formula="of:=VLOOKUP([.C808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8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2</text:p>
          </table:table-cell>
          <table:table-cell office:value-type="float" office:value="120" calcext:value-type="float">
            <text:p>120</text:p>
          </table:table-cell>
          <table:table-cell office:value-type="float" office:value="631" calcext:value-type="float">
            <text:p>631</text:p>
          </table:table-cell>
          <table:table-cell table:formula="of:=[.D809]*[.E809]" office:value-type="float" office:value="75720" calcext:value-type="float">
            <text:p>75720</text:p>
          </table:table-cell>
          <table:table-cell table:formula="of:=VLOOKUP([.B809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809];[$Материал.A:.D]; 2; 0)" office:value-type="string" office:string-value="фанера" calcext:value-type="string">
            <text:p>фанера</text:p>
          </table:table-cell>
          <table:table-cell table:formula="of:=VLOOKUP([.C809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0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8</text:p>
          </table:table-cell>
          <table:table-cell office:value-type="float" office:value="79" calcext:value-type="float">
            <text:p>79</text:p>
          </table:table-cell>
          <table:table-cell office:value-type="float" office:value="571" calcext:value-type="float">
            <text:p>571</text:p>
          </table:table-cell>
          <table:table-cell table:formula="of:=[.D810]*[.E810]" office:value-type="float" office:value="45109" calcext:value-type="float">
            <text:p>45109</text:p>
          </table:table-cell>
          <table:table-cell table:formula="of:=VLOOKUP([.B810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810];[$Материал.A:.D]; 2; 0)" office:value-type="string" office:string-value="фанера" calcext:value-type="string">
            <text:p>фанера</text:p>
          </table:table-cell>
          <table:table-cell table:formula="of:=VLOOKUP([.C81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0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0</text:p>
          </table:table-cell>
          <table:table-cell office:value-type="float" office:value="86" calcext:value-type="float">
            <text:p>86</text:p>
          </table:table-cell>
          <table:table-cell office:value-type="float" office:value="725" calcext:value-type="float">
            <text:p>725</text:p>
          </table:table-cell>
          <table:table-cell table:formula="of:=[.D811]*[.E811]" office:value-type="float" office:value="62350" calcext:value-type="float">
            <text:p>62350</text:p>
          </table:table-cell>
          <table:table-cell table:formula="of:=VLOOKUP([.B811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811];[$Материал.A:.D]; 2; 0)" office:value-type="string" office:string-value="фанера" calcext:value-type="string">
            <text:p>фанера</text:p>
          </table:table-cell>
          <table:table-cell table:formula="of:=VLOOKUP([.C811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1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4</text:p>
          </table:table-cell>
          <table:table-cell office:value-type="float" office:value="162" calcext:value-type="float">
            <text:p>162</text:p>
          </table:table-cell>
          <table:table-cell office:value-type="float" office:value="1067" calcext:value-type="float">
            <text:p>1067</text:p>
          </table:table-cell>
          <table:table-cell table:formula="of:=[.D812]*[.E812]" office:value-type="float" office:value="172854" calcext:value-type="float">
            <text:p>172854</text:p>
          </table:table-cell>
          <table:table-cell table:formula="of:=VLOOKUP([.B812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812];[$Материал.A:.D]; 2; 0)" office:value-type="string" office:string-value="стекло" calcext:value-type="string">
            <text:p>стекло</text:p>
          </table:table-cell>
          <table:table-cell table:formula="of:=VLOOKUP([.C81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2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41</text:p>
          </table:table-cell>
          <table:table-cell office:value-type="float" office:value="31" calcext:value-type="float">
            <text:p>31</text:p>
          </table:table-cell>
          <table:table-cell office:value-type="float" office:value="762" calcext:value-type="float">
            <text:p>762</text:p>
          </table:table-cell>
          <table:table-cell table:formula="of:=[.D813]*[.E813]" office:value-type="float" office:value="23622" calcext:value-type="float">
            <text:p>23622</text:p>
          </table:table-cell>
          <table:table-cell table:formula="of:=VLOOKUP([.B813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813];[$Материал.A:.D]; 2; 0)" office:value-type="string" office:string-value="дерево" calcext:value-type="string">
            <text:p>дерево</text:p>
          </table:table-cell>
          <table:table-cell table:formula="of:=VLOOKUP([.C813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3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3</text:p>
          </table:table-cell>
          <table:table-cell office:value-type="float" office:value="161" calcext:value-type="float">
            <text:p>161</text:p>
          </table:table-cell>
          <table:table-cell office:value-type="float" office:value="749" calcext:value-type="float">
            <text:p>749</text:p>
          </table:table-cell>
          <table:table-cell table:formula="of:=[.D814]*[.E814]" office:value-type="float" office:value="120589" calcext:value-type="float">
            <text:p>120589</text:p>
          </table:table-cell>
          <table:table-cell table:formula="of:=VLOOKUP([.B814];[$Продукция.A:.E]; 2; 0)" office:value-type="string" office:string-value="стул детский" calcext:value-type="string">
            <text:p>стул детский</text:p>
          </table:table-cell>
          <table:table-cell table:formula="of:=VLOOKUP([.C814];[$Материал.A:.D]; 2; 0)" office:value-type="string" office:string-value="дерево" calcext:value-type="string">
            <text:p>дерево</text:p>
          </table:table-cell>
          <table:table-cell table:formula="of:=VLOOKUP([.C81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4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8</text:p>
          </table:table-cell>
          <table:table-cell office:value-type="float" office:value="167" calcext:value-type="float">
            <text:p>167</text:p>
          </table:table-cell>
          <table:table-cell office:value-type="float" office:value="1402" calcext:value-type="float">
            <text:p>1402</text:p>
          </table:table-cell>
          <table:table-cell table:formula="of:=[.D815]*[.E815]" office:value-type="float" office:value="234134" calcext:value-type="float">
            <text:p>234134</text:p>
          </table:table-cell>
          <table:table-cell table:formula="of:=VLOOKUP([.B815];[$Продукция.A:.E]; 2; 0)" office:value-type="string" office:string-value="бар" calcext:value-type="string">
            <text:p>бар</text:p>
          </table:table-cell>
          <table:table-cell table:formula="of:=VLOOKUP([.C815];[$Материал.A:.D]; 2; 0)" office:value-type="string" office:string-value="дерево" calcext:value-type="string">
            <text:p>дерево</text:p>
          </table:table-cell>
          <table:table-cell table:formula="of:=VLOOKUP([.C81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5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40</text:p>
          </table:table-cell>
          <table:table-cell office:value-type="float" office:value="178" calcext:value-type="float">
            <text:p>178</text:p>
          </table:table-cell>
          <table:table-cell office:value-type="float" office:value="1211" calcext:value-type="float">
            <text:p>1211</text:p>
          </table:table-cell>
          <table:table-cell table:formula="of:=[.D816]*[.E816]" office:value-type="float" office:value="215558" calcext:value-type="float">
            <text:p>215558</text:p>
          </table:table-cell>
          <table:table-cell table:formula="of:=VLOOKUP([.B816];[$Продукция.A:.E]; 2; 0)" office:value-type="string" office:string-value="софа" calcext:value-type="string">
            <text:p>софа</text:p>
          </table:table-cell>
          <table:table-cell table:formula="of:=VLOOKUP([.C816];[$Материал.A:.D]; 2; 0)" office:value-type="string" office:string-value="дерево" calcext:value-type="string">
            <text:p>дерево</text:p>
          </table:table-cell>
          <table:table-cell table:formula="of:=VLOOKUP([.C81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6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7</text:p>
          </table:table-cell>
          <table:table-cell office:value-type="float" office:value="147" calcext:value-type="float">
            <text:p>147</text:p>
          </table:table-cell>
          <table:table-cell office:value-type="float" office:value="588" calcext:value-type="float">
            <text:p>588</text:p>
          </table:table-cell>
          <table:table-cell table:formula="of:=[.D817]*[.E817]" office:value-type="float" office:value="86436" calcext:value-type="float">
            <text:p>86436</text:p>
          </table:table-cell>
          <table:table-cell table:formula="of:=VLOOKUP([.B817];[$Продукция.A:.E]; 2; 0)" office:value-type="string" office:string-value="вешалка" calcext:value-type="string">
            <text:p>вешалка</text:p>
          </table:table-cell>
          <table:table-cell table:formula="of:=VLOOKUP([.C817];[$Материал.A:.D]; 2; 0)" office:value-type="string" office:string-value="дерево" calcext:value-type="string">
            <text:p>дерево</text:p>
          </table:table-cell>
          <table:table-cell table:formula="of:=VLOOKUP([.C81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7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41</text:p>
          </table:table-cell>
          <table:table-cell office:value-type="float" office:value="123" calcext:value-type="float">
            <text:p>123</text:p>
          </table:table-cell>
          <table:table-cell office:value-type="float" office:value="869" calcext:value-type="float">
            <text:p>869</text:p>
          </table:table-cell>
          <table:table-cell table:formula="of:=[.D818]*[.E818]" office:value-type="float" office:value="106887" calcext:value-type="float">
            <text:p>106887</text:p>
          </table:table-cell>
          <table:table-cell table:formula="of:=VLOOKUP([.B818];[$Продукция.A:.E]; 2; 0)" office:value-type="string" office:string-value="раскладушка" calcext:value-type="string">
            <text:p>раскладушка</text:p>
          </table:table-cell>
          <table:table-cell table:formula="of:=VLOOKUP([.C818];[$Материал.A:.D]; 2; 0)" office:value-type="string" office:string-value="дерево" calcext:value-type="string">
            <text:p>дерево</text:p>
          </table:table-cell>
          <table:table-cell table:formula="of:=VLOOKUP([.C81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8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44</text:p>
          </table:table-cell>
          <table:table-cell office:value-type="float" office:value="4" calcext:value-type="float">
            <text:p>4</text:p>
          </table:table-cell>
          <table:table-cell office:value-type="float" office:value="1297" calcext:value-type="float">
            <text:p>1297</text:p>
          </table:table-cell>
          <table:table-cell table:formula="of:=[.D819]*[.E819]" office:value-type="float" office:value="5188" calcext:value-type="float">
            <text:p>5188</text:p>
          </table:table-cell>
          <table:table-cell table:formula="of:=VLOOKUP([.B819];[$Продукция.A:.E]; 2; 0)" office:value-type="string" office:string-value="кресло данте" calcext:value-type="string">
            <text:p>кресло данте</text:p>
          </table:table-cell>
          <table:table-cell table:formula="of:=VLOOKUP([.C819];[$Материал.A:.D]; 2; 0)" office:value-type="string" office:string-value="дерево" calcext:value-type="string">
            <text:p>дерево</text:p>
          </table:table-cell>
          <table:table-cell table:formula="of:=VLOOKUP([.C819];[$Материал.A:.D]; 3; 0)" office:value-type="string" office:string-value="Тамбов" calcext:value-type="string">
            <text:p>Тамбов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19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3</text:p>
          </table:table-cell>
          <table:table-cell office:value-type="float" office:value="178" calcext:value-type="float">
            <text:p>178</text:p>
          </table:table-cell>
          <table:table-cell office:value-type="float" office:value="830" calcext:value-type="float">
            <text:p>830</text:p>
          </table:table-cell>
          <table:table-cell table:formula="of:=[.D820]*[.E820]" office:value-type="float" office:value="147740" calcext:value-type="float">
            <text:p>147740</text:p>
          </table:table-cell>
          <table:table-cell table:formula="of:=VLOOKUP([.B820];[$Продукция.A:.E]; 2; 0)" office:value-type="string" office:string-value="полукресло" calcext:value-type="string">
            <text:p>полукресло</text:p>
          </table:table-cell>
          <table:table-cell table:formula="of:=VLOOKUP([.C820];[$Материал.A:.D]; 2; 0)" office:value-type="string" office:string-value="стекло" calcext:value-type="string">
            <text:p>стекло</text:p>
          </table:table-cell>
          <table:table-cell table:formula="of:=VLOOKUP([.C82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0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4</text:p>
          </table:table-cell>
          <table:table-cell office:value-type="float" office:value="30" calcext:value-type="float">
            <text:p>30</text:p>
          </table:table-cell>
          <table:table-cell office:value-type="float" office:value="990" calcext:value-type="float">
            <text:p>990</text:p>
          </table:table-cell>
          <table:table-cell table:formula="of:=[.D821]*[.E821]" office:value-type="float" office:value="29700" calcext:value-type="float">
            <text:p>29700</text:p>
          </table:table-cell>
          <table:table-cell table:formula="of:=VLOOKUP([.B821];[$Продукция.A:.E]; 2; 0)" office:value-type="string" office:string-value="стол кофейный" calcext:value-type="string">
            <text:p>стол кофейный</text:p>
          </table:table-cell>
          <table:table-cell table:formula="of:=VLOOKUP([.C821];[$Материал.A:.D]; 2; 0)" office:value-type="string" office:string-value="стекло" calcext:value-type="string">
            <text:p>стекло</text:p>
          </table:table-cell>
          <table:table-cell table:formula="of:=VLOOKUP([.C82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1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2</text:p>
          </table:table-cell>
          <table:table-cell office:value-type="float" office:value="135" calcext:value-type="float">
            <text:p>135</text:p>
          </table:table-cell>
          <table:table-cell office:value-type="float" office:value="912" calcext:value-type="float">
            <text:p>912</text:p>
          </table:table-cell>
          <table:table-cell table:formula="of:=[.D822]*[.E822]" office:value-type="float" office:value="123120" calcext:value-type="float">
            <text:p>123120</text:p>
          </table:table-cell>
          <table:table-cell table:formula="of:=VLOOKUP([.B822];[$Продукция.A:.E]; 2; 0)" office:value-type="string" office:string-value="стул" calcext:value-type="string">
            <text:p>стул</text:p>
          </table:table-cell>
          <table:table-cell table:formula="of:=VLOOKUP([.C822];[$Материал.A:.D]; 2; 0)" office:value-type="string" office:string-value="дерево" calcext:value-type="string">
            <text:p>дерево</text:p>
          </table:table-cell>
          <table:table-cell table:formula="of:=VLOOKUP([.C822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2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5</text:p>
          </table:table-cell>
          <table:table-cell office:value-type="float" office:value="117" calcext:value-type="float">
            <text:p>117</text:p>
          </table:table-cell>
          <table:table-cell office:value-type="float" office:value="656" calcext:value-type="float">
            <text:p>656</text:p>
          </table:table-cell>
          <table:table-cell table:formula="of:=[.D823]*[.E823]" office:value-type="float" office:value="76752" calcext:value-type="float">
            <text:p>76752</text:p>
          </table:table-cell>
          <table:table-cell table:formula="of:=VLOOKUP([.B823];[$Продукция.A:.E]; 2; 0)" office:value-type="string" office:string-value="банкетка" calcext:value-type="string">
            <text:p>банкетка</text:p>
          </table:table-cell>
          <table:table-cell table:formula="of:=VLOOKUP([.C823];[$Материал.A:.D]; 2; 0)" office:value-type="string" office:string-value="стекло" calcext:value-type="string">
            <text:p>стекло</text:p>
          </table:table-cell>
          <table:table-cell table:formula="of:=VLOOKUP([.C82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3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3</text:p>
          </table:table-cell>
          <table:table-cell office:value-type="float" office:value="151" calcext:value-type="float">
            <text:p>151</text:p>
          </table:table-cell>
          <table:table-cell office:value-type="float" office:value="1246" calcext:value-type="float">
            <text:p>1246</text:p>
          </table:table-cell>
          <table:table-cell table:formula="of:=[.D824]*[.E824]" office:value-type="float" office:value="188146" calcext:value-type="float">
            <text:p>188146</text:p>
          </table:table-cell>
          <table:table-cell table:formula="of:=VLOOKUP([.B824];[$Продукция.A:.E]; 2; 0)" office:value-type="string" office:string-value="раскладушка" calcext:value-type="string">
            <text:p>раскладушка</text:p>
          </table:table-cell>
          <table:table-cell table:formula="of:=VLOOKUP([.C824];[$Материал.A:.D]; 2; 0)" office:value-type="string" office:string-value="стекло" calcext:value-type="string">
            <text:p>стекло</text:p>
          </table:table-cell>
          <table:table-cell table:formula="of:=VLOOKUP([.C82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4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307" calcext:value-type="float">
            <text:p>1307</text:p>
          </table:table-cell>
          <table:table-cell table:formula="of:=[.D825]*[.E825]" office:value-type="float" office:value="74499" calcext:value-type="float">
            <text:p>74499</text:p>
          </table:table-cell>
          <table:table-cell table:formula="of:=VLOOKUP([.B825];[$Продукция.A:.E]; 2; 0)" office:value-type="string" office:string-value="вешалка настенная" calcext:value-type="string">
            <text:p>вешалка настенная</text:p>
          </table:table-cell>
          <table:table-cell table:formula="of:=VLOOKUP([.C825];[$Материал.A:.D]; 2; 0)" office:value-type="string" office:string-value="дерево" calcext:value-type="string">
            <text:p>дерево</text:p>
          </table:table-cell>
          <table:table-cell table:formula="of:=VLOOKUP([.C825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5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3</text:p>
          </table:table-cell>
          <table:table-cell office:value-type="float" office:value="169" calcext:value-type="float">
            <text:p>169</text:p>
          </table:table-cell>
          <table:table-cell office:value-type="float" office:value="930" calcext:value-type="float">
            <text:p>930</text:p>
          </table:table-cell>
          <table:table-cell table:formula="of:=[.D826]*[.E826]" office:value-type="float" office:value="157170" calcext:value-type="float">
            <text:p>157170</text:p>
          </table:table-cell>
          <table:table-cell table:formula="of:=VLOOKUP([.B826];[$Продукция.A:.E]; 2; 0)" office:value-type="string" office:string-value="гамак" calcext:value-type="string">
            <text:p>гамак</text:p>
          </table:table-cell>
          <table:table-cell table:formula="of:=VLOOKUP([.C826];[$Материал.A:.D]; 2; 0)" office:value-type="string" office:string-value="дерево" calcext:value-type="string">
            <text:p>дерево</text:p>
          </table:table-cell>
          <table:table-cell table:formula="of:=VLOOKUP([.C82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0</text:p>
          </table:table-cell>
          <table:table-cell office:value-type="float" office:value="31" calcext:value-type="float">
            <text:p>31</text:p>
          </table:table-cell>
          <table:table-cell office:value-type="float" office:value="1120" calcext:value-type="float">
            <text:p>1120</text:p>
          </table:table-cell>
          <table:table-cell table:formula="of:=[.D827]*[.E827]" office:value-type="float" office:value="34720" calcext:value-type="float">
            <text:p>34720</text:p>
          </table:table-cell>
          <table:table-cell table:formula="of:=VLOOKUP([.B827];[$Продукция.A:.E]; 2; 0)" office:value-type="string" office:string-value="кресло-стол" calcext:value-type="string">
            <text:p>кресло-стол</text:p>
          </table:table-cell>
          <table:table-cell table:formula="of:=VLOOKUP([.C827];[$Материал.A:.D]; 2; 0)" office:value-type="string" office:string-value="металл" calcext:value-type="string">
            <text:p>металл</text:p>
          </table:table-cell>
          <table:table-cell table:formula="of:=VLOOKUP([.C82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7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4</text:p>
          </table:table-cell>
          <table:table-cell office:value-type="float" office:value="137" calcext:value-type="float">
            <text:p>137</text:p>
          </table:table-cell>
          <table:table-cell office:value-type="float" office:value="883" calcext:value-type="float">
            <text:p>883</text:p>
          </table:table-cell>
          <table:table-cell table:formula="of:=[.D828]*[.E828]" office:value-type="float" office:value="120971" calcext:value-type="float">
            <text:p>120971</text:p>
          </table:table-cell>
          <table:table-cell table:formula="of:=VLOOKUP([.B828];[$Продукция.A:.E]; 2; 0)" office:value-type="string" office:string-value="пуф" calcext:value-type="string">
            <text:p>пуф</text:p>
          </table:table-cell>
          <table:table-cell table:formula="of:=VLOOKUP([.C828];[$Материал.A:.D]; 2; 0)" office:value-type="string" office:string-value="дерево" calcext:value-type="string">
            <text:p>дерево</text:p>
          </table:table-cell>
          <table:table-cell table:formula="of:=VLOOKUP([.C82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8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7</text:p>
          </table:table-cell>
          <table:table-cell office:value-type="float" office:value="47" calcext:value-type="float">
            <text:p>47</text:p>
          </table:table-cell>
          <table:table-cell office:value-type="float" office:value="970" calcext:value-type="float">
            <text:p>970</text:p>
          </table:table-cell>
          <table:table-cell table:formula="of:=[.D829]*[.E829]" office:value-type="float" office:value="45590" calcext:value-type="float">
            <text:p>45590</text:p>
          </table:table-cell>
          <table:table-cell table:formula="of:=VLOOKUP([.B829];[$Продукция.A:.E]; 2; 0)" office:value-type="string" office:string-value="стул детский" calcext:value-type="string">
            <text:p>стул детский</text:p>
          </table:table-cell>
          <table:table-cell table:formula="of:=VLOOKUP([.C829];[$Материал.A:.D]; 2; 0)" office:value-type="string" office:string-value="дерево" calcext:value-type="string">
            <text:p>дерево</text:p>
          </table:table-cell>
          <table:table-cell table:formula="of:=VLOOKUP([.C829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29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9</text:p>
          </table:table-cell>
          <table:table-cell office:value-type="float" office:value="58" calcext:value-type="float">
            <text:p>58</text:p>
          </table:table-cell>
          <table:table-cell office:value-type="float" office:value="505" calcext:value-type="float">
            <text:p>505</text:p>
          </table:table-cell>
          <table:table-cell table:formula="of:=[.D830]*[.E830]" office:value-type="float" office:value="29290" calcext:value-type="float">
            <text:p>29290</text:p>
          </table:table-cell>
          <table:table-cell table:formula="of:=VLOOKUP([.B830];[$Продукция.A:.E]; 2; 0)" office:value-type="string" office:string-value="кресло" calcext:value-type="string">
            <text:p>кресло</text:p>
          </table:table-cell>
          <table:table-cell table:formula="of:=VLOOKUP([.C830];[$Материал.A:.D]; 2; 0)" office:value-type="string" office:string-value="дерево" calcext:value-type="string">
            <text:p>дерево</text:p>
          </table:table-cell>
          <table:table-cell table:formula="of:=VLOOKUP([.C83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0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1</text:p>
          </table:table-cell>
          <table:table-cell office:value-type="float" office:value="200" calcext:value-type="float">
            <text:p>200</text:p>
          </table:table-cell>
          <table:table-cell office:value-type="float" office:value="636" calcext:value-type="float">
            <text:p>636</text:p>
          </table:table-cell>
          <table:table-cell table:formula="of:=[.D831]*[.E831]" office:value-type="float" office:value="127200" calcext:value-type="float">
            <text:p>127200</text:p>
          </table:table-cell>
          <table:table-cell table:formula="of:=VLOOKUP([.B831];[$Продукция.A:.E]; 2; 0)" office:value-type="string" office:string-value="полукресло" calcext:value-type="string">
            <text:p>полукресло</text:p>
          </table:table-cell>
          <table:table-cell table:formula="of:=VLOOKUP([.C831];[$Материал.A:.D]; 2; 0)" office:value-type="string" office:string-value="фанера" calcext:value-type="string">
            <text:p>фанера</text:p>
          </table:table-cell>
          <table:table-cell table:formula="of:=VLOOKUP([.C831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1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460" calcext:value-type="float">
            <text:p>1460</text:p>
          </table:table-cell>
          <table:table-cell table:formula="of:=[.D832]*[.E832]" office:value-type="float" office:value="37960" calcext:value-type="float">
            <text:p>37960</text:p>
          </table:table-cell>
          <table:table-cell table:formula="of:=VLOOKUP([.B832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832];[$Материал.A:.D]; 2; 0)" office:value-type="string" office:string-value="дерево" calcext:value-type="string">
            <text:p>дерево</text:p>
          </table:table-cell>
          <table:table-cell table:formula="of:=VLOOKUP([.C832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9</text:p>
          </table:table-cell>
          <table:table-cell office:value-type="float" office:value="59" calcext:value-type="float">
            <text:p>59</text:p>
          </table:table-cell>
          <table:table-cell office:value-type="float" office:value="830" calcext:value-type="float">
            <text:p>830</text:p>
          </table:table-cell>
          <table:table-cell table:formula="of:=[.D833]*[.E833]" office:value-type="float" office:value="48970" calcext:value-type="float">
            <text:p>48970</text:p>
          </table:table-cell>
          <table:table-cell table:formula="of:=VLOOKUP([.B833];[$Продукция.A:.E]; 2; 0)" office:value-type="string" office:string-value="вешалка" calcext:value-type="string">
            <text:p>вешалка</text:p>
          </table:table-cell>
          <table:table-cell table:formula="of:=VLOOKUP([.C833];[$Материал.A:.D]; 2; 0)" office:value-type="string" office:string-value="дерево" calcext:value-type="string">
            <text:p>дерево</text:p>
          </table:table-cell>
          <table:table-cell table:formula="of:=VLOOKUP([.C833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3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9</text:p>
          </table:table-cell>
          <table:table-cell office:value-type="float" office:value="99" calcext:value-type="float">
            <text:p>99</text:p>
          </table:table-cell>
          <table:table-cell office:value-type="float" office:value="1452" calcext:value-type="float">
            <text:p>1452</text:p>
          </table:table-cell>
          <table:table-cell table:formula="of:=[.D834]*[.E834]" office:value-type="float" office:value="143748" calcext:value-type="float">
            <text:p>143748</text:p>
          </table:table-cell>
          <table:table-cell table:formula="of:=VLOOKUP([.B834];[$Продукция.A:.E]; 2; 0)" office:value-type="string" office:string-value="зеркало" calcext:value-type="string">
            <text:p>зеркало</text:p>
          </table:table-cell>
          <table:table-cell table:formula="of:=VLOOKUP([.C834];[$Материал.A:.D]; 2; 0)" office:value-type="string" office:string-value="металл" calcext:value-type="string">
            <text:p>металл</text:p>
          </table:table-cell>
          <table:table-cell table:formula="of:=VLOOKUP([.C834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4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9</text:p>
          </table:table-cell>
          <table:table-cell office:value-type="float" office:value="60" calcext:value-type="float">
            <text:p>60</text:p>
          </table:table-cell>
          <table:table-cell office:value-type="float" office:value="1455" calcext:value-type="float">
            <text:p>1455</text:p>
          </table:table-cell>
          <table:table-cell table:formula="of:=[.D835]*[.E835]" office:value-type="float" office:value="87300" calcext:value-type="float">
            <text:p>87300</text:p>
          </table:table-cell>
          <table:table-cell table:formula="of:=VLOOKUP([.B835];[$Продукция.A:.E]; 2; 0)" office:value-type="string" office:string-value="стеллаж выставочный" calcext:value-type="string">
            <text:p>стеллаж выставочный</text:p>
          </table:table-cell>
          <table:table-cell table:formula="of:=VLOOKUP([.C835];[$Материал.A:.D]; 2; 0)" office:value-type="string" office:string-value="металл" calcext:value-type="string">
            <text:p>металл</text:p>
          </table:table-cell>
          <table:table-cell table:formula="of:=VLOOKUP([.C83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5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42</text:p>
          </table:table-cell>
          <table:table-cell office:value-type="float" office:value="170" calcext:value-type="float">
            <text:p>170</text:p>
          </table:table-cell>
          <table:table-cell office:value-type="float" office:value="845" calcext:value-type="float">
            <text:p>845</text:p>
          </table:table-cell>
          <table:table-cell table:formula="of:=[.D836]*[.E836]" office:value-type="float" office:value="143650" calcext:value-type="float">
            <text:p>143650</text:p>
          </table:table-cell>
          <table:table-cell table:formula="of:=VLOOKUP([.B836];[$Продукция.A:.E]; 2; 0)" office:value-type="string" office:string-value="стенка" calcext:value-type="string">
            <text:p>стенка</text:p>
          </table:table-cell>
          <table:table-cell table:formula="of:=VLOOKUP([.C836];[$Материал.A:.D]; 2; 0)" office:value-type="string" office:string-value="дерево" calcext:value-type="string">
            <text:p>дерево</text:p>
          </table:table-cell>
          <table:table-cell table:formula="of:=VLOOKUP([.C83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9</text:p>
          </table:table-cell>
          <table:table-cell office:value-type="float" office:value="113" calcext:value-type="float">
            <text:p>113</text:p>
          </table:table-cell>
          <table:table-cell office:value-type="float" office:value="757" calcext:value-type="float">
            <text:p>757</text:p>
          </table:table-cell>
          <table:table-cell table:formula="of:=[.D837]*[.E837]" office:value-type="float" office:value="85541" calcext:value-type="float">
            <text:p>85541</text:p>
          </table:table-cell>
          <table:table-cell table:formula="of:=VLOOKUP([.B837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837];[$Материал.A:.D]; 2; 0)" office:value-type="string" office:string-value="фанера" calcext:value-type="string">
            <text:p>фанера</text:p>
          </table:table-cell>
          <table:table-cell table:formula="of:=VLOOKUP([.C837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7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473" calcext:value-type="float">
            <text:p>1473</text:p>
          </table:table-cell>
          <table:table-cell table:formula="of:=[.D838]*[.E838]" office:value-type="float" office:value="30933" calcext:value-type="float">
            <text:p>30933</text:p>
          </table:table-cell>
          <table:table-cell table:formula="of:=VLOOKUP([.B838];[$Продукция.A:.E]; 2; 0)" office:value-type="string" office:string-value="полукресло" calcext:value-type="string">
            <text:p>полукресло</text:p>
          </table:table-cell>
          <table:table-cell table:formula="of:=VLOOKUP([.C838];[$Материал.A:.D]; 2; 0)" office:value-type="string" office:string-value="дерево" calcext:value-type="string">
            <text:p>дерево</text:p>
          </table:table-cell>
          <table:table-cell table:formula="of:=VLOOKUP([.C838];[$Материал.A:.D]; 3; 0)" office:value-type="string" office:string-value="Челябинск" calcext:value-type="string">
            <text:p>Челяби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8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40</text:p>
          </table:table-cell>
          <table:table-cell office:value-type="float" office:value="68" calcext:value-type="float">
            <text:p>68</text:p>
          </table:table-cell>
          <table:table-cell office:value-type="float" office:value="1413" calcext:value-type="float">
            <text:p>1413</text:p>
          </table:table-cell>
          <table:table-cell table:formula="of:=[.D839]*[.E839]" office:value-type="float" office:value="96084" calcext:value-type="float">
            <text:p>96084</text:p>
          </table:table-cell>
          <table:table-cell table:formula="of:=VLOOKUP([.B839];[$Продукция.A:.E]; 2; 0)" office:value-type="string" office:string-value="бюро" calcext:value-type="string">
            <text:p>бюро</text:p>
          </table:table-cell>
          <table:table-cell table:formula="of:=VLOOKUP([.C839];[$Материал.A:.D]; 2; 0)" office:value-type="string" office:string-value="дерево" calcext:value-type="string">
            <text:p>дерево</text:p>
          </table:table-cell>
          <table:table-cell table:formula="of:=VLOOKUP([.C83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39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607" calcext:value-type="float">
            <text:p>607</text:p>
          </table:table-cell>
          <table:table-cell table:formula="of:=[.D840]*[.E840]" office:value-type="float" office:value="27922" calcext:value-type="float">
            <text:p>27922</text:p>
          </table:table-cell>
          <table:table-cell table:formula="of:=VLOOKUP([.B840];[$Продукция.A:.E]; 2; 0)" office:value-type="string" office:string-value="кресло" calcext:value-type="string">
            <text:p>кресло</text:p>
          </table:table-cell>
          <table:table-cell table:formula="of:=VLOOKUP([.C840];[$Материал.A:.D]; 2; 0)" office:value-type="string" office:string-value="стекло" calcext:value-type="string">
            <text:p>стекло</text:p>
          </table:table-cell>
          <table:table-cell table:formula="of:=VLOOKUP([.C840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0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356" calcext:value-type="float">
            <text:p>1356</text:p>
          </table:table-cell>
          <table:table-cell table:formula="of:=[.D841]*[.E841]" office:value-type="float" office:value="23052" calcext:value-type="float">
            <text:p>23052</text:p>
          </table:table-cell>
          <table:table-cell table:formula="of:=VLOOKUP([.B841];[$Продукция.A:.E]; 2; 0)" office:value-type="string" office:string-value="буфет" calcext:value-type="string">
            <text:p>буфет</text:p>
          </table:table-cell>
          <table:table-cell table:formula="of:=VLOOKUP([.C841];[$Материал.A:.D]; 2; 0)" office:value-type="string" office:string-value="дерево" calcext:value-type="string">
            <text:p>дерево</text:p>
          </table:table-cell>
          <table:table-cell table:formula="of:=VLOOKUP([.C841];[$Материал.A:.D]; 3; 0)" office:value-type="string" office:string-value="Мурманск" calcext:value-type="string">
            <text:p>Мурманск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1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0</text:p>
          </table:table-cell>
          <table:table-cell office:value-type="float" office:value="43" calcext:value-type="float">
            <text:p>43</text:p>
          </table:table-cell>
          <table:table-cell office:value-type="float" office:value="548" calcext:value-type="float">
            <text:p>548</text:p>
          </table:table-cell>
          <table:table-cell table:formula="of:=[.D842]*[.E842]" office:value-type="float" office:value="23564" calcext:value-type="float">
            <text:p>23564</text:p>
          </table:table-cell>
          <table:table-cell table:formula="of:=VLOOKUP([.B842];[$Продукция.A:.E]; 2; 0)" office:value-type="string" office:string-value="софа" calcext:value-type="string">
            <text:p>софа</text:p>
          </table:table-cell>
          <table:table-cell table:formula="of:=VLOOKUP([.C842];[$Материал.A:.D]; 2; 0)" office:value-type="string" office:string-value="металл" calcext:value-type="string">
            <text:p>металл</text:p>
          </table:table-cell>
          <table:table-cell table:formula="of:=VLOOKUP([.C84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8</text:p>
          </table:table-cell>
          <table:table-cell office:value-type="float" office:value="97" calcext:value-type="float">
            <text:p>97</text:p>
          </table:table-cell>
          <table:table-cell office:value-type="float" office:value="825" calcext:value-type="float">
            <text:p>825</text:p>
          </table:table-cell>
          <table:table-cell table:formula="of:=[.D843]*[.E843]" office:value-type="float" office:value="80025" calcext:value-type="float">
            <text:p>80025</text:p>
          </table:table-cell>
          <table:table-cell table:formula="of:=VLOOKUP([.B843];[$Продукция.A:.E]; 2; 0)" office:value-type="string" office:string-value="стол для телевизора" calcext:value-type="string">
            <text:p>стол для телевизора</text:p>
          </table:table-cell>
          <table:table-cell table:formula="of:=VLOOKUP([.C843];[$Материал.A:.D]; 2; 0)" office:value-type="string" office:string-value="дерево" calcext:value-type="string">
            <text:p>дерево</text:p>
          </table:table-cell>
          <table:table-cell table:formula="of:=VLOOKUP([.C843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3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3</text:p>
          </table:table-cell>
          <table:table-cell office:value-type="float" office:value="65" calcext:value-type="float">
            <text:p>65</text:p>
          </table:table-cell>
          <table:table-cell office:value-type="float" office:value="1454" calcext:value-type="float">
            <text:p>1454</text:p>
          </table:table-cell>
          <table:table-cell table:formula="of:=[.D844]*[.E844]" office:value-type="float" office:value="94510" calcext:value-type="float">
            <text:p>94510</text:p>
          </table:table-cell>
          <table:table-cell table:formula="of:=VLOOKUP([.B844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844];[$Материал.A:.D]; 2; 0)" office:value-type="string" office:string-value="стекло" calcext:value-type="string">
            <text:p>стекло</text:p>
          </table:table-cell>
          <table:table-cell table:formula="of:=VLOOKUP([.C844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4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8</text:p>
          </table:table-cell>
          <table:table-cell office:value-type="float" office:value="64" calcext:value-type="float">
            <text:p>64</text:p>
          </table:table-cell>
          <table:table-cell office:value-type="float" office:value="586" calcext:value-type="float">
            <text:p>586</text:p>
          </table:table-cell>
          <table:table-cell table:formula="of:=[.D845]*[.E845]" office:value-type="float" office:value="37504" calcext:value-type="float">
            <text:p>37504</text:p>
          </table:table-cell>
          <table:table-cell table:formula="of:=VLOOKUP([.B845];[$Продукция.A:.E]; 2; 0)" office:value-type="string" office:string-value="гардероб" calcext:value-type="string">
            <text:p>гардероб</text:p>
          </table:table-cell>
          <table:table-cell table:formula="of:=VLOOKUP([.C845];[$Материал.A:.D]; 2; 0)" office:value-type="string" office:string-value="дерево" calcext:value-type="string">
            <text:p>дерево</text:p>
          </table:table-cell>
          <table:table-cell table:formula="of:=VLOOKUP([.C845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5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</text:p>
          </table:table-cell>
          <table:table-cell office:value-type="float" office:value="136" calcext:value-type="float">
            <text:p>136</text:p>
          </table:table-cell>
          <table:table-cell office:value-type="float" office:value="1418" calcext:value-type="float">
            <text:p>1418</text:p>
          </table:table-cell>
          <table:table-cell table:formula="of:=[.D846]*[.E846]" office:value-type="float" office:value="192848" calcext:value-type="float">
            <text:p>192848</text:p>
          </table:table-cell>
          <table:table-cell table:formula="of:=VLOOKUP([.B846];[$Продукция.A:.E]; 2; 0)" office:value-type="string" office:string-value="раскладушка" calcext:value-type="string">
            <text:p>раскладушка</text:p>
          </table:table-cell>
          <table:table-cell table:formula="of:=VLOOKUP([.C846];[$Материал.A:.D]; 2; 0)" office:value-type="string" office:string-value="стекло" calcext:value-type="string">
            <text:p>стекло</text:p>
          </table:table-cell>
          <table:table-cell table:formula="of:=VLOOKUP([.C84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6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39</text:p>
          </table:table-cell>
          <table:table-cell office:value-type="float" office:value="183" calcext:value-type="float">
            <text:p>183</text:p>
          </table:table-cell>
          <table:table-cell office:value-type="float" office:value="843" calcext:value-type="float">
            <text:p>843</text:p>
          </table:table-cell>
          <table:table-cell table:formula="of:=[.D847]*[.E847]" office:value-type="float" office:value="154269" calcext:value-type="float">
            <text:p>154269</text:p>
          </table:table-cell>
          <table:table-cell table:formula="of:=VLOOKUP([.B847];[$Продукция.A:.E]; 2; 0)" office:value-type="string" office:string-value="стул" calcext:value-type="string">
            <text:p>стул</text:p>
          </table:table-cell>
          <table:table-cell table:formula="of:=VLOOKUP([.C847];[$Материал.A:.D]; 2; 0)" office:value-type="string" office:string-value="дерево" calcext:value-type="string">
            <text:p>дерево</text:p>
          </table:table-cell>
          <table:table-cell table:formula="of:=VLOOKUP([.C847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7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41</text:p>
          </table:table-cell>
          <table:table-cell office:value-type="float" office:value="28" calcext:value-type="float">
            <text:p>28</text:p>
          </table:table-cell>
          <table:table-cell office:value-type="float" office:value="749" calcext:value-type="float">
            <text:p>749</text:p>
          </table:table-cell>
          <table:table-cell table:formula="of:=[.D848]*[.E848]" office:value-type="float" office:value="20972" calcext:value-type="float">
            <text:p>20972</text:p>
          </table:table-cell>
          <table:table-cell table:formula="of:=VLOOKUP([.B848];[$Продукция.A:.E]; 2; 0)" office:value-type="string" office:string-value="стол интерактивный" calcext:value-type="string">
            <text:p>стол интерактивный</text:p>
          </table:table-cell>
          <table:table-cell table:formula="of:=VLOOKUP([.C848];[$Материал.A:.D]; 2; 0)" office:value-type="string" office:string-value="дерево" calcext:value-type="string">
            <text:p>дерево</text:p>
          </table:table-cell>
          <table:table-cell table:formula="of:=VLOOKUP([.C84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8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31</text:p>
          </table:table-cell>
          <table:table-cell office:value-type="float" office:value="199" calcext:value-type="float">
            <text:p>199</text:p>
          </table:table-cell>
          <table:table-cell office:value-type="float" office:value="1343" calcext:value-type="float">
            <text:p>1343</text:p>
          </table:table-cell>
          <table:table-cell table:formula="of:=[.D849]*[.E849]" office:value-type="float" office:value="267257" calcext:value-type="float">
            <text:p>267257</text:p>
          </table:table-cell>
          <table:table-cell table:formula="of:=VLOOKUP([.B849];[$Продукция.A:.E]; 2; 0)" office:value-type="string" office:string-value="стол письменный" calcext:value-type="string">
            <text:p>стол письменный</text:p>
          </table:table-cell>
          <table:table-cell table:formula="of:=VLOOKUP([.C849];[$Материал.A:.D]; 2; 0)" office:value-type="string" office:string-value="фанера" calcext:value-type="string">
            <text:p>фанера</text:p>
          </table:table-cell>
          <table:table-cell table:formula="of:=VLOOKUP([.C849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49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8</text:p>
          </table:table-cell>
          <table:table-cell office:value-type="float" office:value="42" calcext:value-type="float">
            <text:p>42</text:p>
          </table:table-cell>
          <table:table-cell office:value-type="float" office:value="1423" calcext:value-type="float">
            <text:p>1423</text:p>
          </table:table-cell>
          <table:table-cell table:formula="of:=[.D850]*[.E850]" office:value-type="float" office:value="59766" calcext:value-type="float">
            <text:p>59766</text:p>
          </table:table-cell>
          <table:table-cell table:formula="of:=VLOOKUP([.B850];[$Продукция.A:.E]; 2; 0)" office:value-type="string" office:string-value="диван выкатной" calcext:value-type="string">
            <text:p>диван выкатной</text:p>
          </table:table-cell>
          <table:table-cell table:formula="of:=VLOOKUP([.C850];[$Материал.A:.D]; 2; 0)" office:value-type="string" office:string-value="фанера" calcext:value-type="string">
            <text:p>фанера</text:p>
          </table:table-cell>
          <table:table-cell table:formula="of:=VLOOKUP([.C85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0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6</text:p>
          </table:table-cell>
          <table:table-cell office:value-type="float" office:value="81" calcext:value-type="float">
            <text:p>81</text:p>
          </table:table-cell>
          <table:table-cell office:value-type="float" office:value="1338" calcext:value-type="float">
            <text:p>1338</text:p>
          </table:table-cell>
          <table:table-cell table:formula="of:=[.D851]*[.E851]" office:value-type="float" office:value="108378" calcext:value-type="float">
            <text:p>108378</text:p>
          </table:table-cell>
          <table:table-cell table:formula="of:=VLOOKUP([.B851];[$Продукция.A:.E]; 2; 0)" office:value-type="string" office:string-value="софа" calcext:value-type="string">
            <text:p>софа</text:p>
          </table:table-cell>
          <table:table-cell table:formula="of:=VLOOKUP([.C851];[$Материал.A:.D]; 2; 0)" office:value-type="string" office:string-value="дерево" calcext:value-type="string">
            <text:p>дерево</text:p>
          </table:table-cell>
          <table:table-cell table:formula="of:=VLOOKUP([.C851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1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4</text:p>
          </table:table-cell>
          <table:table-cell office:value-type="float" office:value="80" calcext:value-type="float">
            <text:p>80</text:p>
          </table:table-cell>
          <table:table-cell office:value-type="float" office:value="1463" calcext:value-type="float">
            <text:p>1463</text:p>
          </table:table-cell>
          <table:table-cell table:formula="of:=[.D852]*[.E852]" office:value-type="float" office:value="117040" calcext:value-type="float">
            <text:p>117040</text:p>
          </table:table-cell>
          <table:table-cell table:formula="of:=VLOOKUP([.B852];[$Продукция.A:.E]; 2; 0)" office:value-type="string" office:string-value="стенка" calcext:value-type="string">
            <text:p>стенка</text:p>
          </table:table-cell>
          <table:table-cell table:formula="of:=VLOOKUP([.C852];[$Материал.A:.D]; 2; 0)" office:value-type="string" office:string-value="стекло" calcext:value-type="string">
            <text:p>стекло</text:p>
          </table:table-cell>
          <table:table-cell table:formula="of:=VLOOKUP([.C852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2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8</text:p>
          </table:table-cell>
          <table:table-cell office:value-type="float" office:value="128" calcext:value-type="float">
            <text:p>128</text:p>
          </table:table-cell>
          <table:table-cell office:value-type="float" office:value="1476" calcext:value-type="float">
            <text:p>1476</text:p>
          </table:table-cell>
          <table:table-cell table:formula="of:=[.D853]*[.E853]" office:value-type="float" office:value="188928" calcext:value-type="float">
            <text:p>188928</text:p>
          </table:table-cell>
          <table:table-cell table:formula="of:=VLOOKUP([.B853];[$Продукция.A:.E]; 2; 0)" office:value-type="string" office:string-value="лавка" calcext:value-type="string">
            <text:p>лавка</text:p>
          </table:table-cell>
          <table:table-cell table:formula="of:=VLOOKUP([.C853];[$Материал.A:.D]; 2; 0)" office:value-type="string" office:string-value="дерево" calcext:value-type="string">
            <text:p>дерево</text:p>
          </table:table-cell>
          <table:table-cell table:formula="of:=VLOOKUP([.C853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3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1</text:p>
          </table:table-cell>
          <table:table-cell office:value-type="float" office:value="126" calcext:value-type="float">
            <text:p>126</text:p>
          </table:table-cell>
          <table:table-cell office:value-type="float" office:value="999" calcext:value-type="float">
            <text:p>999</text:p>
          </table:table-cell>
          <table:table-cell table:formula="of:=[.D854]*[.E854]" office:value-type="float" office:value="125874" calcext:value-type="float">
            <text:p>125874</text:p>
          </table:table-cell>
          <table:table-cell table:formula="of:=VLOOKUP([.B854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854];[$Материал.A:.D]; 2; 0)" office:value-type="string" office:string-value="дерево" calcext:value-type="string">
            <text:p>дерево</text:p>
          </table:table-cell>
          <table:table-cell table:formula="of:=VLOOKUP([.C85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4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8</text:p>
          </table:table-cell>
          <table:table-cell office:value-type="float" office:value="153" calcext:value-type="float">
            <text:p>153</text:p>
          </table:table-cell>
          <table:table-cell office:value-type="float" office:value="1043" calcext:value-type="float">
            <text:p>1043</text:p>
          </table:table-cell>
          <table:table-cell table:formula="of:=[.D855]*[.E855]" office:value-type="float" office:value="159579" calcext:value-type="float">
            <text:p>159579</text:p>
          </table:table-cell>
          <table:table-cell table:formula="of:=VLOOKUP([.B855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855];[$Материал.A:.D]; 2; 0)" office:value-type="string" office:string-value="дерево" calcext:value-type="string">
            <text:p>дерево</text:p>
          </table:table-cell>
          <table:table-cell table:formula="of:=VLOOKUP([.C855];[$Материал.A:.D]; 3; 0)" office:value-type="string" office:string-value="Пенза" calcext:value-type="string">
            <text:p>Пенз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5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0</text:p>
          </table:table-cell>
          <table:table-cell office:value-type="float" office:value="153" calcext:value-type="float">
            <text:p>153</text:p>
          </table:table-cell>
          <table:table-cell office:value-type="float" office:value="928" calcext:value-type="float">
            <text:p>928</text:p>
          </table:table-cell>
          <table:table-cell table:formula="of:=[.D856]*[.E856]" office:value-type="float" office:value="141984" calcext:value-type="float">
            <text:p>141984</text:p>
          </table:table-cell>
          <table:table-cell table:formula="of:=VLOOKUP([.B856];[$Продукция.A:.E]; 2; 0)" office:value-type="string" office:string-value="канапе" calcext:value-type="string">
            <text:p>канапе</text:p>
          </table:table-cell>
          <table:table-cell table:formula="of:=VLOOKUP([.C856];[$Материал.A:.D]; 2; 0)" office:value-type="string" office:string-value="металл" calcext:value-type="string">
            <text:p>металл</text:p>
          </table:table-cell>
          <table:table-cell table:formula="of:=VLOOKUP([.C856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6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5</text:p>
          </table:table-cell>
          <table:table-cell office:value-type="float" office:value="163" calcext:value-type="float">
            <text:p>163</text:p>
          </table:table-cell>
          <table:table-cell office:value-type="float" office:value="1452" calcext:value-type="float">
            <text:p>1452</text:p>
          </table:table-cell>
          <table:table-cell table:formula="of:=[.D857]*[.E857]" office:value-type="float" office:value="236676" calcext:value-type="float">
            <text:p>236676</text:p>
          </table:table-cell>
          <table:table-cell table:formula="of:=VLOOKUP([.B857];[$Продукция.A:.E]; 2; 0)" office:value-type="string" office:string-value="стол бильярдный" calcext:value-type="string">
            <text:p>стол бильярдный</text:p>
          </table:table-cell>
          <table:table-cell table:formula="of:=VLOOKUP([.C857];[$Материал.A:.D]; 2; 0)" office:value-type="string" office:string-value="стекло" calcext:value-type="string">
            <text:p>стекло</text:p>
          </table:table-cell>
          <table:table-cell table:formula="of:=VLOOKUP([.C857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7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0</text:p>
          </table:table-cell>
          <table:table-cell office:value-type="float" office:value="178" calcext:value-type="float">
            <text:p>178</text:p>
          </table:table-cell>
          <table:table-cell office:value-type="float" office:value="1141" calcext:value-type="float">
            <text:p>1141</text:p>
          </table:table-cell>
          <table:table-cell table:formula="of:=[.D858]*[.E858]" office:value-type="float" office:value="203098" calcext:value-type="float">
            <text:p>203098</text:p>
          </table:table-cell>
          <table:table-cell table:formula="of:=VLOOKUP([.B858];[$Продукция.A:.E]; 2; 0)" office:value-type="string" office:string-value="стол обеденный" calcext:value-type="string">
            <text:p>стол обеденный</text:p>
          </table:table-cell>
          <table:table-cell table:formula="of:=VLOOKUP([.C858];[$Материал.A:.D]; 2; 0)" office:value-type="string" office:string-value="дерево" calcext:value-type="string">
            <text:p>дерево</text:p>
          </table:table-cell>
          <table:table-cell table:formula="of:=VLOOKUP([.C858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8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7</text:p>
          </table:table-cell>
          <table:table-cell office:value-type="float" office:value="199" calcext:value-type="float">
            <text:p>199</text:p>
          </table:table-cell>
          <table:table-cell office:value-type="float" office:value="1023" calcext:value-type="float">
            <text:p>1023</text:p>
          </table:table-cell>
          <table:table-cell table:formula="of:=[.D859]*[.E859]" office:value-type="float" office:value="203577" calcext:value-type="float">
            <text:p>203577</text:p>
          </table:table-cell>
          <table:table-cell table:formula="of:=VLOOKUP([.B859];[$Продукция.A:.E]; 2; 0)" office:value-type="string" office:string-value="зеркало" calcext:value-type="string">
            <text:p>зеркало</text:p>
          </table:table-cell>
          <table:table-cell table:formula="of:=VLOOKUP([.C859];[$Материал.A:.D]; 2; 0)" office:value-type="string" office:string-value="дерево" calcext:value-type="string">
            <text:p>дерево</text:p>
          </table:table-cell>
          <table:table-cell table:formula="of:=VLOOKUP([.C859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59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43</text:p>
          </table:table-cell>
          <table:table-cell office:value-type="float" office:value="35" calcext:value-type="float">
            <text:p>35</text:p>
          </table:table-cell>
          <table:table-cell office:value-type="float" office:value="864" calcext:value-type="float">
            <text:p>864</text:p>
          </table:table-cell>
          <table:table-cell table:formula="of:=[.D860]*[.E860]" office:value-type="float" office:value="30240" calcext:value-type="float">
            <text:p>30240</text:p>
          </table:table-cell>
          <table:table-cell table:formula="of:=VLOOKUP([.B860];[$Продукция.A:.E]; 2; 0)" office:value-type="string" office:string-value="офисный стул" calcext:value-type="string">
            <text:p>офисный стул</text:p>
          </table:table-cell>
          <table:table-cell table:formula="of:=VLOOKUP([.C860];[$Материал.A:.D]; 2; 0)" office:value-type="string" office:string-value="дерево" calcext:value-type="string">
            <text:p>дерево</text:p>
          </table:table-cell>
          <table:table-cell table:formula="of:=VLOOKUP([.C860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0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41</text:p>
          </table:table-cell>
          <table:table-cell office:value-type="float" office:value="131" calcext:value-type="float">
            <text:p>131</text:p>
          </table:table-cell>
          <table:table-cell office:value-type="float" office:value="1228" calcext:value-type="float">
            <text:p>1228</text:p>
          </table:table-cell>
          <table:table-cell table:formula="of:=[.D861]*[.E861]" office:value-type="float" office:value="160868" calcext:value-type="float">
            <text:p>160868</text:p>
          </table:table-cell>
          <table:table-cell table:formula="of:=VLOOKUP([.B861];[$Продукция.A:.E]; 2; 0)" office:value-type="string" office:string-value="гарнитур" calcext:value-type="string">
            <text:p>гарнитур</text:p>
          </table:table-cell>
          <table:table-cell table:formula="of:=VLOOKUP([.C861];[$Материал.A:.D]; 2; 0)" office:value-type="string" office:string-value="дерево" calcext:value-type="string">
            <text:p>дерево</text:p>
          </table:table-cell>
          <table:table-cell table:formula="of:=VLOOKUP([.C861];[$Материал.A:.D]; 3; 0)" office:value-type="string" office:string-value="Самара" calcext:value-type="string">
            <text:p>Самар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1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8</text:p>
          </table:table-cell>
          <table:table-cell office:value-type="float" office:value="111" calcext:value-type="float">
            <text:p>111</text:p>
          </table:table-cell>
          <table:table-cell office:value-type="float" office:value="1080" calcext:value-type="float">
            <text:p>1080</text:p>
          </table:table-cell>
          <table:table-cell table:formula="of:=[.D862]*[.E862]" office:value-type="float" office:value="119880" calcext:value-type="float">
            <text:p>119880</text:p>
          </table:table-cell>
          <table:table-cell table:formula="of:=VLOOKUP([.B862];[$Продукция.A:.E]; 2; 0)" office:value-type="string" office:string-value="диван-еврокнижка" calcext:value-type="string">
            <text:p>диван-еврокнижка</text:p>
          </table:table-cell>
          <table:table-cell table:formula="of:=VLOOKUP([.C862];[$Материал.A:.D]; 2; 0)" office:value-type="string" office:string-value="дерево" calcext:value-type="string">
            <text:p>дерево</text:p>
          </table:table-cell>
          <table:table-cell table:formula="of:=VLOOKUP([.C862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2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5</text:p>
          </table:table-cell>
          <table:table-cell office:value-type="float" office:value="91" calcext:value-type="float">
            <text:p>91</text:p>
          </table:table-cell>
          <table:table-cell office:value-type="float" office:value="1113" calcext:value-type="float">
            <text:p>1113</text:p>
          </table:table-cell>
          <table:table-cell table:formula="of:=[.D863]*[.E863]" office:value-type="float" office:value="101283" calcext:value-type="float">
            <text:p>101283</text:p>
          </table:table-cell>
          <table:table-cell table:formula="of:=VLOOKUP([.B863];[$Продукция.A:.E]; 2; 0)" office:value-type="string" office:string-value="кресло" calcext:value-type="string">
            <text:p>кресло</text:p>
          </table:table-cell>
          <table:table-cell table:formula="of:=VLOOKUP([.C863];[$Материал.A:.D]; 2; 0)" office:value-type="string" office:string-value="стекло" calcext:value-type="string">
            <text:p>стекло</text:p>
          </table:table-cell>
          <table:table-cell table:formula="of:=VLOOKUP([.C863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3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</text:p>
          </table:table-cell>
          <table:table-cell office:value-type="float" office:value="146" calcext:value-type="float">
            <text:p>146</text:p>
          </table:table-cell>
          <table:table-cell office:value-type="float" office:value="608" calcext:value-type="float">
            <text:p>608</text:p>
          </table:table-cell>
          <table:table-cell table:formula="of:=[.D864]*[.E864]" office:value-type="float" office:value="88768" calcext:value-type="float">
            <text:p>88768</text:p>
          </table:table-cell>
          <table:table-cell table:formula="of:=VLOOKUP([.B864];[$Продукция.A:.E]; 2; 0)" office:value-type="string" office:string-value="диван угловой" calcext:value-type="string">
            <text:p>диван угловой</text:p>
          </table:table-cell>
          <table:table-cell table:formula="of:=VLOOKUP([.C864];[$Материал.A:.D]; 2; 0)" office:value-type="string" office:string-value="стекло" calcext:value-type="string">
            <text:p>стекло</text:p>
          </table:table-cell>
          <table:table-cell table:formula="of:=VLOOKUP([.C864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4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554" calcext:value-type="float">
            <text:p>554</text:p>
          </table:table-cell>
          <table:table-cell table:formula="of:=[.D865]*[.E865]" office:value-type="float" office:value="21052" calcext:value-type="float">
            <text:p>21052</text:p>
          </table:table-cell>
          <table:table-cell table:formula="of:=VLOOKUP([.B865];[$Продукция.A:.E]; 2; 0)" office:value-type="string" office:string-value="полка настенная" calcext:value-type="string">
            <text:p>полка настенная</text:p>
          </table:table-cell>
          <table:table-cell table:formula="of:=VLOOKUP([.C865];[$Материал.A:.D]; 2; 0)" office:value-type="string" office:string-value="дерево" calcext:value-type="string">
            <text:p>дерево</text:p>
          </table:table-cell>
          <table:table-cell table:formula="of:=VLOOKUP([.C865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5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9</text:p>
          </table:table-cell>
          <table:table-cell office:value-type="float" office:value="34" calcext:value-type="float">
            <text:p>34</text:p>
          </table:table-cell>
          <table:table-cell office:value-type="float" office:value="1220" calcext:value-type="float">
            <text:p>1220</text:p>
          </table:table-cell>
          <table:table-cell table:formula="of:=[.D866]*[.E866]" office:value-type="float" office:value="41480" calcext:value-type="float">
            <text:p>41480</text:p>
          </table:table-cell>
          <table:table-cell table:formula="of:=VLOOKUP([.B866];[$Продукция.A:.E]; 2; 0)" office:value-type="string" office:string-value="раскладушка" calcext:value-type="string">
            <text:p>раскладушка</text:p>
          </table:table-cell>
          <table:table-cell table:formula="of:=VLOOKUP([.C866];[$Материал.A:.D]; 2; 0)" office:value-type="string" office:string-value="дерево" calcext:value-type="string">
            <text:p>дерево</text:p>
          </table:table-cell>
          <table:table-cell table:formula="of:=VLOOKUP([.C866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6</text:p>
          </table:table-cell>
          <table:table-cell office:value-type="float" office:value="77" calcext:value-type="float">
            <text:p>77</text:p>
          </table:table-cell>
          <table:table-cell office:value-type="float" office:value="689" calcext:value-type="float">
            <text:p>689</text:p>
          </table:table-cell>
          <table:table-cell table:formula="of:=[.D867]*[.E867]" office:value-type="float" office:value="53053" calcext:value-type="float">
            <text:p>53053</text:p>
          </table:table-cell>
          <table:table-cell table:formula="of:=VLOOKUP([.B867];[$Продукция.A:.E]; 2; 0)" office:value-type="string" office:string-value="кресло-стол" calcext:value-type="string">
            <text:p>кресло-стол</text:p>
          </table:table-cell>
          <table:table-cell table:formula="of:=VLOOKUP([.C867];[$Материал.A:.D]; 2; 0)" office:value-type="string" office:string-value="дерево" calcext:value-type="string">
            <text:p>дерево</text:p>
          </table:table-cell>
          <table:table-cell table:formula="of:=VLOOKUP([.C867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7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8</text:p>
          </table:table-cell>
          <table:table-cell office:value-type="float" office:value="196" calcext:value-type="float">
            <text:p>196</text:p>
          </table:table-cell>
          <table:table-cell office:value-type="float" office:value="1212" calcext:value-type="float">
            <text:p>1212</text:p>
          </table:table-cell>
          <table:table-cell table:formula="of:=[.D868]*[.E868]" office:value-type="float" office:value="237552" calcext:value-type="float">
            <text:p>237552</text:p>
          </table:table-cell>
          <table:table-cell table:formula="of:=VLOOKUP([.B868];[$Продукция.A:.E]; 2; 0)" office:value-type="string" office:string-value="бюро" calcext:value-type="string">
            <text:p>бюро</text:p>
          </table:table-cell>
          <table:table-cell table:formula="of:=VLOOKUP([.C868];[$Материал.A:.D]; 2; 0)" office:value-type="string" office:string-value="дерево" calcext:value-type="string">
            <text:p>дерево</text:p>
          </table:table-cell>
          <table:table-cell table:formula="of:=VLOOKUP([.C868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8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8</text:p>
          </table:table-cell>
          <table:table-cell office:value-type="float" office:value="170" calcext:value-type="float">
            <text:p>170</text:p>
          </table:table-cell>
          <table:table-cell office:value-type="float" office:value="960" calcext:value-type="float">
            <text:p>960</text:p>
          </table:table-cell>
          <table:table-cell table:formula="of:=[.D869]*[.E869]" office:value-type="float" office:value="163200" calcext:value-type="float">
            <text:p>163200</text:p>
          </table:table-cell>
          <table:table-cell table:formula="of:=VLOOKUP([.B869];[$Продукция.A:.E]; 2; 0)" office:value-type="string" office:string-value="гардероб" calcext:value-type="string">
            <text:p>гардероб</text:p>
          </table:table-cell>
          <table:table-cell table:formula="of:=VLOOKUP([.C869];[$Материал.A:.D]; 2; 0)" office:value-type="string" office:string-value="дерево" calcext:value-type="string">
            <text:p>дерево</text:p>
          </table:table-cell>
          <table:table-cell table:formula="of:=VLOOKUP([.C869];[$Материал.A:.D]; 3; 0)" office:value-type="string" office:string-value="Москва" calcext:value-type="string">
            <text:p>Москва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69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2</text:p>
          </table:table-cell>
          <table:table-cell office:value-type="float" office:value="127" calcext:value-type="float">
            <text:p>127</text:p>
          </table:table-cell>
          <table:table-cell office:value-type="float" office:value="1224" calcext:value-type="float">
            <text:p>1224</text:p>
          </table:table-cell>
          <table:table-cell table:formula="of:=[.D870]*[.E870]" office:value-type="float" office:value="155448" calcext:value-type="float">
            <text:p>155448</text:p>
          </table:table-cell>
          <table:table-cell table:formula="of:=VLOOKUP([.B870];[$Продукция.A:.E]; 2; 0)" office:value-type="string" office:string-value="полка угловая" calcext:value-type="string">
            <text:p>полка угловая</text:p>
          </table:table-cell>
          <table:table-cell table:formula="of:=VLOOKUP([.C870];[$Материал.A:.D]; 2; 0)" office:value-type="string" office:string-value="фанера" calcext:value-type="string">
            <text:p>фанера</text:p>
          </table:table-cell>
          <table:table-cell table:formula="of:=VLOOKUP([.C870];[$Материал.A:.D]; 3; 0)" office:value-type="string" office:string-value="Тверь" calcext:value-type="string">
            <text:p>Твер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70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7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formula="of:=[.D871]*[.E871]" office:value-type="float" office:value="12288" calcext:value-type="float">
            <text:p>12288</text:p>
          </table:table-cell>
          <table:table-cell table:formula="of:=VLOOKUP([.B871];[$Продукция.A:.E]; 2; 0)" office:value-type="string" office:string-value="стол-тумба" calcext:value-type="string">
            <text:p>стол-тумба</text:p>
          </table:table-cell>
          <table:table-cell table:formula="of:=VLOOKUP([.C871];[$Материал.A:.D]; 2; 0)" office:value-type="string" office:string-value="дерево" calcext:value-type="string">
            <text:p>дерево</text:p>
          </table:table-cell>
          <table:table-cell table:formula="of:=VLOOKUP([.C871];[$Материал.A:.D]; 3; 0)" office:value-type="string" office:string-value="Кимры" calcext:value-type="string">
            <text:p>Кимры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string" calcext:value-type="string">
            <text:p>A871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7</text:p>
          </table:table-cell>
          <table:table-cell office:value-type="float" office:value="93" calcext:value-type="float">
            <text:p>93</text:p>
          </table:table-cell>
          <table:table-cell office:value-type="float" office:value="528" calcext:value-type="float">
            <text:p>528</text:p>
          </table:table-cell>
          <table:table-cell table:formula="of:=[.D872]*[.E872]" office:value-type="float" office:value="49104" calcext:value-type="float">
            <text:p>49104</text:p>
          </table:table-cell>
          <table:table-cell table:formula="of:=VLOOKUP([.B872];[$Продукция.A:.E]; 2; 0)" office:value-type="string" office:string-value="банкетка" calcext:value-type="string">
            <text:p>банкетка</text:p>
          </table:table-cell>
          <table:table-cell table:formula="of:=VLOOKUP([.C872];[$Материал.A:.D]; 2; 0)" office:value-type="string" office:string-value="стекло" calcext:value-type="string">
            <text:p>стекло</text:p>
          </table:table-cell>
          <table:table-cell table:formula="of:=VLOOKUP([.C872];[$Материал.A:.D]; 3; 0)" office:value-type="string" office:string-value="Ярославль" calcext:value-type="string">
            <text:p>Ярославль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8"/>
          <table:table-cell table:style-name="Default" table:number-columns-repeated="16373"/>
        </table:table-row>
        <table:table-row table:style-name="ro2" table:number-rows-repeated="5">
          <table:table-cell table:number-columns-repeated="2"/>
          <table:table-cell table:style-name="ce2"/>
          <table:table-cell table:style-name="ce6"/>
          <table:table-cell table:number-columns-repeated="7"/>
          <table:table-cell table:style-name="Default" table:number-columns-repeated="16373"/>
        </table:table-row>
        <table:table-row table:style-name="ro2">
          <table:table-cell table:number-columns-repeated="2"/>
          <table:table-cell table:style-name="ce2"/>
          <table:table-cell table:style-name="ce6"/>
          <table:table-cell table:style-name="ce7"/>
          <table:table-cell table:number-columns-repeated="6"/>
          <table:table-cell table:style-name="Default" table:number-columns-repeated="16373"/>
        </table:table-row>
        <table:table-row table:style-name="ro2" table:number-rows-repeated="3">
          <table:table-cell table:number-columns-repeated="2"/>
          <table:table-cell table:style-name="ce2"/>
          <table:table-cell table:style-name="ce6"/>
          <table:table-cell table:number-columns-repeated="7"/>
          <table:table-cell table:style-name="Default" table:number-columns-repeated="16373"/>
        </table:table-row>
        <table:table-row table:style-name="ro2" table:number-rows-repeated="278">
          <table:table-cell table:number-columns-repeated="2"/>
          <table:table-cell table:style-name="ce2"/>
          <table:table-cell table:number-columns-repeated="8"/>
          <table:table-cell table:style-name="Default" table:number-columns-repeated="16373"/>
        </table:table-row>
        <table:table-row table:style-name="ro2" table:number-rows-repeated="1047413">
          <table:table-cell table:number-columns-repeated="11"/>
          <table:table-cell table:style-name="Default" table:number-columns-repeated="16373"/>
        </table:table-row>
        <table:table-row table:style-name="ro2">
          <table:table-cell table:number-columns-repeated="11"/>
          <table:table-cell table:style-name="Default" table:number-columns-repeated="16373"/>
        </table:table-row>
      </table:table>
      <table:table table:name="Продукция" table:style-name="ta2">
        <office:forms form:automatic-focus="false" form:apply-design-mode="false"/>
        <table:table-column table:style-name="co10" table:default-cell-style-name="ce7"/>
        <table:table-column table:style-name="co11" table:default-cell-style-name="ce7"/>
        <table:table-column table:style-name="co12" table:default-cell-style-name="ce6"/>
        <table:table-column table:style-name="co13" table:default-cell-style-name="ce6"/>
        <table:table-column table:style-name="co14" table:default-cell-style-name="ce7"/>
        <table:table-column table:style-name="co9" table:number-columns-repeated="2" table:default-cell-style-name="Default"/>
        <table:table-column table:style-name="co9" table:number-columns-repeated="16377"/>
        <table:table-row table:style-name="ro3">
          <table:table-cell table:style-name="ce9" office:value-type="string" calcext:value-type="string">
            <text:p>ID товара</text:p>
          </table:table-cell>
          <table:table-cell table:style-name="ce9" office:value-type="string" calcext:value-type="string">
            <text:p>Наименование товара</text:p>
          </table:table-cell>
          <table:table-cell table:style-name="ce9" office:value-type="string" calcext:value-type="string">
            <text:p>номенклатура</text:p>
          </table:table-cell>
          <table:table-cell table:style-name="ce9" office:value-type="string" calcext:value-type="string">
            <text:p>Номер склада</text:p>
          </table:table-cell>
          <table:table-cell table:style-name="ce9" office:value-type="string" calcext:value-type="string">
            <text:p>Эксплуатационное назначение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</text:p>
          </table:table-cell>
          <table:table-cell office:value-type="string" calcext:value-type="string">
            <text:p>банкет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</text:p>
          </table:table-cell>
          <table:table-cell office:value-type="string" calcext:value-type="string">
            <text:p>бар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</text:p>
          </table:table-cell>
          <table:table-cell office:value-type="string" calcext:value-type="string">
            <text:p>буфет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</text:p>
          </table:table-cell>
          <table:table-cell office:value-type="string" calcext:value-type="string">
            <text:p>бюро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</text:p>
          </table:table-cell>
          <table:table-cell office:value-type="string" calcext:value-type="string">
            <text:p>вешалка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6</text:p>
          </table:table-cell>
          <table:table-cell office:value-type="string" calcext:value-type="string">
            <text:p>вешалка настенн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7</text:p>
          </table:table-cell>
          <table:table-cell office:value-type="string" calcext:value-type="string">
            <text:p>гамак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спален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8</text:p>
          </table:table-cell>
          <table:table-cell office:value-type="string" calcext:value-type="string">
            <text:p>гардероб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9</text:p>
          </table:table-cell>
          <table:table-cell office:value-type="string" calcext:value-type="string">
            <text:p>гарнитур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0</text:p>
          </table:table-cell>
          <table:table-cell office:value-type="string" calcext:value-type="string">
            <text:p>детский манеж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1</text:p>
          </table:table-cell>
          <table:table-cell office:value-type="string" calcext:value-type="string">
            <text:p>диван выкатной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2</text:p>
          </table:table-cell>
          <table:table-cell office:value-type="string" calcext:value-type="string">
            <text:p>диван угловой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3</text:p>
          </table:table-cell>
          <table:table-cell office:value-type="string" calcext:value-type="string">
            <text:p>диван-еврокниж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4</text:p>
          </table:table-cell>
          <table:table-cell office:value-type="string" calcext:value-type="string">
            <text:p>диван-кровать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спален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5</text:p>
          </table:table-cell>
          <table:table-cell office:value-type="string" calcext:value-type="string">
            <text:p>зеркало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6</text:p>
          </table:table-cell>
          <table:table-cell office:value-type="string" calcext:value-type="string">
            <text:p>кабинет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7</text:p>
          </table:table-cell>
          <table:table-cell office:value-type="string" calcext:value-type="string">
            <text:p>канапе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8</text:p>
          </table:table-cell>
          <table:table-cell office:value-type="string" calcext:value-type="string">
            <text:p>комод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19</text:p>
          </table:table-cell>
          <table:table-cell office:value-type="string" calcext:value-type="string">
            <text:p>конторка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0</text:p>
          </table:table-cell>
          <table:table-cell office:value-type="string" calcext:value-type="string">
            <text:p>кресло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1</text:p>
          </table:table-cell>
          <table:table-cell office:value-type="string" calcext:value-type="string">
            <text:p>кресло данте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2</text:p>
          </table:table-cell>
          <table:table-cell office:value-type="string" calcext:value-type="string">
            <text:p>кресло массажное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3</text:p>
          </table:table-cell>
          <table:table-cell office:value-type="string" calcext:value-type="string">
            <text:p>кресло офисное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4</text:p>
          </table:table-cell>
          <table:table-cell office:value-type="string" calcext:value-type="string">
            <text:p>кресло рабочее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5</text:p>
          </table:table-cell>
          <table:table-cell office:value-type="string" calcext:value-type="string">
            <text:p>кресло-качал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6</text:p>
          </table:table-cell>
          <table:table-cell office:value-type="string" calcext:value-type="string">
            <text:p>кресло-кровать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7</text:p>
          </table:table-cell>
          <table:table-cell office:value-type="string" calcext:value-type="string">
            <text:p>кресло-стол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8</text:p>
          </table:table-cell>
          <table:table-cell office:value-type="string" calcext:value-type="string">
            <text:p>кровать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спален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29</text:p>
          </table:table-cell>
          <table:table-cell office:value-type="string" calcext:value-type="string">
            <text:p>кровать детская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спален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0</text:p>
          </table:table-cell>
          <table:table-cell office:value-type="string" calcext:value-type="string">
            <text:p>кровать чердак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спален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1</text:p>
          </table:table-cell>
          <table:table-cell office:value-type="string" calcext:value-type="string">
            <text:p>лав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2</text:p>
          </table:table-cell>
          <table:table-cell office:value-type="string" calcext:value-type="string">
            <text:p>оттоман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3</text:p>
          </table:table-cell>
          <table:table-cell office:value-type="string" calcext:value-type="string">
            <text:p>офисный стул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4</text:p>
          </table:table-cell>
          <table:table-cell office:value-type="string" calcext:value-type="string">
            <text:p>полка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5</text:p>
          </table:table-cell>
          <table:table-cell office:value-type="string" calcext:value-type="string">
            <text:p>полка книжн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6</text:p>
          </table:table-cell>
          <table:table-cell office:value-type="string" calcext:value-type="string">
            <text:p>полка настенн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7</text:p>
          </table:table-cell>
          <table:table-cell office:value-type="string" calcext:value-type="string">
            <text:p>полка подвесн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8</text:p>
          </table:table-cell>
          <table:table-cell office:value-type="string" calcext:value-type="string">
            <text:p>полка углов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39</text:p>
          </table:table-cell>
          <table:table-cell office:value-type="string" calcext:value-type="string">
            <text:p>полукресло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0</text:p>
          </table:table-cell>
          <table:table-cell office:value-type="string" calcext:value-type="string">
            <text:p>пуф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1</text:p>
          </table:table-cell>
          <table:table-cell office:value-type="string" calcext:value-type="string">
            <text:p>раскладуш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2</text:p>
          </table:table-cell>
          <table:table-cell office:value-type="string" calcext:value-type="string">
            <text:p>секретер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3</text:p>
          </table:table-cell>
          <table:table-cell office:value-type="string" calcext:value-type="string">
            <text:p>скамья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4</text:p>
          </table:table-cell>
          <table:table-cell office:value-type="string" calcext:value-type="string">
            <text:p>соф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5</text:p>
          </table:table-cell>
          <table:table-cell office:value-type="string" calcext:value-type="string">
            <text:p>стеллаж выставочный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6</text:p>
          </table:table-cell>
          <table:table-cell office:value-type="string" calcext:value-type="string">
            <text:p>стенка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7</text:p>
          </table:table-cell>
          <table:table-cell office:value-type="string" calcext:value-type="string">
            <text:p>стол бильярд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8</text:p>
          </table:table-cell>
          <table:table-cell office:value-type="string" calcext:value-type="string">
            <text:p>стол для телевизора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49</text:p>
          </table:table-cell>
          <table:table-cell office:value-type="string" calcext:value-type="string">
            <text:p>стол интерактив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0</text:p>
          </table:table-cell>
          <table:table-cell office:value-type="string" calcext:value-type="string">
            <text:p>стол кофей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1</text:p>
          </table:table-cell>
          <table:table-cell office:value-type="string" calcext:value-type="string">
            <text:p>стол ломбер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2</text:p>
          </table:table-cell>
          <table:table-cell office:value-type="string" calcext:value-type="string">
            <text:p>стол обеден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3</text:p>
          </table:table-cell>
          <table:table-cell office:value-type="string" calcext:value-type="string">
            <text:p>стол письмен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4</text:p>
          </table:table-cell>
          <table:table-cell office:value-type="string" calcext:value-type="string">
            <text:p>стол разделоч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5</text:p>
          </table:table-cell>
          <table:table-cell office:value-type="string" calcext:value-type="string">
            <text:p>столик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6</text:p>
          </table:table-cell>
          <table:table-cell office:value-type="string" calcext:value-type="string">
            <text:p>стол-книжка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7</text:p>
          </table:table-cell>
          <table:table-cell office:value-type="string" calcext:value-type="string">
            <text:p>стол-тумба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прихожей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8</text:p>
          </table:table-cell>
          <table:table-cell office:value-type="string" calcext:value-type="string">
            <text:p>стул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59</text:p>
          </table:table-cell>
          <table:table-cell office:value-type="string" calcext:value-type="string">
            <text:p>стул барный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кухонь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60</text:p>
          </table:table-cell>
          <table:table-cell office:value-type="string" calcext:value-type="string">
            <text:p>стул детский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P61</text:p>
          </table:table-cell>
          <table:table-cell office:value-type="string" calcext:value-type="string">
            <text:p>стул для пианино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2"/>
          <table:table-cell table:style-name="Default" table:number-columns-repeated="16377"/>
        </table:table-row>
        <table:table-row table:style-name="ro4" table:number-rows-repeated="3">
          <table:table-cell table:number-columns-repeated="7"/>
          <table:table-cell table:style-name="Default" table:number-columns-repeated="16377"/>
        </table:table-row>
        <table:table-row table:style-name="ro4">
          <table:table-cell table:style-name="ce10"/>
          <table:table-cell/>
          <table:table-cell table:style-name="ce11" table:number-columns-repeated="2"/>
          <table:table-cell table:style-name="ce10" table:number-columns-repeated="3"/>
          <table:table-cell table:style-name="Default" table:number-columns-repeated="16377"/>
        </table:table-row>
        <table:table-row table:style-name="ro4" table:number-rows-repeated="83">
          <table:table-cell table:number-columns-repeated="7"/>
          <table:table-cell table:style-name="Default" table:number-columns-repeated="16377"/>
        </table:table-row>
        <table:table-row table:style-name="ro4">
          <table:table-cell/>
          <table:table-cell office:value-type="string" calcext:value-type="string">
            <text:p>шкаф-купе</text:p>
          </table:table-cell>
          <table:table-cell table:number-columns-repeated="5"/>
          <table:table-cell table:style-name="Default" table:number-columns-repeated="16377"/>
        </table:table-row>
        <table:table-row table:style-name="ro4">
          <table:table-cell/>
          <table:table-cell office:value-type="string" calcext:value-type="string">
            <text:p>шкаф-стол</text:p>
          </table:table-cell>
          <table:table-cell table:number-columns-repeated="5"/>
          <table:table-cell table:style-name="Default" table:number-columns-repeated="16377"/>
        </table:table-row>
        <table:table-row table:style-name="ro2" table:number-rows-repeated="1048424">
          <table:table-cell table:number-columns-repeated="7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</table:table>
      <table:table table:name="Материал" table:style-name="ta3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9" table:default-cell-style-name="Default"/>
        <table:table-column table:style-name="co9" table:number-columns-repeated="16379"/>
        <table:table-row table:style-name="ro5">
          <table:table-cell table:style-name="ce1" office:value-type="string" calcext:value-type="string">
            <text:p>ID материала</text:p>
          </table:table-cell>
          <table:table-cell table:style-name="ce1" office:value-type="string" calcext:value-type="string">
            <text:p>Материал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Производство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Стеклозавод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Стеклозавод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Стеклозавод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4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5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6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Челябинск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7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8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Пенза</text:p>
          </table:table-cell>
          <table:table-cell table:style-name="ce6" office:value-type="string" calcext:value-type="string">
            <text:p>Пилорама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9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урманск</text:p>
          </table:table-cell>
          <table:table-cell table:style-name="ce6" office:value-type="string" calcext:value-type="string">
            <text:p>Пилорама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0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Пилорама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1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Пилорама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2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3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4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Пилорама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5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Челябинск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6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7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8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19</text:p>
          </table:table-cell>
          <table:table-cell table:style-name="ce6" office:value-type="string" calcext:value-type="string">
            <text:p>металл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Металургический комбинат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0</text:p>
          </table:table-cell>
          <table:table-cell table:style-name="ce6" office:value-type="string" calcext:value-type="string">
            <text:p>металл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Металургический комбинат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1</text:p>
          </table:table-cell>
          <table:table-cell table:style-name="ce6" office:value-type="string" calcext:value-type="string">
            <text:p>металл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Металургический комбинат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2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3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4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5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6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7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8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29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Пилорама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0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Пилорама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1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style-name="ce10"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2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3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Стеклозавод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4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Стеклозавод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5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Стеклозавод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6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7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Пилорама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8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39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40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41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Пилорама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42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43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/>
          <table:table-cell table:style-name="Default" table:number-columns-repeated="16379"/>
        </table:table-row>
        <table:table-row table:style-name="ro3">
          <table:table-cell table:style-name="ce2" office:value-type="string" calcext:value-type="string">
            <text:p>M44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амбов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/>
          <table:table-cell table:style-name="Default" table:number-columns-repeated="16379"/>
        </table:table-row>
        <table:table-row table:style-name="ro2" table:number-rows-repeated="1048530">
          <table:table-cell table:number-columns-repeated="5"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</table:table>
      <table:named-expressions/>
      <table:database-ranges>
        <table:database-range table:name="__Anonymous_Sheet_DB__0" table:target-range-address="'Готовый товар'.A1:'Готовый товар'.I872" table:display-filter-buttons="true">
          <table:filter>
            <table:filter-and>
              <table:filter-condition table:value="стеллаж выставочный" table:operator="=" table:field-number="6"/>
              <table:filter-condition table:value="стекло" table:operator="=" table:field-number="7"/>
              <table:filter-condition table:value="Тверь" table:operator="=" table:field-number="8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lt;=1.7976931348623157E+308" style:apply-style-name="N154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.00.0000</text:date>, <text:time style:data-style-name="N2" text:time-value="23:55:14.866209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4" style:display-name="PageStyle_Лист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Материал" style:display-name="PageStyle_Материал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Готовый_20_товар" style:display-name="PageStyle_Готовый 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родукция" style:display-name="PageStyle_Продукци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9-21T14:07:03</meta:creation-date>
    <meta:initial-creator>Serg</meta:initial-creator>
    <dc:language>ru-RU</dc:language>
    <dc:date>2025-09-24T00:00:57.463667000</dc:date>
    <meta:editing-cycles>4</meta:editing-cycles>
    <meta:editing-duration>PT15M38S</meta:editing-duration>
    <meta:generator>LibreOffice/25.8.1.1$MacOSX_AARCH64 LibreOffice_project/54047653041915e595ad4e45cccea684809c77b5</meta:generator>
    <meta:document-statistic meta:table-count="3" meta:cell-count="8341" meta:object-count="0"/>
    <meta:user-defined meta:name="AppVersion">15.0000</meta:user-defined>
    <meta:user-defined meta:name="Company">Krokoz™</meta:user-defined>
  </office:meta>
</office:document-meta>
</file>